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ourier" svg:font-family="Courier"/>
    <style:font-face style:name="新細明體" svg:font-family="新細明體"/>
    <style:font-face style:name="Times New Roman" svg:font-family="&quot;Times New Roman&quot;"/>
    <style:font-face style:name="華康楷書體W5" svg:font-family="華康楷書體W5"/>
    <style:font-face style:name="Arial" svg:font-family="Arial"/>
    <style:font-face style:name="華康隸書體W5" svg:font-family="華康隸書體W5"/>
    <style:font-face style:name="標楷體" svg:font-family="標楷體"/>
    <style:font-face style:name="華康粗黑體" svg:font-family="華康粗黑體"/>
    <style:font-face style:name="華康粗黑體(P)" svg:font-family="華康粗黑體(P)"/>
  </office:font-face-decls>
  <office:automatic-styles>
    <style:style style:name="ce1" style:family="table-cell" style:parent-style-name="Default" style:data-style-name="N0"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2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" style:family="table-cell" style:parent-style-name="Default" style:data-style-name="N5">
      <style:table-cell-properties style:cell-protect="protected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automatic" style:cell-protect="protected" style:repeat-content="true"/>
      <style:paragraph-properties fo:text-align="start" fo:margin-left="0cm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5">
      <style:table-cell-properties style:vertical-align="automatic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11" style:family="table-cell" style:parent-style-name="Default" style:data-style-name="N7">
      <style:table-cell-properties style:vertical-align="automatic" style:cell-protect="protected" style:repeat-content="true"/>
      <style:paragraph-properties fo:text-align="start" fo:margin-left="0cm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12" style:family="table-cell" style:parent-style-name="Default" style:data-style-name="N48">
      <style:table-cell-properties style:cell-protect="protected"/>
      <style:text-properties fo:font-size="9pt" style:font-size-asian="9pt" style:font-size-complex="9pt"/>
    </style:style>
    <style:style style:name="ce13" style:family="table-cell" style:parent-style-name="Default" style:data-style-name="N2">
      <style:table-cell-properties style:cell-protect="protected"/>
      <style:text-properties fo:font-size="9pt" style:font-size-asian="9pt" style:font-size-complex="9pt"/>
    </style:style>
    <style:style style:name="ce14" style:family="table-cell" style:parent-style-name="Default" style:data-style-name="N7">
      <style:table-cell-properties style:cell-protect="protected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7pt" style:font-size-asian="17pt" style:font-size-complex="17pt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華康楷書體W5" style:font-name-asian="華康楷書體W5" style:font-name-complex="華康楷書體W5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22" style:family="table-cell" style:parent-style-name="Default" style:data-style-name="N0"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3" style:family="table-cell" style:parent-style-name="_21315__20998__20301_" style:data-style-name="N55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/>
      <style:text-properties style:font-name="新細明體" style:font-name-asian="新細明體" style:font-name-complex="新細明體" fo:font-size="9pt" style:font-size-asian="9pt" style:font-size-complex="9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7" style:family="table-cell" style:parent-style-name="_21315__20998__20301_" style:data-style-name="N55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9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_21315__20998__20301_" style:data-style-name="N55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1" style:family="table-cell" style:parent-style-name="Default" style:data-style-name="N0">
      <style:table-cell-properties fo:background-color="transparent"/>
      <style:text-properties style:font-name="華康楷書體W5" style:font-name-asian="華康楷書體W5" style:font-name-complex="華康楷書體W5" fo:font-size="9pt" style:font-size-asian="9pt" style:font-size-complex="9pt"/>
    </style:style>
    <style:style style:name="ce32" style:family="table-cell" style:parent-style-name="Default" style:data-style-name="N0">
      <style:table-cell-properties fo:background-color="transparent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37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style:font-name="華康楷書體W5" style:font-name-asian="華康楷書體W5" style:font-name-complex="華康楷書體W5" fo:font-size="9pt" style:font-size-asian="9pt" style:font-size-complex="9pt"/>
    </style:style>
    <style:style style:name="ce38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 fo:font-size="20pt" style:font-size-asian="20pt" style:font-size-complex="20pt" style:font-family-generic="roman"/>
    </style:style>
    <style:style style:name="ce39" style:family="table-cell" style:parent-style-name="Default" style:data-style-name="N0">
      <style:table-cell-properties style:vertical-align="middle"/>
      <style:text-properties fo:font-size="20pt" style:font-size-asian="20pt" style:font-size-complex="20pt"/>
    </style:style>
    <style:style style:name="ce4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2" style:family="table-cell" style:parent-style-name="Default" style:data-style-name="N0"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43" style:family="table-cell" style:parent-style-name="Default" style:data-style-name="N0"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style:cell-protect="protected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4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48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5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top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6" style:family="table-cell" style:parent-style-name="Default" style:data-style-name="N0">
      <style:table-cell-properties style:vertical-align="top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7" style:family="table-cell" style:parent-style-name="Default" style:data-style-name="N0">
      <style:table-cell-properties style:vertical-align="top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58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vertical-align="automatic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60" style:family="table-cell" style:parent-style-name="Default" style:data-style-name="N0">
      <style:table-cell-properties fo:border-top="none" fo:border-bottom="none" fo:border-left="none" fo:border-right="2pt solid #000000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61" style:family="table-cell" style:parent-style-name="_21315__20998__20301_" style:data-style-name="N55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62" style:family="table-cell" style:parent-style-name="Default" style:data-style-name="N55"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ext-properties style:font-name="華康粗黑體" style:font-name-asian="華康粗黑體" style:font-name-complex="華康粗黑體" fo:font-size="11pt" style:font-size-asian="11pt" style:font-size-complex="11pt"/>
    </style:style>
    <style:style style:name="ce65" style:family="table-cell" style:parent-style-name="_21315__20998__20301_" style:data-style-name="N55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66" style:family="table-cell" style:parent-style-name="Default" style:data-style-name="N3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7" style:family="table-cell" style:parent-style-name="Default" style:data-style-name="N0">
      <style:table-cell-properties fo:border-top="none" fo:border-bottom="none" fo:border-left="none" fo:border-right="2pt solid #000000" style:vertical-align="automatic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8" style:family="table-cell" style:parent-style-name="_21315__20998__20301_" style:data-style-name="N55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9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0" style:family="table-cell" style:parent-style-name="Default" style:data-style-name="N55"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1" style:family="table-cell" style:parent-style-name="Default" style:data-style-name="N0"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74" style:family="table-cell" style:parent-style-name="_21315__20998__20301_" style:data-style-name="N52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5" style:family="table-cell" style:parent-style-name="Default" style:data-style-name="N2">
      <style:table-cell-properties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6" style:family="table-cell" style:parent-style-name="Default" style:data-style-name="N5">
      <style:table-cell-properties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7" style:family="table-cell" style:parent-style-name="Default" style:data-style-name="N7">
      <style:table-cell-properties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8" style:family="table-cell" style:parent-style-name="Default" style:data-style-name="N2">
      <style:table-cell-properties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9" style:family="table-cell" style:parent-style-name="Default" style:data-style-name="N5">
      <style:table-cell-properties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0" style:family="table-cell" style:parent-style-name="Default" style:data-style-name="N7">
      <style:table-cell-properties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1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2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3" style:family="table-cell" style:parent-style-name="Default" style:data-style-name="N0">
      <style:table-cell-properties style:vertical-align="top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4" style:family="table-cell" style:parent-style-name="Default" style:data-style-name="N2">
      <style:table-cell-properties style:vertical-align="top"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5" style:family="table-cell" style:parent-style-name="Default" style:data-style-name="N5">
      <style:table-cell-properties style:vertical-align="top"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6" style:family="table-cell" style:parent-style-name="Default" style:data-style-name="N7">
      <style:table-cell-properties style:vertical-align="top"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7" style:family="table-cell" style:parent-style-name="Default" style:data-style-name="N0">
      <style:table-cell-properties style:vertical-align="top" fo:background-color="transparent"/>
      <style:text-properties fo:font-size="11pt" style:font-size-asian="11pt" style:font-size-complex="11pt"/>
    </style:style>
    <style:style style:name="ce8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2" style:family="table-cell" style:parent-style-name="_21315__20998__20301_" style:data-style-name="N52">
      <style:table-cell-properties style:vertical-align="middle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 fo:font-size="9pt" style:font-size-asian="9pt" style:font-size-complex="9pt" fo:font-weight="bold" style:font-weight-asian="bold" style:font-weight-complex="bold" style:font-family-generic="roman"/>
    </style:style>
    <style:style style:name="ce9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9pt" style:font-size-asian="9pt" style:font-size-complex="9pt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9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9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0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1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103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華康楷書體W5" style:font-name-asian="華康楷書體W5" style:font-name-complex="華康楷書體W5" fo:font-size="18pt" style:font-size-asian="18pt" style:font-size-complex="18pt"/>
    </style:style>
    <style:style style:name="ce10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華康楷書體W5" style:font-name-asian="華康楷書體W5" style:font-name-complex="華康楷書體W5"/>
    </style:style>
    <style:style style:name="ce10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7pt" style:font-size-asian="17pt" style:font-size-complex="17pt" style:font-family-generic="swiss"/>
    </style:style>
    <style:style style:name="ce10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7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9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2" style:family="table-cell" style:parent-style-name="_21315__20998__20301_" style:data-style-name="N52">
      <style:table-cell-properties style:vertical-align="middle" fo:background-color="transparent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113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14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115" style:family="table-cell" style:parent-style-name="Default" style:data-style-name="N5">
      <style:table-cell-properties fo:background-color="transparent" style:cell-protect="protected"/>
      <style:text-properties fo:font-size="9pt" style:font-size-asian="9pt" style:font-size-complex="9pt"/>
    </style:style>
    <style:style style:name="ce116" style:family="table-cell" style:parent-style-name="Default" style:data-style-name="N48">
      <style:table-cell-properties fo:background-color="transparent" style:cell-protect="protected"/>
      <style:text-properties fo:font-size="9pt" style:font-size-asian="9pt" style:font-size-complex="9pt"/>
    </style:style>
    <style:style style:name="ce117" style:family="table-cell" style:parent-style-name="Default" style:data-style-name="N2">
      <style:table-cell-properties fo:background-color="transparent" style:cell-protect="protected"/>
      <style:text-properties fo:font-size="9pt" style:font-size-asian="9pt" style:font-size-complex="9pt"/>
    </style:style>
    <style:style style:name="ce118" style:family="table-cell" style:parent-style-name="Default" style:data-style-name="N7">
      <style:table-cell-properties fo:background-color="transparent" style:cell-protect="protected"/>
      <style:text-properties fo:font-size="9pt" style:font-size-asian="9pt" style:font-size-complex="9pt"/>
    </style:style>
    <style:style style:name="ce119" style:family="table-cell" style:parent-style-name="Default" style:data-style-name="N0">
      <style:table-cell-properties style:vertical-align="automatic" fo:background-color="transparent" style:cell-protect="protected" style:repeat-content="true"/>
      <style:paragraph-properties fo:text-align="start" fo:margin-left="0cm"/>
      <style:text-properties style:font-name="新細明體" style:font-name-asian="新細明體" style:font-name-complex="新細明體" fo:font-size="9pt" style:font-size-asian="9pt" style:font-size-complex="9pt" style:font-family-generic="roman"/>
    </style:style>
    <style:style style:name="ce120" style:family="table-cell" style:parent-style-name="Default" style:data-style-name="N0">
      <style:table-cell-properties style:vertical-align="middle" fo:background-color="transparent"/>
      <style:text-properties fo:font-size="11pt" style:font-size-asian="11pt" style:font-size-complex="11pt"/>
    </style:style>
    <style:style style:name="ce1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22" style:family="table-cell" style:parent-style-name="Default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23" style:family="table-cell" style:parent-style-name="Default" style:data-style-name="N0">
      <style:table-cell-properties style:vertical-align="middle" fo:background-color="transparent"/>
      <style:text-properties style:font-name="新細明體" style:font-name-asian="新細明體" style:font-name-complex="新細明體" fo:font-size="20pt" style:font-size-asian="20pt" style:font-size-complex="20pt" style:font-family-generic="roman"/>
    </style:style>
    <style:style style:name="ce124" style:family="table-cell" style:parent-style-name="Default" style:data-style-name="N0">
      <style:table-cell-properties style:vertical-align="middle" fo:background-color="transparent"/>
      <style:text-properties fo:font-size="20pt" style:font-size-asian="20pt" style:font-size-complex="20pt"/>
    </style:style>
    <style:style style:name="ce125" style:family="table-cell" style:parent-style-name="Default" style:data-style-name="N0">
      <style:table-cell-properties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26" style:family="table-cell" style:parent-style-name="Default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2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2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129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31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3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4" style:family="table-cell" style:parent-style-name="Default" style:data-style-name="N0">
      <style:table-cell-properties style:vertical-align="top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35" style:family="table-cell" style:parent-style-name="_21315__20998__20301_" style:data-style-name="N55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6" style:family="table-cell" style:parent-style-name="Default" style:data-style-name="N2">
      <style:table-cell-properties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7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8" style:family="table-cell" style:parent-style-name="Default" style:data-style-name="N5">
      <style:table-cell-properties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9" style:family="table-cell" style:parent-style-name="Default" style:data-style-name="N7">
      <style:table-cell-properties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0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42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3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4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5" style:family="table-cell" style:parent-style-name="Default" style:data-style-name="N0">
      <style:table-cell-properties fo:background-color="transparent"/>
      <style:text-properties style:font-name="華康隸書體W5" style:font-name-asian="華康隸書體W5" style:font-name-complex="華康隸書體W5" fo:font-size="9pt" style:font-size-asian="9pt" style:font-size-complex="9pt"/>
    </style:style>
    <style:style style:name="ce14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47" style:family="table-cell" style:parent-style-name="Default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4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49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50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5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5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54" style:family="table-cell" style:parent-style-name="_21315__20998__20301_" style:data-style-name="N52">
      <style:table-cell-properties style:vertical-align="middle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55" style:family="table-cell" style:parent-style-name="Default" style:data-style-name="N0">
      <style:table-cell-properties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ce156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57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5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59" style:family="table-cell" style:parent-style-name="Default" style:data-style-name="N0">
      <style:table-cell-properties fo:background-color="transparent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160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161" style:family="table-cell" style:parent-style-name="Default" style:data-style-name="N0">
      <style:table-cell-properties fo:background-color="transparent"/>
      <style:text-properties style:font-name="華康粗黑體" style:font-name-asian="華康粗黑體" style:font-name-complex="華康粗黑體" fo:font-size="11pt" style:font-size-asian="11pt" style:font-size-complex="11pt"/>
    </style:style>
    <style:style style:name="ce162" style:family="table-cell" style:parent-style-name="_21315__20998__20301_" style:data-style-name="N55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63" style:family="table-cell" style:parent-style-name="_21315__20998__20301_" style:data-style-name="N52">
      <style:table-cell-properties style:vertical-align="middle" fo:background-color="transparent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4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6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10pt" style:font-size-asian="10pt" style:font-size-complex="10pt"/>
    </style:style>
    <style:style style:name="ce16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7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7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17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7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7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176" style:family="table-cell" style:parent-style-name="Default" style:data-style-name="N0">
      <style:table-cell-properties fo:border-top="none" fo:border-bottom="2pt solid #000000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77" style:family="table-cell" style:parent-style-name="Default" style:data-style-name="N0">
      <style:table-cell-properties fo:border-top="none" fo:border-bottom="2pt solid #000000" fo:border-left="none" fo:border-right="none" style:vertical-align="to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78" style:family="table-cell" style:parent-style-name="Default" style:data-style-name="N0">
      <style:table-cell-properties fo:background-color="transparent"/>
      <style:text-properties style:font-name="華康粗黑體" style:font-name-asian="華康粗黑體" style:font-name-complex="華康粗黑體" fo:font-size="11pt" style:font-size-asian="11pt" style:font-size-complex="11pt" fo:font-weight="bold" style:font-weight-asian="bold" style:font-weight-complex="bold"/>
    </style:style>
    <style:style style:name="ce179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80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style:font-name="華康粗黑體(P)" style:font-name-asian="華康粗黑體(P)" style:font-name-complex="華康粗黑體(P)" fo:font-size="11pt" style:font-size-asian="11pt" style:font-size-complex="11pt" style:font-family-generic="roman"/>
    </style:style>
    <style:style style:name="ce181" style:family="table-cell" style:parent-style-name="Default" style:data-style-name="N2">
      <style:table-cell-properties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82" style:family="table-cell" style:parent-style-name="Default" style:data-style-name="N5">
      <style:table-cell-properties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83" style:family="table-cell" style:parent-style-name="Default" style:data-style-name="N7">
      <style:table-cell-properties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8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85" style:family="table-cell" style:parent-style-name="Default" style:data-style-name="N0">
      <style:table-cell-properties fo:border-top="none" fo:border-bottom="none" fo:border-left="none" fo:border-right="2pt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8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18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華康粗黑體" style:font-name-asian="華康粗黑體" style:font-name-complex="華康粗黑體" fo:font-size="11pt" style:font-size-asian="11pt" style:font-size-complex="11pt"/>
    </style:style>
    <style:style style:name="ce188" style:family="table-cell" style:parent-style-name="Default" style:data-style-name="N0">
      <style:table-cell-properties style:vertical-align="middle" fo:background-color="transparent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189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華康楷書體W5" style:font-name-asian="華康楷書體W5" style:font-name-complex="華康楷書體W5" fo:font-size="10pt" style:font-size-asian="10pt" style:font-size-complex="10pt"/>
    </style:style>
    <style:style style:name="ce190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191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92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93" style:family="table-cell" style:parent-style-name="Default" style:data-style-name="N5">
      <style:table-cell-properties fo:background-color="transparent" style:cell-protect="protected"/>
      <style:text-properties style:font-name="華康粗黑體" style:font-name-asian="華康粗黑體" style:font-name-complex="華康粗黑體" fo:font-size="11pt" style:font-size-asian="11pt" style:font-size-complex="11pt"/>
    </style:style>
    <style:style style:name="ce194" style:family="table-cell" style:parent-style-name="_19968__33324___34920_4_32__21508__31449__23458__36008__36939__36215__35350__37327_a_990120" style:data-style-name="N0">
      <style:table-cell-properties fo:border-top="none" fo:border-bottom="none" fo:border-left="none" fo:border-right="2pt solid #000000" style:vertical-align="automatic"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95" style:family="table-cell" style:parent-style-name="Default" style:data-style-name="N2">
      <style:table-cell-properties fo:background-color="transparent" style:cell-protect="protected"/>
      <style:text-properties style:font-name="華康粗黑體" style:font-name-asian="華康粗黑體" style:font-name-complex="華康粗黑體" fo:font-size="11pt" style:font-size-asian="11pt" style:font-size-complex="11pt"/>
    </style:style>
    <style:style style:name="ce196" style:family="table-cell" style:parent-style-name="Default" style:data-style-name="N7">
      <style:table-cell-properties fo:background-color="transparent" style:cell-protect="protected"/>
      <style:text-properties style:font-name="華康粗黑體" style:font-name-asian="華康粗黑體" style:font-name-complex="華康粗黑體" fo:font-size="11pt" style:font-size-asian="11pt" style:font-size-complex="11pt"/>
    </style:style>
    <style:style style:name="ce197" style:family="table-cell" style:parent-style-name="_21315__20998__20301_" style:data-style-name="N55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98" style:family="table-cell" style:parent-style-name="Default" style:data-style-name="N2">
      <style:table-cell-properties style:vertical-align="top"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99" style:family="table-cell" style:parent-style-name="Default" style:data-style-name="N0">
      <style:table-cell-properties style:vertical-align="top" fo:background-color="transparent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00" style:family="table-cell" style:parent-style-name="Default" style:data-style-name="N5">
      <style:table-cell-properties style:vertical-align="top"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01" style:family="table-cell" style:parent-style-name="Default" style:data-style-name="N7">
      <style:table-cell-properties style:vertical-align="top" fo:background-color="transparent" style:cell-protect="protected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02" style:family="table-cell" style:parent-style-name="Default" style:data-style-name="N0">
      <style:table-cell-properties style:vertical-align="top" fo:background-color="transparent"/>
      <style:text-properties style:font-name="華康粗黑體" style:font-name-asian="華康粗黑體" style:font-name-complex="華康粗黑體" fo:font-size="11pt" style:font-size-asian="11pt" style:font-size-complex="11pt" fo:font-weight="bold" style:font-weight-asian="bold" style:font-weight-complex="bold"/>
    </style:style>
    <style:style style:name="ce203" style:family="table-cell" style:parent-style-name="Default" style:data-style-name="N0">
      <style:table-cell-properties style:vertical-align="top" fo:background-color="transparent"/>
      <style:text-properties style:font-name="華康粗黑體" style:font-name-asian="華康粗黑體" style:font-name-complex="華康粗黑體" fo:font-size="11pt" style:font-size-asian="11pt" style:font-size-complex="11pt"/>
    </style:style>
    <style:style style:name="ce204" style:family="table-cell" style:parent-style-name="_21315__20998__20301_" style:data-style-name="N55">
      <style:table-cell-properties style:vertical-align="top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05" style:family="table-cell" style:parent-style-name="Default" style:data-style-name="N55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06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07" style:family="table-cell" style:parent-style-name="_21315__20998__20301_" style:data-style-name="N55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08" style:family="table-cell" style:parent-style-name="_21315__20998__20301_" style:data-style-name="N55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0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10" style:family="table-cell" style:parent-style-name="Default" style:data-style-name="N55">
      <style:table-cell-properties style:vertical-align="middle" style:cell-protect="protected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2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21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3" style:family="table-cell" style:parent-style-name="Default" style:data-style-name="N0">
      <style:table-cell-properties fo:border-top="2pt solid #000000" fo:border-bottom="none" fo:border-left="none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14" style:family="table-cell" style:parent-style-name="Default" style:data-style-name="N0">
      <style:table-cell-properties fo:border-top="2pt solid #000000" fo:border-bottom="none" fo:border-left="none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1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7pt" style:font-size-asian="17pt" style:font-size-complex="17pt" style:font-family-generic="swiss"/>
    </style:style>
    <style:style style:name="ce2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7pt" style:font-size-asian="17pt" style:font-size-complex="17pt"/>
    </style:style>
    <style:style style:name="ce22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2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22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22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2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11pt" style:font-size-asian="11pt" style:font-size-complex="11pt"/>
    </style:style>
    <style:style style:name="ce228" style:family="table-cell" style:parent-style-name="Default" style:data-style-name="N0">
      <style:table-cell-properties fo:border-top="2pt solid #000000" fo:border-bottom="none" fo:border-left="none" fo:border-right="none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29" style:family="table-cell" style:parent-style-name="Default" style:data-style-name="N0">
      <style:table-cell-properties fo:border-top="2pt solid #000000" fo:border-bottom="none" fo:border-left="none" fo:border-right="2pt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30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231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華康楷書體W5" style:font-name-asian="華康楷書體W5" style:font-name-complex="華康楷書體W5" fo:font-size="11pt" style:font-size-asian="11pt" style:font-size-complex="11pt"/>
    </style:style>
    <style:style style:name="ce23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33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3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5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7pt" style:font-size-asian="17pt" style:font-size-complex="17pt" style:font-family-generic="swiss"/>
    </style:style>
    <style:style style:name="ce23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7pt" style:font-size-asian="17pt" style:font-size-complex="17pt"/>
    </style:style>
    <style:style style:name="ce23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3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4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241" style:family="table-cell" style:parent-style-name="Default" style:data-style-name="N0">
      <style:table-cell-properties fo:border-top="2pt solid #000000" fo:border-bottom="none" fo:border-left="none" fo:border-right="none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2" style:family="table-cell" style:parent-style-name="Default" style:data-style-name="N0">
      <style:table-cell-properties fo:border-top="2pt solid #000000" fo:border-bottom="none" fo:border-left="none" fo:border-right="2pt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4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page" style:column-width="5.52979166666667cm"/>
    </style:style>
    <style:style style:name="co6" style:family="table-column">
      <style:table-column-properties fo:break-before="auto" style:column-width="5.52979166666667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8.28145833333333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3.99520833333333cm"/>
    </style:style>
    <style:style style:name="co14" style:family="table-column">
      <style:table-column-properties fo:break-before="auto" style:column-width="2.56645833333333cm"/>
    </style:style>
    <style:style style:name="ro1" style:family="table-row">
      <style:table-row-properties style:row-height="16.3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5.25pt" style:use-optimal-row-height="false" fo:break-before="auto"/>
    </style:style>
    <style:style style:name="ro8" style:family="table-row">
      <style:table-row-properties style:row-height="15.6pt" style:use-optimal-row-height="false" fo:break-before="auto"/>
    </style:style>
    <style:style style:name="ro9" style:family="table-row">
      <style:table-row-properties style:row-height="4.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2.95pt" style:use-optimal-row-height="false" fo:break-before="auto"/>
    </style:style>
    <style:style style:name="ro12" style:family="table-row">
      <style:table-row-properties style:row-height="12pt" style:use-optimal-row-height="tru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14.25pt" style:use-optimal-row-height="true" fo:break-before="auto"/>
    </style:style>
    <style:style style:name="ro15" style:family="table-row">
      <style:table-row-properties style:row-height="6pt" style:use-optimal-row-height="false" fo:break-before="auto"/>
    </style:style>
    <style:style style:name="ro16" style:family="table-row">
      <style:table-row-properties style:row-height="13.5pt" style:use-optimal-row-height="false" fo:break-before="auto"/>
    </style:style>
    <style:style style:name="ro17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_0" table:style-name="ta1" table:print-ranges="Sheet_0.A1:Sheet_0.G61">
        <table:table-column table:style-name="co1" table:default-cell-style-name="ce3"/>
        <table:table-column table:style-name="co2" table:default-cell-style-name="ce2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2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7" table:default-cell-style-name="ce3"/>
        <table:table-column table:style-name="co9" table:default-cell-style-name="ce3"/>
        <table:table-column table:style-name="co7" table:default-cell-style-name="ce3"/>
        <table:table-column table:style-name="co12" table:default-cell-style-name="ce3"/>
        <table:table-column table:style-name="co7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10" table:number-columns-repeated="16" table:default-cell-style-name="ce3"/>
        <table:table-column table:style-name="co14" table:default-cell-style-name="ce3"/>
        <table:table-column table:style-name="co10" table:number-columns-repeated="16313" table:default-cell-style-name="ce3"/>
        <table:table-row table:style-name="ro1">
          <table:table-cell table:style-name="ce99"/>
          <table:table-cell table:style-name="ce93"/>
          <table:table-cell table:style-name="ce41"/>
          <table:table-cell table:number-columns-repeated="3" table:style-name="ce40"/>
          <table:table-cell table:style-name="ce100"/>
          <table:table-cell table:number-columns-repeated="16377" table:style-name="ce40"/>
        </table:table-row>
        <table:table-row table:style-name="ro2">
          <table:table-cell office:value-type="string" table:number-columns-spanned="4" table:number-rows-spanned="1" table:style-name="ce221">
            <text:p><text:span text:style-name="T4"><text:s text:c="2"/></text:span>各 站 客 貨 運 起 訖 量</text:p>
          </table:table-cell>
          <table:covered-table-cell table:number-columns-repeated="3"/>
          <table:table-cell office:value-type="string" table:number-columns-spanned="3" table:number-rows-spanned="1" table:style-name="ce219">
            <text:p><text:s text:c="2"/>Volume of Passenger &amp; Freight Traffic</text:p>
          </table:table-cell>
          <table:covered-table-cell table:number-columns-repeated="2"/>
          <table:table-cell table:number-columns-repeated="44" table:style-name="ce38"/>
          <table:table-cell table:number-columns-repeated="16333" table:style-name="ce39"/>
        </table:table-row>
        <table:table-row table:style-name="ro3">
          <table:table-cell table:style-name="ce3"/>
          <table:table-cell table:style-name="ce210"/>
          <table:table-cell table:number-columns-repeated="2" table:style-name="ce17"/>
          <table:table-cell table:style-name="ce15"/>
          <table:table-cell table:number-columns-repeated="2" table:style-name="ce16"/>
          <table:table-cell table:number-columns-repeated="44" table:style-name="ce1"/>
          <table:table-cell table:number-columns-repeated="16333" table:style-name="ce3"/>
        </table:table-row>
        <table:table-row table:style-name="ro4">
          <table:table-cell office:value-type="string" table:number-columns-spanned="4" table:number-rows-spanned="1" table:style-name="ce225">
            <text:p>中 華 民 國<text:s/><text:span text:style-name="T6">107</text:span><text:s/>年</text:p>
          </table:table-cell>
          <table:covered-table-cell table:number-columns-repeated="3"/>
          <table:table-cell office:value-type="float" office:value="2018" table:number-columns-spanned="3" table:number-rows-spanned="1" table:style-name="ce226">
            <text:p>2018</text:p>
          </table:table-cell>
          <table:covered-table-cell table:number-columns-repeated="2"/>
          <table:table-cell table:number-columns-repeated="44" table:style-name="ce42"/>
          <table:table-cell table:number-columns-repeated="16333" table:style-name="ce43"/>
        </table:table-row>
        <table:table-row table:style-name="ro5">
          <table:table-cell table:number-columns-spanned="3" table:number-rows-spanned="1" table:style-name="ce224"/>
          <table:covered-table-cell table:number-columns-repeated="2"/>
          <table:table-cell office:value-type="string" table:style-name="ce44">
            <text:p>客 <text:s text:c="6"/>運</text:p>
          </table:table-cell>
          <table:table-cell office:value-type="string" table:style-name="ce45">
            <text:p>( 人 次 )</text:p>
          </table:table-cell>
          <table:table-cell office:value-type="string" table:style-name="ce44">
            <text:p>貨 <text:s text:c="6"/>運</text:p>
          </table:table-cell>
          <table:table-cell office:value-type="string" table:style-name="ce45">
            <text:p>( 公 噸 )</text:p>
          </table:table-cell>
          <table:table-cell table:number-columns-repeated="44" table:style-name="ce46"/>
          <table:table-cell table:number-columns-repeated="16333" table:style-name="ce40"/>
        </table:table-row>
        <table:table-row table:style-name="ro5">
          <table:table-cell office:value-type="string" table:number-columns-spanned="3" table:number-rows-spanned="1" table:style-name="ce217">
            <text:p>站 <text:s text:c="4"/>及 <text:s text:c="4"/>線 <text:s text:c="4"/>別</text:p>
          </table:table-cell>
          <table:covered-table-cell table:number-columns-repeated="2"/>
          <table:table-cell office:value-type="string" table:style-name="ce48">
            <text:p>Passenger <text:s/>Traffic</text:p>
          </table:table-cell>
          <table:table-cell office:value-type="string" table:style-name="ce49">
            <text:p>( Passenger )</text:p>
          </table:table-cell>
          <table:table-cell office:value-type="string" table:style-name="ce50">
            <text:p>Freight <text:s text:c="4"/>Traffic</text:p>
          </table:table-cell>
          <table:table-cell office:value-type="string" table:style-name="ce49">
            <text:p>( M.T. )</text:p>
          </table:table-cell>
          <table:table-cell table:number-columns-repeated="44" table:style-name="ce46"/>
          <table:table-cell table:number-columns-repeated="16333" table:style-name="ce40"/>
        </table:table-row>
        <table:table-row table:style-name="ro6">
          <table:table-cell table:number-columns-repeated="2" table:style-name="ce51"/>
          <table:table-cell table:style-name="ce52"/>
          <table:table-cell office:value-type="string" table:style-name="ce53">
            <text:p>上 <text:s/>車 <text:s/>人 <text:s/>數</text:p>
          </table:table-cell>
          <table:table-cell office:value-type="string" table:style-name="ce47">
            <text:p>下 <text:s/>車 <text:s/>人 <text:s/>數</text:p>
          </table:table-cell>
          <table:table-cell office:value-type="string" table:style-name="ce53">
            <text:p>起 <text:s/>運 <text:s/>噸 <text:s/>數</text:p>
          </table:table-cell>
          <table:table-cell office:value-type="string" table:style-name="ce47">
            <text:p>到 <text:s/>達 <text:s/>噸 <text:s/>數</text:p>
          </table:table-cell>
          <table:table-cell table:number-columns-repeated="44" table:style-name="ce46"/>
          <table:table-cell table:number-columns-repeated="16333" table:style-name="ce40"/>
        </table:table-row>
        <table:table-row table:style-name="ro6">
          <table:table-cell table:style-name="ce88"/>
          <table:table-cell table:style-name="ce89"/>
          <table:table-cell table:style-name="ce54"/>
          <table:table-cell table:style-name="ce90"/>
          <table:table-cell table:style-name="ce91"/>
          <table:table-cell table:style-name="ce90"/>
          <table:table-cell table:style-name="ce91"/>
          <table:table-cell table:style-name="ce46"/>
          <table:table-cell table:style-name="ce92"/>
          <table:table-cell table:number-columns-repeated="42" table:style-name="ce46"/>
          <table:table-cell table:number-columns-repeated="16333" table:style-name="ce40"/>
        </table:table-row>
        <table:table-row table:style-name="ro5">
          <table:table-cell office:value-type="string" table:number-columns-spanned="3" table:number-rows-spanned="1" table:style-name="ce215">
            <text:p>Station <text:s text:c="2"/>&amp; <text:s text:c="2"/>Line</text:p>
          </table:table-cell>
          <table:covered-table-cell table:number-columns-repeated="2"/>
          <table:table-cell office:value-type="string" table:style-name="ce55">
            <text:p>No. <text:s/>of <text:s/>Board <text:s/>Train</text:p>
          </table:table-cell>
          <table:table-cell office:value-type="string" table:style-name="ce56">
            <text:p>No. <text:s/>of <text:s/>Getting <text:s/>off <text:s/>Train</text:p>
          </table:table-cell>
          <table:table-cell office:value-type="string" table:style-name="ce55">
            <text:p>Loaded <text:s/>Tonnage</text:p>
          </table:table-cell>
          <table:table-cell office:value-type="string" table:style-name="ce56">
            <text:p>Unloaded <text:s/>Tonnage</text:p>
          </table:table-cell>
          <table:table-cell table:number-columns-repeated="44" table:style-name="ce57"/>
          <table:table-cell table:number-columns-repeated="16333" table:style-name="ce58"/>
        </table:table-row>
        <table:table-row table:style-name="ro7">
          <table:table-cell table:number-columns-spanned="3" table:number-rows-spanned="1" table:style-name="ce214"/>
          <table:covered-table-cell table:number-columns-repeated="2"/>
          <table:table-cell table:style-name="ce21"/>
          <table:table-cell table:style-name="ce18"/>
          <table:table-cell table:style-name="ce19"/>
          <table:table-cell table:style-name="ce20"/>
          <table:table-cell table:number-columns-repeated="44" table:style-name="ce1"/>
          <table:table-cell table:number-columns-repeated="16333" table:style-name="ce3"/>
        </table:table-row>
        <table:table-row table:style-name="ro8">
          <table:table-cell table:style-name="ce59"/>
          <table:table-cell office:value-type="string" table:style-name="ce94">
            <text:p>總 <text:s text:c="18"/>計</text:p>
          </table:table-cell>
          <table:table-cell office:value-type="string" table:style-name="ce60">
            <text:p>Grand Total</text:p>
          </table:table-cell>
          <table:table-cell office:value-type="float" office:value="231267955" table:style-name="ce61">
            <text:p>231,267,955</text:p>
          </table:table-cell>
          <table:table-cell office:value-type="float" office:value="231267955" table:style-name="ce61">
            <text:p>231,267,955</text:p>
          </table:table-cell>
          <table:table-cell office:value-type="float" office:value="7660894" table:style-name="ce61">
            <text:p>7,660,894</text:p>
          </table:table-cell>
          <table:table-cell office:value-type="float" office:value="7660894" table:style-name="ce61">
            <text:p>7,660,894</text:p>
          </table:table-cell>
          <table:table-cell table:style-name="ce61"/>
          <table:table-cell table:style-name="ce62"/>
          <table:table-cell table:number-columns-repeated="41" table:style-name="ce63"/>
          <table:table-cell table:number-columns-repeated="16334" table:style-name="ce64"/>
        </table:table-row>
        <table:table-row table:style-name="ro7">
          <table:table-cell table:style-name="ce24"/>
          <table:table-cell table:style-name="ce95"/>
          <table:table-cell table:style-name="ce25"/>
          <table:table-cell table:number-columns-repeated="2" table:style-name="ce23"/>
          <table:table-cell table:number-columns-repeated="2" table:style-name="ce27"/>
          <table:table-cell table:number-columns-repeated="43" table:style-name="ce22"/>
          <table:table-cell table:number-columns-repeated="10" table:style-name="ce5"/>
          <table:table-cell table:number-columns-repeated="16324"/>
        </table:table-row>
        <table:table-row table:style-name="ro8">
          <table:table-cell table:style-name="ce42"/>
          <table:table-cell office:value-type="string" table:style-name="ce94">
            <text:p>縱 <text:s/>貫 <text:s/>線 <text:s/>合 <text:s/>計</text:p>
          </table:table-cell>
          <table:table-cell office:value-type="string" table:style-name="ce60">
            <text:p>Main Line</text:p>
          </table:table-cell>
          <table:table-cell office:value-type="float" office:value="171294994" table:style-name="ce65">
            <text:p>171,294,994</text:p>
          </table:table-cell>
          <table:table-cell office:value-type="float" office:value="171219027" table:style-name="ce65">
            <text:p>171,219,027</text:p>
          </table:table-cell>
          <table:table-cell office:value-type="float" office:value="681691" table:style-name="ce65">
            <text:p>681,691</text:p>
          </table:table-cell>
          <table:table-cell office:value-type="float" office:value="1934801" table:style-name="ce65">
            <text:p>1,934,801</text:p>
          </table:table-cell>
          <table:table-cell table:number-columns-repeated="43" table:style-name="ce63"/>
          <table:table-cell table:number-columns-repeated="16334" table:style-name="ce64"/>
        </table:table-row>
        <table:table-row table:style-name="ro9">
          <table:table-cell table:style-name="ce31"/>
          <table:table-cell table:style-name="ce96"/>
          <table:table-cell table:style-name="ce37"/>
          <table:table-cell table:number-columns-repeated="2" table:style-name="ce27"/>
          <table:table-cell table:number-columns-repeated="2" table:style-name="ce30"/>
          <table:table-cell table:number-columns-repeated="53" table:style-name="ce28"/>
          <table:table-cell table:number-columns-repeated="16324" table:style-name="ce29"/>
        </table:table-row>
        <table:table-row table:style-name="ro8">
          <table:table-cell office:value-type="string" table:style-name="ce66">
            <text:p>A01</text:p>
          </table:table-cell>
          <table:table-cell office:value-type="string" table:style-name="ce97">
            <text:p>基 <text:s text:c="11"/>隆</text:p>
          </table:table-cell>
          <table:table-cell office:value-type="string" table:style-name="ce67">
            <text:p>Keelung</text:p>
          </table:table-cell>
          <table:table-cell office:value-type="float" office:value="2922036" table:style-name="ce68">
            <text:p>2,922,036</text:p>
          </table:table-cell>
          <table:table-cell office:value-type="float" office:value="2785292" table:style-name="ce68">
            <text:p>2,785,292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0"/>
          <table:table-cell table:number-columns-repeated="5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014</text:p>
          </table:table-cell>
          <table:table-cell office:value-type="string" table:style-name="ce97">
            <text:p>三 <text:s text:c="11"/>坑</text:p>
          </table:table-cell>
          <table:table-cell office:value-type="string" table:style-name="ce67">
            <text:p>Sankeng</text:p>
          </table:table-cell>
          <table:table-cell office:value-type="float" office:value="484148" table:style-name="ce68">
            <text:p>484,148</text:p>
          </table:table-cell>
          <table:table-cell office:value-type="float" office:value="489124" table:style-name="ce68">
            <text:p>489,12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0"/>
          <table:table-cell table:number-columns-repeated="5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02</text:p>
          </table:table-cell>
          <table:table-cell office:value-type="string" table:style-name="ce97">
            <text:p>八 <text:s text:c="11"/>堵</text:p>
          </table:table-cell>
          <table:table-cell office:value-type="string" table:style-name="ce67">
            <text:p>Badu</text:p>
          </table:table-cell>
          <table:table-cell office:value-type="float" office:value="901970" table:style-name="ce68">
            <text:p>901,970</text:p>
          </table:table-cell>
          <table:table-cell office:value-type="float" office:value="819631" table:style-name="ce68">
            <text:p>819,63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03</text:p>
          </table:table-cell>
          <table:table-cell office:value-type="string" table:style-name="ce97">
            <text:p>七 <text:s text:c="11"/>堵</text:p>
          </table:table-cell>
          <table:table-cell office:value-type="string" table:style-name="ce67">
            <text:p>Qidu</text:p>
          </table:table-cell>
          <table:table-cell office:value-type="float" office:value="2117063" table:style-name="ce68">
            <text:p>2,117,063</text:p>
          </table:table-cell>
          <table:table-cell office:value-type="float" office:value="2140268" table:style-name="ce68">
            <text:p>2,140,268</text:p>
          </table:table-cell>
          <table:table-cell office:value-type="float" office:value="352330" table:style-name="ce68">
            <text:p>352,330</text:p>
          </table:table-cell>
          <table:table-cell office:value-type="float" office:value="1581641" table:style-name="ce68">
            <text:p>1,581,641</text:p>
          </table:table-cell>
          <table:table-cell table:style-name="ce69"/>
          <table:table-cell table:style-name="ce70"/>
          <table:table-cell table:number-columns-repeated="5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034</text:p>
          </table:table-cell>
          <table:table-cell office:value-type="string" table:style-name="ce97">
            <text:p>百 <text:s text:c="11"/>福</text:p>
          </table:table-cell>
          <table:table-cell office:value-type="string" table:style-name="ce67">
            <text:p>Baifu</text:p>
          </table:table-cell>
          <table:table-cell office:value-type="float" office:value="914157" table:style-name="ce68">
            <text:p>914,157</text:p>
          </table:table-cell>
          <table:table-cell office:value-type="float" office:value="913879" table:style-name="ce68">
            <text:p>913,879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9">
          <table:table-cell table:style-name="ce66"/>
          <table:table-cell table:style-name="ce97"/>
          <table:table-cell table:style-name="ce67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66">
            <text:p>A05</text:p>
          </table:table-cell>
          <table:table-cell office:value-type="string" table:style-name="ce97">
            <text:p>五 <text:s text:c="11"/>堵</text:p>
          </table:table-cell>
          <table:table-cell office:value-type="string" table:style-name="ce67">
            <text:p>Wudu</text:p>
          </table:table-cell>
          <table:table-cell office:value-type="float" office:value="679903" table:style-name="ce68">
            <text:p>679,903</text:p>
          </table:table-cell>
          <table:table-cell office:value-type="float" office:value="568917" table:style-name="ce68">
            <text:p>568,917</text:p>
          </table:table-cell>
          <table:table-cell office:value-type="float" office:value="0" table:style-name="ce68">
            <text:p>-</text:p>
          </table:table-cell>
          <table:table-cell office:value-type="float" office:value="60" table:style-name="ce68">
            <text:p>60</text:p>
          </table:table-cell>
          <table:table-cell table:style-name="ce69"/>
          <table:table-cell table:style-name="ce70"/>
          <table:table-cell table:number-columns-repeated="5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06</text:p>
          </table:table-cell>
          <table:table-cell office:value-type="string" table:style-name="ce97">
            <text:p>汐 <text:s text:c="11"/>止</text:p>
          </table:table-cell>
          <table:table-cell office:value-type="string" table:style-name="ce67">
            <text:p>Xizhi</text:p>
          </table:table-cell>
          <table:table-cell office:value-type="float" office:value="3572036" table:style-name="ce68">
            <text:p>3,572,036</text:p>
          </table:table-cell>
          <table:table-cell office:value-type="float" office:value="3638344" table:style-name="ce68">
            <text:p>3,638,34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064</text:p>
          </table:table-cell>
          <table:table-cell office:value-type="string" table:style-name="ce97">
            <text:p>汐 <text:s text:c="11"/>科</text:p>
          </table:table-cell>
          <table:table-cell office:value-type="string" table:style-name="ce67">
            <text:p>Xike</text:p>
          </table:table-cell>
          <table:table-cell office:value-type="float" office:value="3168892" table:style-name="ce68">
            <text:p>3,168,892</text:p>
          </table:table-cell>
          <table:table-cell office:value-type="float" office:value="3266711" table:style-name="ce68">
            <text:p>3,266,71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07</text:p>
          </table:table-cell>
          <table:table-cell office:value-type="string" table:style-name="ce97">
            <text:p>南 <text:s text:c="11"/>港</text:p>
          </table:table-cell>
          <table:table-cell office:value-type="string" table:style-name="ce67">
            <text:p>Nangang</text:p>
          </table:table-cell>
          <table:table-cell office:value-type="float" office:value="3639393" table:style-name="ce68">
            <text:p>3,639,393</text:p>
          </table:table-cell>
          <table:table-cell office:value-type="float" office:value="3759836" table:style-name="ce68">
            <text:p>3,759,83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08</text:p>
          </table:table-cell>
          <table:table-cell office:value-type="string" table:style-name="ce97">
            <text:p>松 <text:s text:c="11"/>山</text:p>
          </table:table-cell>
          <table:table-cell office:value-type="string" table:style-name="ce67">
            <text:p>Songshan</text:p>
          </table:table-cell>
          <table:table-cell office:value-type="float" office:value="5930674" table:style-name="ce68">
            <text:p>5,930,674</text:p>
          </table:table-cell>
          <table:table-cell office:value-type="float" office:value="5979825" table:style-name="ce68">
            <text:p>5,979,825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4"/>
          <table:table-cell table:number-columns-repeated="52" table:style-name="ce71"/>
          <table:table-cell table:number-columns-repeated="16324" table:style-name="ce43"/>
        </table:table-row>
        <table:table-row table:style-name="ro9">
          <table:table-cell table:style-name="ce66"/>
          <table:table-cell table:style-name="ce97"/>
          <table:table-cell table:style-name="ce67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5"/>
          <table:table-cell table:number-columns-repeated="2"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" table:style-name="ce69"/>
          <table:table-cell table:style-name="ce76"/>
          <table:table-cell table:number-columns-repeated="18" table:style-name="ce69"/>
          <table:table-cell table:number-columns-repeated="16324" table:style-name="ce73"/>
        </table:table-row>
        <table:table-row table:style-name="ro8">
          <table:table-cell office:value-type="string" table:style-name="ce66">
            <text:p>A10</text:p>
          </table:table-cell>
          <table:table-cell office:value-type="string" table:style-name="ce97">
            <text:p>臺 <text:s text:c="11"/>北</text:p>
          </table:table-cell>
          <table:table-cell office:value-type="string" table:style-name="ce67">
            <text:p>Taipei</text:p>
          </table:table-cell>
          <table:table-cell office:value-type="float" office:value="22185724" table:style-name="ce68">
            <text:p>22,185,724</text:p>
          </table:table-cell>
          <table:table-cell office:value-type="float" office:value="21891507" table:style-name="ce68">
            <text:p>21,891,50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4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11</text:p>
          </table:table-cell>
          <table:table-cell office:value-type="string" table:style-name="ce97">
            <text:p>萬 <text:s text:c="11"/>華</text:p>
          </table:table-cell>
          <table:table-cell office:value-type="string" table:style-name="ce67">
            <text:p>Wanhua</text:p>
          </table:table-cell>
          <table:table-cell office:value-type="float" office:value="1580275" table:style-name="ce68">
            <text:p>1,580,275</text:p>
          </table:table-cell>
          <table:table-cell office:value-type="float" office:value="1555040" table:style-name="ce68">
            <text:p>1,555,040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4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38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13</text:p>
          </table:table-cell>
          <table:table-cell office:value-type="string" table:style-name="ce97">
            <text:p>板 <text:s text:c="11"/>橋</text:p>
          </table:table-cell>
          <table:table-cell office:value-type="string" table:style-name="ce67">
            <text:p>Banqiao</text:p>
          </table:table-cell>
          <table:table-cell office:value-type="float" office:value="7831035" table:style-name="ce68">
            <text:p>7,831,035</text:p>
          </table:table-cell>
          <table:table-cell office:value-type="float" office:value="7849797" table:style-name="ce68">
            <text:p>7,849,79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4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38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144</text:p>
          </table:table-cell>
          <table:table-cell office:value-type="string" table:style-name="ce98">
            <text:p>浮 <text:s text:c="11"/>洲</text:p>
          </table:table-cell>
          <table:table-cell office:value-type="string" table:style-name="ce81">
            <text:p>Fuzhou</text:p>
          </table:table-cell>
          <table:table-cell office:value-type="float" office:value="1022188" table:style-name="ce68">
            <text:p>1,022,188</text:p>
          </table:table-cell>
          <table:table-cell office:value-type="float" office:value="960177" table:style-name="ce68">
            <text:p>960,17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4"/>
          <table:table-cell table:style-name="ce75"/>
          <table:table-cell table:number-columns-repeated="2"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38" table:style-name="ce69"/>
          <table:table-cell table:number-columns-repeated="16324" table:style-name="ce73"/>
        </table:table-row>
        <table:table-row table:style-name="ro8">
          <table:table-cell office:value-type="string" table:style-name="ce66">
            <text:p>A15</text:p>
          </table:table-cell>
          <table:table-cell office:value-type="string" table:style-name="ce97">
            <text:p>樹 <text:s text:c="11"/>林</text:p>
          </table:table-cell>
          <table:table-cell office:value-type="string" table:style-name="ce67">
            <text:p>Shulin</text:p>
          </table:table-cell>
          <table:table-cell office:value-type="float" office:value="5493913" table:style-name="ce68">
            <text:p>5,493,913</text:p>
          </table:table-cell>
          <table:table-cell office:value-type="float" office:value="5518100" table:style-name="ce68">
            <text:p>5,518,100</text:p>
          </table:table-cell>
          <table:table-cell office:value-type="float" office:value="2145" table:style-name="ce68">
            <text:p>2,145</text:p>
          </table:table-cell>
          <table:table-cell office:value-type="float" office:value="1715" table:style-name="ce68">
            <text:p>1,715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9">
          <table:table-cell table:style-name="ce66"/>
          <table:table-cell table:style-name="ce97"/>
          <table:table-cell table:style-name="ce67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style-name="ce69"/>
          <table:table-cell table:style-name="ce75"/>
          <table:table-cell table:number-columns-repeated="2"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154</text:p>
          </table:table-cell>
          <table:table-cell office:value-type="string" table:style-name="ce98">
            <text:p>南 <text:s text:c="4"/>樹 <text:s text:c="4"/>林</text:p>
          </table:table-cell>
          <table:table-cell office:value-type="string" table:style-name="ce67">
            <text:p>South Shulin</text:p>
          </table:table-cell>
          <table:table-cell office:value-type="float" office:value="376459" table:style-name="ce68">
            <text:p>376,459</text:p>
          </table:table-cell>
          <table:table-cell office:value-type="float" office:value="372935" table:style-name="ce68">
            <text:p>372,935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16</text:p>
          </table:table-cell>
          <table:table-cell office:value-type="string" table:style-name="ce97">
            <text:p>山 <text:s text:c="11"/>佳</text:p>
          </table:table-cell>
          <table:table-cell office:value-type="string" table:style-name="ce67">
            <text:p>Shanjia</text:p>
          </table:table-cell>
          <table:table-cell office:value-type="float" office:value="584485" table:style-name="ce68">
            <text:p>584,485</text:p>
          </table:table-cell>
          <table:table-cell office:value-type="float" office:value="584882" table:style-name="ce68">
            <text:p>584,882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17</text:p>
          </table:table-cell>
          <table:table-cell office:value-type="string" table:style-name="ce97">
            <text:p>鶯 <text:s text:c="11"/>歌</text:p>
          </table:table-cell>
          <table:table-cell office:value-type="string" table:style-name="ce67">
            <text:p>Yingge</text:p>
          </table:table-cell>
          <table:table-cell office:value-type="float" office:value="3089806" table:style-name="ce68">
            <text:p>3,089,806</text:p>
          </table:table-cell>
          <table:table-cell office:value-type="float" office:value="3064824" table:style-name="ce68">
            <text:p>3,064,824</text:p>
          </table:table-cell>
          <table:table-cell office:value-type="float" office:value="8434" table:style-name="ce68">
            <text:p>8,434</text:p>
          </table:table-cell>
          <table:table-cell office:value-type="float" office:value="9228" table:style-name="ce68">
            <text:p>9,228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18</text:p>
          </table:table-cell>
          <table:table-cell office:value-type="string" table:style-name="ce97">
            <text:p>桃 <text:s text:c="11"/>園</text:p>
          </table:table-cell>
          <table:table-cell office:value-type="string" table:style-name="ce67">
            <text:p>Taoyuan</text:p>
          </table:table-cell>
          <table:table-cell office:value-type="float" office:value="10133471" table:style-name="ce68">
            <text:p>10,133,471</text:p>
          </table:table-cell>
          <table:table-cell office:value-type="float" office:value="10299406" table:style-name="ce68">
            <text:p>10,299,406</text:p>
          </table:table-cell>
          <table:table-cell office:value-type="float" office:value="0" table:style-name="ce68">
            <text:p>-</text:p>
          </table:table-cell>
          <table:table-cell office:value-type="float" office:value="175" table:style-name="ce68">
            <text:p>175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19</text:p>
          </table:table-cell>
          <table:table-cell office:value-type="string" table:style-name="ce97">
            <text:p>內 <text:s text:c="11"/>壢</text:p>
          </table:table-cell>
          <table:table-cell office:value-type="string" table:style-name="ce67">
            <text:p>Neili</text:p>
          </table:table-cell>
          <table:table-cell office:value-type="float" office:value="3213106" table:style-name="ce68">
            <text:p>3,213,106</text:p>
          </table:table-cell>
          <table:table-cell office:value-type="float" office:value="3182644" table:style-name="ce68">
            <text:p>3,182,64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9">
          <table:table-cell table:style-name="ce66"/>
          <table:table-cell table:style-name="ce97"/>
          <table:table-cell table:style-name="ce67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66">
            <text:p>A20</text:p>
          </table:table-cell>
          <table:table-cell office:value-type="string" table:style-name="ce97">
            <text:p>中 <text:s text:c="11"/>壢</text:p>
          </table:table-cell>
          <table:table-cell office:value-type="string" table:style-name="ce67">
            <text:p>Zhongli</text:p>
          </table:table-cell>
          <table:table-cell office:value-type="float" office:value="9817079" table:style-name="ce68">
            <text:p>9,817,079</text:p>
          </table:table-cell>
          <table:table-cell office:value-type="float" office:value="9957419" table:style-name="ce68">
            <text:p>9,957,419</text:p>
          </table:table-cell>
          <table:table-cell office:value-type="float" office:value="0" table:style-name="ce68">
            <text:p>-</text:p>
          </table:table-cell>
          <table:table-cell office:value-type="float" office:value="2105" table:style-name="ce68">
            <text:p>2,105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21</text:p>
          </table:table-cell>
          <table:table-cell office:value-type="string" table:style-name="ce97">
            <text:p>埔 <text:s text:c="11"/>心</text:p>
          </table:table-cell>
          <table:table-cell office:value-type="string" table:style-name="ce67">
            <text:p>Puxin</text:p>
          </table:table-cell>
          <table:table-cell office:value-type="float" office:value="2115812" table:style-name="ce68">
            <text:p>2,115,812</text:p>
          </table:table-cell>
          <table:table-cell office:value-type="float" office:value="1954881" table:style-name="ce68">
            <text:p>1,954,88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22</text:p>
          </table:table-cell>
          <table:table-cell office:value-type="string" table:style-name="ce97">
            <text:p>楊 <text:s text:c="11"/>梅</text:p>
          </table:table-cell>
          <table:table-cell office:value-type="string" table:style-name="ce67">
            <text:p>Yangmei</text:p>
          </table:table-cell>
          <table:table-cell office:value-type="float" office:value="1904487" table:style-name="ce68">
            <text:p>1,904,487</text:p>
          </table:table-cell>
          <table:table-cell office:value-type="float" office:value="1816734" table:style-name="ce68">
            <text:p>1,816,734</text:p>
          </table:table-cell>
          <table:table-cell office:value-type="float" office:value="0" table:style-name="ce68">
            <text:p>-</text:p>
          </table:table-cell>
          <table:table-cell office:value-type="float" office:value="8165" table:style-name="ce68">
            <text:p>8,165</text:p>
          </table:table-cell>
          <table:table-cell table:style-name="ce69"/>
          <table:table-cell table:style-name="ce78"/>
          <table:table-cell table:number-columns-repeated="4" table:style-name="ce71"/>
          <table:table-cell table:style-name="ce80"/>
          <table:table-cell table:number-columns-repeated="5" table:style-name="ce71"/>
          <table:table-cell table:style-name="ce80"/>
          <table:table-cell table:number-columns-repeated="40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24</text:p>
          </table:table-cell>
          <table:table-cell office:value-type="string" table:style-name="ce97">
            <text:p>富 <text:s text:c="11"/>岡</text:p>
          </table:table-cell>
          <table:table-cell office:value-type="string" table:style-name="ce67">
            <text:p>Fugang</text:p>
          </table:table-cell>
          <table:table-cell office:value-type="float" office:value="627998" table:style-name="ce68">
            <text:p>627,998</text:p>
          </table:table-cell>
          <table:table-cell office:value-type="float" office:value="632107" table:style-name="ce68">
            <text:p>632,107</text:p>
          </table:table-cell>
          <table:table-cell office:value-type="float" office:value="14960" table:style-name="ce68">
            <text:p>14,960</text:p>
          </table:table-cell>
          <table:table-cell office:value-type="float" office:value="222652" table:style-name="ce68">
            <text:p>222,652</text:p>
          </table:table-cell>
          <table:table-cell table:number-columns-repeated="16377" table:style-name="ce43"/>
        </table:table-row>
        <table:table-row table:style-name="ro8">
          <table:table-cell office:value-type="string" table:style-name="ce66">
            <text:p>A242</text:p>
          </table:table-cell>
          <table:table-cell office:value-type="string" table:style-name="ce97">
            <text:p>新 <text:s text:c="11"/>富</text:p>
          </table:table-cell>
          <table:table-cell office:value-type="string" table:style-name="ce67">
            <text:p>Xinfu</text:p>
          </table:table-cell>
          <table:table-cell office:value-type="float" office:value="20965" table:style-name="ce68">
            <text:p>20,965</text:p>
          </table:table-cell>
          <table:table-cell office:value-type="float" office:value="26997" table:style-name="ce68">
            <text:p>26,99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43"/>
        </table:table-row>
        <table:table-row table:style-name="ro7">
          <table:table-cell table:style-name="ce66"/>
          <table:table-cell table:style-name="ce97"/>
          <table:table-cell table:style-name="ce67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number-columns-repeated="16377" table:style-name="ce43"/>
        </table:table-row>
        <table:table-row table:style-name="ro8">
          <table:table-cell office:value-type="string" table:style-name="ce66">
            <text:p>A244</text:p>
          </table:table-cell>
          <table:table-cell office:value-type="string" table:style-name="ce97">
            <text:p>北 <text:s text:c="11"/>湖</text:p>
          </table:table-cell>
          <table:table-cell office:value-type="string" table:style-name="ce81">
            <text:p>Beihu</text:p>
          </table:table-cell>
          <table:table-cell office:value-type="float" office:value="316247" table:style-name="ce68">
            <text:p>316,247</text:p>
          </table:table-cell>
          <table:table-cell office:value-type="float" office:value="313618" table:style-name="ce68">
            <text:p>313,618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25</text:p>
          </table:table-cell>
          <table:table-cell office:value-type="string" table:style-name="ce97">
            <text:p>湖 <text:s text:c="11"/>口</text:p>
          </table:table-cell>
          <table:table-cell office:value-type="string" table:style-name="ce67">
            <text:p>Hukou</text:p>
          </table:table-cell>
          <table:table-cell office:value-type="float" office:value="1322343" table:style-name="ce68">
            <text:p>1,322,343</text:p>
          </table:table-cell>
          <table:table-cell office:value-type="float" office:value="1386270" table:style-name="ce68">
            <text:p>1,386,270</text:p>
          </table:table-cell>
          <table:table-cell office:value-type="float" office:value="0" table:style-name="ce68">
            <text:p>-</text:p>
          </table:table-cell>
          <table:table-cell office:value-type="float" office:value="60" table:style-name="ce68">
            <text:p>60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26</text:p>
          </table:table-cell>
          <table:table-cell office:value-type="string" table:style-name="ce97">
            <text:p>新 <text:s text:c="11"/>豐</text:p>
          </table:table-cell>
          <table:table-cell office:value-type="string" table:style-name="ce67">
            <text:p>Xinfeng</text:p>
          </table:table-cell>
          <table:table-cell office:value-type="float" office:value="1947123" table:style-name="ce68">
            <text:p>1,947,123</text:p>
          </table:table-cell>
          <table:table-cell office:value-type="float" office:value="1950966" table:style-name="ce68">
            <text:p>1,950,966</text:p>
          </table:table-cell>
          <table:table-cell office:value-type="float" office:value="3130" table:style-name="ce68">
            <text:p>3,130</text:p>
          </table:table-cell>
          <table:table-cell office:value-type="float" office:value="3020" table:style-name="ce68">
            <text:p>3,020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27</text:p>
          </table:table-cell>
          <table:table-cell office:value-type="string" table:style-name="ce97">
            <text:p>竹 <text:s text:c="11"/>北</text:p>
          </table:table-cell>
          <table:table-cell office:value-type="string" table:style-name="ce67">
            <text:p>Zhubei</text:p>
          </table:table-cell>
          <table:table-cell office:value-type="float" office:value="1808095" table:style-name="ce68">
            <text:p>1,808,095</text:p>
          </table:table-cell>
          <table:table-cell office:value-type="float" office:value="1799963" table:style-name="ce68">
            <text:p>1,799,963</text:p>
          </table:table-cell>
          <table:table-cell office:value-type="float" office:value="0" table:style-name="ce68">
            <text:p>-</text:p>
          </table:table-cell>
          <table:table-cell office:value-type="float" office:value="35" table:style-name="ce68">
            <text:p>35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274</text:p>
          </table:table-cell>
          <table:table-cell office:value-type="string" table:style-name="ce98">
            <text:p>北 <text:s text:c="4"/>新 <text:s text:c="4"/>竹</text:p>
          </table:table-cell>
          <table:table-cell office:value-type="string" table:style-name="ce81">
            <text:p>North Hsinchu</text:p>
          </table:table-cell>
          <table:table-cell office:value-type="float" office:value="722064" table:style-name="ce68">
            <text:p>722,064</text:p>
          </table:table-cell>
          <table:table-cell office:value-type="float" office:value="771513" table:style-name="ce68">
            <text:p>771,513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7">
          <table:table-cell table:style-name="ce66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29</text:p>
          </table:table-cell>
          <table:table-cell office:value-type="string" table:style-name="ce97">
            <text:p>新 <text:s text:c="11"/>竹</text:p>
          </table:table-cell>
          <table:table-cell office:value-type="string" table:style-name="ce67">
            <text:p>Hsinchu</text:p>
          </table:table-cell>
          <table:table-cell office:value-type="float" office:value="7354855" table:style-name="ce68">
            <text:p>7,354,855</text:p>
          </table:table-cell>
          <table:table-cell office:value-type="float" office:value="7358391" table:style-name="ce68">
            <text:p>7,358,391</text:p>
          </table:table-cell>
          <table:table-cell office:value-type="float" office:value="22787" table:style-name="ce68">
            <text:p>22,787</text:p>
          </table:table-cell>
          <table:table-cell office:value-type="float" office:value="38027" table:style-name="ce68">
            <text:p>38,027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294</text:p>
          </table:table-cell>
          <table:table-cell office:value-type="string" table:style-name="ce98">
            <text:p>三 <text:s text:c="4"/>姓 <text:s text:c="4"/>橋</text:p>
          </table:table-cell>
          <table:table-cell office:value-type="string" table:style-name="ce67">
            <text:p>Sanxingqiao</text:p>
          </table:table-cell>
          <table:table-cell office:value-type="float" office:value="395146" table:style-name="ce68">
            <text:p>395,146</text:p>
          </table:table-cell>
          <table:table-cell office:value-type="float" office:value="354739" table:style-name="ce68">
            <text:p>354,739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30</text:p>
          </table:table-cell>
          <table:table-cell office:value-type="string" table:style-name="ce97">
            <text:p>香 <text:s text:c="11"/>山</text:p>
          </table:table-cell>
          <table:table-cell office:value-type="string" table:style-name="ce67">
            <text:p>Xiangshan</text:p>
          </table:table-cell>
          <table:table-cell office:value-type="float" office:value="194084" table:style-name="ce68">
            <text:p>194,084</text:p>
          </table:table-cell>
          <table:table-cell office:value-type="float" office:value="198698" table:style-name="ce68">
            <text:p>198,698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31</text:p>
          </table:table-cell>
          <table:table-cell office:value-type="string" table:style-name="ce97">
            <text:p>崎 <text:s text:c="11"/>頂</text:p>
          </table:table-cell>
          <table:table-cell office:value-type="string" table:style-name="ce67">
            <text:p>Qiding</text:p>
          </table:table-cell>
          <table:table-cell office:value-type="float" office:value="83639" table:style-name="ce68">
            <text:p>83,639</text:p>
          </table:table-cell>
          <table:table-cell office:value-type="float" office:value="98042" table:style-name="ce68">
            <text:p>98,042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number-columns-repeated="52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32</text:p>
          </table:table-cell>
          <table:table-cell office:value-type="string" table:style-name="ce97">
            <text:p>竹 <text:s text:c="11"/>南</text:p>
          </table:table-cell>
          <table:table-cell office:value-type="string" table:style-name="ce67">
            <text:p>Zhunan</text:p>
          </table:table-cell>
          <table:table-cell office:value-type="float" office:value="2906637" table:style-name="ce68">
            <text:p>2,906,637</text:p>
          </table:table-cell>
          <table:table-cell office:value-type="float" office:value="2911486" table:style-name="ce68">
            <text:p>2,911,486</text:p>
          </table:table-cell>
          <table:table-cell office:value-type="float" office:value="60" table:style-name="ce68">
            <text:p>60</text:p>
          </table:table-cell>
          <table:table-cell office:value-type="float" office:value="3470" table:style-name="ce68">
            <text:p>3,470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13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7">
          <table:table-cell table:style-name="ce66"/>
          <table:table-cell table:style-name="ce97"/>
          <table:table-cell table:style-name="ce67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13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33</text:p>
          </table:table-cell>
          <table:table-cell office:value-type="string" table:style-name="ce97">
            <text:p>談 <text:s text:c="11"/>文</text:p>
          </table:table-cell>
          <table:table-cell office:value-type="string" table:style-name="ce67">
            <text:p>Tanwen</text:p>
          </table:table-cell>
          <table:table-cell office:value-type="float" office:value="16076" table:style-name="ce68">
            <text:p>16,076</text:p>
          </table:table-cell>
          <table:table-cell office:value-type="float" office:value="18094" table:style-name="ce68">
            <text:p>18,09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34</text:p>
          </table:table-cell>
          <table:table-cell office:value-type="string" table:style-name="ce97">
            <text:p>大 <text:s text:c="11"/>山</text:p>
          </table:table-cell>
          <table:table-cell office:value-type="string" table:style-name="ce67">
            <text:p>Dashan</text:p>
          </table:table-cell>
          <table:table-cell office:value-type="float" office:value="45370" table:style-name="ce68">
            <text:p>45,370</text:p>
          </table:table-cell>
          <table:table-cell office:value-type="float" office:value="47542" table:style-name="ce68">
            <text:p>47,542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35</text:p>
          </table:table-cell>
          <table:table-cell office:value-type="string" table:style-name="ce97">
            <text:p>後 <text:s text:c="11"/>龍</text:p>
          </table:table-cell>
          <table:table-cell office:value-type="string" table:style-name="ce67">
            <text:p>Houlong</text:p>
          </table:table-cell>
          <table:table-cell office:value-type="float" office:value="450530" table:style-name="ce68">
            <text:p>450,530</text:p>
          </table:table-cell>
          <table:table-cell office:value-type="float" office:value="436288" table:style-name="ce68">
            <text:p>436,288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36</text:p>
          </table:table-cell>
          <table:table-cell office:value-type="string" table:style-name="ce97">
            <text:p>龍 <text:s text:c="11"/>港</text:p>
          </table:table-cell>
          <table:table-cell office:value-type="string" table:style-name="ce67">
            <text:p>Longgang</text:p>
          </table:table-cell>
          <table:table-cell office:value-type="float" office:value="7884" table:style-name="ce68">
            <text:p>7,884</text:p>
          </table:table-cell>
          <table:table-cell office:value-type="float" office:value="8564" table:style-name="ce68">
            <text:p>8,56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office:value-type="string" table:style-name="ce66">
            <text:p>A37</text:p>
          </table:table-cell>
          <table:table-cell office:value-type="string" table:style-name="ce97">
            <text:p>白 <text:s text:c="4"/>沙 <text:s text:c="4"/>屯</text:p>
          </table:table-cell>
          <table:table-cell office:value-type="string" table:style-name="ce67">
            <text:p>Baishatun</text:p>
          </table:table-cell>
          <table:table-cell office:value-type="float" office:value="127609" table:style-name="ce68">
            <text:p>127,609</text:p>
          </table:table-cell>
          <table:table-cell office:value-type="float" office:value="132260" table:style-name="ce68">
            <text:p>132,260</text:p>
          </table:table-cell>
          <table:table-cell office:value-type="float" office:value="450" table:style-name="ce68">
            <text:p>450</text:p>
          </table:table-cell>
          <table:table-cell office:value-type="float" office:value="730" table:style-name="ce68">
            <text:p>730</text:p>
          </table:table-cell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8">
          <table:table-cell table:number-columns-repeated="7" table:style-name="ce43"/>
          <table:table-cell table:style-name="ce69"/>
          <table:table-cell table:style-name="ce78"/>
          <table:table-cell table:number-columns-repeated="2" table:style-name="ce71"/>
          <table:table-cell table:style-name="ce79"/>
          <table:table-cell table:style-name="ce71"/>
          <table:table-cell table:style-name="ce80"/>
          <table:table-cell table:style-name="ce79"/>
          <table:table-cell table:style-name="ce78"/>
          <table:table-cell table:style-name="ce71"/>
          <table:table-cell table:style-name="ce79"/>
          <table:table-cell table:style-name="ce71"/>
          <table:table-cell table:style-name="ce80"/>
          <table:table-cell table:style-name="ce71"/>
          <table:table-cell table:style-name="ce78"/>
          <table:table-cell table:number-columns-repeated="15" table:style-name="ce71"/>
          <table:table-cell table:number-columns-repeated="2" table:style-name="ce79"/>
          <table:table-cell table:number-columns-repeated="21" table:style-name="ce71"/>
          <table:table-cell table:number-columns-repeated="16324" table:style-name="ce43"/>
        </table:table-row>
        <table:table-row table:style-name="ro10">
          <table:table-cell table:style-name="ce3"/>
          <table:table-cell table:style-name="ce211"/>
          <table:table-cell table:number-columns-repeated="2" table:style-name="ce3"/>
          <table:table-cell table:style-name="ce22"/>
          <table:table-cell table:number-columns-repeated="16379" table:style-name="ce3"/>
        </table:table-row>
        <table:table-row table:style-name="ro11">
          <table:table-cell table:style-name="ce3"/>
          <table:table-cell table:style-name="ce211"/>
          <table:table-cell table:number-columns-repeated="2" table:style-name="ce3"/>
          <table:table-cell table:style-name="ce22"/>
          <table:table-cell table:number-columns-repeated="16379" table:style-name="ce3"/>
        </table:table-row>
        <table:table-row table:style-name="ro10">
          <table:table-cell table:number-columns-repeated="4"/>
          <table:table-cell table:style-name="ce22"/>
          <table:table-cell table:number-columns-repeated="20" table:style-name="ce3"/>
          <table:table-cell office:value-type="string" table:style-name="ce7">
            <text:p>~iT24W2;<text:s text:c="13"/><text:span text:style-name="T7">客</text:span><text:s text:c="2"/><text:span text:style-name="T7">運</text:span><text:s text:c="2"/><text:span text:style-name="T7">狀</text:span><text:s text:c="2"/><text:span text:style-name="T7">況</text:span><text:s text:c="21"/>~I;<text:s text:c="3"/></text:p>
          </table:table-cell>
          <table:table-cell table:number-columns-repeated="16358" table:style-name="ce3"/>
        </table:table-row>
        <table:table-row table:style-name="ro12">
          <table:table-cell table:number-columns-repeated="4"/>
          <table:table-cell table:number-columns-repeated="21" table:style-name="ce3"/>
          <table:table-cell office:value-type="string" table:style-name="ce7">
            <text:p>~L0d0x0G2;</text:p>
          </table:table-cell>
          <table:table-cell table:number-columns-repeated="16358" table:style-name="ce3"/>
        </table:table-row>
        <table:table-row table:style-name="ro12">
          <table:table-cell table:number-columns-repeated="4"/>
          <table:table-cell table:number-columns-repeated="26" table:style-name="ce3"/>
          <table:table-cell office:value-type="string" table:style-name="ce2">
            <text:p>基期<text:span text:style-name="T1">:</text:span>民國八<text:span text:style-name="T1"><text:s text:c="2"/></text:span>十年每日平均<text:span text:style-name="T1">=100<text:s text:c="2"/></text:span>客<text:span text:style-name="T1"><text:s text:c="2"/></text:span>運<text:span text:style-name="T1"><text:s text:c="2"/></text:span>狀<text:span text:style-name="T1"><text:s/></text:span></text:p>
          </table:table-cell>
          <table:table-cell table:number-columns-repeated="16353" table:style-name="ce3"/>
        </table:table-row>
        <table:table-row table:style-name="ro12">
          <table:table-cell table:number-columns-repeated="4"/>
          <table:table-cell table:number-columns-repeated="21" table:style-name="ce3"/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┐</text:p>
          </table:table-cell>
          <table:table-cell table:style-name="ce3"/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─</text:p>
          </table:table-cell>
          <table:table-cell office:value-type="string" table:style-name="ce8">
            <text:p>─</text:p>
          </table:table-cell>
          <table:table-cell table:number-columns-repeated="16330"/>
        </table:table-row>
        <table:table-row table:style-name="ro12">
          <table:table-cell table:number-columns-repeated="4"/>
          <table:table-cell table:number-columns-repeated="22"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9">
            <text:p><text:s/><text:span text:style-name="T7">實</text:span><text:s text:c="13"/><text:span text:style-name="T7">數</text:span><text:s text:c="5"/><text:s/></text:p>
          </table:table-cell>
          <table:table-cell table:number-columns-repeated="3" table:style-name="ce3"/>
          <table:table-cell office:value-type="string" table:style-name="ce2">
            <text:p>│</text:p>
          </table:table-cell>
          <table:table-cell office:value-type="string" table:style-name="ce4">
            <text:p>每人平均<text:span text:style-name="T1"><text:s text:c="3"/></text:span></text:p>
          </table:table-cell>
          <table:table-cell office:value-type="string" table:style-name="ce2">
            <text:p>│</text:p>
          </table:table-cell>
          <table:table-cell table:number-columns-repeated="6" table:style-name="ce3"/>
          <table:table-cell office:value-type="string" table:style-name="ce9">
            <text:p><text:s text:c="2"/><text:span text:style-name="T7">每</text:span><text:s text:c="13"/><text:span text:style-name="T7">日</text:span><text:s text:c="13"/><text:span text:style-name="T7">平</text:span><text:s text:c="13"/><text:span text:style-name="T7">均</text:span><text:s text:c="3"/></text:p>
          </table:table-cell>
          <table:table-cell table:number-columns-repeated="16342" table:style-name="ce3"/>
        </table:table-row>
        <table:table-row table:style-name="ro12">
          <table:table-cell table:number-columns-repeated="4"/>
          <table:table-cell table:number-columns-repeated="22" table:style-name="ce3"/>
          <table:table-cell office:value-type="string" table:style-name="ce2">
            <text:p>├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┤</text:p>
          </table:table-cell>
          <table:table-cell office:value-type="string" table:style-name="ce4">
            <text:p>乘車公里<text:span text:style-name="T1"><text:s text:c="3"/></text:span></text:p>
          </table:table-cell>
          <table:table-cell office:value-type="string" table:style-name="ce2">
            <text:p>│</text:p>
          </table:table-cell>
          <table:table-cell table:number-columns-repeated="2" table:style-name="ce3"/>
          <table:table-cell office:value-type="string" table:style-name="ce8">
            <text:p>─</text:p>
          </table:table-cell>
          <table:table-cell office:value-type="string" table:style-name="ce2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table:number-columns-repeated="16330"/>
        </table:table-row>
        <table:table-row table:style-name="ro12">
          <table:table-cell table:number-columns-repeated="4"/>
          <table:table-cell table:number-columns-repeated="22"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number-columns-repeated="2" table:style-name="ce3"/>
          <table:table-cell office:value-type="string" table:style-name="ce7">
            <text:p><text:s text:c="6"/><text:span text:style-name="T7">人</text:span><text:s text:c="14"/><text:span text:style-name="T7">數</text:span><text:s/></text:p>
          </table:table-cell>
          <table:table-cell table:number-columns-repeated="4" table:style-name="ce3"/>
          <table:table-cell office:value-type="string" table:style-name="ce2">
            <text:p>│</text:p>
          </table:table-cell>
          <table:table-cell office:value-type="string" table:style-name="ce7">
            <text:p><text:s text:c="5"/><text:span text:style-name="T7">延</text:span><text:s text:c="4"/><text:span text:style-name="T7">人</text:span><text:s text:c="4"/><text:span text:style-name="T7">公</text:span><text:s text:c="4"/><text:span text:style-name="T7">里</text:span><text:s text:c="3"/><text:s text:c="3"/></text:p>
          </table:table-cell>
          <table:table-cell table:number-columns-repeated="4" table:style-name="ce3"/>
          <table:table-cell office:value-type="string" table:style-name="ce2">
            <text:p>│</text:p>
          </table:table-cell>
          <table:table-cell office:value-type="string" table:style-name="ce7">
            <text:p><text:s text:c="5"/><text:span text:style-name="T7">收</text:span><text:s text:c="16"/><text:span text:style-name="T7">入</text:span><text:s text:c="2"/><text:s/></text:p>
          </table:table-cell>
          <table:table-cell table:number-columns-repeated="16334" table:style-name="ce3"/>
        </table:table-row>
        <table:table-row table:style-name="ro12">
          <table:table-cell table:number-columns-repeated="4"/>
          <table:table-cell table:number-columns-repeated="22" table:style-name="ce3"/>
          <table:table-cell office:value-type="string" table:style-name="ce2">
            <text:p>│</text:p>
          </table:table-cell>
          <table:table-cell office:value-type="string" table:style-name="ce7">
            <text:p><text:s text:c="2"/><text:span text:style-name="T7">人</text:span><text:s text:c="4"/><text:span text:style-name="T7">數</text:span><text:s/></text:p>
          </table:table-cell>
          <table:table-cell office:value-type="string" table:style-name="ce2">
            <text:p>│</text:p>
          </table:table-cell>
          <table:table-cell office:value-type="string" table:style-name="ce7">
            <text:p><text:s text:c="2"/><text:span text:style-name="T7">延</text:span><text:s/><text:span text:style-name="T7">人</text:span><text:s/><text:span text:style-name="T7">公</text:span><text:s/><text:span text:style-name="T7">里</text:span><text:s text:c="3"/><text:s text:c="3"/></text:p>
          </table:table-cell>
          <table:table-cell office:value-type="string" table:style-name="ce2">
            <text:p>│</text:p>
          </table:table-cell>
          <table:table-cell office:value-type="string" table:style-name="ce7">
            <text:p><text:s/><text:span text:style-name="T7">收</text:span><text:s text:c="2"/><text:span text:style-name="T7">入</text:span><text:s/>(<text:s/><text:span text:style-name="T7">元</text:span><text:s/>)<text:s/></text:p>
          </table:table-cell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number-columns-repeated="7" table:style-name="ce3"/>
          <table:table-cell office:value-type="string" table:style-name="ce2">
            <text:p>│</text:p>
          </table:table-cell>
          <table:table-cell table:number-columns-repeated="5" table:style-name="ce3"/>
          <table:table-cell office:value-type="string" table:style-name="ce2">
            <text:p>│</text:p>
          </table:table-cell>
          <table:table-cell table:number-columns-repeated="16335" table:style-name="ce3"/>
        </table:table-row>
        <table:table-row table:style-name="ro12">
          <table:table-cell table:number-columns-repeated="4"/>
          <table:table-cell table:number-columns-repeated="22" table:style-name="ce3"/>
          <table:table-cell office:value-type="string" table:style-name="ce2">
            <text:p>│</text:p>
          </table:table-cell>
          <table:table-cell office:value-type="string" table:style-name="ce9">
            <text:p>(<text:s/><text:span text:style-name="T7">千人</text:span><text:s/>)<text:s/></text:p>
          </table:table-cell>
          <table:table-cell office:value-type="string" table:style-name="ce2">
            <text:p>│</text:p>
          </table:table-cell>
          <table:table-cell office:value-type="string" table:style-name="ce9">
            <text:p>(<text:s/><text:span text:style-name="T7">千人公里</text:span><text:s/>) )</text:p>
          </table:table-cell>
          <table:table-cell office:value-type="string" table:style-name="ce2">
            <text:p>│</text:p>
          </table:table-cell>
          <table:table-cell office:value-type="string" table:style-name="ce9">
            <text:p>(<text:s/><text:span text:style-name="T7">千元</text:span><text:s/>))</text:p>
          </table:table-cell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number-columns-repeated="2" table:style-name="ce3"/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10">
            <text:p>┼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10">
            <text:p>┼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┬</text:p>
          </table:table-cell>
          <table:table-cell office:value-type="string" table:style-name="ce8">
            <text:p>─</text:p>
          </table:table-cell>
          <table:table-cell table:number-columns-repeated="16330"/>
        </table:table-row>
        <table:table-row table:style-name="ro12">
          <table:table-cell table:number-columns-repeated="4"/>
          <table:table-cell table:number-columns-repeated="22"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number-columns-repeated="2" table:style-name="ce3"/>
          <table:table-cell office:value-type="string" table:style-name="ce7">
            <text:p><text:s/><text:span text:style-name="T7">實</text:span><text:s text:c="2"/><text:span text:style-name="T7">數</text:span><text:s text:c="3"/><text:s/></text:p>
          </table:table-cell>
          <table:table-cell office:value-type="string" table:style-name="ce2">
            <text:p>│</text:p>
          </table:table-cell>
          <table:table-cell office:value-type="string" table:style-name="ce2">
            <text:p>定基指數<text:span text:style-name="T1"><text:s text:c="3"/></text:span></text:p>
          </table:table-cell>
          <table:table-cell office:value-type="string" table:style-name="ce2">
            <text:p>│</text:p>
          </table:table-cell>
          <table:table-cell office:value-type="string" table:style-name="ce2">
            <text:p>環比指數<text:span text:style-name="T1"><text:s text:c="3"/></text:span></text:p>
          </table:table-cell>
          <table:table-cell office:value-type="string" table:style-name="ce2">
            <text:p>│</text:p>
          </table:table-cell>
          <table:table-cell office:value-type="string" table:style-name="ce7">
            <text:p><text:s text:c="2"/><text:span text:style-name="T7">實</text:span><text:s text:c="3"/><text:span text:style-name="T7">數</text:span><text:s text:c="3"/></text:p>
          </table:table-cell>
          <table:table-cell office:value-type="string" table:style-name="ce2">
            <text:p>│</text:p>
          </table:table-cell>
          <table:table-cell office:value-type="string" table:style-name="ce2">
            <text:p>定基指數<text:span text:style-name="T1"><text:s/></text:span>數<text:span text:style-name="T1"><text:s/></text:span></text:p>
          </table:table-cell>
          <table:table-cell office:value-type="string" table:style-name="ce2">
            <text:p>│</text:p>
          </table:table-cell>
          <table:table-cell office:value-type="string" table:style-name="ce2">
            <text:p>環比指數<text:span text:style-name="T1"><text:s/></text:span>數<text:span text:style-name="T1"><text:s/></text:span></text:p>
          </table:table-cell>
          <table:table-cell office:value-type="string" table:style-name="ce2">
            <text:p>│</text:p>
          </table:table-cell>
          <table:table-cell office:value-type="string" table:style-name="ce7">
            <text:p><text:s text:c="2"/><text:span text:style-name="T7">實</text:span><text:s text:c="3"/><text:span text:style-name="T7">數</text:span><text:s text:c="3"/></text:p>
          </table:table-cell>
          <table:table-cell office:value-type="string" table:style-name="ce2">
            <text:p>│</text:p>
          </table:table-cell>
          <table:table-cell office:value-type="string" table:style-name="ce2">
            <text:p>定基指數<text:span text:style-name="T1"><text:s/></text:span>數<text:span text:style-name="T1"><text:s/></text:span></text:p>
          </table:table-cell>
          <table:table-cell office:value-type="string" table:style-name="ce2">
            <text:p>│</text:p>
          </table:table-cell>
          <table:table-cell office:value-type="string" table:style-name="ce2">
            <text:p>環比指數<text:span text:style-name="T1"><text:s/></text:span>數<text:span text:style-name="T1"><text:s/></text:span></text:p>
          </table:table-cell>
          <table:table-cell table:number-columns-repeated="16330"/>
        </table:table-row>
        <table:table-row table:number-rows-repeated="2" table:style-name="ro12">
          <table:table-cell table:number-columns-repeated="4"/>
          <table:table-cell table:number-columns-repeated="22"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number-columns-repeated="3"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style-name="ce3"/>
          <table:table-cell office:value-type="string" table:style-name="ce2">
            <text:p>│</text:p>
          </table:table-cell>
          <table:table-cell table:number-columns-repeated="16331" table:style-name="ce3"/>
        </table:table-row>
        <table:table-row table:style-name="ro12">
          <table:table-cell table:number-columns-repeated="4"/>
          <table:table-cell table:number-columns-repeated="21" table:style-name="ce3"/>
          <table:table-cell office:value-type="string" table:style-name="ce8">
            <text:p>─</text:p>
          </table:table-cell>
          <table:table-cell office:value-type="string" table:style-name="ce10">
            <text:p>┼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┘</text:p>
          </table:table-cell>
          <table:table-cell table:style-name="ce3"/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11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table:number-columns-repeated="16330"/>
        </table:table-row>
        <table:table-row table:style-name="ro12">
          <table:table-cell table:number-columns-repeated="4"/>
          <table:table-cell table:number-columns-repeated="21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一</text:span><text:s/><text:span text:style-name="T7">年</text:span><text:s text:c="8"/> <text:s/></text:p>
          </table:table-cell>
          <table:table-cell office:value-type="string" table:style-name="ce2">
            <text:p>│</text:p>
          </table:table-cell>
          <table:table-cell office:value-type="float" office:value="129632.689" table:style-name="ce6">
            <text:p>129,633</text:p>
          </table:table-cell>
          <table:table-cell table:style-name="ce3"/>
          <table:table-cell office:value-type="float" office:value="8172756.1849999996" table:style-name="ce6">
            <text:p>8,172,756</text:p>
          </table:table-cell>
          <table:table-cell table:style-name="ce3"/>
          <table:table-cell office:value-type="float" office:value="6875042.5920000002" table:style-name="ce6">
            <text:p>6,875,043</text:p>
          </table:table-cell>
          <table:table-cell table:style-name="ce3"/>
          <table:table-cell office:value-type="float" office:value="63" table:style-name="ce12">
            <text:p>63.0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一</text:span><text:s/><text:span text:style-name="T7">年</text:span><text:s text:c="8"/> <text:s/></text:p>
          </table:table-cell>
          <table:table-cell office:value-type="float" office:value="355" table:style-name="ce6">
            <text:p>355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99.16" table:style-name="ce13">
            <text:p>99.16</text:p>
          </table:table-cell>
          <table:table-cell table:style-name="ce3"/>
          <table:table-cell office:value-type="float" office:value="22391" table:style-name="ce6">
            <text:p>22,391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2.84" table:style-name="ce13">
            <text:p>102.84</text:p>
          </table:table-cell>
          <table:table-cell table:style-name="ce3"/>
          <table:table-cell office:value-type="float" office:value="18836" table:style-name="ce6">
            <text:p>18,836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8.18" table:style-name="ce13">
            <text:p>108.18</text:p>
          </table:table-cell>
          <table:table-cell table:number-columns-repeated="16330"/>
        </table:table-row>
        <table:table-row table:style-name="ro12">
          <table:table-cell table:number-columns-repeated="4"/>
          <table:table-cell table:number-columns-repeated="21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二</text:span><text:s/><text:span text:style-name="T7">年</text:span><text:s text:c="8"/> <text:s/></text:p>
          </table:table-cell>
          <table:table-cell office:value-type="string" table:style-name="ce2">
            <text:p>│</text:p>
          </table:table-cell>
          <table:table-cell office:value-type="float" office:value="130150.69100000001" table:style-name="ce6">
            <text:p>130,151</text:p>
          </table:table-cell>
          <table:table-cell table:style-name="ce3"/>
          <table:table-cell office:value-type="float" office:value="8524251.9250000007" table:style-name="ce6">
            <text:p>8,524,252</text:p>
          </table:table-cell>
          <table:table-cell table:style-name="ce3"/>
          <table:table-cell office:value-type="float" office:value="7528729.6339999996" table:style-name="ce6">
            <text:p>7,528,730</text:p>
          </table:table-cell>
          <table:table-cell table:style-name="ce3"/>
          <table:table-cell office:value-type="float" office:value="65.5" table:style-name="ce12">
            <text:p>65.5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二</text:span><text:s/><text:span text:style-name="T7">年</text:span><text:s text:c="8"/> <text:s/></text:p>
          </table:table-cell>
          <table:table-cell office:value-type="float" office:value="357" table:style-name="ce6">
            <text:p>357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0.56338028169014" table:style-name="ce13">
            <text:p>100.56</text:p>
          </table:table-cell>
          <table:table-cell table:style-name="ce3"/>
          <table:table-cell office:value-type="float" office:value="23354" table:style-name="ce6">
            <text:p>23,354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4.30083515698271" table:style-name="ce13">
            <text:p>104.30</text:p>
          </table:table-cell>
          <table:table-cell table:style-name="ce3"/>
          <table:table-cell office:value-type="float" office:value="20627" table:style-name="ce6">
            <text:p>20,627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9.50838819282225" table:style-name="ce13">
            <text:p>109.51</text:p>
          </table:table-cell>
          <table:table-cell table:number-columns-repeated="16330"/>
        </table:table-row>
        <table:table-row table:style-name="ro12">
          <table:table-cell table:number-columns-repeated="4"/>
          <table:table-cell table:number-columns-repeated="21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三</text:span><text:s/><text:span text:style-name="T7">年</text:span><text:s text:c="9"/> <text:s/></text:p>
          </table:table-cell>
          <table:table-cell office:value-type="string" table:style-name="ce2">
            <text:p>│</text:p>
          </table:table-cell>
          <table:table-cell office:value-type="float" office:value="130262.167" table:style-name="ce6">
            <text:p>130,262</text:p>
          </table:table-cell>
          <table:table-cell table:style-name="ce6"/>
          <table:table-cell office:value-type="float" office:value="8447398.6030000001" table:style-name="ce6">
            <text:p>8,447,399</text:p>
          </table:table-cell>
          <table:table-cell table:style-name="ce6"/>
          <table:table-cell office:value-type="float" office:value="8155569.3509999998" table:style-name="ce6">
            <text:p>8,155,569</text:p>
          </table:table-cell>
          <table:table-cell table:style-name="ce3"/>
          <table:table-cell office:value-type="float" office:value="64.8" table:style-name="ce12">
            <text:p>64.8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三</text:span><text:s/><text:span text:style-name="T7">年</text:span><text:s text:c="9"/> <text:s/></text:p>
          </table:table-cell>
          <table:table-cell office:value-type="float" office:value="356" table:style-name="ce6">
            <text:p>356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99.719887955182074" table:style-name="ce13">
            <text:p>99.72</text:p>
          </table:table-cell>
          <table:table-cell table:style-name="ce3"/>
          <table:table-cell office:value-type="float" office:value="23080" table:style-name="ce6">
            <text:p>23,080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98.826753446946995" table:style-name="ce13">
            <text:p>98.83</text:p>
          </table:table-cell>
          <table:table-cell table:style-name="ce3"/>
          <table:table-cell office:value-type="float" office:value="22283" table:style-name="ce6">
            <text:p>22,283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8.02831240606972" table:style-name="ce13">
            <text:p>108.03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七</text:span><text:s/><text:span text:style-name="T7">十</text:span><text:s/><text:span text:style-name="T7">四</text:span><text:s/><text:span text:style-name="T7">年</text:span><text:s text:c="8"/> </text:p>
          </table:table-cell>
          <table:table-cell office:value-type="string" table:style-name="ce2">
            <text:p>│</text:p>
          </table:table-cell>
          <table:table-cell office:value-type="float" office:value="130895.63800000001" table:style-name="ce6">
            <text:p>130,896</text:p>
          </table:table-cell>
          <table:table-cell table:style-name="ce6"/>
          <table:table-cell office:value-type="float" office:value="8298942.0080000004" table:style-name="ce6">
            <text:p>8,298,942</text:p>
          </table:table-cell>
          <table:table-cell table:style-name="ce6"/>
          <table:table-cell office:value-type="float" office:value="8420288.3489999995" table:style-name="ce6">
            <text:p>8,420,288</text:p>
          </table:table-cell>
          <table:table-cell table:style-name="ce3"/>
          <table:table-cell office:value-type="float" office:value="63.4" table:style-name="ce12">
            <text:p>63.4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四</text:span><text:s/><text:span text:style-name="T7">年</text:span><text:s text:c="8"/> </text:p>
          </table:table-cell>
          <table:table-cell office:value-type="float" office:value="359" table:style-name="ce6">
            <text:p>359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0.84269662921348" table:style-name="ce13">
            <text:p>100.84</text:p>
          </table:table-cell>
          <table:table-cell table:style-name="ce3"/>
          <table:table-cell office:value-type="float" office:value="22737" table:style-name="ce6">
            <text:p>22,737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98.51386481802426" table:style-name="ce13">
            <text:p>98.51</text:p>
          </table:table-cell>
          <table:table-cell table:style-name="ce3"/>
          <table:table-cell office:value-type="float" office:value="23069" table:style-name="ce6">
            <text:p>23,069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3.52735269039177" table:style-name="ce13">
            <text:p>103.53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12" table:style-name="ce3"/>
          <table:table-cell table:style-name="ce13"/>
          <table:table-cell table:number-columns-repeated="11" table:style-name="ce3"/>
          <table:table-cell table:style-name="ce14"/>
          <table:table-cell table:number-columns-repeated="16332" table:style-name="ce3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七</text:span><text:s/><text:span text:style-name="T7">十</text:span><text:s/><text:span text:style-name="T7">五</text:span><text:s/><text:span text:style-name="T7">年</text:span><text:s text:c="8"/> </text:p>
          </table:table-cell>
          <table:table-cell office:value-type="string" table:style-name="ce2">
            <text:p>│</text:p>
          </table:table-cell>
          <table:table-cell office:value-type="float" office:value="131606.739" table:style-name="ce6">
            <text:p>131,607</text:p>
          </table:table-cell>
          <table:table-cell table:style-name="ce6"/>
          <table:table-cell office:value-type="float" office:value="8305294.4720000001" table:style-name="ce6">
            <text:p>8,305,294</text:p>
          </table:table-cell>
          <table:table-cell table:style-name="ce6"/>
          <table:table-cell office:value-type="float" office:value="8163681.0750000002" table:style-name="ce6">
            <text:p>8,163,681</text:p>
          </table:table-cell>
          <table:table-cell table:style-name="ce3"/>
          <table:table-cell office:value-type="float" office:value="63.1" table:style-name="ce12">
            <text:p>63.1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五</text:span><text:s/><text:span text:style-name="T7">年</text:span><text:s text:c="8"/> </text:p>
          </table:table-cell>
          <table:table-cell office:value-type="float" office:value="361" table:style-name="ce6">
            <text:p>361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0.55710306406684" table:style-name="ce13">
            <text:p>100.56</text:p>
          </table:table-cell>
          <table:table-cell table:style-name="ce3"/>
          <table:table-cell office:value-type="float" office:value="22754" table:style-name="ce6">
            <text:p>22,754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00.07476799929631" table:style-name="ce13">
            <text:p>100.07</text:p>
          </table:table-cell>
          <table:table-cell table:style-name="ce3"/>
          <table:table-cell office:value-type="float" office:value="22366" table:style-name="ce6">
            <text:p>22,366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96.95262039967055" table:style-name="ce13">
            <text:p>96.95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七</text:span><text:s/><text:span text:style-name="T7">十</text:span><text:s/><text:span text:style-name="T7">六</text:span><text:s/><text:span text:style-name="T7">年</text:span><text:s text:c="8"/> </text:p>
          </table:table-cell>
          <table:table-cell office:value-type="string" table:style-name="ce2">
            <text:p>│</text:p>
          </table:table-cell>
          <table:table-cell office:value-type="float" office:value="134168.23000000001" table:style-name="ce6">
            <text:p>134,168</text:p>
          </table:table-cell>
          <table:table-cell table:style-name="ce6"/>
          <table:table-cell office:value-type="float" office:value="8446356.5350000001" table:style-name="ce6">
            <text:p>8,446,357</text:p>
          </table:table-cell>
          <table:table-cell table:style-name="ce6"/>
          <table:table-cell office:value-type="float" office:value="8371427.8739999998" table:style-name="ce6">
            <text:p>8,371,428</text:p>
          </table:table-cell>
          <table:table-cell table:style-name="ce3"/>
          <table:table-cell office:value-type="float" office:value="63" table:style-name="ce12">
            <text:p>63.0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六</text:span><text:s/><text:span text:style-name="T7">年</text:span><text:s text:c="8"/> </text:p>
          </table:table-cell>
          <table:table-cell office:value-type="float" office:value="368" table:style-name="ce6">
            <text:p>368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1.93905817174516" table:style-name="ce13">
            <text:p>101.94</text:p>
          </table:table-cell>
          <table:table-cell table:style-name="ce3"/>
          <table:table-cell office:value-type="float" office:value="23141" table:style-name="ce6">
            <text:p>23,141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01.70079985936538" table:style-name="ce13">
            <text:p>101.70</text:p>
          </table:table-cell>
          <table:table-cell table:style-name="ce3"/>
          <table:table-cell office:value-type="float" office:value="22935" table:style-name="ce6">
            <text:p>22,935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2.54404006080658" table:style-name="ce13">
            <text:p>102.54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七</text:span><text:s/><text:span text:style-name="T7">十</text:span><text:s/><text:span text:style-name="T7">七</text:span><text:s/><text:span text:style-name="T7">年</text:span><text:s text:c="9"/> <text:s/></text:p>
          </table:table-cell>
          <table:table-cell office:value-type="string" table:style-name="ce2">
            <text:p>│</text:p>
          </table:table-cell>
          <table:table-cell office:value-type="float" office:value="132160.92199999999" table:style-name="ce6">
            <text:p>132,161</text:p>
          </table:table-cell>
          <table:table-cell table:style-name="ce6"/>
          <table:table-cell office:value-type="float" office:value="8223337.3370000003" table:style-name="ce6">
            <text:p>8,223,337</text:p>
          </table:table-cell>
          <table:table-cell table:style-name="ce6"/>
          <table:table-cell office:value-type="float" office:value="8577840.9680000003" table:style-name="ce6">
            <text:p>8,577,841</text:p>
          </table:table-cell>
          <table:table-cell table:style-name="ce3"/>
          <table:table-cell office:value-type="float" office:value="62.2" table:style-name="ce12">
            <text:p>62.2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七</text:span><text:s/><text:span text:style-name="T7">年</text:span><text:s text:c="9"/> <text:s/></text:p>
          </table:table-cell>
          <table:table-cell office:value-type="float" office:value="361" table:style-name="ce6">
            <text:p>361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98.097826086956516" table:style-name="ce13">
            <text:p>98.10</text:p>
          </table:table-cell>
          <table:table-cell table:style-name="ce3"/>
          <table:table-cell office:value-type="float" office:value="22468" table:style-name="ce6">
            <text:p>22,468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97.091741929907954" table:style-name="ce13">
            <text:p>97.09</text:p>
          </table:table-cell>
          <table:table-cell table:style-name="ce3"/>
          <table:table-cell office:value-type="float" office:value="23437" table:style-name="ce6">
            <text:p>23,437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2.18879441901025" table:style-name="ce13">
            <text:p>102.19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七</text:span><text:s/><text:span text:style-name="T7">十</text:span><text:s/><text:span text:style-name="T7">八</text:span><text:s/><text:span text:style-name="T7">年</text:span><text:s text:c="9"/> <text:s/></text:p>
          </table:table-cell>
          <table:table-cell office:value-type="string" table:style-name="ce2">
            <text:p>│</text:p>
          </table:table-cell>
          <table:table-cell office:value-type="float" office:value="127283.379" table:style-name="ce6">
            <text:p>127,283</text:p>
          </table:table-cell>
          <table:table-cell table:style-name="ce6"/>
          <table:table-cell office:value-type="float" office:value="8132572.7750000004" table:style-name="ce6">
            <text:p>8,132,573</text:p>
          </table:table-cell>
          <table:table-cell table:style-name="ce6"/>
          <table:table-cell office:value-type="float" office:value="9209134.841" table:style-name="ce6">
            <text:p>9,209,135</text:p>
          </table:table-cell>
          <table:table-cell table:style-name="ce3"/>
          <table:table-cell office:value-type="float" office:value="63.9" table:style-name="ce12">
            <text:p>63.9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八</text:span><text:s/><text:span text:style-name="T7">年</text:span><text:s text:c="9"/> <text:s/></text:p>
          </table:table-cell>
          <table:table-cell office:value-type="float" office:value="349" table:style-name="ce6">
            <text:p>349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96.67590027700831" table:style-name="ce13">
            <text:p>96.68</text:p>
          </table:table-cell>
          <table:table-cell table:style-name="ce3"/>
          <table:table-cell office:value-type="float" office:value="22281" table:style-name="ce6">
            <text:p>22,281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99.167705180701432" table:style-name="ce13">
            <text:p>99.17</text:p>
          </table:table-cell>
          <table:table-cell table:style-name="ce3"/>
          <table:table-cell office:value-type="float" office:value="25231" table:style-name="ce6">
            <text:p>25,231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7.65456329735035" table:style-name="ce13">
            <text:p>107.65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12" table:style-name="ce3"/>
          <table:table-cell table:style-name="ce13"/>
          <table:table-cell table:number-columns-repeated="5" table:style-name="ce3"/>
          <table:table-cell table:style-name="ce14"/>
          <table:table-cell table:number-columns-repeated="5" table:style-name="ce3"/>
          <table:table-cell table:style-name="ce14"/>
          <table:table-cell table:number-columns-repeated="16332" table:style-name="ce3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七</text:span><text:s/><text:span text:style-name="T7">十</text:span><text:s/><text:span text:style-name="T7">九</text:span><text:s/><text:span text:style-name="T7">年</text:span><text:s text:c="8"/> </text:p>
          </table:table-cell>
          <table:table-cell office:value-type="string" table:style-name="ce2">
            <text:p>│</text:p>
          </table:table-cell>
          <table:table-cell office:value-type="float" office:value="131736.28899999999" table:style-name="ce6">
            <text:p>131,736</text:p>
          </table:table-cell>
          <table:table-cell table:style-name="ce6"/>
          <table:table-cell office:value-type="float" office:value="8312178.3459999999" table:style-name="ce6">
            <text:p>8,312,178</text:p>
          </table:table-cell>
          <table:table-cell table:style-name="ce6"/>
          <table:table-cell office:value-type="float" office:value="9528013.2210000008" table:style-name="ce6">
            <text:p>9,528,013</text:p>
          </table:table-cell>
          <table:table-cell table:style-name="ce3"/>
          <table:table-cell office:value-type="float" office:value="63.1" table:style-name="ce12">
            <text:p>63.1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/><text:span text:style-name="T7">十</text:span><text:s/><text:span text:style-name="T7">九</text:span><text:s/><text:span text:style-name="T7">年</text:span><text:s text:c="8"/> </text:p>
          </table:table-cell>
          <table:table-cell office:value-type="float" office:value="361" table:style-name="ce6">
            <text:p>361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3.43839541547277" table:style-name="ce13">
            <text:p>103.44</text:p>
          </table:table-cell>
          <table:table-cell table:style-name="ce3"/>
          <table:table-cell office:value-type="float" office:value="22773" table:style-name="ce6">
            <text:p>22,773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02.2081594183385" table:style-name="ce13">
            <text:p>102.21</text:p>
          </table:table-cell>
          <table:table-cell table:style-name="ce3"/>
          <table:table-cell office:value-type="float" office:value="26104" table:style-name="ce6">
            <text:p>26,104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3.46002932900005" table:style-name="ce13">
            <text:p>103.46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八</text:span><text:s text:c="4"/><text:span text:style-name="T7">十</text:span><text:s/><text:span text:style-name="T7">年</text:span><text:s text:c="8"/> </text:p>
          </table:table-cell>
          <table:table-cell office:value-type="string" table:style-name="ce2">
            <text:p>│</text:p>
          </table:table-cell>
          <table:table-cell office:value-type="float" office:value="137123.71100000001" table:style-name="ce6">
            <text:p>137,124</text:p>
          </table:table-cell>
          <table:table-cell table:style-name="ce6"/>
          <table:table-cell office:value-type="float" office:value="8611316.4930000007" table:style-name="ce6">
            <text:p>8,611,316</text:p>
          </table:table-cell>
          <table:table-cell table:style-name="ce6"/>
          <table:table-cell office:value-type="float" office:value="10622138.986" table:style-name="ce6">
            <text:p>10,622,139</text:p>
          </table:table-cell>
          <table:table-cell table:style-name="ce3"/>
          <table:table-cell office:value-type="float" office:value="62.8" table:style-name="ce12">
            <text:p>62.8</text:p>
          </table:table-cell>
          <table:table-cell table:number-columns-repeated="2" table:style-name="ce3"/>
          <table:table-cell office:value-type="string" table:style-name="ce7">
            <text:p><text:s text:c="7"/><text:span text:style-name="T7">八</text:span><text:s text:c="4"/><text:span text:style-name="T7">十</text:span><text:s/><text:span text:style-name="T7">年</text:span><text:s text:c="8"/> </text:p>
          </table:table-cell>
          <table:table-cell office:value-type="float" office:value="376" table:style-name="ce6">
            <text:p>376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4.15512465373962" table:style-name="ce13">
            <text:p>104.16</text:p>
          </table:table-cell>
          <table:table-cell table:style-name="ce3"/>
          <table:table-cell office:value-type="float" office:value="23593" table:style-name="ce6">
            <text:p>23,593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03.60075528037589" table:style-name="ce13">
            <text:p>103.60</text:p>
          </table:table-cell>
          <table:table-cell table:style-name="ce3"/>
          <table:table-cell office:value-type="float" office:value="29588" table:style-name="ce6">
            <text:p>29,588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13.34661354581674" table:style-name="ce13">
            <text:p>113.35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12" table:style-name="ce3"/>
          <table:table-cell table:style-name="ce13"/>
          <table:table-cell table:number-columns-repeated="5" table:style-name="ce3"/>
          <table:table-cell table:style-name="ce14"/>
          <table:table-cell table:number-columns-repeated="5" table:style-name="ce3"/>
          <table:table-cell table:style-name="ce14"/>
          <table:table-cell table:number-columns-repeated="16332" table:style-name="ce3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一</text:span><text:s text:c="4"/><text:span text:style-name="T7">月</text:span><text:s text:c="8"/><text:s/></text:p>
          </table:table-cell>
          <table:table-cell office:value-type="string" table:style-name="ce2">
            <text:p>│</text:p>
          </table:table-cell>
          <table:table-cell office:value-type="float" office:value="10607.481" table:style-name="ce6">
            <text:p>10,607</text:p>
          </table:table-cell>
          <table:table-cell table:style-name="ce6"/>
          <table:table-cell office:value-type="float" office:value="610508.41799999995" table:style-name="ce6">
            <text:p>610,508</text:p>
          </table:table-cell>
          <table:table-cell table:style-name="ce6"/>
          <table:table-cell office:value-type="float" office:value="749634.48" table:style-name="ce6">
            <text:p>749,634</text:p>
          </table:table-cell>
          <table:table-cell table:style-name="ce3"/>
          <table:table-cell office:value-type="float" office:value="57.6" table:style-name="ce12">
            <text:p>57.6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一</text:span><text:s text:c="4"/><text:span text:style-name="T7">月</text:span><text:s text:c="8"/><text:s/></text:p>
          </table:table-cell>
          <table:table-cell office:value-type="float" office:value="342" table:style-name="ce6">
            <text:p>342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89.32" table:style-name="ce13">
            <text:p>89.32</text:p>
          </table:table-cell>
          <table:table-cell table:style-name="ce3"/>
          <table:table-cell office:value-type="float" office:value="19694" table:style-name="ce6">
            <text:p>19,694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86.31" table:style-name="ce13">
            <text:p>86.31</text:p>
          </table:table-cell>
          <table:table-cell table:style-name="ce3"/>
          <table:table-cell office:value-type="float" office:value="24182" table:style-name="ce6">
            <text:p>24,182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87.65" table:style-name="ce13">
            <text:p>87.65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二</text:span><text:s text:c="4"/><text:span text:style-name="T7">月</text:span><text:s text:c="8"/><text:s/></text:p>
          </table:table-cell>
          <table:table-cell office:value-type="string" table:style-name="ce2">
            <text:p>│</text:p>
          </table:table-cell>
          <table:table-cell office:value-type="float" office:value="10297.91" table:style-name="ce6">
            <text:p>10,298</text:p>
          </table:table-cell>
          <table:table-cell table:style-name="ce6"/>
          <table:table-cell office:value-type="float" office:value="783274.91200000001" table:style-name="ce6">
            <text:p>783,275</text:p>
          </table:table-cell>
          <table:table-cell table:style-name="ce6"/>
          <table:table-cell office:value-type="float" office:value="1040283.471" table:style-name="ce6">
            <text:p>1,040,283</text:p>
          </table:table-cell>
          <table:table-cell table:style-name="ce3"/>
          <table:table-cell office:value-type="float" office:value="76.099999999999994" table:style-name="ce12">
            <text:p>76.1</text:p>
          </table:table-cell>
          <table:table-cell table:number-columns-repeated="2" table:style-name="ce3"/>
          <table:table-cell office:value-type="string" table:style-name="ce7">
            <text:p><text:s text:c="7"/><text:span text:style-name="T7">二</text:span><text:s text:c="4"/><text:span text:style-name="T7">月</text:span><text:s text:c="8"/><text:s/></text:p>
          </table:table-cell>
          <table:table-cell office:value-type="float" office:value="368" table:style-name="ce6">
            <text:p>368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7.60233918128654" table:style-name="ce13">
            <text:p>107.60</text:p>
          </table:table-cell>
          <table:table-cell table:style-name="ce3"/>
          <table:table-cell office:value-type="float" office:value="27974" table:style-name="ce6">
            <text:p>27,974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42.04326190717984" table:style-name="ce13">
            <text:p>142.04</text:p>
          </table:table-cell>
          <table:table-cell table:style-name="ce3"/>
          <table:table-cell office:value-type="float" office:value="37153" table:style-name="ce6">
            <text:p>37,153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53.63907038292945" table:style-name="ce13">
            <text:p>153.64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三</text:span><text:s text:c="4"/><text:span text:style-name="T7">月</text:span><text:s text:c="8"/><text:s/></text:p>
          </table:table-cell>
          <table:table-cell office:value-type="string" table:style-name="ce2">
            <text:p>│</text:p>
          </table:table-cell>
          <table:table-cell office:value-type="float" office:value="11940.433000000001" table:style-name="ce6">
            <text:p>11,940</text:p>
          </table:table-cell>
          <table:table-cell table:style-name="ce6"/>
          <table:table-cell office:value-type="float" office:value="714764.88199999998" table:style-name="ce6">
            <text:p>714,765</text:p>
          </table:table-cell>
          <table:table-cell table:style-name="ce6"/>
          <table:table-cell office:value-type="float" office:value="883732.56599999999" table:style-name="ce6">
            <text:p>883,733</text:p>
          </table:table-cell>
          <table:table-cell table:style-name="ce3"/>
          <table:table-cell office:value-type="float" office:value="59.9" table:style-name="ce12">
            <text:p>59.9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三</text:span><text:s text:c="4"/><text:span text:style-name="T7">月</text:span><text:s text:c="8"/><text:s/></text:p>
          </table:table-cell>
          <table:table-cell office:value-type="float" office:value="385" table:style-name="ce6">
            <text:p>385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4.61956521739131" table:style-name="ce13">
            <text:p>104.62</text:p>
          </table:table-cell>
          <table:table-cell table:style-name="ce3"/>
          <table:table-cell office:value-type="float" office:value="23057" table:style-name="ce6">
            <text:p>23,057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82.422964181025236" table:style-name="ce13">
            <text:p>82.42</text:p>
          </table:table-cell>
          <table:table-cell table:style-name="ce3"/>
          <table:table-cell office:value-type="float" office:value="28508" table:style-name="ce6">
            <text:p>28,508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76.731354130218293" table:style-name="ce13">
            <text:p>76.73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5" table:style-name="ce6"/>
          <table:table-cell table:style-name="ce3"/>
          <table:table-cell table:style-name="ce12"/>
          <table:table-cell table:number-columns-repeated="3"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6"/>
          <table:table-cell table:style-name="ce3"/>
          <table:table-cell table:style-name="ce14"/>
          <table:table-cell table:style-name="ce6"/>
          <table:table-cell table:style-name="ce13"/>
          <table:table-cell table:style-name="ce3"/>
          <table:table-cell table:style-name="ce6"/>
          <table:table-cell table:style-name="ce3"/>
          <table:table-cell table:style-name="ce14"/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四</text:span><text:s text:c="4"/><text:span text:style-name="T7">月</text:span><text:s text:c="8"/><text:s/></text:p>
          </table:table-cell>
          <table:table-cell office:value-type="string" table:style-name="ce2">
            <text:p>│</text:p>
          </table:table-cell>
          <table:table-cell office:value-type="float" office:value="11610.569" table:style-name="ce6">
            <text:p>11,611</text:p>
          </table:table-cell>
          <table:table-cell table:style-name="ce6"/>
          <table:table-cell office:value-type="float" office:value="723925.9" table:style-name="ce6">
            <text:p>723,926</text:p>
          </table:table-cell>
          <table:table-cell table:style-name="ce6"/>
          <table:table-cell office:value-type="float" office:value="899975.23300000001" table:style-name="ce6">
            <text:p>899,975</text:p>
          </table:table-cell>
          <table:table-cell table:style-name="ce3"/>
          <table:table-cell office:value-type="float" office:value="62.4" table:style-name="ce12">
            <text:p>62.4</text:p>
          </table:table-cell>
          <table:table-cell table:number-columns-repeated="2" table:style-name="ce3"/>
          <table:table-cell office:value-type="string" table:style-name="ce7">
            <text:p><text:s text:c="7"/><text:span text:style-name="T7">四</text:span><text:s text:c="4"/><text:span text:style-name="T7">月</text:span><text:s text:c="8"/><text:s/></text:p>
          </table:table-cell>
          <table:table-cell office:value-type="float" office:value="387" table:style-name="ce6">
            <text:p>387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0.51948051948052" table:style-name="ce13">
            <text:p>100.52</text:p>
          </table:table-cell>
          <table:table-cell table:style-name="ce3"/>
          <table:table-cell office:value-type="float" office:value="24131" table:style-name="ce6">
            <text:p>24,131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04.65802142516371" table:style-name="ce13">
            <text:p>104.66</text:p>
          </table:table-cell>
          <table:table-cell table:style-name="ce3"/>
          <table:table-cell office:value-type="float" office:value="29999" table:style-name="ce6">
            <text:p>29,999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5.23011084607829" table:style-name="ce13">
            <text:p>105.23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五</text:span><text:s text:c="4"/><text:span text:style-name="T7">月</text:span><text:s text:c="9"/></text:p>
          </table:table-cell>
          <table:table-cell office:value-type="string" table:style-name="ce2">
            <text:p>│</text:p>
          </table:table-cell>
          <table:table-cell office:value-type="float" office:value="11440.347" table:style-name="ce6">
            <text:p>11,440</text:p>
          </table:table-cell>
          <table:table-cell table:style-name="ce6"/>
          <table:table-cell office:value-type="float" office:value="661189.11899999995" table:style-name="ce6">
            <text:p>661,189</text:p>
          </table:table-cell>
          <table:table-cell table:style-name="ce6"/>
          <table:table-cell office:value-type="float" office:value="834919.18900000001" table:style-name="ce6">
            <text:p>834,919</text:p>
          </table:table-cell>
          <table:table-cell table:style-name="ce3"/>
          <table:table-cell office:value-type="float" office:value="57.8" table:style-name="ce12">
            <text:p>57.8</text:p>
          </table:table-cell>
          <table:table-cell table:number-columns-repeated="2" table:style-name="ce3"/>
          <table:table-cell office:value-type="string" table:style-name="ce7">
            <text:p><text:s text:c="7"/><text:span text:style-name="T7">五</text:span><text:s text:c="4"/><text:span text:style-name="T7">月</text:span><text:s text:c="9"/></text:p>
          </table:table-cell>
          <table:table-cell office:value-type="float" office:value="369" table:style-name="ce6">
            <text:p>369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95.348837209302332" table:style-name="ce13">
            <text:p>95.35</text:p>
          </table:table-cell>
          <table:table-cell table:style-name="ce3"/>
          <table:table-cell office:value-type="float" office:value="21329" table:style-name="ce6">
            <text:p>21,329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88.388380091997846" table:style-name="ce13">
            <text:p>88.39</text:p>
          </table:table-cell>
          <table:table-cell table:style-name="ce3"/>
          <table:table-cell office:value-type="float" office:value="26933" table:style-name="ce6">
            <text:p>26,933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89.779659321977405" table:style-name="ce13">
            <text:p>89.78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六</text:span><text:s text:c="4"/><text:span text:style-name="T7">月</text:span><text:s text:c="9"/></text:p>
          </table:table-cell>
          <table:table-cell office:value-type="string" table:style-name="ce2">
            <text:p>│</text:p>
          </table:table-cell>
          <table:table-cell office:value-type="float" office:value="10765.075000000001" table:style-name="ce6">
            <text:p>10,765</text:p>
          </table:table-cell>
          <table:table-cell table:style-name="ce6"/>
          <table:table-cell office:value-type="float" office:value="673967.79599999997" table:style-name="ce6">
            <text:p>673,968</text:p>
          </table:table-cell>
          <table:table-cell table:style-name="ce6"/>
          <table:table-cell office:value-type="float" office:value="828894.73300000001" table:style-name="ce6">
            <text:p>828,895</text:p>
          </table:table-cell>
          <table:table-cell table:style-name="ce3"/>
          <table:table-cell office:value-type="float" office:value="62.6" table:style-name="ce12">
            <text:p>62.6</text:p>
          </table:table-cell>
          <table:table-cell table:number-columns-repeated="2" table:style-name="ce3"/>
          <table:table-cell office:value-type="string" table:style-name="ce7">
            <text:p><text:s text:c="7"/><text:span text:style-name="T7">六</text:span><text:s text:c="4"/><text:span text:style-name="T7">月</text:span><text:s text:c="9"/></text:p>
          </table:table-cell>
          <table:table-cell office:value-type="float" office:value="359" table:style-name="ce6">
            <text:p>359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97.289972899728994" table:style-name="ce13">
            <text:p>97.29</text:p>
          </table:table-cell>
          <table:table-cell table:style-name="ce3"/>
          <table:table-cell office:value-type="float" office:value="22466" table:style-name="ce6">
            <text:p>22,466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05.33077031271978" table:style-name="ce13">
            <text:p>105.33</text:p>
          </table:table-cell>
          <table:table-cell table:style-name="ce3"/>
          <table:table-cell office:value-type="float" office:value="27630" table:style-name="ce6">
            <text:p>27,630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2.5879033156351" table:style-name="ce13">
            <text:p>102.59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5" table:style-name="ce6"/>
          <table:table-cell table:style-name="ce3"/>
          <table:table-cell table:style-name="ce12"/>
          <table:table-cell table:number-columns-repeated="3"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6"/>
          <table:table-cell table:style-name="ce3"/>
          <table:table-cell table:style-name="ce14"/>
          <table:table-cell table:style-name="ce6"/>
          <table:table-cell table:style-name="ce13"/>
          <table:table-cell table:style-name="ce3"/>
          <table:table-cell table:style-name="ce6"/>
          <table:table-cell table:style-name="ce3"/>
          <table:table-cell table:style-name="ce14"/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七</text:span><text:s text:c="4"/><text:span text:style-name="T7">月</text:span><text:s text:c="10"/><text:s/></text:p>
          </table:table-cell>
          <table:table-cell office:value-type="string" table:style-name="ce2">
            <text:p>│</text:p>
          </table:table-cell>
          <table:table-cell office:value-type="float" office:value="10421.816000000001" table:style-name="ce6">
            <text:p>10,422</text:p>
          </table:table-cell>
          <table:table-cell table:style-name="ce6"/>
          <table:table-cell office:value-type="float" office:value="763796.59199999995" table:style-name="ce6">
            <text:p>763,797</text:p>
          </table:table-cell>
          <table:table-cell table:style-name="ce6"/>
          <table:table-cell office:value-type="float" office:value="984745.473" table:style-name="ce6">
            <text:p>984,745</text:p>
          </table:table-cell>
          <table:table-cell table:style-name="ce3"/>
          <table:table-cell office:value-type="float" office:value="73.3" table:style-name="ce12">
            <text:p>73.3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 text:c="4"/><text:span text:style-name="T7">月</text:span><text:s text:c="10"/><text:s/></text:p>
          </table:table-cell>
          <table:table-cell office:value-type="float" office:value="336" table:style-name="ce6">
            <text:p>336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93.593314763231191" table:style-name="ce13">
            <text:p>93.59</text:p>
          </table:table-cell>
          <table:table-cell table:style-name="ce3"/>
          <table:table-cell office:value-type="float" office:value="24639" table:style-name="ce6">
            <text:p>24,639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09.67239383957981" table:style-name="ce13">
            <text:p>109.67</text:p>
          </table:table-cell>
          <table:table-cell table:style-name="ce3"/>
          <table:table-cell office:value-type="float" office:value="31766" table:style-name="ce6">
            <text:p>31,766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14.96923633731451" table:style-name="ce13">
            <text:p>114.97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八</text:span><text:s text:c="4"/><text:span text:style-name="T7">月</text:span><text:s text:c="11"/></text:p>
          </table:table-cell>
          <table:table-cell office:value-type="string" table:style-name="ce2">
            <text:p>│</text:p>
          </table:table-cell>
          <table:table-cell office:value-type="float" office:value="11082.138000000001" table:style-name="ce6">
            <text:p>11,082</text:p>
          </table:table-cell>
          <table:table-cell table:style-name="ce6"/>
          <table:table-cell office:value-type="float" office:value="790930.86699999997" table:style-name="ce6">
            <text:p>790,931</text:p>
          </table:table-cell>
          <table:table-cell table:style-name="ce6"/>
          <table:table-cell office:value-type="float" office:value="1032742.901" table:style-name="ce6">
            <text:p>1,032,743</text:p>
          </table:table-cell>
          <table:table-cell table:style-name="ce3"/>
          <table:table-cell office:value-type="float" office:value="71.400000000000006" table:style-name="ce12">
            <text:p>71.4</text:p>
          </table:table-cell>
          <table:table-cell table:number-columns-repeated="2" table:style-name="ce3"/>
          <table:table-cell office:value-type="string" table:style-name="ce7">
            <text:p><text:s text:c="7"/><text:span text:style-name="T7">八</text:span><text:s text:c="4"/><text:span text:style-name="T7">月</text:span><text:s text:c="11"/></text:p>
          </table:table-cell>
          <table:table-cell office:value-type="float" office:value="357" table:style-name="ce6">
            <text:p>357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6.25" table:style-name="ce13">
            <text:p>106.25</text:p>
          </table:table-cell>
          <table:table-cell table:style-name="ce3"/>
          <table:table-cell office:value-type="float" office:value="25514" table:style-name="ce6">
            <text:p>25,514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03.55128049027964" table:style-name="ce13">
            <text:p>103.55</text:p>
          </table:table-cell>
          <table:table-cell table:style-name="ce3"/>
          <table:table-cell office:value-type="float" office:value="33314" table:style-name="ce6">
            <text:p>33,314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104.87313479821192" table:style-name="ce13">
            <text:p>104.87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九</text:span><text:s text:c="4"/><text:span text:style-name="T7">月</text:span><text:s text:c="11"/></text:p>
          </table:table-cell>
          <table:table-cell office:value-type="string" table:style-name="ce2">
            <text:p>│</text:p>
          </table:table-cell>
          <table:table-cell office:value-type="float" office:value="12186.226000000001" table:style-name="ce6">
            <text:p>12,186</text:p>
          </table:table-cell>
          <table:table-cell table:style-name="ce6"/>
          <table:table-cell office:value-type="float" office:value="757962.54399999999" table:style-name="ce6">
            <text:p>757,963</text:p>
          </table:table-cell>
          <table:table-cell table:style-name="ce6"/>
          <table:table-cell office:value-type="float" office:value="954098.14300000004" table:style-name="ce6">
            <text:p>954,098</text:p>
          </table:table-cell>
          <table:table-cell table:style-name="ce3"/>
          <table:table-cell office:value-type="float" office:value="62.2" table:style-name="ce12">
            <text:p>62.2</text:p>
          </table:table-cell>
          <table:table-cell table:number-columns-repeated="2" table:style-name="ce3"/>
          <table:table-cell office:value-type="string" table:style-name="ce7">
            <text:p><text:s text:c="7"/><text:span text:style-name="T7">九</text:span><text:s text:c="4"/><text:span text:style-name="T7">月</text:span><text:s text:c="11"/></text:p>
          </table:table-cell>
          <table:table-cell office:value-type="float" office:value="406" table:style-name="ce6">
            <text:p>406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13.72549019607843" table:style-name="ce13">
            <text:p>113.73</text:p>
          </table:table-cell>
          <table:table-cell table:style-name="ce3"/>
          <table:table-cell office:value-type="float" office:value="25265" table:style-name="ce6">
            <text:p>25,265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99.024065219095405" table:style-name="ce13">
            <text:p>99.02</text:p>
          </table:table-cell>
          <table:table-cell table:style-name="ce3"/>
          <table:table-cell office:value-type="float" office:value="31803" table:style-name="ce6">
            <text:p>31,803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95.464369334213842" table:style-name="ce13">
            <text:p>95.46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5" table:style-name="ce6"/>
          <table:table-cell table:style-name="ce3"/>
          <table:table-cell table:style-name="ce12"/>
          <table:table-cell table:number-columns-repeated="3"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6"/>
          <table:table-cell table:style-name="ce3"/>
          <table:table-cell table:style-name="ce14"/>
          <table:table-cell table:style-name="ce6"/>
          <table:table-cell table:style-name="ce13"/>
          <table:table-cell table:style-name="ce3"/>
          <table:table-cell table:style-name="ce6"/>
          <table:table-cell table:style-name="ce3"/>
          <table:table-cell table:style-name="ce14"/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十</text:span><text:s text:c="4"/><text:span text:style-name="T7">月</text:span><text:s text:c="11"/></text:p>
          </table:table-cell>
          <table:table-cell office:value-type="string" table:style-name="ce2">
            <text:p>│</text:p>
          </table:table-cell>
          <table:table-cell office:value-type="float" office:value="12432.147000000001" table:style-name="ce6">
            <text:p>12,432</text:p>
          </table:table-cell>
          <table:table-cell table:style-name="ce6"/>
          <table:table-cell office:value-type="float" office:value="746809.45900000003" table:style-name="ce6">
            <text:p>746,809</text:p>
          </table:table-cell>
          <table:table-cell table:style-name="ce6"/>
          <table:table-cell office:value-type="float" office:value="729636.41700000002" table:style-name="ce6">
            <text:p>729,636</text:p>
          </table:table-cell>
          <table:table-cell table:style-name="ce3"/>
          <table:table-cell office:value-type="float" office:value="60.1" table:style-name="ce12">
            <text:p>60.1</text:p>
          </table:table-cell>
          <table:table-cell table:number-columns-repeated="2" table:style-name="ce3"/>
          <table:table-cell office:value-type="string" table:style-name="ce7">
            <text:p><text:s text:c="7"/><text:span text:style-name="T7">十</text:span><text:s text:c="4"/><text:span text:style-name="T7">月</text:span><text:s text:c="11"/></text:p>
          </table:table-cell>
          <table:table-cell office:value-type="float" office:value="401" table:style-name="ce6">
            <text:p>401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98.768472906403943" table:style-name="ce13">
            <text:p>98.77</text:p>
          </table:table-cell>
          <table:table-cell table:style-name="ce3"/>
          <table:table-cell office:value-type="float" office:value="24091" table:style-name="ce6">
            <text:p>24,091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95.353255491787053" table:style-name="ce13">
            <text:p>95.35</text:p>
          </table:table-cell>
          <table:table-cell table:style-name="ce3"/>
          <table:table-cell office:value-type="float" office:value="29185" table:style-name="ce6">
            <text:p>29,185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91.768072194447072" table:style-name="ce13">
            <text:p>91.77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string" table:style-name="ce2">
            <text:p>│</text:p>
          </table:table-cell>
          <table:table-cell office:value-type="float" office:value="12033.907999999999" table:style-name="ce6">
            <text:p>12,034</text:p>
          </table:table-cell>
          <table:table-cell table:style-name="ce6"/>
          <table:table-cell office:value-type="float" office:value="675554.38399999996" table:style-name="ce6">
            <text:p>675,554</text:p>
          </table:table-cell>
          <table:table-cell table:style-name="ce6"/>
          <table:table-cell office:value-type="float" office:value="879155.071" table:style-name="ce6">
            <text:p>879,155</text:p>
          </table:table-cell>
          <table:table-cell table:style-name="ce3"/>
          <table:table-cell office:value-type="float" office:value="56.1" table:style-name="ce12">
            <text:p>56.1</text:p>
          </table:table-cell>
          <table:table-cell table:number-columns-repeated="2" table:style-name="ce3"/>
          <table:table-cell office:value-type="string" table:style-name="ce7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float" office:value="401" table:style-name="ce6">
            <text:p>401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100" table:style-name="ce13">
            <text:p>100.00</text:p>
          </table:table-cell>
          <table:table-cell table:style-name="ce3"/>
          <table:table-cell office:value-type="float" office:value="22518" table:style-name="ce6">
            <text:p>22,518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93.470590677016318" table:style-name="ce13">
            <text:p>93.47</text:p>
          </table:table-cell>
          <table:table-cell table:style-name="ce3"/>
          <table:table-cell office:value-type="float" office:value="28360" table:style-name="ce6">
            <text:p>28,360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97.173205413739936" table:style-name="ce13">
            <text:p>97.17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string" table:style-name="ce2">
            <text:p>│</text:p>
          </table:table-cell>
          <table:table-cell office:value-type="float" office:value="12305.661" table:style-name="ce6">
            <text:p>12,306</text:p>
          </table:table-cell>
          <table:table-cell table:style-name="ce6"/>
          <table:table-cell office:value-type="float" office:value="708631.62" table:style-name="ce6">
            <text:p>708,632</text:p>
          </table:table-cell>
          <table:table-cell table:style-name="ce6"/>
          <table:table-cell office:value-type="float" office:value="804321.30900000001" table:style-name="ce6">
            <text:p>804,321</text:p>
          </table:table-cell>
          <table:table-cell table:style-name="ce3"/>
          <table:table-cell office:value-type="float" office:value="57.6" table:style-name="ce12">
            <text:p>57.6</text:p>
          </table:table-cell>
          <table:table-cell table:number-columns-repeated="2" table:style-name="ce3"/>
          <table:table-cell office:value-type="string" table:style-name="ce7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float" office:value="397" table:style-name="ce6">
            <text:p>397</text:p>
          </table:table-cell>
          <table:table-cell table:style-name="ce3"/>
          <table:table-cell office:value-type="float" office:value="0" table:formula="msoxl:=#REF!" table:style-name="ce13">
            <text:p>#REF!</text:p>
          </table:table-cell>
          <table:table-cell table:style-name="ce3"/>
          <table:table-cell office:value-type="float" office:value="99.002493765586024" table:style-name="ce13">
            <text:p>99.00</text:p>
          </table:table-cell>
          <table:table-cell table:style-name="ce3"/>
          <table:table-cell office:value-type="float" office:value="22859" table:style-name="ce6">
            <text:p>22,859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6"/>
          <table:table-cell office:value-type="float" office:value="101.51434408029132" table:style-name="ce13">
            <text:p>101.51</text:p>
          </table:table-cell>
          <table:table-cell table:style-name="ce3"/>
          <table:table-cell office:value-type="float" office:value="26811" table:style-name="ce6">
            <text:p>26,811</text:p>
          </table:table-cell>
          <table:table-cell table:style-name="ce3"/>
          <table:table-cell office:value-type="float" office:value="0" table:formula="msoxl:=#DIV/0!" table:style-name="ce14">
            <text:p>#DIV/0!</text:p>
          </table:table-cell>
          <table:table-cell table:style-name="ce3"/>
          <table:table-cell office:value-type="float" office:value="94.538081805359667" table:style-name="ce13">
            <text:p>94.54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6" table:style-name="ce3"/>
          <table:table-cell table:style-name="ce12"/>
          <table:table-cell table:number-columns-repeated="3"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13"/>
          <table:table-cell table:number-columns-repeated="3" table:style-name="ce3"/>
          <table:table-cell table:style-name="ce14"/>
          <table:table-cell table:style-name="ce3"/>
          <table:table-cell table:style-name="ce13"/>
          <table:table-cell table:number-columns-repeated="3" table:style-name="ce3"/>
          <table:table-cell table:style-name="ce14"/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/><text:span text:style-name="T7">民</text:span><text:s/><text:span text:style-name="T7">國</text:span><text:s/><text:span text:style-name="T7">八</text:span><text:s/><text:span text:style-name="T7">十</text:span><text:s/><text:span text:style-name="T7">一</text:span><text:s/><text:span text:style-name="T7">年</text:span><text:s text:c="9"/> <text:s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/><text:span text:style-name="T7">民</text:span><text:s/><text:span text:style-name="T7">國</text:span><text:s/><text:span text:style-name="T7">八</text:span><text:s/><text:span text:style-name="T7">十</text:span><text:s/><text:span text:style-name="T7">一</text:span><text:s/><text:span text:style-name="T7">年</text:span><text:s text:c="9"/> <text:s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table:style-name="ce13"/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table:style-name="ce13"/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一</text:span><text:s/><text:span text:style-name="T7">至</text:span><text:s/><text:span text:style-name="T7">七</text:span><text:s/><text:span text:style-name="T7">月</text:span><text:s text:c="5"/> <text:s/></text:p>
          </table:table-cell>
          <table:table-cell office:value-type="string" table:style-name="ce2">
            <text:p>│</text:p>
          </table:table-cell>
          <table:table-cell table:number-columns-repeated="6" table:style-name="ce3"/>
          <table:table-cell table:style-name="ce12"/>
          <table:table-cell table:number-columns-repeated="2" table:style-name="ce3"/>
          <table:table-cell office:value-type="string" table:style-name="ce7">
            <text:p><text:s text:c="7"/><text:span text:style-name="T7">一</text:span><text:s/><text:span text:style-name="T7">至</text:span><text:s/><text:span text:style-name="T7">七</text:span><text:s/><text:span text:style-name="T7">月</text:span><text:s text:c="5"/> <text:s/>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13"/>
          <table:table-cell table:number-columns-repeated="3" table:style-name="ce3"/>
          <table:table-cell table:style-name="ce14"/>
          <table:table-cell table:style-name="ce6"/>
          <table:table-cell table:style-name="ce13"/>
          <table:table-cell table:number-columns-repeated="3" table:style-name="ce3"/>
          <table:table-cell table:style-name="ce14"/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5" table:style-name="ce6"/>
          <table:table-cell table:style-name="ce3"/>
          <table:table-cell table:style-name="ce12"/>
          <table:table-cell table:number-columns-repeated="3"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13"/>
          <table:table-cell table:number-columns-repeated="3" table:style-name="ce3"/>
          <table:table-cell table:style-name="ce14"/>
          <table:table-cell table:style-name="ce6"/>
          <table:table-cell table:style-name="ce13"/>
          <table:table-cell table:number-columns-repeated="3" table:style-name="ce3"/>
          <table:table-cell table:style-name="ce14"/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一</text:span><text:s text:c="4"/><text:span text:style-name="T7">月</text:span><text:s text:c="8"/><text:s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一</text:span><text:s text:c="4"/><text:span text:style-name="T7">月</text:span><text:s text:c="8"/><text:s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二</text:span><text:s text:c="4"/><text:span text:style-name="T7">月</text:span><text:s text:c="8"/><text:s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二</text:span><text:s text:c="4"/><text:span text:style-name="T7">月</text:span><text:s text:c="8"/><text:s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三</text:span><text:s text:c="4"/><text:span text:style-name="T7">月</text:span><text:s text:c="8"/><text:s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三</text:span><text:s text:c="4"/><text:span text:style-name="T7">月</text:span><text:s text:c="8"/><text:s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5" table:style-name="ce6"/>
          <table:table-cell table:style-name="ce3"/>
          <table:table-cell table:style-name="ce12"/>
          <table:table-cell table:number-columns-repeated="3"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6"/>
          <table:table-cell table:style-name="ce3"/>
          <table:table-cell table:style-name="ce14"/>
          <table:table-cell table:style-name="ce6"/>
          <table:table-cell table:style-name="ce13"/>
          <table:table-cell table:number-columns-repeated="3" table:style-name="ce3"/>
          <table:table-cell table:style-name="ce14"/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四</text:span><text:s text:c="4"/><text:span text:style-name="T7">月</text:span><text:s text:c="8"/><text:s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四</text:span><text:s text:c="4"/><text:span text:style-name="T7">月</text:span><text:s text:c="8"/><text:s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1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五</text:span><text:s text:c="4"/><text:span text:style-name="T7">月</text:span><text:s text:c="9"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五</text:span><text:s text:c="4"/><text:span text:style-name="T7">月</text:span><text:s text:c="9"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1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六</text:span><text:s text:c="4"/><text:span text:style-name="T7">月</text:span><text:s text:c="9"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六</text:span><text:s text:c="4"/><text:span text:style-name="T7">月</text:span><text:s text:c="9"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1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5" table:style-name="ce6"/>
          <table:table-cell table:style-name="ce3"/>
          <table:table-cell table:style-name="ce12"/>
          <table:table-cell table:number-columns-repeated="3"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6"/>
          <table:table-cell table:style-name="ce3"/>
          <table:table-cell table:style-name="ce14"/>
          <table:table-cell table:style-name="ce6"/>
          <table:table-cell table:style-name="ce13"/>
          <table:table-cell table:number-columns-repeated="3" table:style-name="ce3"/>
          <table:table-cell table:style-name="ce14"/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七</text:span><text:s text:c="4"/><text:span text:style-name="T7">月</text:span><text:s text:c="10"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七</text:span><text:s text:c="4"/><text:span text:style-name="T7">月</text:span><text:s text:c="10"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八</text:span><text:s text:c="4"/><text:span text:style-name="T7">月</text:span><text:s text:c="11"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八</text:span><text:s text:c="4"/><text:span text:style-name="T7">月</text:span><text:s text:c="11"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九</text:span><text:s text:c="4"/><text:span text:style-name="T7">月</text:span><text:s text:c="11"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九</text:span><text:s text:c="4"/><text:span text:style-name="T7">月</text:span><text:s text:c="11"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5" table:style-name="ce6"/>
          <table:table-cell table:style-name="ce3"/>
          <table:table-cell table:style-name="ce12"/>
          <table:table-cell table:number-columns-repeated="3"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6"/>
          <table:table-cell table:style-name="ce3"/>
          <table:table-cell table:style-name="ce14"/>
          <table:table-cell table:style-name="ce6"/>
          <table:table-cell table:style-name="ce13"/>
          <table:table-cell table:number-columns-repeated="3" table:style-name="ce3"/>
          <table:table-cell table:style-name="ce14"/>
          <table:table-cell table:style-name="ce3"/>
          <table:table-cell table:style-name="ce13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十</text:span><text:s text:c="4"/><text:span text:style-name="T7">月</text:span><text:s text:c="11"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十</text:span><text:s text:c="4"/><text:span text:style-name="T7">月</text:span><text:s text:c="11"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7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string" table:style-name="ce2">
            <text:p>│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6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2">
            <text:p>#VALUE!</text:p>
          </table:table-cell>
          <table:table-cell table:number-columns-repeated="2" table:style-name="ce3"/>
          <table:table-cell office:value-type="string" table:style-name="ce7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6"/>
          <table:table-cell office:value-type="float" office:value="0" table:formula="msoxl:=#VALUE!" table:style-name="ce13">
            <text:p>#VALUE!</text:p>
          </table:table-cell>
          <table:table-cell table:style-name="ce3"/>
          <table:table-cell office:value-type="float" office:value="0" table:formula="msoxl:=#VALUE!" table:style-name="ce6">
            <text:p>#VALUE!</text:p>
          </table:table-cell>
          <table:table-cell table:style-name="ce3"/>
          <table:table-cell office:value-type="float" office:value="0" table:formula="msoxl:=#VALUE!" table:style-name="ce14">
            <text:p>#VALUE!</text:p>
          </table:table-cell>
          <table:table-cell table:style-name="ce3"/>
          <table:table-cell office:value-type="float" office:value="0" table:formula="msoxl:=#VALUE!" table:style-name="ce13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style-name="ce6"/>
          <table:table-cell table:number-columns-repeated="3" table:style-name="ce3"/>
          <table:table-cell table:style-name="ce6"/>
          <table:table-cell table:number-columns-repeated="16352" table:style-name="ce3"/>
        </table:table-row>
        <table:table-row table:style-name="ro12">
          <table:table-cell table:number-columns-repeated="25"/>
          <table:table-cell office:value-type="string" table:style-name="ce2">
            <text:p>本月目標<text:span text:style-name="T1"><text:s text:c="2"/></text:span>十</text:p>
          </table:table-cell>
          <table:table-cell office:value-type="string" table:style-name="ce2">
            <text:p>│</text:p>
          </table:table-cell>
          <table:table-cell office:value-type="float" office:value="10428000" table:style-name="ce6">
            <text:p>10,428,000</text:p>
          </table:table-cell>
          <table:table-cell table:style-name="ce6"/>
          <table:table-cell office:value-type="float" office:value="785953000" table:style-name="ce6">
            <text:p>785,953,000</text:p>
          </table:table-cell>
          <table:table-cell table:style-name="ce6"/>
          <table:table-cell office:value-type="float" office:value="10428000" table:style-name="ce6">
            <text:p>10,428,000</text:p>
          </table:table-cell>
          <table:table-cell table:style-name="ce3"/>
          <table:table-cell office:value-type="float" office:value="75.400000000000006" table:style-name="ce12">
            <text:p>75.4</text:p>
          </table:table-cell>
          <table:table-cell table:number-columns-repeated="2" table:style-name="ce3"/>
          <table:table-cell office:value-type="string" table:style-name="ce2">
            <text:p>本月目標<text:span text:style-name="T1"><text:s text:c="2"/></text:span>十</text:p>
          </table:table-cell>
          <table:table-cell office:value-type="float" office:value="336387" table:style-name="ce6">
            <text:p>336,387</text:p>
          </table:table-cell>
          <table:table-cell table:style-name="ce3"/>
          <table:table-cell table:style-name="ce13"/>
          <table:table-cell table:style-name="ce3"/>
          <table:table-cell table:style-name="ce14"/>
          <table:table-cell table:style-name="ce3"/>
          <table:table-cell office:value-type="float" office:value="25353323" table:style-name="ce6">
            <text:p>25,353,323</text:p>
          </table:table-cell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office:value-type="float" office:value="417120" table:style-name="ce6">
            <text:p>417,120</text:p>
          </table:table-cell>
          <table:table-cell table:style-name="ce3"/>
          <table:table-cell table:style-name="ce13"/>
          <table:table-cell table:style-name="ce3"/>
          <table:table-cell table:style-name="ce13"/>
          <table:table-cell table:number-columns-repeated="16330"/>
        </table:table-row>
        <table:table-row table:number-rows-repeated="2"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14" table:style-name="ce3"/>
          <table:table-cell table:style-name="ce14"/>
          <table:table-cell table:number-columns-repeated="16342" table:style-name="ce3"/>
        </table:table-row>
        <table:table-row table:style-name="ro12">
          <table:table-cell table:number-columns-repeated="25"/>
          <table:table-cell office:value-type="string" table:style-name="ce2">
            <text:p>與目標比較增減<text:span text:style-name="T1">(%)</text:span>月<text:span text:style-name="T1"><text:s text:c="5"/></text:span></text:p>
          </table:table-cell>
          <table:table-cell office:value-type="string" table:style-name="ce2">
            <text:p>│</text:p>
          </table:table-cell>
          <table:table-cell office:value-type="float" office:value="0" table:formula="msoxl:=#NAME?" table:style-name="ce13">
            <text:p>#NAME?</text:p>
          </table:table-cell>
          <table:table-cell table:style-name="ce3"/>
          <table:table-cell office:value-type="float" office:value="0" table:formula="msoxl:=#NAME?" table:style-name="ce13">
            <text:p>#NAME?</text:p>
          </table:table-cell>
          <table:table-cell table:style-name="ce3"/>
          <table:table-cell office:value-type="float" office:value="0" table:formula="msoxl:=#NAME?" table:style-name="ce13">
            <text:p>#NAME?</text:p>
          </table:table-cell>
          <table:table-cell table:style-name="ce3"/>
          <table:table-cell office:value-type="float" office:value="0" table:formula="msoxl:=#NAME?" table:style-name="ce13">
            <text:p>#NAME?</text:p>
          </table:table-cell>
          <table:table-cell table:number-columns-repeated="2" table:style-name="ce3"/>
          <table:table-cell office:value-type="string" table:style-name="ce2">
            <text:p>與目標比較增減<text:span text:style-name="T1">(%)</text:span>月<text:span text:style-name="T1"><text:s text:c="5"/></text:span></text:p>
          </table:table-cell>
          <table:table-cell office:value-type="float" office:value="0" table:formula="msoxl:=#NAME?" table:style-name="ce13">
            <text:p>#NAME?</text:p>
          </table:table-cell>
          <table:table-cell table:number-columns-repeated="5" table:style-name="ce3"/>
          <table:table-cell office:value-type="float" office:value="0" table:formula="msoxl:=#NAME?" table:style-name="ce13">
            <text:p>#NAME?</text:p>
          </table:table-cell>
          <table:table-cell table:number-columns-repeated="5" table:style-name="ce3"/>
          <table:table-cell office:value-type="float" office:value="0" table:formula="msoxl:=#NAME?" table:style-name="ce13">
            <text:p>#NAME?</text:p>
          </table:table-cell>
          <table:table-cell table:number-columns-repeated="16334" table:style-name="ce3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16357" table:style-name="ce3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12" table:style-name="ce3"/>
          <table:table-cell table:style-name="ce14"/>
          <table:table-cell table:style-name="ce3"/>
          <table:table-cell table:style-name="ce13"/>
          <table:table-cell table:number-columns-repeated="3" table:style-name="ce3"/>
          <table:table-cell table:style-name="ce14"/>
          <table:table-cell table:style-name="ce3"/>
          <table:table-cell table:style-name="ce14"/>
          <table:table-cell table:number-columns-repeated="3" table:style-name="ce3"/>
          <table:table-cell table:style-name="ce14"/>
          <table:table-cell table:style-name="ce3"/>
          <table:table-cell table:style-name="ce14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2">
            <text:p>與上月比較增減<text:span text:style-name="T1">( % )<text:s text:c="6"/></text:span></text:p>
          </table:table-cell>
          <table:table-cell office:value-type="string" table:style-name="ce2">
            <text:p>│</text:p>
          </table:table-cell>
          <table:table-cell office:value-type="float" office:value="0" table:formula="msoxl:=#NAME?" table:style-name="ce13">
            <text:p>#NAME?</text:p>
          </table:table-cell>
          <table:table-cell table:style-name="ce13"/>
          <table:table-cell office:value-type="float" office:value="0" table:formula="msoxl:=#NAME?" table:style-name="ce13">
            <text:p>#NAME?</text:p>
          </table:table-cell>
          <table:table-cell table:style-name="ce13"/>
          <table:table-cell office:value-type="float" office:value="0" table:formula="msoxl:=#NAME?" table:style-name="ce13">
            <text:p>#NAME?</text:p>
          </table:table-cell>
          <table:table-cell table:style-name="ce13"/>
          <table:table-cell office:value-type="float" office:value="0" table:formula="msoxl:=#NAME?" table:style-name="ce13">
            <text:p>#NAME?</text:p>
          </table:table-cell>
          <table:table-cell table:number-columns-repeated="2" table:style-name="ce3"/>
          <table:table-cell office:value-type="string" table:style-name="ce2">
            <text:p>與上月比較增減<text:span text:style-name="T1">( % )<text:s text:c="6"/></text:span></text:p>
          </table:table-cell>
          <table:table-cell office:value-type="float" office:value="0" table:formula="msoxl:=#NAME?" table:style-name="ce13">
            <text:p>#NAME?</text:p>
          </table:table-cell>
          <table:table-cell table:style-name="ce3"/>
          <table:table-cell table:style-name="ce14"/>
          <table:table-cell table:style-name="ce3"/>
          <table:table-cell table:style-name="ce13"/>
          <table:table-cell table:style-name="ce3"/>
          <table:table-cell office:value-type="float" office:value="0" table:formula="msoxl:=#NAME?" table:style-name="ce13">
            <text:p>#NAME?</text:p>
          </table:table-cell>
          <table:table-cell table:style-name="ce3"/>
          <table:table-cell table:style-name="ce14"/>
          <table:table-cell table:style-name="ce13"/>
          <table:table-cell table:style-name="ce14"/>
          <table:table-cell table:style-name="ce3"/>
          <table:table-cell office:value-type="float" office:value="0" table:formula="msoxl:=#NAME?" table:style-name="ce13">
            <text:p>#NAME?</text:p>
          </table:table-cell>
          <table:table-cell table:style-name="ce3"/>
          <table:table-cell table:style-name="ce14"/>
          <table:table-cell table:style-name="ce3"/>
          <table:table-cell table:style-name="ce14"/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16357" table:style-name="ce3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6" table:style-name="ce13"/>
          <table:table-cell table:number-columns-repeated="4" table:style-name="ce3"/>
          <table:table-cell table:style-name="ce13"/>
          <table:table-cell table:style-name="ce3"/>
          <table:table-cell table:style-name="ce14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14"/>
          <table:table-cell table:style-name="ce13"/>
          <table:table-cell table:style-name="ce14"/>
          <table:table-cell table:style-name="ce3"/>
          <table:table-cell table:style-name="ce13"/>
          <table:table-cell table:style-name="ce3"/>
          <table:table-cell table:style-name="ce14"/>
          <table:table-cell table:style-name="ce3"/>
          <table:table-cell table:style-name="ce14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2">
            <text:p>與上年同月比較增減<text:span text:style-name="T1">( % )<text:s text:c="8"/></text:span></text:p>
          </table:table-cell>
          <table:table-cell office:value-type="string" table:style-name="ce2">
            <text:p>│</text:p>
          </table:table-cell>
          <table:table-cell office:value-type="float" office:value="0" table:formula="msoxl:=#NAME?" table:style-name="ce14">
            <text:p>#NAME?</text:p>
          </table:table-cell>
          <table:table-cell table:style-name="ce13"/>
          <table:table-cell office:value-type="float" office:value="0" table:formula="msoxl:=#NAME?" table:style-name="ce14">
            <text:p>#NAME?</text:p>
          </table:table-cell>
          <table:table-cell table:style-name="ce13"/>
          <table:table-cell office:value-type="float" office:value="0" table:formula="msoxl:=#NAME?" table:style-name="ce14">
            <text:p>#NAME?</text:p>
          </table:table-cell>
          <table:table-cell table:style-name="ce13"/>
          <table:table-cell office:value-type="float" office:value="0" table:formula="msoxl:=#NAME?" table:style-name="ce13">
            <text:p>#NAME?</text:p>
          </table:table-cell>
          <table:table-cell table:number-columns-repeated="2" table:style-name="ce3"/>
          <table:table-cell office:value-type="string" table:style-name="ce2">
            <text:p>與上年同月比較增減<text:span text:style-name="T1">( % )<text:s text:c="8"/></text:span></text:p>
          </table:table-cell>
          <table:table-cell office:value-type="float" office:value="0" table:formula="msoxl:=#NAME?" table:style-name="ce14">
            <text:p>#NAME?</text:p>
          </table:table-cell>
          <table:table-cell table:style-name="ce3"/>
          <table:table-cell table:style-name="ce14"/>
          <table:table-cell table:style-name="ce3"/>
          <table:table-cell table:style-name="ce13"/>
          <table:table-cell table:style-name="ce3"/>
          <table:table-cell office:value-type="float" office:value="0" table:formula="msoxl:=#NAME?" table:style-name="ce14">
            <text:p>#NAME?</text:p>
          </table:table-cell>
          <table:table-cell table:style-name="ce3"/>
          <table:table-cell table:style-name="ce14"/>
          <table:table-cell table:style-name="ce13"/>
          <table:table-cell table:style-name="ce14"/>
          <table:table-cell table:style-name="ce3"/>
          <table:table-cell office:value-type="float" office:value="0" table:formula="msoxl:=#NAME?" table:style-name="ce14">
            <text:p>#NAME?</text:p>
          </table:table-cell>
          <table:table-cell table:style-name="ce3"/>
          <table:table-cell table:style-name="ce14"/>
          <table:table-cell table:style-name="ce3"/>
          <table:table-cell table:style-name="ce14"/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style-name="ce14"/>
          <table:table-cell table:number-columns-repeated="5" table:style-name="ce3"/>
          <table:table-cell table:style-name="ce13"/>
          <table:table-cell table:number-columns-repeated="16350" table:style-name="ce3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style-name="ce14"/>
          <table:table-cell table:number-columns-repeated="5" table:style-name="ce13"/>
          <table:table-cell table:number-columns-repeated="6" table:style-name="ce3"/>
          <table:table-cell table:style-name="ce14"/>
          <table:table-cell table:style-name="ce3"/>
          <table:table-cell table:style-name="ce13"/>
          <table:table-cell table:number-columns-repeated="3" table:style-name="ce3"/>
          <table:table-cell table:style-name="ce14"/>
          <table:table-cell table:style-name="ce13"/>
          <table:table-cell table:style-name="ce14"/>
          <table:table-cell table:number-columns-repeated="3" table:style-name="ce3"/>
          <table:table-cell table:style-name="ce14"/>
          <table:table-cell table:style-name="ce3"/>
          <table:table-cell table:style-name="ce14"/>
          <table:table-cell table:number-columns-repeated="16330"/>
        </table:table-row>
        <table:table-row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style-name="ce14"/>
          <table:table-cell table:number-columns-repeated="16356" table:style-name="ce3"/>
        </table:table-row>
        <table:table-row table:style-name="ro12">
          <table:table-cell table:number-columns-repeated="25"/>
          <table:table-cell office:value-type="string" table:style-name="ce2">
            <text:p>本年一至七月與上年同期比較增減<text:span text:style-name="T1">(%) <text:s text:c="3"/><text:s text:c="4"/></text:span>平<text:span text:style-name="T1"><text:s text:c="2"/></text:span></text:p>
          </table:table-cell>
          <table:table-cell office:value-type="string" table:style-name="ce2">
            <text:p>│</text:p>
          </table:table-cell>
          <table:table-cell office:value-type="float" office:value="0" table:formula="msoxl:=#NAME?" table:style-name="ce14">
            <text:p>#NAME?</text:p>
          </table:table-cell>
          <table:table-cell table:style-name="ce14"/>
          <table:table-cell office:value-type="float" office:value="0" table:formula="msoxl:=#NAME?" table:style-name="ce14">
            <text:p>#NAME?</text:p>
          </table:table-cell>
          <table:table-cell table:style-name="ce14"/>
          <table:table-cell office:value-type="float" office:value="0" table:formula="msoxl:=#NAME?" table:style-name="ce14">
            <text:p>#NAME?</text:p>
          </table:table-cell>
          <table:table-cell table:style-name="ce14"/>
          <table:table-cell office:value-type="float" office:value="0" table:formula="msoxl:=#NAME?" table:style-name="ce14">
            <text:p>#NAME?</text:p>
          </table:table-cell>
          <table:table-cell table:style-name="ce14"/>
          <table:table-cell table:style-name="ce3"/>
          <table:table-cell office:value-type="string" table:style-name="ce2">
            <text:p>本年一至七月與上年同期比較增減<text:span text:style-name="T1">(%) <text:s text:c="3"/><text:s text:c="4"/></text:span>平<text:span text:style-name="T1"><text:s text:c="2"/></text:span></text:p>
          </table:table-cell>
          <table:table-cell office:value-type="float" office:value="0" table:formula="msoxl:=#NAME?" table:style-name="ce14">
            <text:p>#NAME?</text:p>
          </table:table-cell>
          <table:table-cell table:number-columns-repeated="5" table:style-name="ce14"/>
          <table:table-cell office:value-type="float" office:value="0" table:formula="msoxl:=#NAME?" table:style-name="ce14">
            <text:p>#NAME?</text:p>
          </table:table-cell>
          <table:table-cell table:number-columns-repeated="5" table:style-name="ce14"/>
          <table:table-cell office:value-type="float" office:value="0" table:formula="msoxl:=#NAME?" table:style-name="ce14">
            <text:p>#NAME?</text:p>
          </table:table-cell>
          <table:table-cell table:number-columns-repeated="4" table:style-name="ce14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2">
            <text:p>上年同期比較增減<text:span text:style-name="T1">(%)</text:span>較增減<text:span text:style-name="T1">(%)</text:span></text:p>
          </table:table-cell>
          <table:table-cell office:value-type="string" table:style-name="ce2">
            <text:p>│</text:p>
          </table:table-cell>
          <table:table-cell table:number-columns-repeated="9" table:style-name="ce3"/>
          <table:table-cell office:value-type="string" table:style-name="ce2">
            <text:p>上年同期比較增減<text:span text:style-name="T1">(%)</text:span>較增減<text:span text:style-name="T1">(%)</text:span></text:p>
          </table:table-cell>
          <table:table-cell table:number-columns-repeated="16347" table:style-name="ce3"/>
        </table:table-row>
        <table:table-row table:number-rows-repeated="2" table:style-name="ro12">
          <table:table-cell table:number-columns-repeated="25"/>
          <table:table-cell table:style-name="ce3"/>
          <table:table-cell office:value-type="string" table:style-name="ce2">
            <text:p>│</text:p>
          </table:table-cell>
          <table:table-cell table:number-columns-repeated="16357" table:style-name="ce3"/>
        </table:table-row>
        <table:table-row table:style-name="ro12">
          <table:table-cell table:number-columns-repeated="25"/>
          <table:table-cell office:value-type="string" table:style-name="ce8">
            <text:p>─</text:p>
          </table:table-cell>
          <table:table-cell office:value-type="string" table:style-name="ce2">
            <text:p>┴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table:number-columns-repeated="2" table:style-name="ce3"/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office:value-type="string" table:style-name="ce8">
            <text:p>─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2">
            <text:p>註<text:span text:style-name="T1">:</text:span>自八十年十月份起<text:span text:style-name="T1">,</text:span>每月<text:span text:style-name="T1">25</text:span>日為站帳結算截止日<text:span text:style-name="T1">,</text:span>故八十年十月客運收入僅以<text:span text:style-name="T1">25</text:span>天列算<text:span text:style-name="T1">,</text:span>惟人數﹑延<text:span text:style-name="T1"><text:s text:c="3"/>~I; <text:s text:c="21"/>Table 2 Vo</text:span></text:p>
          </table:table-cell>
          <table:table-cell table:number-columns-repeated="10" table:style-name="ce3"/>
          <table:table-cell office:value-type="string" table:style-name="ce2">
            <text:p>註<text:span text:style-name="T1">:</text:span>自八十年十月份起<text:span text:style-name="T1">,</text:span>每月<text:span text:style-name="T1">25</text:span>日為站帳結算截止日<text:span text:style-name="T1">,</text:span>故八十年十月客運收入僅以<text:span text:style-name="T1">25</text:span>天列算<text:span text:style-name="T1">,</text:span>惟人數﹑延<text:span text:style-name="T1"><text:s text:c="3"/>~I; <text:s text:c="21"/>Table 2 Vo</text:span></text:p>
          </table:table-cell>
          <table:table-cell table:number-columns-repeated="16347" table:style-name="ce3"/>
        </table:table-row>
        <table:table-row table:style-name="ro12">
          <table:table-cell table:number-columns-repeated="25"/>
          <table:table-cell office:value-type="string" table:style-name="ce7">
            <text:p><text:s text:c="3"/><text:span text:style-name="T7">人公里仍以全月份</text:span>31<text:span text:style-name="T7">天列計。帳結算截止日</text:span>,<text:span text:style-name="T7">故八十年</text:span></text:p>
          </table:table-cell>
          <table:table-cell table:number-columns-repeated="10" table:style-name="ce3"/>
          <table:table-cell office:value-type="string" table:style-name="ce7">
            <text:p><text:s text:c="3"/><text:span text:style-name="T7">人公里仍以全月份</text:span>31<text:span text:style-name="T7">天列計。帳結算截止日</text:span>,<text:span text:style-name="T7">故八十年</text:span></text:p>
          </table:table-cell>
          <table:table-cell table:number-columns-repeated="16347"/>
        </table:table-row>
        <table:table-row table:number-rows-repeated="1048431" table:style-name="ro12">
          <table:table-cell table:number-columns-repeated="16384"/>
        </table:table-row>
      </table:table>
      <table:table table:name="Sheet1" table:style-name="ta1" table:print-ranges="Sheet1.A1:Sheet1.G60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number-columns-repeated="2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12" table:default-cell-style-name="ce29"/>
        <table:table-column table:style-name="co7" table:default-cell-style-name="ce29"/>
        <table:table-column table:style-name="co13" table:default-cell-style-name="ce29"/>
        <table:table-column table:style-name="co7" table:default-cell-style-name="ce29"/>
        <table:table-column table:style-name="co14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10" table:number-columns-repeated="16" table:default-cell-style-name="ce29"/>
        <table:table-column table:style-name="co14" table:default-cell-style-name="ce29"/>
        <table:table-column table:style-name="co10" table:number-columns-repeated="16313" table:default-cell-style-name="ce29"/>
        <table:table-row table:style-name="ro1">
          <table:table-cell table:style-name="ce99"/>
          <table:table-cell table:style-name="ce120"/>
          <table:table-cell table:style-name="ce99"/>
          <table:table-cell table:number-columns-repeated="3" table:style-name="ce120"/>
          <table:table-cell table:style-name="ce100"/>
          <table:table-cell table:number-columns-repeated="16377" table:style-name="ce120"/>
        </table:table-row>
        <table:table-row table:style-name="ro2">
          <table:table-cell office:value-type="string" table:number-columns-spanned="4" table:number-rows-spanned="1" table:style-name="ce238">
            <text:p><text:span text:style-name="T4"><text:s text:c="2"/></text:span>各 站 客 貨 運 起 訖 量 <text:s/>(續<text:span text:style-name="T4">1</text:span>)</text:p>
          </table:table-cell>
          <table:covered-table-cell table:number-columns-repeated="3"/>
          <table:table-cell office:value-type="string" table:number-columns-spanned="3" table:number-rows-spanned="1" table:style-name="ce236">
            <text:p><text:s text:c="2"/>Volume of Passenger &amp; Freight Traffic <text:s/>(Cont. 1)</text:p>
          </table:table-cell>
          <table:covered-table-cell table:number-columns-repeated="2"/>
          <table:table-cell table:number-columns-repeated="44" table:style-name="ce123"/>
          <table:table-cell table:number-columns-repeated="16333" table:style-name="ce124"/>
        </table:table-row>
        <table:table-row table:style-name="ro3">
          <table:table-cell table:style-name="ce29"/>
          <table:table-cell table:style-name="ce103"/>
          <table:table-cell table:number-columns-repeated="2" table:style-name="ce104"/>
          <table:table-cell table:style-name="ce105"/>
          <table:table-cell table:number-columns-repeated="2" table:style-name="ce106"/>
          <table:table-cell table:number-columns-repeated="44" table:style-name="ce32"/>
          <table:table-cell table:number-columns-repeated="16333" table:style-name="ce29"/>
        </table:table-row>
        <table:table-row table:style-name="ro4">
          <table:table-cell office:value-type="string" table:number-columns-spanned="4" table:number-rows-spanned="1" table:style-name="ce225">
            <text:p>中 華 民 國<text:s/><text:span text:style-name="T6">107</text:span><text:s/>年</text:p>
          </table:table-cell>
          <table:covered-table-cell table:number-columns-repeated="3"/>
          <table:table-cell office:value-type="float" office:value="2018" table:number-columns-spanned="3" table:number-rows-spanned="1" table:style-name="ce226">
            <text:p>2018</text:p>
          </table:table-cell>
          <table:covered-table-cell table:number-columns-repeated="2"/>
          <table:table-cell table:number-columns-repeated="45" table:style-name="ce125"/>
          <table:table-cell table:number-columns-repeated="16332" table:style-name="ce73"/>
        </table:table-row>
        <table:table-row table:style-name="ro5">
          <table:table-cell table:number-columns-spanned="3" table:number-rows-spanned="1" table:style-name="ce231"/>
          <table:covered-table-cell table:number-columns-repeated="2"/>
          <table:table-cell office:value-type="string" table:style-name="ce126">
            <text:p>客 <text:s text:c="6"/>運</text:p>
          </table:table-cell>
          <table:table-cell office:value-type="string" table:style-name="ce127">
            <text:p>( 人 次 )</text:p>
          </table:table-cell>
          <table:table-cell office:value-type="string" table:style-name="ce126">
            <text:p>貨 <text:s text:c="6"/>運</text:p>
          </table:table-cell>
          <table:table-cell office:value-type="string" table:style-name="ce127">
            <text:p>( 公 噸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office:value-type="string" table:number-columns-spanned="3" table:number-rows-spanned="1" table:style-name="ce232">
            <text:p>站 <text:s text:c="4"/>及 <text:s text:c="4"/>線 <text:s text:c="4"/>別</text:p>
          </table:table-cell>
          <table:covered-table-cell table:number-columns-repeated="2"/>
          <table:table-cell office:value-type="string" table:style-name="ce48">
            <text:p>Passenger <text:s/>Traffic</text:p>
          </table:table-cell>
          <table:table-cell office:value-type="string" table:style-name="ce49">
            <text:p>( Passenger )</text:p>
          </table:table-cell>
          <table:table-cell office:value-type="string" table:style-name="ce50">
            <text:p>Freight <text:s text:c="4"/>Traffic</text:p>
          </table:table-cell>
          <table:table-cell office:value-type="string" table:style-name="ce49">
            <text:p>( M.T.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number-columns-repeated="2" table:style-name="ce128"/>
          <table:table-cell table:style-name="ce129"/>
          <table:table-cell office:value-type="string" table:style-name="ce130">
            <text:p>上 <text:s/>車 <text:s/>人 <text:s/>數</text:p>
          </table:table-cell>
          <table:table-cell office:value-type="string" table:style-name="ce121">
            <text:p>下 <text:s/>車 <text:s/>人 <text:s/>數</text:p>
          </table:table-cell>
          <table:table-cell office:value-type="string" table:style-name="ce130">
            <text:p>起 <text:s/>運 <text:s/>噸 <text:s/>數</text:p>
          </table:table-cell>
          <table:table-cell office:value-type="string" table:style-name="ce121">
            <text:p>到 <text:s/>達 <text:s/>噸 <text:s/>數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0"/>
          <table:table-cell table:style-name="ce111"/>
          <table:table-cell table:style-name="ce102"/>
          <table:table-cell table:style-name="ce112"/>
          <table:table-cell table:number-columns-repeated="43" table:style-name="ce102"/>
          <table:table-cell table:number-columns-repeated="16332" table:style-name="ce101"/>
        </table:table-row>
        <table:table-row table:style-name="ro5">
          <table:table-cell office:value-type="string" table:number-columns-spanned="3" table:number-rows-spanned="1" table:style-name="ce234">
            <text:p>Station <text:s text:c="2"/>&amp; <text:s text:c="2"/>Line</text:p>
          </table:table-cell>
          <table:covered-table-cell table:number-columns-repeated="2"/>
          <table:table-cell office:value-type="string" table:style-name="ce132">
            <text:p>No. <text:s/>of <text:s/>Board <text:s/>Train</text:p>
          </table:table-cell>
          <table:table-cell office:value-type="string" table:style-name="ce133">
            <text:p>No. <text:s/>of <text:s/>Getting <text:s/>off <text:s/>Train</text:p>
          </table:table-cell>
          <table:table-cell office:value-type="string" table:style-name="ce132">
            <text:p>Loaded <text:s/>Tonnage</text:p>
          </table:table-cell>
          <table:table-cell office:value-type="string" table:style-name="ce133">
            <text:p>Unloaded <text:s/>Tonnage</text:p>
          </table:table-cell>
          <table:table-cell table:number-columns-repeated="45" table:style-name="ce134"/>
          <table:table-cell table:number-columns-repeated="16332" table:style-name="ce87"/>
        </table:table-row>
        <table:table-row table:style-name="ro7">
          <table:table-cell table:number-columns-spanned="3" table:number-rows-spanned="1" table:style-name="ce229"/>
          <table:covered-table-cell table:number-columns-repeated="2"/>
          <table:table-cell table:style-name="ce33"/>
          <table:table-cell table:style-name="ce34"/>
          <table:table-cell table:style-name="ce35"/>
          <table:table-cell table:style-name="ce36"/>
          <table:table-cell table:number-columns-repeated="45" table:style-name="ce32"/>
          <table:table-cell table:number-columns-repeated="16332" table:style-name="ce29"/>
        </table:table-row>
        <table:table-row table:style-name="ro4">
          <table:table-cell office:value-type="string" table:style-name="ce66">
            <text:p>A38</text:p>
          </table:table-cell>
          <table:table-cell office:value-type="string" table:style-name="ce97">
            <text:p>新 <text:s text:c="11"/>埔</text:p>
          </table:table-cell>
          <table:table-cell office:value-type="string" table:style-name="ce67">
            <text:p>Xinpu</text:p>
          </table:table-cell>
          <table:table-cell office:value-type="float" office:value="24074" table:style-name="ce68">
            <text:p>24,074</text:p>
          </table:table-cell>
          <table:table-cell office:value-type="float" office:value="24147" table:style-name="ce68">
            <text:p>24,14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45" table:style-name="ce32"/>
          <table:table-cell table:number-columns-repeated="16332" table:style-name="ce29"/>
        </table:table-row>
        <table:table-row table:style-name="ro8">
          <table:table-cell office:value-type="string" table:style-name="ce66">
            <text:p>A39</text:p>
          </table:table-cell>
          <table:table-cell office:value-type="string" table:style-name="ce97">
            <text:p>通 <text:s text:c="11"/>霄</text:p>
          </table:table-cell>
          <table:table-cell office:value-type="string" table:style-name="ce67">
            <text:p>Tongxiao</text:p>
          </table:table-cell>
          <table:table-cell office:value-type="float" office:value="320652" table:style-name="ce68">
            <text:p>320,652</text:p>
          </table:table-cell>
          <table:table-cell office:value-type="float" office:value="335197" table:style-name="ce68">
            <text:p>335,19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3" table:style-name="ce73"/>
        </table:table-row>
        <table:table-row table:style-name="ro8">
          <table:table-cell office:value-type="string" table:style-name="ce66">
            <text:p>A40</text:p>
          </table:table-cell>
          <table:table-cell office:value-type="string" table:style-name="ce98">
            <text:p>苑 <text:s text:c="11"/>裡</text:p>
          </table:table-cell>
          <table:table-cell office:value-type="string" table:style-name="ce81">
            <text:p>Yuanli</text:p>
          </table:table-cell>
          <table:table-cell office:value-type="float" office:value="551941" table:style-name="ce68">
            <text:p>551,941</text:p>
          </table:table-cell>
          <table:table-cell office:value-type="float" office:value="541580" table:style-name="ce68">
            <text:p>541,580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3" table:style-name="ce73"/>
        </table:table-row>
        <table:table-row table:style-name="ro8">
          <table:table-cell office:value-type="string" table:style-name="ce66">
            <text:p>A41</text:p>
          </table:table-cell>
          <table:table-cell office:value-type="string" table:style-name="ce98">
            <text:p>日 <text:s text:c="11"/>南</text:p>
          </table:table-cell>
          <table:table-cell office:value-type="string" table:style-name="ce81">
            <text:p>Rinan</text:p>
          </table:table-cell>
          <table:table-cell office:value-type="float" office:value="98273" table:style-name="ce68">
            <text:p>98,273</text:p>
          </table:table-cell>
          <table:table-cell office:value-type="float" office:value="97168" table:style-name="ce68">
            <text:p>97,168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3" table:style-name="ce73"/>
        </table:table-row>
        <table:table-row table:style-name="ro8">
          <table:table-cell office:value-type="string" table:style-name="ce66">
            <text:p>A42</text:p>
          </table:table-cell>
          <table:table-cell office:value-type="string" table:style-name="ce98">
            <text:p>大 <text:s text:c="11"/>甲</text:p>
          </table:table-cell>
          <table:table-cell office:value-type="string" table:style-name="ce81">
            <text:p>Dajia</text:p>
          </table:table-cell>
          <table:table-cell office:value-type="float" office:value="1001778" table:style-name="ce68">
            <text:p>1,001,778</text:p>
          </table:table-cell>
          <table:table-cell office:value-type="float" office:value="1004636" table:style-name="ce68">
            <text:p>1,004,636</text:p>
          </table:table-cell>
          <table:table-cell office:value-type="float" office:value="0" table:style-name="ce68">
            <text:p>-</text:p>
          </table:table-cell>
          <table:table-cell office:value-type="float" office:value="270" table:style-name="ce68">
            <text:p>270</text:p>
          </table:table-cell>
          <table:table-cell table:style-name="ce69"/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3" table:style-name="ce73"/>
        </table:table-row>
        <table:table-row table:style-name="ro7">
          <table:table-cell table:style-name="ce66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style-name="ce69"/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3" table:style-name="ce73"/>
        </table:table-row>
        <table:table-row table:style-name="ro8">
          <table:table-cell office:value-type="string" table:style-name="ce66">
            <text:p>A43</text:p>
          </table:table-cell>
          <table:table-cell office:value-type="string" table:style-name="ce98">
            <text:p>臺 <text:s text:c="4"/>中 <text:s text:c="4"/>港</text:p>
          </table:table-cell>
          <table:table-cell office:value-type="string" table:style-name="ce81">
            <text:p>Taichung Port</text:p>
          </table:table-cell>
          <table:table-cell office:value-type="float" office:value="32639" table:style-name="ce68">
            <text:p>32,639</text:p>
          </table:table-cell>
          <table:table-cell office:value-type="float" office:value="35620" table:style-name="ce68">
            <text:p>35,620</text:p>
          </table:table-cell>
          <table:table-cell office:value-type="float" office:value="228165" table:style-name="ce68">
            <text:p>228,165</text:p>
          </table:table-cell>
          <table:table-cell office:value-type="float" office:value="0" table:style-name="ce68">
            <text:p>-</text:p>
          </table:table-cell>
          <table:table-cell table:style-name="ce69"/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3" table:style-name="ce73"/>
        </table:table-row>
        <table:table-row table:style-name="ro8">
          <table:table-cell office:value-type="string" table:style-name="ce66">
            <text:p>A44</text:p>
          </table:table-cell>
          <table:table-cell office:value-type="string" table:style-name="ce98">
            <text:p>清 <text:s text:c="11"/>水</text:p>
          </table:table-cell>
          <table:table-cell office:value-type="string" table:style-name="ce81">
            <text:p>Qingshui</text:p>
          </table:table-cell>
          <table:table-cell office:value-type="float" office:value="422219" table:style-name="ce68">
            <text:p>422,219</text:p>
          </table:table-cell>
          <table:table-cell office:value-type="float" office:value="430155" table:style-name="ce68">
            <text:p>430,155</text:p>
          </table:table-cell>
          <table:table-cell office:value-type="float" office:value="0" table:style-name="ce68">
            <text:p>-</text:p>
          </table:table-cell>
          <table:table-cell office:value-type="float" office:value="245" table:style-name="ce68">
            <text:p>245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45</text:p>
          </table:table-cell>
          <table:table-cell office:value-type="string" table:style-name="ce98">
            <text:p>沙 <text:s text:c="11"/>鹿</text:p>
          </table:table-cell>
          <table:table-cell office:value-type="string" table:style-name="ce81">
            <text:p>Shalu</text:p>
          </table:table-cell>
          <table:table-cell office:value-type="float" office:value="959543" table:style-name="ce68">
            <text:p>959,543</text:p>
          </table:table-cell>
          <table:table-cell office:value-type="float" office:value="932414" table:style-name="ce68">
            <text:p>932,41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46</text:p>
          </table:table-cell>
          <table:table-cell office:value-type="string" table:style-name="ce98">
            <text:p>龍 <text:s text:c="11"/>井</text:p>
          </table:table-cell>
          <table:table-cell office:value-type="string" table:style-name="ce81">
            <text:p>Longjing</text:p>
          </table:table-cell>
          <table:table-cell office:value-type="float" office:value="155699" table:style-name="ce68">
            <text:p>155,699</text:p>
          </table:table-cell>
          <table:table-cell office:value-type="float" office:value="150493" table:style-name="ce68">
            <text:p>150,493</text:p>
          </table:table-cell>
          <table:table-cell office:value-type="float" office:value="4885" table:style-name="ce68">
            <text:p>4,885</text:p>
          </table:table-cell>
          <table:table-cell office:value-type="float" office:value="175" table:style-name="ce68">
            <text:p>175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47</text:p>
          </table:table-cell>
          <table:table-cell office:value-type="string" table:style-name="ce98">
            <text:p>大 <text:s text:c="11"/>肚</text:p>
          </table:table-cell>
          <table:table-cell office:value-type="string" table:style-name="ce81">
            <text:p>Dadu</text:p>
          </table:table-cell>
          <table:table-cell office:value-type="float" office:value="264444" table:style-name="ce68">
            <text:p>264,444</text:p>
          </table:table-cell>
          <table:table-cell office:value-type="float" office:value="256366" table:style-name="ce68">
            <text:p>256,366</text:p>
          </table:table-cell>
          <table:table-cell office:value-type="float" office:value="523" table:style-name="ce68">
            <text:p>523</text:p>
          </table:table-cell>
          <table:table-cell office:value-type="float" office:value="3880" table:style-name="ce68">
            <text:p>3,88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7">
          <table:table-cell table:style-name="ce82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48</text:p>
          </table:table-cell>
          <table:table-cell office:value-type="string" table:style-name="ce98">
            <text:p>追 <text:s text:c="11"/>分</text:p>
          </table:table-cell>
          <table:table-cell office:value-type="string" table:style-name="ce81">
            <text:p>Zhuifen</text:p>
          </table:table-cell>
          <table:table-cell office:value-type="float" office:value="228815" table:style-name="ce68">
            <text:p>228,815</text:p>
          </table:table-cell>
          <table:table-cell office:value-type="float" office:value="93006" table:style-name="ce68">
            <text:p>93,006</text:p>
          </table:table-cell>
          <table:table-cell office:value-type="float" office:value="0" table:style-name="ce68">
            <text:p>-</text:p>
          </table:table-cell>
          <table:table-cell office:value-type="float" office:value="105" table:style-name="ce68">
            <text:p>105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49</text:p>
          </table:table-cell>
          <table:table-cell office:value-type="string" table:style-name="ce98">
            <text:p>彰 <text:s text:c="11"/>化</text:p>
          </table:table-cell>
          <table:table-cell office:value-type="string" table:style-name="ce81">
            <text:p>Changhua</text:p>
          </table:table-cell>
          <table:table-cell office:value-type="float" office:value="5363031" table:style-name="ce68">
            <text:p>5,363,031</text:p>
          </table:table-cell>
          <table:table-cell office:value-type="float" office:value="5508667" table:style-name="ce68">
            <text:p>5,508,667</text:p>
          </table:table-cell>
          <table:table-cell office:value-type="float" office:value="0" table:style-name="ce68">
            <text:p>-</text:p>
          </table:table-cell>
          <table:table-cell office:value-type="float" office:value="1640" table:style-name="ce68">
            <text:p>1,64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0</text:p>
          </table:table-cell>
          <table:table-cell office:value-type="string" table:style-name="ce98">
            <text:p>花 <text:s text:c="11"/>壇</text:p>
          </table:table-cell>
          <table:table-cell office:value-type="string" table:style-name="ce81">
            <text:p>Huatan</text:p>
          </table:table-cell>
          <table:table-cell office:value-type="float" office:value="419293" table:style-name="ce68">
            <text:p>419,293</text:p>
          </table:table-cell>
          <table:table-cell office:value-type="float" office:value="448983" table:style-name="ce68">
            <text:p>448,983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04</text:p>
          </table:table-cell>
          <table:table-cell office:value-type="string" table:style-name="ce98">
            <text:p>大 <text:s text:c="11"/>村</text:p>
          </table:table-cell>
          <table:table-cell office:value-type="string" table:style-name="ce81">
            <text:p>Dacun</text:p>
          </table:table-cell>
          <table:table-cell office:value-type="float" office:value="351583" table:style-name="ce68">
            <text:p>351,583</text:p>
          </table:table-cell>
          <table:table-cell office:value-type="float" office:value="356038" table:style-name="ce68">
            <text:p>356,038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82">
            <text:p>A51</text:p>
          </table:table-cell>
          <table:table-cell office:value-type="string" table:style-name="ce98">
            <text:p>員 <text:s text:c="11"/>林</text:p>
          </table:table-cell>
          <table:table-cell office:value-type="string" table:style-name="ce81">
            <text:p>Yuanlin</text:p>
          </table:table-cell>
          <table:table-cell office:value-type="float" office:value="3037001" table:style-name="ce68">
            <text:p>3,037,001</text:p>
          </table:table-cell>
          <table:table-cell office:value-type="float" office:value="3028169" table:style-name="ce68">
            <text:p>3,028,169</text:p>
          </table:table-cell>
          <table:table-cell office:value-type="float" office:value="0" table:style-name="ce68">
            <text:p>-</text:p>
          </table:table-cell>
          <table:table-cell office:value-type="float" office:value="555" table:style-name="ce68">
            <text:p>555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7">
          <table:table-cell table:style-name="ce82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2</text:p>
          </table:table-cell>
          <table:table-cell office:value-type="string" table:style-name="ce98">
            <text:p>永 <text:s text:c="11"/>靖</text:p>
          </table:table-cell>
          <table:table-cell office:value-type="string" table:style-name="ce81">
            <text:p>Yongjing</text:p>
          </table:table-cell>
          <table:table-cell office:value-type="float" office:value="179267" table:style-name="ce68">
            <text:p>179,267</text:p>
          </table:table-cell>
          <table:table-cell office:value-type="float" office:value="205059" table:style-name="ce68">
            <text:p>205,059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3</text:p>
          </table:table-cell>
          <table:table-cell office:value-type="string" table:style-name="ce98">
            <text:p>社 <text:s text:c="11"/>頭</text:p>
          </table:table-cell>
          <table:table-cell office:value-type="string" table:style-name="ce81">
            <text:p>Shetou</text:p>
          </table:table-cell>
          <table:table-cell office:value-type="float" office:value="409011" table:style-name="ce68">
            <text:p>409,011</text:p>
          </table:table-cell>
          <table:table-cell office:value-type="float" office:value="439755" table:style-name="ce68">
            <text:p>439,755</text:p>
          </table:table-cell>
          <table:table-cell office:value-type="float" office:value="0" table:style-name="ce68">
            <text:p>-</text:p>
          </table:table-cell>
          <table:table-cell office:value-type="float" office:value="1320" table:style-name="ce68">
            <text:p>1,32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4</text:p>
          </table:table-cell>
          <table:table-cell office:value-type="string" table:style-name="ce98">
            <text:p>田 <text:s text:c="11"/>中</text:p>
          </table:table-cell>
          <table:table-cell office:value-type="string" table:style-name="ce81">
            <text:p>Tianzhong</text:p>
          </table:table-cell>
          <table:table-cell office:value-type="float" office:value="1048196" table:style-name="ce68">
            <text:p>1,048,196</text:p>
          </table:table-cell>
          <table:table-cell office:value-type="float" office:value="1039096" table:style-name="ce68">
            <text:p>1,039,096</text:p>
          </table:table-cell>
          <table:table-cell office:value-type="float" office:value="9065" table:style-name="ce68">
            <text:p>9,065</text:p>
          </table:table-cell>
          <table:table-cell office:value-type="float" office:value="6789" table:style-name="ce68">
            <text:p>6,789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5</text:p>
          </table:table-cell>
          <table:table-cell office:value-type="string" table:style-name="ce98">
            <text:p>二 <text:s text:c="11"/>水</text:p>
          </table:table-cell>
          <table:table-cell office:value-type="string" table:style-name="ce81">
            <text:p>Ershui</text:p>
          </table:table-cell>
          <table:table-cell office:value-type="float" office:value="424871" table:style-name="ce68">
            <text:p>424,871</text:p>
          </table:table-cell>
          <table:table-cell office:value-type="float" office:value="427283" table:style-name="ce68">
            <text:p>427,283</text:p>
          </table:table-cell>
          <table:table-cell office:value-type="float" office:value="7763" table:style-name="ce68">
            <text:p>7,763</text:p>
          </table:table-cell>
          <table:table-cell office:value-type="float" office:value="5675" table:style-name="ce68">
            <text:p>5,675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38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6</text:p>
          </table:table-cell>
          <table:table-cell office:value-type="string" table:style-name="ce98">
            <text:p>林 <text:s text:c="11"/>內</text:p>
          </table:table-cell>
          <table:table-cell office:value-type="string" table:style-name="ce81">
            <text:p>Linnei</text:p>
          </table:table-cell>
          <table:table-cell office:value-type="float" office:value="290092" table:style-name="ce68">
            <text:p>290,092</text:p>
          </table:table-cell>
          <table:table-cell office:value-type="float" office:value="289212" table:style-name="ce68">
            <text:p>289,212</text:p>
          </table:table-cell>
          <table:table-cell office:value-type="float" office:value="1200" table:style-name="ce68">
            <text:p>1,200</text:p>
          </table:table-cell>
          <table:table-cell office:value-type="float" office:value="1735" table:style-name="ce68">
            <text:p>1,735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" table:style-name="ce69"/>
          <table:table-cell table:style-name="ce76"/>
          <table:table-cell table:number-columns-repeated="18" table:style-name="ce69"/>
          <table:table-cell table:number-columns-repeated="16324" table:style-name="ce73"/>
        </table:table-row>
        <table:table-row table:style-name="ro7">
          <table:table-cell table:style-name="ce82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" table:style-name="ce69"/>
          <table:table-cell table:style-name="ce76"/>
          <table:table-cell table:number-columns-repeated="18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7</text:p>
          </table:table-cell>
          <table:table-cell office:value-type="string" table:style-name="ce98">
            <text:p>石 <text:s text:c="11"/>榴</text:p>
          </table:table-cell>
          <table:table-cell office:value-type="string" table:style-name="ce81">
            <text:p>Shiliu</text:p>
          </table:table-cell>
          <table:table-cell office:value-type="float" office:value="59451" table:style-name="ce68">
            <text:p>59,451</text:p>
          </table:table-cell>
          <table:table-cell office:value-type="float" office:value="72146" table:style-name="ce68">
            <text:p>72,14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8</text:p>
          </table:table-cell>
          <table:table-cell office:value-type="string" table:style-name="ce98">
            <text:p>斗 <text:s text:c="11"/>六</text:p>
          </table:table-cell>
          <table:table-cell office:value-type="string" table:style-name="ce81">
            <text:p>Douliu</text:p>
          </table:table-cell>
          <table:table-cell office:value-type="float" office:value="2370472" table:style-name="ce68">
            <text:p>2,370,472</text:p>
          </table:table-cell>
          <table:table-cell office:value-type="float" office:value="2375676" table:style-name="ce68">
            <text:p>2,375,67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59</text:p>
          </table:table-cell>
          <table:table-cell office:value-type="string" table:style-name="ce98">
            <text:p>斗 <text:s text:c="11"/>南</text:p>
          </table:table-cell>
          <table:table-cell office:value-type="string" table:style-name="ce81">
            <text:p>Dounan</text:p>
          </table:table-cell>
          <table:table-cell office:value-type="float" office:value="809162" table:style-name="ce68">
            <text:p>809,162</text:p>
          </table:table-cell>
          <table:table-cell office:value-type="float" office:value="805324" table:style-name="ce68">
            <text:p>805,324</text:p>
          </table:table-cell>
          <table:table-cell office:value-type="float" office:value="365" table:style-name="ce68">
            <text:p>365</text:p>
          </table:table-cell>
          <table:table-cell office:value-type="float" office:value="1120" table:style-name="ce68">
            <text:p>1,120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60</text:p>
          </table:table-cell>
          <table:table-cell office:value-type="string" table:style-name="ce98">
            <text:p>石 <text:s text:c="11"/>龜</text:p>
          </table:table-cell>
          <table:table-cell office:value-type="string" table:style-name="ce81">
            <text:p>Shigui</text:p>
          </table:table-cell>
          <table:table-cell office:value-type="float" office:value="54894" table:style-name="ce68">
            <text:p>54,894</text:p>
          </table:table-cell>
          <table:table-cell office:value-type="float" office:value="64359" table:style-name="ce68">
            <text:p>64,359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61</text:p>
          </table:table-cell>
          <table:table-cell office:value-type="string" table:style-name="ce98">
            <text:p>大 <text:s text:c="11"/>林</text:p>
          </table:table-cell>
          <table:table-cell office:value-type="string" table:style-name="ce81">
            <text:p>Dalin</text:p>
          </table:table-cell>
          <table:table-cell office:value-type="float" office:value="682712" table:style-name="ce68">
            <text:p>682,712</text:p>
          </table:table-cell>
          <table:table-cell office:value-type="float" office:value="673224" table:style-name="ce68">
            <text:p>673,22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7">
          <table:table-cell table:style-name="ce82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62</text:p>
          </table:table-cell>
          <table:table-cell office:value-type="string" table:style-name="ce98">
            <text:p>民 <text:s text:c="11"/>雄</text:p>
          </table:table-cell>
          <table:table-cell office:value-type="string" table:style-name="ce81">
            <text:p>Minxiong</text:p>
          </table:table-cell>
          <table:table-cell office:value-type="float" office:value="777986" table:style-name="ce68">
            <text:p>777,986</text:p>
          </table:table-cell>
          <table:table-cell office:value-type="float" office:value="736289" table:style-name="ce68">
            <text:p>736,289</text:p>
          </table:table-cell>
          <table:table-cell office:value-type="float" office:value="0" table:style-name="ce68">
            <text:p>-</text:p>
          </table:table-cell>
          <table:table-cell office:value-type="float" office:value="315" table:style-name="ce68">
            <text:p>315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624</text:p>
          </table:table-cell>
          <table:table-cell office:value-type="string" table:style-name="ce98">
            <text:p>嘉 <text:s text:c="11"/>北</text:p>
          </table:table-cell>
          <table:table-cell office:value-type="string" table:style-name="ce81">
            <text:p>Jiabei</text:p>
          </table:table-cell>
          <table:table-cell office:value-type="float" office:value="316141" table:style-name="ce68">
            <text:p>316,141</text:p>
          </table:table-cell>
          <table:table-cell office:value-type="float" office:value="332686" table:style-name="ce68">
            <text:p>332,68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63</text:p>
          </table:table-cell>
          <table:table-cell office:value-type="string" table:style-name="ce98">
            <text:p>嘉 <text:s text:c="11"/>義</text:p>
          </table:table-cell>
          <table:table-cell office:value-type="string" table:style-name="ce81">
            <text:p>Chiayi</text:p>
          </table:table-cell>
          <table:table-cell office:value-type="float" office:value="3854485" table:style-name="ce68">
            <text:p>3,854,485</text:p>
          </table:table-cell>
          <table:table-cell office:value-type="float" office:value="3853077" table:style-name="ce68">
            <text:p>3,853,077</text:p>
          </table:table-cell>
          <table:table-cell office:value-type="float" office:value="3893" table:style-name="ce68">
            <text:p>3,893</text:p>
          </table:table-cell>
          <table:table-cell office:value-type="float" office:value="4038" table:style-name="ce68">
            <text:p>4,038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66</text:p>
          </table:table-cell>
          <table:table-cell office:value-type="string" table:style-name="ce98">
            <text:p>水 <text:s text:c="11"/>上</text:p>
          </table:table-cell>
          <table:table-cell office:value-type="string" table:style-name="ce81">
            <text:p>Shuishang</text:p>
          </table:table-cell>
          <table:table-cell office:value-type="float" office:value="265724" table:style-name="ce68">
            <text:p>265,724</text:p>
          </table:table-cell>
          <table:table-cell office:value-type="float" office:value="267230" table:style-name="ce68">
            <text:p>267,230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number-columns-repeated="5" table:style-name="ce69"/>
          <table:table-cell table:style-name="ce77"/>
          <table:table-cell table:number-columns-repeated="5" table:style-name="ce69"/>
          <table:table-cell table:style-name="ce77"/>
          <table:table-cell table:number-columns-repeated="40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67</text:p>
          </table:table-cell>
          <table:table-cell office:value-type="string" table:style-name="ce98">
            <text:p>南 <text:s text:c="11"/>靖</text:p>
          </table:table-cell>
          <table:table-cell office:value-type="string" table:style-name="ce81">
            <text:p>Nanjing</text:p>
          </table:table-cell>
          <table:table-cell office:value-type="float" office:value="79577" table:style-name="ce68">
            <text:p>79,577</text:p>
          </table:table-cell>
          <table:table-cell office:value-type="float" office:value="84856" table:style-name="ce68">
            <text:p>84,85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7">
          <table:table-cell table:style-name="ce82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68</text:p>
          </table:table-cell>
          <table:table-cell office:value-type="string" table:style-name="ce98">
            <text:p>後 <text:s text:c="11"/>壁</text:p>
          </table:table-cell>
          <table:table-cell office:value-type="string" table:style-name="ce81">
            <text:p>Houbi</text:p>
          </table:table-cell>
          <table:table-cell office:value-type="float" office:value="240400" table:style-name="ce68">
            <text:p>240,400</text:p>
          </table:table-cell>
          <table:table-cell office:value-type="float" office:value="222848" table:style-name="ce68">
            <text:p>222,848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69</text:p>
          </table:table-cell>
          <table:table-cell office:value-type="string" table:style-name="ce98">
            <text:p>新 <text:s text:c="11"/>營</text:p>
          </table:table-cell>
          <table:table-cell office:value-type="string" table:style-name="ce81">
            <text:p>Xinying</text:p>
          </table:table-cell>
          <table:table-cell office:value-type="float" office:value="1958097" table:style-name="ce68">
            <text:p>1,958,097</text:p>
          </table:table-cell>
          <table:table-cell office:value-type="float" office:value="1957494" table:style-name="ce68">
            <text:p>1,957,494</text:p>
          </table:table-cell>
          <table:table-cell office:value-type="float" office:value="9808" table:style-name="ce68">
            <text:p>9,808</text:p>
          </table:table-cell>
          <table:table-cell office:value-type="float" office:value="4531" table:style-name="ce68">
            <text:p>4,531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70</text:p>
          </table:table-cell>
          <table:table-cell office:value-type="string" table:style-name="ce98">
            <text:p>柳 <text:s text:c="11"/>營</text:p>
          </table:table-cell>
          <table:table-cell office:value-type="string" table:style-name="ce81">
            <text:p>Liuying</text:p>
          </table:table-cell>
          <table:table-cell office:value-type="float" office:value="345511" table:style-name="ce68">
            <text:p>345,511</text:p>
          </table:table-cell>
          <table:table-cell office:value-type="float" office:value="347088" table:style-name="ce68">
            <text:p>347,088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71</text:p>
          </table:table-cell>
          <table:table-cell office:value-type="string" table:style-name="ce98">
            <text:p>林 <text:s text:c="4"/>鳳 <text:s text:c="4"/>營</text:p>
          </table:table-cell>
          <table:table-cell office:value-type="string" table:style-name="ce81">
            <text:p>Linfengying</text:p>
          </table:table-cell>
          <table:table-cell office:value-type="float" office:value="220057" table:style-name="ce68">
            <text:p>220,057</text:p>
          </table:table-cell>
          <table:table-cell office:value-type="float" office:value="227249" table:style-name="ce68">
            <text:p>227,249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72</text:p>
          </table:table-cell>
          <table:table-cell office:value-type="string" table:style-name="ce98">
            <text:p>隆 <text:s text:c="11"/>田</text:p>
          </table:table-cell>
          <table:table-cell office:value-type="string" table:style-name="ce81">
            <text:p>Longtian</text:p>
          </table:table-cell>
          <table:table-cell office:value-type="float" office:value="573661" table:style-name="ce68">
            <text:p>573,661</text:p>
          </table:table-cell>
          <table:table-cell office:value-type="float" office:value="567137" table:style-name="ce68">
            <text:p>567,137</text:p>
          </table:table-cell>
          <table:table-cell office:value-type="float" office:value="30" table:style-name="ce68">
            <text:p>30</text:p>
          </table:table-cell>
          <table:table-cell office:value-type="float" office:value="525" table:style-name="ce68">
            <text:p>525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7">
          <table:table-cell table:style-name="ce82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73</text:p>
          </table:table-cell>
          <table:table-cell office:value-type="string" table:style-name="ce98">
            <text:p>拔 <text:s text:c="11"/>林</text:p>
          </table:table-cell>
          <table:table-cell office:value-type="string" table:style-name="ce81">
            <text:p>Balin</text:p>
          </table:table-cell>
          <table:table-cell office:value-type="float" office:value="57703" table:style-name="ce68">
            <text:p>57,703</text:p>
          </table:table-cell>
          <table:table-cell office:value-type="float" office:value="60033" table:style-name="ce68">
            <text:p>60,033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74</text:p>
          </table:table-cell>
          <table:table-cell office:value-type="string" table:style-name="ce98">
            <text:p>善 <text:s text:c="11"/>化</text:p>
          </table:table-cell>
          <table:table-cell office:value-type="string" table:style-name="ce81">
            <text:p>Shanhua</text:p>
          </table:table-cell>
          <table:table-cell office:value-type="float" office:value="1302567" table:style-name="ce68">
            <text:p>1,302,567</text:p>
          </table:table-cell>
          <table:table-cell office:value-type="float" office:value="1303411" table:style-name="ce68">
            <text:p>1,303,41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744</text:p>
          </table:table-cell>
          <table:table-cell office:value-type="string" table:style-name="ce98">
            <text:p>南 <text:s text:c="11"/>科</text:p>
          </table:table-cell>
          <table:table-cell office:value-type="string" table:style-name="ce81">
            <text:p>Nanke</text:p>
          </table:table-cell>
          <table:table-cell office:value-type="float" office:value="484634" table:style-name="ce68">
            <text:p>484,634</text:p>
          </table:table-cell>
          <table:table-cell office:value-type="float" office:value="461881" table:style-name="ce68">
            <text:p>461,88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75</text:p>
          </table:table-cell>
          <table:table-cell office:value-type="string" table:style-name="ce98">
            <text:p>新 <text:s text:c="11"/>市</text:p>
          </table:table-cell>
          <table:table-cell office:value-type="string" table:style-name="ce81">
            <text:p>Xinshi</text:p>
          </table:table-cell>
          <table:table-cell office:value-type="float" office:value="981578" table:style-name="ce68">
            <text:p>981,578</text:p>
          </table:table-cell>
          <table:table-cell office:value-type="float" office:value="967233" table:style-name="ce68">
            <text:p>967,233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76</text:p>
          </table:table-cell>
          <table:table-cell office:value-type="string" table:style-name="ce98">
            <text:p>永 <text:s text:c="11"/>康</text:p>
          </table:table-cell>
          <table:table-cell office:value-type="string" table:style-name="ce81">
            <text:p>Yongkang</text:p>
          </table:table-cell>
          <table:table-cell office:value-type="float" office:value="1209747" table:style-name="ce68">
            <text:p>1,209,747</text:p>
          </table:table-cell>
          <table:table-cell office:value-type="float" office:value="1193318" table:style-name="ce68">
            <text:p>1,193,318</text:p>
          </table:table-cell>
          <table:table-cell office:value-type="float" office:value="30" table:style-name="ce68">
            <text:p>30</text:p>
          </table:table-cell>
          <table:table-cell office:value-type="float" office:value="970" table:style-name="ce68">
            <text:p>970</text:p>
          </table:table-cell>
          <table:table-cell table:style-name="ce136"/>
          <table:table-cell table:style-name="ce137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8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7"/>
          <table:table-cell table:style-name="ce136"/>
          <table:table-cell table:number-columns-repeated="15" table:style-name="ce137"/>
          <table:table-cell table:number-columns-repeated="2" table:style-name="ce138"/>
          <table:table-cell table:number-columns-repeated="21" table:style-name="ce137"/>
          <table:table-cell table:number-columns-repeated="16324" table:style-name="ce140"/>
        </table:table-row>
        <table:table-row table:style-name="ro7">
          <table:table-cell table:style-name="ce82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style-name="ce136"/>
          <table:table-cell table:style-name="ce137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8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7"/>
          <table:table-cell table:style-name="ce136"/>
          <table:table-cell table:number-columns-repeated="15" table:style-name="ce137"/>
          <table:table-cell table:number-columns-repeated="2" table:style-name="ce138"/>
          <table:table-cell table:number-columns-repeated="21" table:style-name="ce137"/>
          <table:table-cell table:number-columns-repeated="16324" table:style-name="ce140"/>
        </table:table-row>
        <table:table-row table:style-name="ro8">
          <table:table-cell office:value-type="string" table:style-name="ce82">
            <text:p>A764</text:p>
          </table:table-cell>
          <table:table-cell office:value-type="string" table:style-name="ce98">
            <text:p>大 <text:s text:c="11"/>橋</text:p>
          </table:table-cell>
          <table:table-cell office:value-type="string" table:style-name="ce81">
            <text:p>Daqiao</text:p>
          </table:table-cell>
          <table:table-cell office:value-type="float" office:value="1373344" table:style-name="ce68">
            <text:p>1,373,344</text:p>
          </table:table-cell>
          <table:table-cell office:value-type="float" office:value="1284196" table:style-name="ce68">
            <text:p>1,284,19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8">
          <table:table-cell office:value-type="string" table:style-name="ce82">
            <text:p>A77</text:p>
          </table:table-cell>
          <table:table-cell office:value-type="string" table:style-name="ce98">
            <text:p>臺 <text:s text:c="11"/>南</text:p>
          </table:table-cell>
          <table:table-cell office:value-type="string" table:style-name="ce81">
            <text:p>Tainan</text:p>
          </table:table-cell>
          <table:table-cell office:value-type="float" office:value="9629053" table:style-name="ce68">
            <text:p>9,629,053</text:p>
          </table:table-cell>
          <table:table-cell office:value-type="float" office:value="9859096" table:style-name="ce68">
            <text:p>9,859,096</text:p>
          </table:table-cell>
          <table:table-cell office:value-type="float" office:value="485" table:style-name="ce68">
            <text:p>485</text:p>
          </table:table-cell>
          <table:table-cell office:value-type="float" office:value="1750" table:style-name="ce68">
            <text:p>1,750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number-rows-repeated="2" table:style-name="ro8">
          <table:table-cell table:number-columns-repeated="7" table:style-name="ce73"/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number-rows-repeated="4" table:style-name="ro12">
          <table:table-cell table:number-columns-repeated="16384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/><text:span text:style-name="T7">十</text:span><text:s/><text:span text:style-name="T7">一</text:span><text:s/><text:span text:style-name="T7">年</text:span><text:s text:c="8"/> <text:s/></text:p>
          </table:table-cell>
          <table:table-cell office:value-type="string" table:style-name="ce114">
            <text:p>│</text:p>
          </table:table-cell>
          <table:table-cell office:value-type="float" office:value="129632.689" table:style-name="ce115">
            <text:p>129,633</text:p>
          </table:table-cell>
          <table:table-cell table:style-name="ce29"/>
          <table:table-cell office:value-type="float" office:value="8172756.1849999996" table:style-name="ce115">
            <text:p>8,172,756</text:p>
          </table:table-cell>
          <table:table-cell table:style-name="ce29"/>
          <table:table-cell office:value-type="float" office:value="6875042.5920000002" table:style-name="ce115">
            <text:p>6,875,043</text:p>
          </table:table-cell>
          <table:table-cell table:style-name="ce29"/>
          <table:table-cell office:value-type="float" office:value="63" table:style-name="ce116">
            <text:p>63.0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/><text:span text:style-name="T7">十</text:span><text:s/><text:span text:style-name="T7">一</text:span><text:s/><text:span text:style-name="T7">年</text:span><text:s text:c="8"/> <text:s/></text:p>
          </table:table-cell>
          <table:table-cell office:value-type="float" office:value="355" table:style-name="ce115">
            <text:p>355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99.16" table:style-name="ce117">
            <text:p>99.16</text:p>
          </table:table-cell>
          <table:table-cell table:style-name="ce29"/>
          <table:table-cell office:value-type="float" office:value="22391" table:style-name="ce115">
            <text:p>22,391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2.84" table:style-name="ce117">
            <text:p>102.84</text:p>
          </table:table-cell>
          <table:table-cell table:style-name="ce29"/>
          <table:table-cell office:value-type="float" office:value="18836" table:style-name="ce115">
            <text:p>18,836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8.18" table:style-name="ce117">
            <text:p>108.18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/><text:span text:style-name="T7">十</text:span><text:s/><text:span text:style-name="T7">二</text:span><text:s/><text:span text:style-name="T7">年</text:span><text:s text:c="8"/> <text:s/></text:p>
          </table:table-cell>
          <table:table-cell office:value-type="string" table:style-name="ce114">
            <text:p>│</text:p>
          </table:table-cell>
          <table:table-cell office:value-type="float" office:value="130150.69100000001" table:style-name="ce115">
            <text:p>130,151</text:p>
          </table:table-cell>
          <table:table-cell table:style-name="ce29"/>
          <table:table-cell office:value-type="float" office:value="8524251.9250000007" table:style-name="ce115">
            <text:p>8,524,252</text:p>
          </table:table-cell>
          <table:table-cell table:style-name="ce29"/>
          <table:table-cell office:value-type="float" office:value="7528729.6339999996" table:style-name="ce115">
            <text:p>7,528,730</text:p>
          </table:table-cell>
          <table:table-cell table:style-name="ce29"/>
          <table:table-cell office:value-type="float" office:value="65.5" table:style-name="ce116">
            <text:p>65.5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/><text:span text:style-name="T7">十</text:span><text:s/><text:span text:style-name="T7">二</text:span><text:s/><text:span text:style-name="T7">年</text:span><text:s text:c="8"/> <text:s/></text:p>
          </table:table-cell>
          <table:table-cell office:value-type="float" office:value="357" table:style-name="ce115">
            <text:p>357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0.56338028169014" table:style-name="ce117">
            <text:p>100.56</text:p>
          </table:table-cell>
          <table:table-cell table:style-name="ce29"/>
          <table:table-cell office:value-type="float" office:value="23354" table:style-name="ce115">
            <text:p>23,354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4.30083515698271" table:style-name="ce117">
            <text:p>104.30</text:p>
          </table:table-cell>
          <table:table-cell table:style-name="ce29"/>
          <table:table-cell office:value-type="float" office:value="20627" table:style-name="ce115">
            <text:p>20,627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9.50838819282225" table:style-name="ce117">
            <text:p>109.51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/><text:span text:style-name="T7">十</text:span><text:s/><text:span text:style-name="T7">三</text:span><text:s/><text:span text:style-name="T7">年</text:span><text:s text:c="9"/> <text:s/></text:p>
          </table:table-cell>
          <table:table-cell office:value-type="string" table:style-name="ce114">
            <text:p>│</text:p>
          </table:table-cell>
          <table:table-cell office:value-type="float" office:value="130262.167" table:style-name="ce115">
            <text:p>130,262</text:p>
          </table:table-cell>
          <table:table-cell table:style-name="ce115"/>
          <table:table-cell office:value-type="float" office:value="8447398.6030000001" table:style-name="ce115">
            <text:p>8,447,399</text:p>
          </table:table-cell>
          <table:table-cell table:style-name="ce115"/>
          <table:table-cell office:value-type="float" office:value="8155569.3509999998" table:style-name="ce115">
            <text:p>8,155,569</text:p>
          </table:table-cell>
          <table:table-cell table:style-name="ce29"/>
          <table:table-cell office:value-type="float" office:value="64.8" table:style-name="ce116">
            <text:p>64.8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/><text:span text:style-name="T7">十</text:span><text:s/><text:span text:style-name="T7">三</text:span><text:s/><text:span text:style-name="T7">年</text:span><text:s text:c="9"/> <text:s/></text:p>
          </table:table-cell>
          <table:table-cell office:value-type="float" office:value="356" table:style-name="ce115">
            <text:p>356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99.719887955182074" table:style-name="ce117">
            <text:p>99.72</text:p>
          </table:table-cell>
          <table:table-cell table:style-name="ce29"/>
          <table:table-cell office:value-type="float" office:value="23080" table:style-name="ce115">
            <text:p>23,080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98.826753446946995" table:style-name="ce117">
            <text:p>98.83</text:p>
          </table:table-cell>
          <table:table-cell table:style-name="ce29"/>
          <table:table-cell office:value-type="float" office:value="22283" table:style-name="ce115">
            <text:p>22,283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8.02831240606972" table:style-name="ce117">
            <text:p>108.03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/><text:span text:style-name="T7">十</text:span><text:s/><text:span text:style-name="T7">四</text:span><text:s/><text:span text:style-name="T7">年</text:span><text:s text:c="8"/> </text:p>
          </table:table-cell>
          <table:table-cell office:value-type="string" table:style-name="ce114">
            <text:p>│</text:p>
          </table:table-cell>
          <table:table-cell office:value-type="float" office:value="130895.63800000001" table:style-name="ce115">
            <text:p>130,896</text:p>
          </table:table-cell>
          <table:table-cell table:style-name="ce115"/>
          <table:table-cell office:value-type="float" office:value="8298942.0080000004" table:style-name="ce115">
            <text:p>8,298,942</text:p>
          </table:table-cell>
          <table:table-cell table:style-name="ce115"/>
          <table:table-cell office:value-type="float" office:value="8420288.3489999995" table:style-name="ce115">
            <text:p>8,420,288</text:p>
          </table:table-cell>
          <table:table-cell table:style-name="ce29"/>
          <table:table-cell office:value-type="float" office:value="63.4" table:style-name="ce116">
            <text:p>63.4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/><text:span text:style-name="T7">十</text:span><text:s/><text:span text:style-name="T7">四</text:span><text:s/><text:span text:style-name="T7">年</text:span><text:s text:c="8"/> </text:p>
          </table:table-cell>
          <table:table-cell office:value-type="float" office:value="359" table:style-name="ce115">
            <text:p>359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0.84269662921348" table:style-name="ce117">
            <text:p>100.84</text:p>
          </table:table-cell>
          <table:table-cell table:style-name="ce29"/>
          <table:table-cell office:value-type="float" office:value="22737" table:style-name="ce115">
            <text:p>22,737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98.51386481802426" table:style-name="ce117">
            <text:p>98.51</text:p>
          </table:table-cell>
          <table:table-cell table:style-name="ce29"/>
          <table:table-cell office:value-type="float" office:value="23069" table:style-name="ce115">
            <text:p>23,069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3.52735269039177" table:style-name="ce117">
            <text:p>103.53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2" table:style-name="ce29"/>
          <table:table-cell table:style-name="ce117"/>
          <table:table-cell table:number-columns-repeated="11" table:style-name="ce29"/>
          <table:table-cell table:style-name="ce118"/>
          <table:table-cell table:number-columns-repeated="16332" table:style-name="ce29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/><text:span text:style-name="T7">十</text:span><text:s/><text:span text:style-name="T7">五</text:span><text:s/><text:span text:style-name="T7">年</text:span><text:s text:c="8"/> </text:p>
          </table:table-cell>
          <table:table-cell office:value-type="string" table:style-name="ce114">
            <text:p>│</text:p>
          </table:table-cell>
          <table:table-cell office:value-type="float" office:value="131606.739" table:style-name="ce115">
            <text:p>131,607</text:p>
          </table:table-cell>
          <table:table-cell table:style-name="ce115"/>
          <table:table-cell office:value-type="float" office:value="8305294.4720000001" table:style-name="ce115">
            <text:p>8,305,294</text:p>
          </table:table-cell>
          <table:table-cell table:style-name="ce115"/>
          <table:table-cell office:value-type="float" office:value="8163681.0750000002" table:style-name="ce115">
            <text:p>8,163,681</text:p>
          </table:table-cell>
          <table:table-cell table:style-name="ce29"/>
          <table:table-cell office:value-type="float" office:value="63.1" table:style-name="ce116">
            <text:p>63.1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/><text:span text:style-name="T7">十</text:span><text:s/><text:span text:style-name="T7">五</text:span><text:s/><text:span text:style-name="T7">年</text:span><text:s text:c="8"/> </text:p>
          </table:table-cell>
          <table:table-cell office:value-type="float" office:value="361" table:style-name="ce115">
            <text:p>361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0.55710306406684" table:style-name="ce117">
            <text:p>100.56</text:p>
          </table:table-cell>
          <table:table-cell table:style-name="ce29"/>
          <table:table-cell office:value-type="float" office:value="22754" table:style-name="ce115">
            <text:p>22,754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00.07476799929631" table:style-name="ce117">
            <text:p>100.07</text:p>
          </table:table-cell>
          <table:table-cell table:style-name="ce29"/>
          <table:table-cell office:value-type="float" office:value="22366" table:style-name="ce115">
            <text:p>22,366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96.95262039967055" table:style-name="ce117">
            <text:p>96.95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/><text:span text:style-name="T7">十</text:span><text:s/><text:span text:style-name="T7">六</text:span><text:s/><text:span text:style-name="T7">年</text:span><text:s text:c="8"/> </text:p>
          </table:table-cell>
          <table:table-cell office:value-type="string" table:style-name="ce114">
            <text:p>│</text:p>
          </table:table-cell>
          <table:table-cell office:value-type="float" office:value="134168.23000000001" table:style-name="ce115">
            <text:p>134,168</text:p>
          </table:table-cell>
          <table:table-cell table:style-name="ce115"/>
          <table:table-cell office:value-type="float" office:value="8446356.5350000001" table:style-name="ce115">
            <text:p>8,446,357</text:p>
          </table:table-cell>
          <table:table-cell table:style-name="ce115"/>
          <table:table-cell office:value-type="float" office:value="8371427.8739999998" table:style-name="ce115">
            <text:p>8,371,428</text:p>
          </table:table-cell>
          <table:table-cell table:style-name="ce29"/>
          <table:table-cell office:value-type="float" office:value="63" table:style-name="ce116">
            <text:p>63.0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/><text:span text:style-name="T7">十</text:span><text:s/><text:span text:style-name="T7">六</text:span><text:s/><text:span text:style-name="T7">年</text:span><text:s text:c="8"/> </text:p>
          </table:table-cell>
          <table:table-cell office:value-type="float" office:value="368" table:style-name="ce115">
            <text:p>368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1.93905817174516" table:style-name="ce117">
            <text:p>101.94</text:p>
          </table:table-cell>
          <table:table-cell table:style-name="ce29"/>
          <table:table-cell office:value-type="float" office:value="23141" table:style-name="ce115">
            <text:p>23,141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01.70079985936538" table:style-name="ce117">
            <text:p>101.70</text:p>
          </table:table-cell>
          <table:table-cell table:style-name="ce29"/>
          <table:table-cell office:value-type="float" office:value="22935" table:style-name="ce115">
            <text:p>22,935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2.54404006080658" table:style-name="ce117">
            <text:p>102.54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/><text:span text:style-name="T7">十</text:span><text:s/><text:span text:style-name="T7">七</text:span><text:s/><text:span text:style-name="T7">年</text:span><text:s text:c="9"/> <text:s/></text:p>
          </table:table-cell>
          <table:table-cell office:value-type="string" table:style-name="ce114">
            <text:p>│</text:p>
          </table:table-cell>
          <table:table-cell office:value-type="float" office:value="132160.92199999999" table:style-name="ce115">
            <text:p>132,161</text:p>
          </table:table-cell>
          <table:table-cell table:style-name="ce115"/>
          <table:table-cell office:value-type="float" office:value="8223337.3370000003" table:style-name="ce115">
            <text:p>8,223,337</text:p>
          </table:table-cell>
          <table:table-cell table:style-name="ce115"/>
          <table:table-cell office:value-type="float" office:value="8577840.9680000003" table:style-name="ce115">
            <text:p>8,577,841</text:p>
          </table:table-cell>
          <table:table-cell table:style-name="ce29"/>
          <table:table-cell office:value-type="float" office:value="62.2" table:style-name="ce116">
            <text:p>62.2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/><text:span text:style-name="T7">十</text:span><text:s/><text:span text:style-name="T7">七</text:span><text:s/><text:span text:style-name="T7">年</text:span><text:s text:c="9"/> <text:s/></text:p>
          </table:table-cell>
          <table:table-cell office:value-type="float" office:value="361" table:style-name="ce115">
            <text:p>361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98.097826086956516" table:style-name="ce117">
            <text:p>98.10</text:p>
          </table:table-cell>
          <table:table-cell table:style-name="ce29"/>
          <table:table-cell office:value-type="float" office:value="22468" table:style-name="ce115">
            <text:p>22,468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97.091741929907954" table:style-name="ce117">
            <text:p>97.09</text:p>
          </table:table-cell>
          <table:table-cell table:style-name="ce29"/>
          <table:table-cell office:value-type="float" office:value="23437" table:style-name="ce115">
            <text:p>23,437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2.18879441901025" table:style-name="ce117">
            <text:p>102.19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/><text:span text:style-name="T7">十</text:span><text:s/><text:span text:style-name="T7">八</text:span><text:s/><text:span text:style-name="T7">年</text:span><text:s text:c="9"/> <text:s/></text:p>
          </table:table-cell>
          <table:table-cell office:value-type="string" table:style-name="ce114">
            <text:p>│</text:p>
          </table:table-cell>
          <table:table-cell office:value-type="float" office:value="127283.379" table:style-name="ce115">
            <text:p>127,283</text:p>
          </table:table-cell>
          <table:table-cell table:style-name="ce115"/>
          <table:table-cell office:value-type="float" office:value="8132572.7750000004" table:style-name="ce115">
            <text:p>8,132,573</text:p>
          </table:table-cell>
          <table:table-cell table:style-name="ce115"/>
          <table:table-cell office:value-type="float" office:value="9209134.841" table:style-name="ce115">
            <text:p>9,209,135</text:p>
          </table:table-cell>
          <table:table-cell table:style-name="ce29"/>
          <table:table-cell office:value-type="float" office:value="63.9" table:style-name="ce116">
            <text:p>63.9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/><text:span text:style-name="T7">十</text:span><text:s/><text:span text:style-name="T7">八</text:span><text:s/><text:span text:style-name="T7">年</text:span><text:s text:c="9"/> <text:s/></text:p>
          </table:table-cell>
          <table:table-cell office:value-type="float" office:value="349" table:style-name="ce115">
            <text:p>349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96.67590027700831" table:style-name="ce117">
            <text:p>96.68</text:p>
          </table:table-cell>
          <table:table-cell table:style-name="ce29"/>
          <table:table-cell office:value-type="float" office:value="22281" table:style-name="ce115">
            <text:p>22,281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99.167705180701432" table:style-name="ce117">
            <text:p>99.17</text:p>
          </table:table-cell>
          <table:table-cell table:style-name="ce29"/>
          <table:table-cell office:value-type="float" office:value="25231" table:style-name="ce115">
            <text:p>25,231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7.65456329735035" table:style-name="ce117">
            <text:p>107.65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2" table:style-name="ce29"/>
          <table:table-cell table:style-name="ce117"/>
          <table:table-cell table:number-columns-repeated="5" table:style-name="ce29"/>
          <table:table-cell table:style-name="ce118"/>
          <table:table-cell table:number-columns-repeated="5" table:style-name="ce29"/>
          <table:table-cell table:style-name="ce118"/>
          <table:table-cell table:number-columns-repeated="16332" table:style-name="ce29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/><text:span text:style-name="T7">十</text:span><text:s/><text:span text:style-name="T7">九</text:span><text:s/><text:span text:style-name="T7">年</text:span><text:s text:c="8"/> </text:p>
          </table:table-cell>
          <table:table-cell office:value-type="string" table:style-name="ce114">
            <text:p>│</text:p>
          </table:table-cell>
          <table:table-cell office:value-type="float" office:value="131736.28899999999" table:style-name="ce115">
            <text:p>131,736</text:p>
          </table:table-cell>
          <table:table-cell table:style-name="ce115"/>
          <table:table-cell office:value-type="float" office:value="8312178.3459999999" table:style-name="ce115">
            <text:p>8,312,178</text:p>
          </table:table-cell>
          <table:table-cell table:style-name="ce115"/>
          <table:table-cell office:value-type="float" office:value="9528013.2210000008" table:style-name="ce115">
            <text:p>9,528,013</text:p>
          </table:table-cell>
          <table:table-cell table:style-name="ce29"/>
          <table:table-cell office:value-type="float" office:value="63.1" table:style-name="ce116">
            <text:p>63.1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/><text:span text:style-name="T7">十</text:span><text:s/><text:span text:style-name="T7">九</text:span><text:s/><text:span text:style-name="T7">年</text:span><text:s text:c="8"/> </text:p>
          </table:table-cell>
          <table:table-cell office:value-type="float" office:value="361" table:style-name="ce115">
            <text:p>361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3.43839541547277" table:style-name="ce117">
            <text:p>103.44</text:p>
          </table:table-cell>
          <table:table-cell table:style-name="ce29"/>
          <table:table-cell office:value-type="float" office:value="22773" table:style-name="ce115">
            <text:p>22,773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02.2081594183385" table:style-name="ce117">
            <text:p>102.21</text:p>
          </table:table-cell>
          <table:table-cell table:style-name="ce29"/>
          <table:table-cell office:value-type="float" office:value="26104" table:style-name="ce115">
            <text:p>26,104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3.46002932900005" table:style-name="ce117">
            <text:p>103.46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八</text:span><text:s text:c="4"/><text:span text:style-name="T7">十</text:span><text:s/><text:span text:style-name="T7">年</text:span><text:s text:c="8"/> </text:p>
          </table:table-cell>
          <table:table-cell office:value-type="string" table:style-name="ce114">
            <text:p>│</text:p>
          </table:table-cell>
          <table:table-cell office:value-type="float" office:value="137123.71100000001" table:style-name="ce115">
            <text:p>137,124</text:p>
          </table:table-cell>
          <table:table-cell table:style-name="ce115"/>
          <table:table-cell office:value-type="float" office:value="8611316.4930000007" table:style-name="ce115">
            <text:p>8,611,316</text:p>
          </table:table-cell>
          <table:table-cell table:style-name="ce115"/>
          <table:table-cell office:value-type="float" office:value="10622138.986" table:style-name="ce115">
            <text:p>10,622,139</text:p>
          </table:table-cell>
          <table:table-cell table:style-name="ce29"/>
          <table:table-cell office:value-type="float" office:value="62.8" table:style-name="ce116">
            <text:p>62.8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八</text:span><text:s text:c="4"/><text:span text:style-name="T7">十</text:span><text:s/><text:span text:style-name="T7">年</text:span><text:s text:c="8"/> </text:p>
          </table:table-cell>
          <table:table-cell office:value-type="float" office:value="376" table:style-name="ce115">
            <text:p>376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4.15512465373962" table:style-name="ce117">
            <text:p>104.16</text:p>
          </table:table-cell>
          <table:table-cell table:style-name="ce29"/>
          <table:table-cell office:value-type="float" office:value="23593" table:style-name="ce115">
            <text:p>23,593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03.60075528037589" table:style-name="ce117">
            <text:p>103.60</text:p>
          </table:table-cell>
          <table:table-cell table:style-name="ce29"/>
          <table:table-cell office:value-type="float" office:value="29588" table:style-name="ce115">
            <text:p>29,588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13.34661354581674" table:style-name="ce117">
            <text:p>113.35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2" table:style-name="ce29"/>
          <table:table-cell table:style-name="ce117"/>
          <table:table-cell table:number-columns-repeated="5" table:style-name="ce29"/>
          <table:table-cell table:style-name="ce118"/>
          <table:table-cell table:number-columns-repeated="5" table:style-name="ce29"/>
          <table:table-cell table:style-name="ce118"/>
          <table:table-cell table:number-columns-repeated="16332" table:style-name="ce29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一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10607.481" table:style-name="ce115">
            <text:p>10,607</text:p>
          </table:table-cell>
          <table:table-cell table:style-name="ce115"/>
          <table:table-cell office:value-type="float" office:value="610508.41799999995" table:style-name="ce115">
            <text:p>610,508</text:p>
          </table:table-cell>
          <table:table-cell table:style-name="ce115"/>
          <table:table-cell office:value-type="float" office:value="749634.48" table:style-name="ce115">
            <text:p>749,634</text:p>
          </table:table-cell>
          <table:table-cell table:style-name="ce29"/>
          <table:table-cell office:value-type="float" office:value="57.6" table:style-name="ce116">
            <text:p>57.6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一</text:span><text:s text:c="4"/><text:span text:style-name="T7">月</text:span><text:s text:c="8"/><text:s/></text:p>
          </table:table-cell>
          <table:table-cell office:value-type="float" office:value="342" table:style-name="ce115">
            <text:p>342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89.32" table:style-name="ce117">
            <text:p>89.32</text:p>
          </table:table-cell>
          <table:table-cell table:style-name="ce29"/>
          <table:table-cell office:value-type="float" office:value="19694" table:style-name="ce115">
            <text:p>19,694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86.31" table:style-name="ce117">
            <text:p>86.31</text:p>
          </table:table-cell>
          <table:table-cell table:style-name="ce29"/>
          <table:table-cell office:value-type="float" office:value="24182" table:style-name="ce115">
            <text:p>24,182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87.65" table:style-name="ce117">
            <text:p>87.65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二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10297.91" table:style-name="ce115">
            <text:p>10,298</text:p>
          </table:table-cell>
          <table:table-cell table:style-name="ce115"/>
          <table:table-cell office:value-type="float" office:value="783274.91200000001" table:style-name="ce115">
            <text:p>783,275</text:p>
          </table:table-cell>
          <table:table-cell table:style-name="ce115"/>
          <table:table-cell office:value-type="float" office:value="1040283.471" table:style-name="ce115">
            <text:p>1,040,283</text:p>
          </table:table-cell>
          <table:table-cell table:style-name="ce29"/>
          <table:table-cell office:value-type="float" office:value="76.099999999999994" table:style-name="ce116">
            <text:p>76.1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二</text:span><text:s text:c="4"/><text:span text:style-name="T7">月</text:span><text:s text:c="8"/><text:s/></text:p>
          </table:table-cell>
          <table:table-cell office:value-type="float" office:value="368" table:style-name="ce115">
            <text:p>368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7.60233918128654" table:style-name="ce117">
            <text:p>107.60</text:p>
          </table:table-cell>
          <table:table-cell table:style-name="ce29"/>
          <table:table-cell office:value-type="float" office:value="27974" table:style-name="ce115">
            <text:p>27,974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42.04326190717984" table:style-name="ce117">
            <text:p>142.04</text:p>
          </table:table-cell>
          <table:table-cell table:style-name="ce29"/>
          <table:table-cell office:value-type="float" office:value="37153" table:style-name="ce115">
            <text:p>37,153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53.63907038292945" table:style-name="ce117">
            <text:p>153.64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三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11940.433000000001" table:style-name="ce115">
            <text:p>11,940</text:p>
          </table:table-cell>
          <table:table-cell table:style-name="ce115"/>
          <table:table-cell office:value-type="float" office:value="714764.88199999998" table:style-name="ce115">
            <text:p>714,765</text:p>
          </table:table-cell>
          <table:table-cell table:style-name="ce115"/>
          <table:table-cell office:value-type="float" office:value="883732.56599999999" table:style-name="ce115">
            <text:p>883,733</text:p>
          </table:table-cell>
          <table:table-cell table:style-name="ce29"/>
          <table:table-cell office:value-type="float" office:value="59.9" table:style-name="ce116">
            <text:p>59.9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三</text:span><text:s text:c="4"/><text:span text:style-name="T7">月</text:span><text:s text:c="8"/><text:s/></text:p>
          </table:table-cell>
          <table:table-cell office:value-type="float" office:value="385" table:style-name="ce115">
            <text:p>385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4.61956521739131" table:style-name="ce117">
            <text:p>104.62</text:p>
          </table:table-cell>
          <table:table-cell table:style-name="ce29"/>
          <table:table-cell office:value-type="float" office:value="23057" table:style-name="ce115">
            <text:p>23,057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82.422964181025236" table:style-name="ce117">
            <text:p>82.42</text:p>
          </table:table-cell>
          <table:table-cell table:style-name="ce29"/>
          <table:table-cell office:value-type="float" office:value="28508" table:style-name="ce115">
            <text:p>28,508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76.731354130218293" table:style-name="ce117">
            <text:p>76.73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115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四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11610.569" table:style-name="ce115">
            <text:p>11,611</text:p>
          </table:table-cell>
          <table:table-cell table:style-name="ce115"/>
          <table:table-cell office:value-type="float" office:value="723925.9" table:style-name="ce115">
            <text:p>723,926</text:p>
          </table:table-cell>
          <table:table-cell table:style-name="ce115"/>
          <table:table-cell office:value-type="float" office:value="899975.23300000001" table:style-name="ce115">
            <text:p>899,975</text:p>
          </table:table-cell>
          <table:table-cell table:style-name="ce29"/>
          <table:table-cell office:value-type="float" office:value="62.4" table:style-name="ce116">
            <text:p>62.4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四</text:span><text:s text:c="4"/><text:span text:style-name="T7">月</text:span><text:s text:c="8"/><text:s/></text:p>
          </table:table-cell>
          <table:table-cell office:value-type="float" office:value="387" table:style-name="ce115">
            <text:p>387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0.51948051948052" table:style-name="ce117">
            <text:p>100.52</text:p>
          </table:table-cell>
          <table:table-cell table:style-name="ce29"/>
          <table:table-cell office:value-type="float" office:value="24131" table:style-name="ce115">
            <text:p>24,131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04.65802142516371" table:style-name="ce117">
            <text:p>104.66</text:p>
          </table:table-cell>
          <table:table-cell table:style-name="ce29"/>
          <table:table-cell office:value-type="float" office:value="29999" table:style-name="ce115">
            <text:p>29,999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5.23011084607829" table:style-name="ce117">
            <text:p>105.23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五</text:span><text:s text:c="4"/><text:span text:style-name="T7">月</text:span><text:s text:c="9"/></text:p>
          </table:table-cell>
          <table:table-cell office:value-type="string" table:style-name="ce114">
            <text:p>│</text:p>
          </table:table-cell>
          <table:table-cell office:value-type="float" office:value="11440.347" table:style-name="ce115">
            <text:p>11,440</text:p>
          </table:table-cell>
          <table:table-cell table:style-name="ce115"/>
          <table:table-cell office:value-type="float" office:value="661189.11899999995" table:style-name="ce115">
            <text:p>661,189</text:p>
          </table:table-cell>
          <table:table-cell table:style-name="ce115"/>
          <table:table-cell office:value-type="float" office:value="834919.18900000001" table:style-name="ce115">
            <text:p>834,919</text:p>
          </table:table-cell>
          <table:table-cell table:style-name="ce29"/>
          <table:table-cell office:value-type="float" office:value="57.8" table:style-name="ce116">
            <text:p>57.8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五</text:span><text:s text:c="4"/><text:span text:style-name="T7">月</text:span><text:s text:c="9"/></text:p>
          </table:table-cell>
          <table:table-cell office:value-type="float" office:value="369" table:style-name="ce115">
            <text:p>369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95.348837209302332" table:style-name="ce117">
            <text:p>95.35</text:p>
          </table:table-cell>
          <table:table-cell table:style-name="ce29"/>
          <table:table-cell office:value-type="float" office:value="21329" table:style-name="ce115">
            <text:p>21,329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88.388380091997846" table:style-name="ce117">
            <text:p>88.39</text:p>
          </table:table-cell>
          <table:table-cell table:style-name="ce29"/>
          <table:table-cell office:value-type="float" office:value="26933" table:style-name="ce115">
            <text:p>26,933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89.779659321977405" table:style-name="ce117">
            <text:p>89.78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六</text:span><text:s text:c="4"/><text:span text:style-name="T7">月</text:span><text:s text:c="9"/></text:p>
          </table:table-cell>
          <table:table-cell office:value-type="string" table:style-name="ce114">
            <text:p>│</text:p>
          </table:table-cell>
          <table:table-cell office:value-type="float" office:value="10765.075000000001" table:style-name="ce115">
            <text:p>10,765</text:p>
          </table:table-cell>
          <table:table-cell table:style-name="ce115"/>
          <table:table-cell office:value-type="float" office:value="673967.79599999997" table:style-name="ce115">
            <text:p>673,968</text:p>
          </table:table-cell>
          <table:table-cell table:style-name="ce115"/>
          <table:table-cell office:value-type="float" office:value="828894.73300000001" table:style-name="ce115">
            <text:p>828,895</text:p>
          </table:table-cell>
          <table:table-cell table:style-name="ce29"/>
          <table:table-cell office:value-type="float" office:value="62.6" table:style-name="ce116">
            <text:p>62.6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六</text:span><text:s text:c="4"/><text:span text:style-name="T7">月</text:span><text:s text:c="9"/></text:p>
          </table:table-cell>
          <table:table-cell office:value-type="float" office:value="359" table:style-name="ce115">
            <text:p>359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97.289972899728994" table:style-name="ce117">
            <text:p>97.29</text:p>
          </table:table-cell>
          <table:table-cell table:style-name="ce29"/>
          <table:table-cell office:value-type="float" office:value="22466" table:style-name="ce115">
            <text:p>22,466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05.33077031271978" table:style-name="ce117">
            <text:p>105.33</text:p>
          </table:table-cell>
          <table:table-cell table:style-name="ce29"/>
          <table:table-cell office:value-type="float" office:value="27630" table:style-name="ce115">
            <text:p>27,630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2.5879033156351" table:style-name="ce117">
            <text:p>102.59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115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 text:c="4"/><text:span text:style-name="T7">月</text:span><text:s text:c="10"/><text:s/></text:p>
          </table:table-cell>
          <table:table-cell office:value-type="string" table:style-name="ce114">
            <text:p>│</text:p>
          </table:table-cell>
          <table:table-cell office:value-type="float" office:value="10421.816000000001" table:style-name="ce115">
            <text:p>10,422</text:p>
          </table:table-cell>
          <table:table-cell table:style-name="ce115"/>
          <table:table-cell office:value-type="float" office:value="763796.59199999995" table:style-name="ce115">
            <text:p>763,797</text:p>
          </table:table-cell>
          <table:table-cell table:style-name="ce115"/>
          <table:table-cell office:value-type="float" office:value="984745.473" table:style-name="ce115">
            <text:p>984,745</text:p>
          </table:table-cell>
          <table:table-cell table:style-name="ce29"/>
          <table:table-cell office:value-type="float" office:value="73.3" table:style-name="ce116">
            <text:p>73.3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 text:c="4"/><text:span text:style-name="T7">月</text:span><text:s text:c="10"/><text:s/></text:p>
          </table:table-cell>
          <table:table-cell office:value-type="float" office:value="336" table:style-name="ce115">
            <text:p>336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93.593314763231191" table:style-name="ce117">
            <text:p>93.59</text:p>
          </table:table-cell>
          <table:table-cell table:style-name="ce29"/>
          <table:table-cell office:value-type="float" office:value="24639" table:style-name="ce115">
            <text:p>24,639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09.67239383957981" table:style-name="ce117">
            <text:p>109.67</text:p>
          </table:table-cell>
          <table:table-cell table:style-name="ce29"/>
          <table:table-cell office:value-type="float" office:value="31766" table:style-name="ce115">
            <text:p>31,766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14.96923633731451" table:style-name="ce117">
            <text:p>114.97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八</text:span><text:s text:c="4"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11082.138000000001" table:style-name="ce115">
            <text:p>11,082</text:p>
          </table:table-cell>
          <table:table-cell table:style-name="ce115"/>
          <table:table-cell office:value-type="float" office:value="790930.86699999997" table:style-name="ce115">
            <text:p>790,931</text:p>
          </table:table-cell>
          <table:table-cell table:style-name="ce115"/>
          <table:table-cell office:value-type="float" office:value="1032742.901" table:style-name="ce115">
            <text:p>1,032,743</text:p>
          </table:table-cell>
          <table:table-cell table:style-name="ce29"/>
          <table:table-cell office:value-type="float" office:value="71.400000000000006" table:style-name="ce116">
            <text:p>71.4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八</text:span><text:s text:c="4"/><text:span text:style-name="T7">月</text:span><text:s text:c="11"/></text:p>
          </table:table-cell>
          <table:table-cell office:value-type="float" office:value="357" table:style-name="ce115">
            <text:p>357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6.25" table:style-name="ce117">
            <text:p>106.25</text:p>
          </table:table-cell>
          <table:table-cell table:style-name="ce29"/>
          <table:table-cell office:value-type="float" office:value="25514" table:style-name="ce115">
            <text:p>25,514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03.55128049027964" table:style-name="ce117">
            <text:p>103.55</text:p>
          </table:table-cell>
          <table:table-cell table:style-name="ce29"/>
          <table:table-cell office:value-type="float" office:value="33314" table:style-name="ce115">
            <text:p>33,314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104.87313479821192" table:style-name="ce117">
            <text:p>104.87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九</text:span><text:s text:c="4"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12186.226000000001" table:style-name="ce115">
            <text:p>12,186</text:p>
          </table:table-cell>
          <table:table-cell table:style-name="ce115"/>
          <table:table-cell office:value-type="float" office:value="757962.54399999999" table:style-name="ce115">
            <text:p>757,963</text:p>
          </table:table-cell>
          <table:table-cell table:style-name="ce115"/>
          <table:table-cell office:value-type="float" office:value="954098.14300000004" table:style-name="ce115">
            <text:p>954,098</text:p>
          </table:table-cell>
          <table:table-cell table:style-name="ce29"/>
          <table:table-cell office:value-type="float" office:value="62.2" table:style-name="ce116">
            <text:p>62.2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九</text:span><text:s text:c="4"/><text:span text:style-name="T7">月</text:span><text:s text:c="11"/></text:p>
          </table:table-cell>
          <table:table-cell office:value-type="float" office:value="406" table:style-name="ce115">
            <text:p>406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13.72549019607843" table:style-name="ce117">
            <text:p>113.73</text:p>
          </table:table-cell>
          <table:table-cell table:style-name="ce29"/>
          <table:table-cell office:value-type="float" office:value="25265" table:style-name="ce115">
            <text:p>25,265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99.024065219095405" table:style-name="ce117">
            <text:p>99.02</text:p>
          </table:table-cell>
          <table:table-cell table:style-name="ce29"/>
          <table:table-cell office:value-type="float" office:value="31803" table:style-name="ce115">
            <text:p>31,803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95.464369334213842" table:style-name="ce117">
            <text:p>95.46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115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十</text:span><text:s text:c="4"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12432.147000000001" table:style-name="ce115">
            <text:p>12,432</text:p>
          </table:table-cell>
          <table:table-cell table:style-name="ce115"/>
          <table:table-cell office:value-type="float" office:value="746809.45900000003" table:style-name="ce115">
            <text:p>746,809</text:p>
          </table:table-cell>
          <table:table-cell table:style-name="ce115"/>
          <table:table-cell office:value-type="float" office:value="729636.41700000002" table:style-name="ce115">
            <text:p>729,636</text:p>
          </table:table-cell>
          <table:table-cell table:style-name="ce29"/>
          <table:table-cell office:value-type="float" office:value="60.1" table:style-name="ce116">
            <text:p>60.1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十</text:span><text:s text:c="4"/><text:span text:style-name="T7">月</text:span><text:s text:c="11"/></text:p>
          </table:table-cell>
          <table:table-cell office:value-type="float" office:value="401" table:style-name="ce115">
            <text:p>401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98.768472906403943" table:style-name="ce117">
            <text:p>98.77</text:p>
          </table:table-cell>
          <table:table-cell table:style-name="ce29"/>
          <table:table-cell office:value-type="float" office:value="24091" table:style-name="ce115">
            <text:p>24,091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95.353255491787053" table:style-name="ce117">
            <text:p>95.35</text:p>
          </table:table-cell>
          <table:table-cell table:style-name="ce29"/>
          <table:table-cell office:value-type="float" office:value="29185" table:style-name="ce115">
            <text:p>29,185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91.768072194447072" table:style-name="ce117">
            <text:p>91.77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string" table:style-name="ce114">
            <text:p>│</text:p>
          </table:table-cell>
          <table:table-cell office:value-type="float" office:value="12033.907999999999" table:style-name="ce115">
            <text:p>12,034</text:p>
          </table:table-cell>
          <table:table-cell table:style-name="ce115"/>
          <table:table-cell office:value-type="float" office:value="675554.38399999996" table:style-name="ce115">
            <text:p>675,554</text:p>
          </table:table-cell>
          <table:table-cell table:style-name="ce115"/>
          <table:table-cell office:value-type="float" office:value="879155.071" table:style-name="ce115">
            <text:p>879,155</text:p>
          </table:table-cell>
          <table:table-cell table:style-name="ce29"/>
          <table:table-cell office:value-type="float" office:value="56.1" table:style-name="ce116">
            <text:p>56.1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float" office:value="401" table:style-name="ce115">
            <text:p>401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100" table:style-name="ce117">
            <text:p>100.00</text:p>
          </table:table-cell>
          <table:table-cell table:style-name="ce29"/>
          <table:table-cell office:value-type="float" office:value="22518" table:style-name="ce115">
            <text:p>22,518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93.470590677016318" table:style-name="ce117">
            <text:p>93.47</text:p>
          </table:table-cell>
          <table:table-cell table:style-name="ce29"/>
          <table:table-cell office:value-type="float" office:value="28360" table:style-name="ce115">
            <text:p>28,360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97.173205413739936" table:style-name="ce117">
            <text:p>97.17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12305.661" table:style-name="ce115">
            <text:p>12,306</text:p>
          </table:table-cell>
          <table:table-cell table:style-name="ce115"/>
          <table:table-cell office:value-type="float" office:value="708631.62" table:style-name="ce115">
            <text:p>708,632</text:p>
          </table:table-cell>
          <table:table-cell table:style-name="ce115"/>
          <table:table-cell office:value-type="float" office:value="804321.30900000001" table:style-name="ce115">
            <text:p>804,321</text:p>
          </table:table-cell>
          <table:table-cell table:style-name="ce29"/>
          <table:table-cell office:value-type="float" office:value="57.6" table:style-name="ce116">
            <text:p>57.6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float" office:value="397" table:style-name="ce115">
            <text:p>397</text:p>
          </table:table-cell>
          <table:table-cell table:style-name="ce29"/>
          <table:table-cell office:value-type="float" office:value="0" table:formula="msoxl:=#REF!" table:style-name="ce117">
            <text:p>#REF!</text:p>
          </table:table-cell>
          <table:table-cell table:style-name="ce29"/>
          <table:table-cell office:value-type="float" office:value="99.002493765586024" table:style-name="ce117">
            <text:p>99.00</text:p>
          </table:table-cell>
          <table:table-cell table:style-name="ce29"/>
          <table:table-cell office:value-type="float" office:value="22859" table:style-name="ce115">
            <text:p>22,859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115"/>
          <table:table-cell office:value-type="float" office:value="101.51434408029132" table:style-name="ce117">
            <text:p>101.51</text:p>
          </table:table-cell>
          <table:table-cell table:style-name="ce29"/>
          <table:table-cell office:value-type="float" office:value="26811" table:style-name="ce115">
            <text:p>26,811</text:p>
          </table:table-cell>
          <table:table-cell table:style-name="ce29"/>
          <table:table-cell office:value-type="float" office:value="0" table:formula="msoxl:=#DIV/0!" table:style-name="ce118">
            <text:p>#DIV/0!</text:p>
          </table:table-cell>
          <table:table-cell table:style-name="ce29"/>
          <table:table-cell office:value-type="float" office:value="94.538081805359667" table:style-name="ce117">
            <text:p>94.54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6"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/><text:span text:style-name="T7">民</text:span><text:s/><text:span text:style-name="T7">國</text:span><text:s/><text:span text:style-name="T7">八</text:span><text:s/><text:span text:style-name="T7">十</text:span><text:s/><text:span text:style-name="T7">一</text:span><text:s/><text:span text:style-name="T7">年</text:span><text:s text:c="9"/> 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/><text:span text:style-name="T7">民</text:span><text:s/><text:span text:style-name="T7">國</text:span><text:s/><text:span text:style-name="T7">八</text:span><text:s/><text:span text:style-name="T7">十</text:span><text:s/><text:span text:style-name="T7">一</text:span><text:s/><text:span text:style-name="T7">年</text:span><text:s text:c="9"/> 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table:style-name="ce117"/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table:style-name="ce117"/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一</text:span><text:s/><text:span text:style-name="T7">至</text:span><text:s/><text:span text:style-name="T7">七</text:span><text:s/><text:span text:style-name="T7">月</text:span><text:s text:c="5"/> <text:s/></text:p>
          </table:table-cell>
          <table:table-cell office:value-type="string" table:style-name="ce114">
            <text:p>│</text:p>
          </table:table-cell>
          <table:table-cell table:number-columns-repeated="6" table:style-name="ce29"/>
          <table:table-cell table:style-name="ce116"/>
          <table:table-cell table:number-columns-repeated="2" table:style-name="ce29"/>
          <table:table-cell office:value-type="string" table:style-name="ce113">
            <text:p><text:s text:c="7"/><text:span text:style-name="T7">一</text:span><text:s/><text:span text:style-name="T7">至</text:span><text:s/><text:span text:style-name="T7">七</text:span><text:s/><text:span text:style-name="T7">月</text:span><text:s text:c="5"/> <text:s/></text:p>
          </table:table-cell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一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一</text:span><text:s text:c="4"/><text:span text:style-name="T7">月</text:span><text:s text:c="8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二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二</text:span><text:s text:c="4"/><text:span text:style-name="T7">月</text:span><text:s text:c="8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三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三</text:span><text:s text:c="4"/><text:span text:style-name="T7">月</text:span><text:s text:c="8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四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四</text:span><text:s text:c="4"/><text:span text:style-name="T7">月</text:span><text:s text:c="8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7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五</text:span><text:s text:c="4"/><text:span text:style-name="T7">月</text:span><text:s text:c="9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五</text:span><text:s text:c="4"/><text:span text:style-name="T7">月</text:span><text:s text:c="9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7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六</text:span><text:s text:c="4"/><text:span text:style-name="T7">月</text:span><text:s text:c="9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六</text:span><text:s text:c="4"/><text:span text:style-name="T7">月</text:span><text:s text:c="9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7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七</text:span><text:s text:c="4"/><text:span text:style-name="T7">月</text:span><text:s text:c="10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 text:c="4"/><text:span text:style-name="T7">月</text:span><text:s text:c="10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八</text:span><text:s text:c="4"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八</text:span><text:s text:c="4"/><text:span text:style-name="T7">月</text:span><text:s text:c="11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九</text:span><text:s text:c="4"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九</text:span><text:s text:c="4"/><text:span text:style-name="T7">月</text:span><text:s text:c="11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十</text:span><text:s text:c="4"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十</text:span><text:s text:c="4"/><text:span text:style-name="T7">月</text:span><text:s text:c="11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3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style-name="ce115"/>
          <table:table-cell table:number-columns-repeated="3" table:style-name="ce29"/>
          <table:table-cell table:style-name="ce115"/>
          <table:table-cell table:number-columns-repeated="16352" table:style-name="ce29"/>
        </table:table-row>
        <table:table-row table:style-name="ro12">
          <table:table-cell table:number-columns-repeated="25"/>
          <table:table-cell office:value-type="string" table:style-name="ce114">
            <text:p>本月目標<text:span text:style-name="T1"><text:s text:c="2"/></text:span>十</text:p>
          </table:table-cell>
          <table:table-cell office:value-type="string" table:style-name="ce114">
            <text:p>│</text:p>
          </table:table-cell>
          <table:table-cell office:value-type="float" office:value="10428000" table:style-name="ce115">
            <text:p>10,428,000</text:p>
          </table:table-cell>
          <table:table-cell table:style-name="ce115"/>
          <table:table-cell office:value-type="float" office:value="785953000" table:style-name="ce115">
            <text:p>785,953,000</text:p>
          </table:table-cell>
          <table:table-cell table:style-name="ce115"/>
          <table:table-cell office:value-type="float" office:value="10428000" table:style-name="ce115">
            <text:p>10,428,000</text:p>
          </table:table-cell>
          <table:table-cell table:style-name="ce29"/>
          <table:table-cell office:value-type="float" office:value="75.400000000000006" table:style-name="ce116">
            <text:p>75.4</text:p>
          </table:table-cell>
          <table:table-cell table:number-columns-repeated="2" table:style-name="ce29"/>
          <table:table-cell office:value-type="string" table:style-name="ce114">
            <text:p>本月目標<text:span text:style-name="T1"><text:s text:c="2"/></text:span>十</text:p>
          </table:table-cell>
          <table:table-cell office:value-type="float" office:value="336387" table:style-name="ce115">
            <text:p>336,387</text:p>
          </table:table-cell>
          <table:table-cell table:style-name="ce29"/>
          <table:table-cell table:style-name="ce117"/>
          <table:table-cell table:style-name="ce29"/>
          <table:table-cell table:style-name="ce118"/>
          <table:table-cell table:style-name="ce29"/>
          <table:table-cell office:value-type="float" office:value="25353323" table:style-name="ce115">
            <text:p>25,353,323</text:p>
          </table:table-cell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office:value-type="float" office:value="417120" table:style-name="ce115">
            <text:p>417,120</text:p>
          </table:table-cell>
          <table:table-cell table:style-name="ce29"/>
          <table:table-cell table:style-name="ce117"/>
          <table:table-cell table:style-name="ce29"/>
          <table:table-cell table:style-name="ce117"/>
          <table:table-cell table:number-columns-repeated="16330"/>
        </table:table-row>
        <table:table-row table:number-rows-repeated="2"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4" table:style-name="ce29"/>
          <table:table-cell table:style-name="ce118"/>
          <table:table-cell table:number-columns-repeated="16342" table:style-name="ce29"/>
        </table:table-row>
        <table:table-row table:style-name="ro12">
          <table:table-cell table:number-columns-repeated="25"/>
          <table:table-cell office:value-type="string" table:style-name="ce114">
            <text:p>與目標比較增減<text:span text:style-name="T1">(%)</text:span>月<text:span text:style-name="T1"><text:s text:c="5"/></text:span></text:p>
          </table:table-cell>
          <table:table-cell office:value-type="string" table:style-name="ce114">
            <text:p>│</text:p>
          </table:table-cell>
          <table:table-cell office:value-type="float" office:value="0" table:formula="msoxl:=#NAME?" table:style-name="ce117">
            <text:p>#NAME?</text:p>
          </table:table-cell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number-columns-repeated="2" table:style-name="ce29"/>
          <table:table-cell office:value-type="string" table:style-name="ce114">
            <text:p>與目標比較增減<text:span text:style-name="T1">(%)</text:span>月<text:span text:style-name="T1"><text:s text:c="5"/></text:span></text:p>
          </table:table-cell>
          <table:table-cell office:value-type="float" office:value="0" table:formula="msoxl:=#NAME?" table:style-name="ce117">
            <text:p>#NAME?</text:p>
          </table:table-cell>
          <table:table-cell table:number-columns-repeated="5" table:style-name="ce29"/>
          <table:table-cell office:value-type="float" office:value="0" table:formula="msoxl:=#NAME?" table:style-name="ce117">
            <text:p>#NAME?</text:p>
          </table:table-cell>
          <table:table-cell table:number-columns-repeated="5" table:style-name="ce29"/>
          <table:table-cell office:value-type="float" office:value="0" table:formula="msoxl:=#NAME?" table:style-name="ce117">
            <text:p>#NAME?</text:p>
          </table:table-cell>
          <table:table-cell table:number-columns-repeated="16334" table:style-name="ce29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6357" table:style-name="ce29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2" table:style-name="ce29"/>
          <table:table-cell table:style-name="ce118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8"/>
          <table:table-cell table:number-columns-repeated="3"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4">
            <text:p>與上月比較增減<text:span text:style-name="T1">( % )<text:s text:c="6"/></text:span></text:p>
          </table:table-cell>
          <table:table-cell office:value-type="string" table:style-name="ce114">
            <text:p>│</text:p>
          </table:table-cell>
          <table:table-cell office:value-type="float" office:value="0" table:formula="msoxl:=#NAME?" table:style-name="ce117">
            <text:p>#NAME?</text:p>
          </table:table-cell>
          <table:table-cell table:style-name="ce117"/>
          <table:table-cell office:value-type="float" office:value="0" table:formula="msoxl:=#NAME?" table:style-name="ce117">
            <text:p>#NAME?</text:p>
          </table:table-cell>
          <table:table-cell table:style-name="ce117"/>
          <table:table-cell office:value-type="float" office:value="0" table:formula="msoxl:=#NAME?" table:style-name="ce117">
            <text:p>#NAME?</text:p>
          </table:table-cell>
          <table:table-cell table:style-name="ce117"/>
          <table:table-cell office:value-type="float" office:value="0" table:formula="msoxl:=#NAME?" table:style-name="ce117">
            <text:p>#NAME?</text:p>
          </table:table-cell>
          <table:table-cell table:number-columns-repeated="2" table:style-name="ce29"/>
          <table:table-cell office:value-type="string" table:style-name="ce114">
            <text:p>與上月比較增減<text:span text:style-name="T1">( % )<text:s text:c="6"/></text:span></text:p>
          </table:table-cell>
          <table:table-cell office:value-type="float" office:value="0" table:formula="msoxl:=#NAME?" table:style-name="ce117">
            <text:p>#NAME?</text:p>
          </table:table-cell>
          <table:table-cell table:style-name="ce29"/>
          <table:table-cell table:style-name="ce118"/>
          <table:table-cell table:style-name="ce29"/>
          <table:table-cell table:style-name="ce117"/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style-name="ce29"/>
          <table:table-cell table:style-name="ce118"/>
          <table:table-cell table:style-name="ce117"/>
          <table:table-cell table:style-name="ce118"/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6357" table:style-name="ce29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6" table:style-name="ce117"/>
          <table:table-cell table:number-columns-repeated="4" table:style-name="ce29"/>
          <table:table-cell table:style-name="ce117"/>
          <table:table-cell table:style-name="ce29"/>
          <table:table-cell table:style-name="ce118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8"/>
          <table:table-cell table:style-name="ce117"/>
          <table:table-cell table:style-name="ce118"/>
          <table:table-cell table:style-name="ce29"/>
          <table:table-cell table:style-name="ce117"/>
          <table:table-cell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4">
            <text:p>與上年同月比較增減<text:span text:style-name="T1">( % )<text:s text:c="8"/></text:span></text:p>
          </table:table-cell>
          <table:table-cell office:value-type="string" table:style-name="ce114">
            <text:p>│</text:p>
          </table:table-cell>
          <table:table-cell office:value-type="float" office:value="0" table:formula="msoxl:=#NAME?" table:style-name="ce118">
            <text:p>#NAME?</text:p>
          </table:table-cell>
          <table:table-cell table:style-name="ce117"/>
          <table:table-cell office:value-type="float" office:value="0" table:formula="msoxl:=#NAME?" table:style-name="ce118">
            <text:p>#NAME?</text:p>
          </table:table-cell>
          <table:table-cell table:style-name="ce117"/>
          <table:table-cell office:value-type="float" office:value="0" table:formula="msoxl:=#NAME?" table:style-name="ce118">
            <text:p>#NAME?</text:p>
          </table:table-cell>
          <table:table-cell table:style-name="ce117"/>
          <table:table-cell office:value-type="float" office:value="0" table:formula="msoxl:=#NAME?" table:style-name="ce117">
            <text:p>#NAME?</text:p>
          </table:table-cell>
          <table:table-cell table:number-columns-repeated="2" table:style-name="ce29"/>
          <table:table-cell office:value-type="string" table:style-name="ce114">
            <text:p>與上年同月比較增減<text:span text:style-name="T1">( % )<text:s text:c="8"/></text:span></text:p>
          </table:table-cell>
          <table:table-cell office:value-type="float" office:value="0" table:formula="msoxl:=#NAME?" table:style-name="ce118">
            <text:p>#NAME?</text:p>
          </table:table-cell>
          <table:table-cell table:style-name="ce29"/>
          <table:table-cell table:style-name="ce118"/>
          <table:table-cell table:style-name="ce29"/>
          <table:table-cell table:style-name="ce117"/>
          <table:table-cell table:style-name="ce29"/>
          <table:table-cell office:value-type="float" office:value="0" table:formula="msoxl:=#NAME?" table:style-name="ce118">
            <text:p>#NAME?</text:p>
          </table:table-cell>
          <table:table-cell table:style-name="ce29"/>
          <table:table-cell table:style-name="ce118"/>
          <table:table-cell table:style-name="ce117"/>
          <table:table-cell table:style-name="ce118"/>
          <table:table-cell table:style-name="ce29"/>
          <table:table-cell office:value-type="float" office:value="0" table:formula="msoxl:=#NAME?" table:style-name="ce118">
            <text:p>#NAME?</text:p>
          </table:table-cell>
          <table:table-cell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style-name="ce118"/>
          <table:table-cell table:number-columns-repeated="5" table:style-name="ce29"/>
          <table:table-cell table:style-name="ce117"/>
          <table:table-cell table:number-columns-repeated="16350" table:style-name="ce29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style-name="ce118"/>
          <table:table-cell table:number-columns-repeated="5" table:style-name="ce117"/>
          <table:table-cell table:number-columns-repeated="6" table:style-name="ce29"/>
          <table:table-cell table:style-name="ce118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117"/>
          <table:table-cell table:style-name="ce118"/>
          <table:table-cell table:number-columns-repeated="3"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style-name="ce118"/>
          <table:table-cell table:number-columns-repeated="16356" table:style-name="ce29"/>
        </table:table-row>
        <table:table-row table:style-name="ro12">
          <table:table-cell table:number-columns-repeated="25"/>
          <table:table-cell office:value-type="string" table:style-name="ce114">
            <text:p>本年一至七月與上年同期比較增減<text:span text:style-name="T1">(%) <text:s text:c="3"/><text:s text:c="4"/></text:span>平<text:span text:style-name="T1"><text:s text:c="2"/></text:span></text:p>
          </table:table-cell>
          <table:table-cell office:value-type="string" table:style-name="ce114">
            <text:p>│</text:p>
          </table:table-cell>
          <table:table-cell office:value-type="float" office:value="0" table:formula="msoxl:=#NAME?" table:style-name="ce118">
            <text:p>#NAME?</text:p>
          </table:table-cell>
          <table:table-cell table:style-name="ce118"/>
          <table:table-cell office:value-type="float" office:value="0" table:formula="msoxl:=#NAME?" table:style-name="ce118">
            <text:p>#NAME?</text:p>
          </table:table-cell>
          <table:table-cell table:style-name="ce118"/>
          <table:table-cell office:value-type="float" office:value="0" table:formula="msoxl:=#NAME?" table:style-name="ce118">
            <text:p>#NAME?</text:p>
          </table:table-cell>
          <table:table-cell table:style-name="ce118"/>
          <table:table-cell office:value-type="float" office:value="0" table:formula="msoxl:=#NAME?" table:style-name="ce118">
            <text:p>#NAME?</text:p>
          </table:table-cell>
          <table:table-cell table:style-name="ce118"/>
          <table:table-cell table:style-name="ce29"/>
          <table:table-cell office:value-type="string" table:style-name="ce114">
            <text:p>本年一至七月與上年同期比較增減<text:span text:style-name="T1">(%) <text:s text:c="3"/><text:s text:c="4"/></text:span>平<text:span text:style-name="T1"><text:s text:c="2"/></text:span></text:p>
          </table:table-cell>
          <table:table-cell office:value-type="float" office:value="0" table:formula="msoxl:=#NAME?" table:style-name="ce118">
            <text:p>#NAME?</text:p>
          </table:table-cell>
          <table:table-cell table:number-columns-repeated="5" table:style-name="ce118"/>
          <table:table-cell office:value-type="float" office:value="0" table:formula="msoxl:=#NAME?" table:style-name="ce118">
            <text:p>#NAME?</text:p>
          </table:table-cell>
          <table:table-cell table:number-columns-repeated="5" table:style-name="ce118"/>
          <table:table-cell office:value-type="float" office:value="0" table:formula="msoxl:=#NAME?" table:style-name="ce118">
            <text:p>#NAME?</text:p>
          </table:table-cell>
          <table:table-cell table:number-columns-repeated="4" table:style-name="ce118"/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4">
            <text:p>上年同期比較增減<text:span text:style-name="T1">(%)</text:span>較增減<text:span text:style-name="T1">(%)</text:span></text:p>
          </table:table-cell>
          <table:table-cell office:value-type="string" table:style-name="ce114">
            <text:p>│</text:p>
          </table:table-cell>
          <table:table-cell table:number-columns-repeated="9" table:style-name="ce29"/>
          <table:table-cell office:value-type="string" table:style-name="ce114">
            <text:p>上年同期比較增減<text:span text:style-name="T1">(%)</text:span>較增減<text:span text:style-name="T1">(%)</text:span></text:p>
          </table:table-cell>
          <table:table-cell table:number-columns-repeated="16347" table:style-name="ce29"/>
        </table:table-row>
        <table:table-row table:number-rows-repeated="2" table:style-name="ro12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6357" table:style-name="ce29"/>
        </table:table-row>
        <table:table-row table:style-name="ro12">
          <table:table-cell table:number-columns-repeated="25"/>
          <table:table-cell office:value-type="string" table:style-name="ce119">
            <text:p>─</text:p>
          </table:table-cell>
          <table:table-cell office:value-type="string" table:style-name="ce114">
            <text:p>┴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table:number-columns-repeated="2" table:style-name="ce29"/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table:number-columns-repeated="16330"/>
        </table:table-row>
        <table:table-row table:style-name="ro12">
          <table:table-cell table:number-columns-repeated="25"/>
          <table:table-cell office:value-type="string" table:style-name="ce114">
            <text:p>註<text:span text:style-name="T1">:</text:span>自八十年十月份起<text:span text:style-name="T1">,</text:span>每月<text:span text:style-name="T1">25</text:span>日為站帳結算截止日<text:span text:style-name="T1">,</text:span>故八十年十月客運收入僅以<text:span text:style-name="T1">25</text:span>天列算<text:span text:style-name="T1">,</text:span>惟人數﹑延<text:span text:style-name="T1"><text:s text:c="3"/>~I; <text:s text:c="21"/>Table 2 Vo</text:span></text:p>
          </table:table-cell>
          <table:table-cell table:number-columns-repeated="10" table:style-name="ce29"/>
          <table:table-cell office:value-type="string" table:style-name="ce114">
            <text:p>註<text:span text:style-name="T1">:</text:span>自八十年十月份起<text:span text:style-name="T1">,</text:span>每月<text:span text:style-name="T1">25</text:span>日為站帳結算截止日<text:span text:style-name="T1">,</text:span>故八十年十月客運收入僅以<text:span text:style-name="T1">25</text:span>天列算<text:span text:style-name="T1">,</text:span>惟人數﹑延<text:span text:style-name="T1"><text:s text:c="3"/>~I; <text:s text:c="21"/>Table 2 Vo</text:span></text:p>
          </table:table-cell>
          <table:table-cell table:number-columns-repeated="16347" table:style-name="ce29"/>
        </table:table-row>
        <table:table-row table:style-name="ro12">
          <table:table-cell table:number-columns-repeated="25"/>
          <table:table-cell office:value-type="string" table:style-name="ce113">
            <text:p><text:s text:c="3"/><text:span text:style-name="T7">人公里仍以全月份</text:span>31<text:span text:style-name="T7">天列計。帳結算截止日</text:span>,<text:span text:style-name="T7">故八十年</text:span></text:p>
          </table:table-cell>
          <table:table-cell table:number-columns-repeated="10" table:style-name="ce29"/>
          <table:table-cell office:value-type="string" table:style-name="ce113">
            <text:p><text:s text:c="3"/><text:span text:style-name="T7">人公里仍以全月份</text:span>31<text:span text:style-name="T7">天列計。帳結算截止日</text:span>,<text:span text:style-name="T7">故八十年</text:span></text:p>
          </table:table-cell>
          <table:table-cell table:number-columns-repeated="16347" table:style-name="ce29"/>
        </table:table-row>
        <table:table-row table:number-rows-repeated="1048442" table:style-name="ro12">
          <table:table-cell table:number-columns-repeated="16384"/>
        </table:table-row>
      </table:table>
      <table:table table:name="Sheet2" table:style-name="ta1" table:print-ranges="Sheet2.A1:Sheet2.G65">
        <table:table-column table:style-name="co1" table:default-cell-style-name="ce29"/>
        <table:table-column table:style-name="co2" table:default-cell-style-name="ce31"/>
        <table:table-column table:style-name="co3" table:default-cell-style-name="ce26"/>
        <table:table-column table:style-name="co4" table:default-cell-style-name="ce29"/>
        <table:table-column table:style-name="co5" table:default-cell-style-name="ce29"/>
        <table:table-column table:style-name="co6" table:number-columns-repeated="2" table:default-cell-style-name="ce29"/>
        <table:table-column table:style-name="co10" table:number-columns-repeated="16377" table:default-cell-style-name="ce29"/>
        <table:table-row table:style-name="ro1">
          <table:table-cell table:style-name="ce99"/>
          <table:table-cell table:style-name="ce147"/>
          <table:table-cell table:style-name="ce148"/>
          <table:table-cell table:number-columns-repeated="3" table:style-name="ce147"/>
          <table:table-cell table:style-name="ce100"/>
          <table:table-cell table:number-columns-repeated="16377" table:style-name="ce147"/>
        </table:table-row>
        <table:table-row table:style-name="ro2">
          <table:table-cell office:value-type="string" table:number-columns-spanned="4" table:number-rows-spanned="1" table:style-name="ce238">
            <text:p><text:span text:style-name="T4"><text:s text:c="2"/></text:span>各 站 客 貨 運 起 訖 量 <text:s/>(續<text:span text:style-name="T4">2</text:span>)</text:p>
          </table:table-cell>
          <table:covered-table-cell table:number-columns-repeated="3"/>
          <table:table-cell office:value-type="string" table:number-columns-spanned="3" table:number-rows-spanned="1" table:style-name="ce236">
            <text:p><text:s text:c="2"/>Volume of Passenger &amp; Freight Traffic <text:s/>(Cont. 2)</text:p>
          </table:table-cell>
          <table:covered-table-cell table:number-columns-repeated="2"/>
          <table:table-cell table:number-columns-repeated="16377" table:style-name="ce101"/>
        </table:table-row>
        <table:table-row table:style-name="ro3">
          <table:table-cell table:style-name="ce141"/>
          <table:table-cell table:style-name="ce149"/>
          <table:table-cell table:number-columns-repeated="5" table:style-name="ce146"/>
          <table:table-cell table:number-columns-repeated="16377" table:style-name="ce141"/>
        </table:table-row>
        <table:table-row table:style-name="ro4">
          <table:table-cell office:value-type="string" table:number-columns-spanned="4" table:number-rows-spanned="1" table:style-name="ce225">
            <text:p>中 華 民 國<text:s/><text:span text:style-name="T6">107<text:s/></text:span>年</text:p>
          </table:table-cell>
          <table:covered-table-cell table:number-columns-repeated="3"/>
          <table:table-cell office:value-type="float" office:value="2018" table:number-columns-spanned="3" table:number-rows-spanned="1" table:style-name="ce226">
            <text:p>2018</text:p>
          </table:table-cell>
          <table:covered-table-cell table:number-columns-repeated="2"/>
          <table:table-cell table:number-columns-repeated="16377" table:style-name="ce73"/>
        </table:table-row>
        <table:table-row table:style-name="ro5">
          <table:table-cell table:number-columns-spanned="3" table:number-rows-spanned="1" table:style-name="ce231"/>
          <table:covered-table-cell table:number-columns-repeated="2"/>
          <table:table-cell office:value-type="string" table:style-name="ce126">
            <text:p>客 <text:s text:c="6"/>運</text:p>
          </table:table-cell>
          <table:table-cell office:value-type="string" table:style-name="ce127">
            <text:p>( 人 次 )</text:p>
          </table:table-cell>
          <table:table-cell office:value-type="string" table:style-name="ce126">
            <text:p>貨 <text:s text:c="6"/>運</text:p>
          </table:table-cell>
          <table:table-cell office:value-type="string" table:style-name="ce127">
            <text:p>( 公 噸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office:value-type="string" table:number-columns-spanned="3" table:number-rows-spanned="1" table:style-name="ce232">
            <text:p>站 <text:s text:c="4"/>及 <text:s text:c="4"/>線 <text:s text:c="4"/>別</text:p>
          </table:table-cell>
          <table:covered-table-cell table:number-columns-repeated="2"/>
          <table:table-cell office:value-type="string" table:style-name="ce48">
            <text:p>Passenger <text:s/>Traffic</text:p>
          </table:table-cell>
          <table:table-cell office:value-type="string" table:style-name="ce49">
            <text:p>( Passenger )</text:p>
          </table:table-cell>
          <table:table-cell office:value-type="string" table:style-name="ce50">
            <text:p>Freight <text:s text:c="4"/>Traffic</text:p>
          </table:table-cell>
          <table:table-cell office:value-type="string" table:style-name="ce49">
            <text:p>( M.T.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number-columns-repeated="2" table:style-name="ce128"/>
          <table:table-cell table:style-name="ce129"/>
          <table:table-cell office:value-type="string" table:style-name="ce130">
            <text:p>上 <text:s/>車 <text:s/>人 <text:s/>數</text:p>
          </table:table-cell>
          <table:table-cell office:value-type="string" table:style-name="ce121">
            <text:p>下 <text:s/>車 <text:s/>人 <text:s/>數</text:p>
          </table:table-cell>
          <table:table-cell office:value-type="string" table:style-name="ce130">
            <text:p>起 <text:s/>運 <text:s/>噸 <text:s/>數</text:p>
          </table:table-cell>
          <table:table-cell office:value-type="string" table:style-name="ce121">
            <text:p>到 <text:s/>達 <text:s/>噸 <text:s/>數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style-name="ce150"/>
          <table:table-cell table:style-name="ce151"/>
          <table:table-cell table:style-name="ce131"/>
          <table:table-cell table:style-name="ce152"/>
          <table:table-cell table:style-name="ce153"/>
          <table:table-cell table:style-name="ce152"/>
          <table:table-cell table:style-name="ce153"/>
          <table:table-cell table:style-name="ce122"/>
          <table:table-cell table:style-name="ce154"/>
          <table:table-cell table:number-columns-repeated="43" table:style-name="ce122"/>
          <table:table-cell table:number-columns-repeated="16332" table:style-name="ce120"/>
        </table:table-row>
        <table:table-row table:style-name="ro5">
          <table:table-cell office:value-type="string" table:number-columns-spanned="3" table:number-rows-spanned="1" table:style-name="ce234">
            <text:p>Station <text:s text:c="2"/>&amp; <text:s text:c="2"/>Line</text:p>
          </table:table-cell>
          <table:covered-table-cell table:number-columns-repeated="2"/>
          <table:table-cell office:value-type="string" table:style-name="ce132">
            <text:p>No. <text:s/>of <text:s/>Board <text:s/>Train</text:p>
          </table:table-cell>
          <table:table-cell office:value-type="string" table:style-name="ce133">
            <text:p>No. <text:s/>of <text:s/>Getting <text:s/>off <text:s/>Train</text:p>
          </table:table-cell>
          <table:table-cell office:value-type="string" table:style-name="ce132">
            <text:p>Loaded <text:s/>Tonnage</text:p>
          </table:table-cell>
          <table:table-cell office:value-type="string" table:style-name="ce133">
            <text:p>Unloaded <text:s/>Tonnage</text:p>
          </table:table-cell>
          <table:table-cell table:number-columns-repeated="45" table:style-name="ce134"/>
          <table:table-cell table:number-columns-repeated="16332" table:style-name="ce87"/>
        </table:table-row>
        <table:table-row table:style-name="ro9">
          <table:table-cell table:number-columns-spanned="3" table:number-rows-spanned="1" table:style-name="ce242"/>
          <table:covered-table-cell table:number-columns-repeated="2"/>
          <table:table-cell table:number-columns-repeated="2" table:style-name="ce156"/>
          <table:table-cell table:style-name="ce157"/>
          <table:table-cell table:style-name="ce158"/>
          <table:table-cell table:number-columns-repeated="45" table:style-name="ce125"/>
          <table:table-cell table:number-columns-repeated="16332" table:style-name="ce73"/>
        </table:table-row>
        <table:table-row table:style-name="ro13">
          <table:table-cell office:value-type="string" table:style-name="ce82">
            <text:p>A80</text:p>
          </table:table-cell>
          <table:table-cell office:value-type="string" table:style-name="ce98">
            <text:p>保 <text:s text:c="11"/>安</text:p>
          </table:table-cell>
          <table:table-cell office:value-type="string" table:style-name="ce81">
            <text:p>Bao'an</text:p>
          </table:table-cell>
          <table:table-cell office:value-type="float" office:value="673127" table:style-name="ce68">
            <text:p>673,127</text:p>
          </table:table-cell>
          <table:table-cell office:value-type="float" office:value="685081" table:style-name="ce68">
            <text:p>685,08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45" table:style-name="ce125"/>
          <table:table-cell table:number-columns-repeated="16332" table:style-name="ce73"/>
        </table:table-row>
        <table:table-row table:style-name="ro13">
          <table:table-cell office:value-type="string" table:style-name="ce69">
            <text:p>A804</text:p>
          </table:table-cell>
          <table:table-cell office:value-type="string" table:style-name="ce146">
            <text:p>仁 <text:s text:c="11"/>德</text:p>
          </table:table-cell>
          <table:table-cell office:value-type="string" table:style-name="ce142">
            <text:p>Rende</text:p>
          </table:table-cell>
          <table:table-cell office:value-type="float" office:value="336342" table:style-name="ce68">
            <text:p>336,342</text:p>
          </table:table-cell>
          <table:table-cell office:value-type="float" office:value="334628" table:style-name="ce68">
            <text:p>334,628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136"/>
          <table:table-cell table:style-name="ce137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8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7"/>
          <table:table-cell table:style-name="ce136"/>
          <table:table-cell table:number-columns-repeated="15" table:style-name="ce137"/>
          <table:table-cell table:number-columns-repeated="2" table:style-name="ce138"/>
          <table:table-cell table:number-columns-repeated="21" table:style-name="ce137"/>
          <table:table-cell table:number-columns-repeated="16324" table:style-name="ce140"/>
        </table:table-row>
        <table:table-row table:style-name="ro13">
          <table:table-cell office:value-type="string" table:style-name="ce82">
            <text:p>A81</text:p>
          </table:table-cell>
          <table:table-cell office:value-type="string" table:style-name="ce98">
            <text:p>中 <text:s text:c="11"/>洲</text:p>
          </table:table-cell>
          <table:table-cell office:value-type="string" table:style-name="ce81">
            <text:p>Zhongzhou</text:p>
          </table:table-cell>
          <table:table-cell office:value-type="float" office:value="187754" table:style-name="ce68">
            <text:p>187,754</text:p>
          </table:table-cell>
          <table:table-cell office:value-type="float" office:value="180596" table:style-name="ce68">
            <text:p>180,59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136"/>
          <table:table-cell table:style-name="ce137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8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7"/>
          <table:table-cell table:style-name="ce136"/>
          <table:table-cell table:number-columns-repeated="15" table:style-name="ce137"/>
          <table:table-cell table:number-columns-repeated="2" table:style-name="ce138"/>
          <table:table-cell table:number-columns-repeated="21" table:style-name="ce137"/>
          <table:table-cell table:number-columns-repeated="16324" table:style-name="ce140"/>
        </table:table-row>
        <table:table-row table:style-name="ro13">
          <table:table-cell office:value-type="string" table:style-name="ce82">
            <text:p>A82</text:p>
          </table:table-cell>
          <table:table-cell office:value-type="string" table:style-name="ce98">
            <text:p>大 <text:s text:c="11"/>湖</text:p>
          </table:table-cell>
          <table:table-cell office:value-type="string" table:style-name="ce81">
            <text:p>Dahu</text:p>
          </table:table-cell>
          <table:table-cell office:value-type="float" office:value="724189" table:style-name="ce68">
            <text:p>724,189</text:p>
          </table:table-cell>
          <table:table-cell office:value-type="float" office:value="680174" table:style-name="ce68">
            <text:p>680,174</text:p>
          </table:table-cell>
          <table:table-cell office:value-type="float" office:value="158" table:style-name="ce68">
            <text:p>158</text:p>
          </table:table-cell>
          <table:table-cell office:value-type="float" office:value="1345" table:style-name="ce68">
            <text:p>1,345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13">
          <table:table-cell office:value-type="string" table:style-name="ce82">
            <text:p>A83</text:p>
          </table:table-cell>
          <table:table-cell office:value-type="string" table:style-name="ce98">
            <text:p>路 <text:s text:c="11"/>竹</text:p>
          </table:table-cell>
          <table:table-cell office:value-type="string" table:style-name="ce81">
            <text:p>Luzhu</text:p>
          </table:table-cell>
          <table:table-cell office:value-type="float" office:value="665287" table:style-name="ce68">
            <text:p>665,287</text:p>
          </table:table-cell>
          <table:table-cell office:value-type="float" office:value="683150" table:style-name="ce68">
            <text:p>683,150</text:p>
          </table:table-cell>
          <table:table-cell office:value-type="float" office:value="0" table:style-name="ce68">
            <text:p>-</text:p>
          </table:table-cell>
          <table:table-cell office:value-type="float" office:value="355" table:style-name="ce68">
            <text:p>355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7">
          <table:table-cell table:style-name="ce82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13">
          <table:table-cell office:value-type="string" table:style-name="ce82">
            <text:p>A85</text:p>
          </table:table-cell>
          <table:table-cell office:value-type="string" table:style-name="ce98">
            <text:p>岡 <text:s text:c="11"/>山</text:p>
          </table:table-cell>
          <table:table-cell office:value-type="string" table:style-name="ce81">
            <text:p>Gangshan</text:p>
          </table:table-cell>
          <table:table-cell office:value-type="float" office:value="1076243" table:style-name="ce68">
            <text:p>1,076,243</text:p>
          </table:table-cell>
          <table:table-cell office:value-type="float" office:value="1087785" table:style-name="ce68">
            <text:p>1,087,785</text:p>
          </table:table-cell>
          <table:table-cell office:value-type="float" office:value="7185" table:style-name="ce68">
            <text:p>7,185</text:p>
          </table:table-cell>
          <table:table-cell office:value-type="float" office:value="11545" table:style-name="ce68">
            <text:p>11,545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13">
          <table:table-cell office:value-type="string" table:style-name="ce82">
            <text:p>A86</text:p>
          </table:table-cell>
          <table:table-cell office:value-type="string" table:style-name="ce98">
            <text:p>橋 <text:s text:c="11"/>頭</text:p>
          </table:table-cell>
          <table:table-cell office:value-type="string" table:style-name="ce81">
            <text:p>Qiaotou</text:p>
          </table:table-cell>
          <table:table-cell office:value-type="float" office:value="531187" table:style-name="ce68">
            <text:p>531,187</text:p>
          </table:table-cell>
          <table:table-cell office:value-type="float" office:value="598555" table:style-name="ce68">
            <text:p>598,555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style-name="ce136"/>
          <table:table-cell table:style-name="ce137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8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7"/>
          <table:table-cell table:style-name="ce136"/>
          <table:table-cell table:number-columns-repeated="15" table:style-name="ce137"/>
          <table:table-cell table:number-columns-repeated="2" table:style-name="ce138"/>
          <table:table-cell table:number-columns-repeated="21" table:style-name="ce137"/>
          <table:table-cell table:number-columns-repeated="16324" table:style-name="ce140"/>
        </table:table-row>
        <table:table-row table:style-name="ro13">
          <table:table-cell office:value-type="string" table:style-name="ce82">
            <text:p>A87</text:p>
          </table:table-cell>
          <table:table-cell office:value-type="string" table:style-name="ce98">
            <text:p>楠 <text:s text:c="11"/>梓</text:p>
          </table:table-cell>
          <table:table-cell office:value-type="string" table:style-name="ce81">
            <text:p>Nanzi</text:p>
          </table:table-cell>
          <table:table-cell office:value-type="float" office:value="943546" table:style-name="ce68">
            <text:p>943,546</text:p>
          </table:table-cell>
          <table:table-cell office:value-type="float" office:value="915696" table:style-name="ce68">
            <text:p>915,696</text:p>
          </table:table-cell>
          <table:table-cell office:value-type="float" office:value="0" table:style-name="ce68">
            <text:p>-</text:p>
          </table:table-cell>
          <table:table-cell office:value-type="float" office:value="830" table:style-name="ce68">
            <text:p>830</text:p>
          </table:table-cell>
          <table:table-cell table:style-name="ce136"/>
          <table:table-cell table:style-name="ce137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8"/>
          <table:table-cell table:style-name="ce136"/>
          <table:table-cell table:style-name="ce137"/>
          <table:table-cell table:style-name="ce138"/>
          <table:table-cell table:style-name="ce137"/>
          <table:table-cell table:style-name="ce139"/>
          <table:table-cell table:style-name="ce137"/>
          <table:table-cell table:style-name="ce136"/>
          <table:table-cell table:number-columns-repeated="15" table:style-name="ce137"/>
          <table:table-cell table:number-columns-repeated="2" table:style-name="ce138"/>
          <table:table-cell table:number-columns-repeated="21" table:style-name="ce137"/>
          <table:table-cell table:number-columns-repeated="16324" table:style-name="ce140"/>
        </table:table-row>
        <table:table-row table:style-name="ro13">
          <table:table-cell office:value-type="string" table:style-name="ce82">
            <text:p>A874</text:p>
          </table:table-cell>
          <table:table-cell office:value-type="string" table:style-name="ce98">
            <text:p>新 <text:s text:c="4"/>左 <text:s text:c="4"/>營</text:p>
          </table:table-cell>
          <table:table-cell office:value-type="string" table:style-name="ce81">
            <text:p>Xinzuoying</text:p>
          </table:table-cell>
          <table:table-cell office:value-type="float" office:value="3664376" table:style-name="ce68">
            <text:p>3,664,376</text:p>
          </table:table-cell>
          <table:table-cell office:value-type="float" office:value="3645596" table:style-name="ce68">
            <text:p>3,645,59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82">
            <text:p>A88</text:p>
          </table:table-cell>
          <table:table-cell office:value-type="string" table:style-name="ce98">
            <text:p>左 <text:s text:c="11"/>營</text:p>
          </table:table-cell>
          <table:table-cell office:value-type="string" table:style-name="ce81">
            <text:p>Zuoying</text:p>
          </table:table-cell>
          <table:table-cell office:value-type="float" office:value="394864" table:style-name="ce68">
            <text:p>394,864</text:p>
          </table:table-cell>
          <table:table-cell office:value-type="float" office:value="393839" table:style-name="ce68">
            <text:p>393,839</text:p>
          </table:table-cell>
          <table:table-cell office:value-type="float" office:value="0" table:style-name="ce68">
            <text:p>-</text:p>
          </table:table-cell>
          <table:table-cell office:value-type="float" office:value="105" table:style-name="ce68">
            <text:p>105</text:p>
          </table:table-cell>
          <table:table-cell table:number-columns-repeated="16377" table:style-name="ce73"/>
        </table:table-row>
        <table:table-row table:style-name="ro7">
          <table:table-cell table:style-name="ce82"/>
          <table:table-cell table:style-name="ce98"/>
          <table:table-cell table:style-name="ce81"/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number-columns-repeated="16377" table:style-name="ce73"/>
        </table:table-row>
        <table:table-row table:style-name="ro13">
          <table:table-cell office:value-type="string" table:style-name="ce82">
            <text:p>A884</text:p>
          </table:table-cell>
          <table:table-cell office:value-type="string" table:style-name="ce98">
            <text:p>內 <text:s text:c="11"/>惟</text:p>
          </table:table-cell>
          <table:table-cell office:value-type="string" table:style-name="ce81">
            <text:p>Neiwei</text:p>
          </table:table-cell>
          <table:table-cell office:value-type="float" office:value="40649" table:style-name="ce68">
            <text:p>40,649</text:p>
          </table:table-cell>
          <table:table-cell office:value-type="float" office:value="39802" table:style-name="ce68">
            <text:p>39,802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82">
            <text:p>A888</text:p>
          </table:table-cell>
          <table:table-cell office:value-type="string" table:style-name="ce98">
            <text:p>美 <text:s text:c="4"/>術 <text:s text:c="4"/>館</text:p>
          </table:table-cell>
          <table:table-cell office:value-type="string" table:style-name="ce81">
            <text:p>Museum of Fine Arts</text:p>
          </table:table-cell>
          <table:table-cell office:value-type="float" office:value="61192" table:style-name="ce68">
            <text:p>61,192</text:p>
          </table:table-cell>
          <table:table-cell office:value-type="float" office:value="58357" table:style-name="ce68">
            <text:p>58,35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82">
            <text:p>A90</text:p>
          </table:table-cell>
          <table:table-cell office:value-type="string" table:style-name="ce98">
            <text:p>鼓 <text:s text:c="11"/>山</text:p>
          </table:table-cell>
          <table:table-cell office:value-type="string" table:style-name="ce81">
            <text:p>Gushan</text:p>
          </table:table-cell>
          <table:table-cell office:value-type="float" office:value="12649" table:style-name="ce68">
            <text:p>12,649</text:p>
          </table:table-cell>
          <table:table-cell office:value-type="float" office:value="13712" table:style-name="ce68">
            <text:p>13,712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82">
            <text:p>A91</text:p>
          </table:table-cell>
          <table:table-cell office:value-type="string" table:style-name="ce98">
            <text:p>三 <text:s text:c="4"/>塊 <text:s text:c="4"/>厝</text:p>
          </table:table-cell>
          <table:table-cell office:value-type="string" table:style-name="ce81">
            <text:p>Sankuaicuo</text:p>
          </table:table-cell>
          <table:table-cell office:value-type="float" office:value="20909" table:style-name="ce68">
            <text:p>20,909</text:p>
          </table:table-cell>
          <table:table-cell office:value-type="float" office:value="22319" table:style-name="ce68">
            <text:p>22,319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82">
            <text:p>A92</text:p>
          </table:table-cell>
          <table:table-cell office:value-type="string" table:style-name="ce98">
            <text:p>高 <text:s text:c="11"/>雄</text:p>
          </table:table-cell>
          <table:table-cell office:value-type="string" table:style-name="ce81">
            <text:p>Kaohsiung</text:p>
          </table:table-cell>
          <table:table-cell office:value-type="float" office:value="6708525" table:style-name="ce68">
            <text:p>6,708,525</text:p>
          </table:table-cell>
          <table:table-cell office:value-type="float" office:value="6705131" table:style-name="ce68">
            <text:p>6,705,131</text:p>
          </table:table-cell>
          <table:table-cell office:value-type="float" office:value="3840" table:style-name="ce68">
            <text:p>3,840</text:p>
          </table:table-cell>
          <table:table-cell office:value-type="float" office:value="13900" table:style-name="ce68">
            <text:p>13,900</text:p>
          </table:table-cell>
          <table:table-cell table:number-columns-repeated="16377" table:style-name="ce73"/>
        </table:table-row>
        <table:table-row table:style-name="ro9">
          <table:table-cell table:style-name="ce69"/>
          <table:table-cell table:style-name="ce171"/>
          <table:table-cell table:style-name="ce142"/>
          <table:table-cell table:number-columns-repeated="2" table:style-name="ce13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6377" table:style-name="ce73"/>
        </table:table-row>
        <table:table-row table:style-name="ro8">
          <table:table-cell table:style-name="ce69"/>
          <table:table-cell office:value-type="string" table:style-name="ce186">
            <text:p>內 <text:s/>灣 <text:s/>線 <text:s/>合 <text:s/>計</text:p>
          </table:table-cell>
          <table:table-cell office:value-type="string" table:style-name="ce160">
            <text:p>Neiwan Line</text:p>
          </table:table-cell>
          <table:table-cell office:value-type="float" office:value="1607323" table:style-name="ce65">
            <text:p>1,607,323</text:p>
          </table:table-cell>
          <table:table-cell office:value-type="float" office:value="1612361" table:style-name="ce65">
            <text:p>1,612,361</text:p>
          </table:table-cell>
          <table:table-cell office:value-type="float" office:value="0" table:style-name="ce65">
            <text:p>-</text:p>
          </table:table-cell>
          <table:table-cell office:value-type="float" office:value="640" table:style-name="ce65">
            <text:p>640</text:p>
          </table:table-cell>
          <table:table-cell table:number-columns-repeated="16377" table:style-name="ce161"/>
        </table:table-row>
        <table:table-row table:style-name="ro9">
          <table:table-cell table:style-name="ce69"/>
          <table:table-cell table:style-name="ce171"/>
          <table:table-cell table:style-name="ce142"/>
          <table:table-cell table:style-name="ce162"/>
          <table:table-cell table:style-name="ce65"/>
          <table:table-cell office:value-type="string" table:style-name="ce135">
            <text:p/>
          </table:table-cell>
          <table:table-cell office:value-type="string" table:style-name="ce163">
            <text:p/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V00</text:p>
          </table:table-cell>
          <table:table-cell office:value-type="string" table:style-name="ce146">
            <text:p>千 <text:s text:c="11"/>甲</text:p>
          </table:table-cell>
          <table:table-cell office:value-type="string" table:style-name="ce142">
            <text:p>Qianjia</text:p>
          </table:table-cell>
          <table:table-cell office:value-type="float" office:value="129274" table:style-name="ce135">
            <text:p>129,274</text:p>
          </table:table-cell>
          <table:table-cell office:value-type="float" office:value="127891" table:style-name="ce135">
            <text:p>127,89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V004</text:p>
          </table:table-cell>
          <table:table-cell office:value-type="string" table:style-name="ce146">
            <text:p>新 <text:s text:c="11"/>莊</text:p>
          </table:table-cell>
          <table:table-cell office:value-type="string" table:style-name="ce142">
            <text:p>Xinzhuang</text:p>
          </table:table-cell>
          <table:table-cell office:value-type="float" office:value="639613" table:style-name="ce135">
            <text:p>639,613</text:p>
          </table:table-cell>
          <table:table-cell office:value-type="float" office:value="653138" table:style-name="ce135">
            <text:p>653,138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V01</text:p>
          </table:table-cell>
          <table:table-cell office:value-type="string" table:style-name="ce146">
            <text:p>竹 <text:s text:c="11"/>中</text:p>
          </table:table-cell>
          <table:table-cell office:value-type="string" table:style-name="ce142">
            <text:p>Zhuzhong</text:p>
          </table:table-cell>
          <table:table-cell office:value-type="float" office:value="244115" table:style-name="ce135">
            <text:p>244,115</text:p>
          </table:table-cell>
          <table:table-cell office:value-type="float" office:value="254283" table:style-name="ce135">
            <text:p>254,283</text:p>
          </table:table-cell>
          <table:table-cell office:value-type="float" office:value="0" table:style-name="ce68">
            <text:p>-</text:p>
          </table:table-cell>
          <table:table-cell office:value-type="float" office:value="140" table:style-name="ce68">
            <text:p>140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V02</text:p>
          </table:table-cell>
          <table:table-cell office:value-type="string" table:style-name="ce146">
            <text:p>上 <text:s text:c="11"/>員</text:p>
          </table:table-cell>
          <table:table-cell office:value-type="string" table:style-name="ce142">
            <text:p>Shangyuan</text:p>
          </table:table-cell>
          <table:table-cell office:value-type="float" office:value="22838" table:style-name="ce135">
            <text:p>22,838</text:p>
          </table:table-cell>
          <table:table-cell office:value-type="float" office:value="24056" table:style-name="ce135">
            <text:p>24,05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137">
            <text:p>V021</text:p>
          </table:table-cell>
          <table:table-cell office:value-type="string" table:style-name="ce98">
            <text:p>榮 <text:s text:c="11"/>華</text:p>
          </table:table-cell>
          <table:table-cell office:value-type="string" table:style-name="ce142">
            <text:p>Ronghua</text:p>
          </table:table-cell>
          <table:table-cell office:value-type="float" office:value="54128" table:style-name="ce135">
            <text:p>54,128</text:p>
          </table:table-cell>
          <table:table-cell office:value-type="float" office:value="48233" table:style-name="ce135">
            <text:p>48,233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140"/>
        </table:table-row>
        <table:table-row table:style-name="ro9">
          <table:table-cell table:number-columns-repeated="2" table:style-name="ce184"/>
          <table:table-cell table:style-name="ce18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45" table:style-name="ce125"/>
          <table:table-cell table:number-columns-repeated="16332" table:style-name="ce73"/>
        </table:table-row>
        <table:table-row table:style-name="ro13">
          <table:table-cell office:value-type="string" table:style-name="ce69">
            <text:p>V03</text:p>
          </table:table-cell>
          <table:table-cell office:value-type="string" table:style-name="ce146">
            <text:p>竹 <text:s text:c="11"/>東</text:p>
          </table:table-cell>
          <table:table-cell office:value-type="string" table:style-name="ce142">
            <text:p>Zhudong</text:p>
          </table:table-cell>
          <table:table-cell office:value-type="float" office:value="199523" table:style-name="ce135">
            <text:p>199,523</text:p>
          </table:table-cell>
          <table:table-cell office:value-type="float" office:value="181207" table:style-name="ce135">
            <text:p>181,20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V04</text:p>
          </table:table-cell>
          <table:table-cell office:value-type="string" table:style-name="ce146">
            <text:p>橫 <text:s text:c="11"/>山</text:p>
          </table:table-cell>
          <table:table-cell office:value-type="string" table:style-name="ce142">
            <text:p>Hengshan</text:p>
          </table:table-cell>
          <table:table-cell office:value-type="float" office:value="38215" table:style-name="ce135">
            <text:p>38,215</text:p>
          </table:table-cell>
          <table:table-cell office:value-type="float" office:value="38661" table:style-name="ce135">
            <text:p>38,66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V05</text:p>
          </table:table-cell>
          <table:table-cell office:value-type="string" table:style-name="ce146">
            <text:p>九 <text:s text:c="4"/>讚 <text:s text:c="4"/>頭</text:p>
          </table:table-cell>
          <table:table-cell office:value-type="string" table:style-name="ce142">
            <text:p>Jiuzantou</text:p>
          </table:table-cell>
          <table:table-cell office:value-type="float" office:value="19343" table:style-name="ce135">
            <text:p>19,343</text:p>
          </table:table-cell>
          <table:table-cell office:value-type="float" office:value="18321" table:style-name="ce135">
            <text:p>18,321</text:p>
          </table:table-cell>
          <table:table-cell office:value-type="float" office:value="0" table:style-name="ce68">
            <text:p>-</text:p>
          </table:table-cell>
          <table:table-cell office:value-type="float" office:value="500" table:style-name="ce68">
            <text:p>500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V06</text:p>
          </table:table-cell>
          <table:table-cell office:value-type="string" table:style-name="ce146">
            <text:p>合 <text:s text:c="11"/>興</text:p>
          </table:table-cell>
          <table:table-cell office:value-type="string" table:style-name="ce142">
            <text:p>Hexing</text:p>
          </table:table-cell>
          <table:table-cell office:value-type="float" office:value="37251" table:style-name="ce135">
            <text:p>37,251</text:p>
          </table:table-cell>
          <table:table-cell office:value-type="float" office:value="43763" table:style-name="ce135">
            <text:p>43,763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137">
            <text:p>V07</text:p>
          </table:table-cell>
          <table:table-cell office:value-type="string" table:style-name="ce98">
            <text:p>富 <text:s text:c="11"/>貴</text:p>
          </table:table-cell>
          <table:table-cell office:value-type="string" table:style-name="ce142">
            <text:p>Fugui</text:p>
          </table:table-cell>
          <table:table-cell office:value-type="float" office:value="4028" table:style-name="ce135">
            <text:p>4,028</text:p>
          </table:table-cell>
          <table:table-cell office:value-type="float" office:value="6197" table:style-name="ce135">
            <text:p>6,19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140"/>
        </table:table-row>
        <table:table-row table:style-name="ro9">
          <table:table-cell table:number-columns-repeated="2" table:style-name="ce184"/>
          <table:table-cell table:style-name="ce18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45" table:style-name="ce125"/>
          <table:table-cell table:number-columns-repeated="16332" table:style-name="ce73"/>
        </table:table-row>
        <table:table-row table:style-name="ro13">
          <table:table-cell office:value-type="string" table:style-name="ce69">
            <text:p>V08</text:p>
          </table:table-cell>
          <table:table-cell office:value-type="string" table:style-name="ce146">
            <text:p>內 <text:s text:c="11"/>灣</text:p>
          </table:table-cell>
          <table:table-cell office:value-type="string" table:style-name="ce142">
            <text:p>Neiwan</text:p>
          </table:table-cell>
          <table:table-cell office:value-type="float" office:value="218995" table:style-name="ce135">
            <text:p>218,995</text:p>
          </table:table-cell>
          <table:table-cell office:value-type="float" office:value="216611" table:style-name="ce135">
            <text:p>216,61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9">
          <table:table-cell table:style-name="ce69"/>
          <table:table-cell table:style-name="ce146"/>
          <table:table-cell table:style-name="ce142"/>
          <table:table-cell table:number-columns-repeated="2"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6377" table:style-name="ce73"/>
        </table:table-row>
        <table:table-row table:style-name="ro8">
          <table:table-cell table:style-name="ce69"/>
          <table:table-cell office:value-type="string" table:style-name="ce186">
            <text:p>六 <text:s/>家 <text:s/>線 <text:s/>合 <text:s/>計</text:p>
          </table:table-cell>
          <table:table-cell office:value-type="string" table:style-name="ce160">
            <text:p>Liujia Line</text:p>
          </table:table-cell>
          <table:table-cell office:value-type="float" office:value="1007244" table:style-name="ce65">
            <text:p>1,007,244</text:p>
          </table:table-cell>
          <table:table-cell office:value-type="float" office:value="925244" table:style-name="ce65">
            <text:p>925,244</text:p>
          </table:table-cell>
          <table:table-cell office:value-type="float" office:value="0" table:style-name="ce65">
            <text:p>-</text:p>
          </table:table-cell>
          <table:table-cell office:value-type="float" office:value="0" table:style-name="ce65">
            <text:p>-</text:p>
          </table:table-cell>
          <table:table-cell table:number-columns-repeated="16377" table:style-name="ce161"/>
        </table:table-row>
        <table:table-row table:style-name="ro9">
          <table:table-cell table:style-name="ce69"/>
          <table:table-cell table:style-name="ce186"/>
          <table:table-cell table:style-name="ce160"/>
          <table:table-cell table:number-columns-repeated="2" table:style-name="ce6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6377" table:style-name="ce161"/>
        </table:table-row>
        <table:table-row table:style-name="ro13">
          <table:table-cell office:value-type="string" table:style-name="ce69">
            <text:p>V012</text:p>
          </table:table-cell>
          <table:table-cell office:value-type="string" table:style-name="ce146">
            <text:p>六 <text:s text:c="11"/>家</text:p>
          </table:table-cell>
          <table:table-cell office:value-type="string" table:style-name="ce142">
            <text:p>Liujia</text:p>
          </table:table-cell>
          <table:table-cell office:value-type="float" office:value="1007244" table:style-name="ce135">
            <text:p>1,007,244</text:p>
          </table:table-cell>
          <table:table-cell office:value-type="float" office:value="925244" table:style-name="ce135">
            <text:p>925,24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9">
          <table:table-cell table:style-name="ce69"/>
          <table:table-cell table:style-name="ce171"/>
          <table:table-cell table:style-name="ce142"/>
          <table:table-cell table:number-columns-repeated="2"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6377" table:style-name="ce73"/>
        </table:table-row>
        <table:table-row table:style-name="ro8">
          <table:table-cell table:style-name="ce69"/>
          <table:table-cell office:value-type="string" table:style-name="ce186">
            <text:p>臺 <text:s/>中 <text:s/>線 <text:s/>合 <text:s/>計</text:p>
          </table:table-cell>
          <table:table-cell office:value-type="string" table:style-name="ce160">
            <text:p>Taichung Line</text:p>
          </table:table-cell>
          <table:table-cell office:value-type="float" office:value="23967367" table:style-name="ce65">
            <text:p>23,967,367</text:p>
          </table:table-cell>
          <table:table-cell office:value-type="float" office:value="23964973" table:style-name="ce65">
            <text:p>23,964,973</text:p>
          </table:table-cell>
          <table:table-cell office:value-type="float" office:value="17217" table:style-name="ce65">
            <text:p>17,217</text:p>
          </table:table-cell>
          <table:table-cell office:value-type="float" office:value="26152" table:style-name="ce65">
            <text:p>26,152</text:p>
          </table:table-cell>
          <table:table-cell table:number-columns-repeated="16377" table:style-name="ce161"/>
        </table:table-row>
        <table:table-row table:style-name="ro9">
          <table:table-cell table:style-name="ce159"/>
          <table:table-cell table:style-name="ce171"/>
          <table:table-cell table:style-name="ce164"/>
          <table:table-cell table:number-columns-repeated="2"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01</text:p>
          </table:table-cell>
          <table:table-cell office:value-type="string" table:style-name="ce146">
            <text:p>造 <text:s text:c="11"/>橋</text:p>
          </table:table-cell>
          <table:table-cell office:value-type="string" table:style-name="ce142">
            <text:p>Zaoqiao</text:p>
          </table:table-cell>
          <table:table-cell office:value-type="float" office:value="113630" table:style-name="ce135">
            <text:p>113,630</text:p>
          </table:table-cell>
          <table:table-cell office:value-type="float" office:value="129645" table:style-name="ce135">
            <text:p>129,645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02</text:p>
          </table:table-cell>
          <table:table-cell office:value-type="string" table:style-name="ce146">
            <text:p>豐 <text:s text:c="11"/>富</text:p>
          </table:table-cell>
          <table:table-cell office:value-type="string" table:style-name="ce142">
            <text:p>Fengfu</text:p>
          </table:table-cell>
          <table:table-cell office:value-type="float" office:value="270634" table:style-name="ce135">
            <text:p>270,634</text:p>
          </table:table-cell>
          <table:table-cell office:value-type="float" office:value="269757" table:style-name="ce135">
            <text:p>269,757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03</text:p>
          </table:table-cell>
          <table:table-cell office:value-type="string" table:style-name="ce146">
            <text:p>苗 <text:s text:c="11"/>栗</text:p>
          </table:table-cell>
          <table:table-cell office:value-type="string" table:style-name="ce142">
            <text:p>Miaoli</text:p>
          </table:table-cell>
          <table:table-cell office:value-type="float" office:value="2185315" table:style-name="ce135">
            <text:p>2,185,315</text:p>
          </table:table-cell>
          <table:table-cell office:value-type="float" office:value="2137046" table:style-name="ce135">
            <text:p>2,137,046</text:p>
          </table:table-cell>
          <table:table-cell office:value-type="float" office:value="225" table:style-name="ce68">
            <text:p>225</text:p>
          </table:table-cell>
          <table:table-cell office:value-type="float" office:value="3535" table:style-name="ce68">
            <text:p>3,535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04</text:p>
          </table:table-cell>
          <table:table-cell office:value-type="string" table:style-name="ce146">
            <text:p>南 <text:s text:c="11"/>勢</text:p>
          </table:table-cell>
          <table:table-cell office:value-type="string" table:style-name="ce142">
            <text:p>Nanshi</text:p>
          </table:table-cell>
          <table:table-cell office:value-type="float" office:value="42630" table:style-name="ce135">
            <text:p>42,630</text:p>
          </table:table-cell>
          <table:table-cell office:value-type="float" office:value="45470" table:style-name="ce135">
            <text:p>45,470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05</text:p>
          </table:table-cell>
          <table:table-cell office:value-type="string" table:style-name="ce146">
            <text:p>銅 <text:s text:c="11"/>鑼</text:p>
          </table:table-cell>
          <table:table-cell office:value-type="string" table:style-name="ce142">
            <text:p>Tongluo</text:p>
          </table:table-cell>
          <table:table-cell office:value-type="float" office:value="313167" table:style-name="ce135">
            <text:p>313,167</text:p>
          </table:table-cell>
          <table:table-cell office:value-type="float" office:value="311161" table:style-name="ce135">
            <text:p>311,161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9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06</text:p>
          </table:table-cell>
          <table:table-cell office:value-type="string" table:style-name="ce146">
            <text:p>三 <text:s text:c="11"/>義</text:p>
          </table:table-cell>
          <table:table-cell office:value-type="string" table:style-name="ce142">
            <text:p>Sanyi</text:p>
          </table:table-cell>
          <table:table-cell office:value-type="float" office:value="312582" table:style-name="ce135">
            <text:p>312,582</text:p>
          </table:table-cell>
          <table:table-cell office:value-type="float" office:value="314337" table:style-name="ce135">
            <text:p>314,337</text:p>
          </table:table-cell>
          <table:table-cell office:value-type="float" office:value="0" table:style-name="ce68">
            <text:p>-</text:p>
          </table:table-cell>
          <table:table-cell office:value-type="float" office:value="225" table:style-name="ce68">
            <text:p>225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08</text:p>
          </table:table-cell>
          <table:table-cell office:value-type="string" table:style-name="ce146">
            <text:p>泰 <text:s text:c="11"/>安</text:p>
          </table:table-cell>
          <table:table-cell office:value-type="string" table:style-name="ce142">
            <text:p>Tai'an</text:p>
          </table:table-cell>
          <table:table-cell office:value-type="float" office:value="209991" table:style-name="ce135">
            <text:p>209,991</text:p>
          </table:table-cell>
          <table:table-cell office:value-type="float" office:value="225599" table:style-name="ce135">
            <text:p>225,599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09</text:p>
          </table:table-cell>
          <table:table-cell office:value-type="string" table:style-name="ce146">
            <text:p>后 <text:s text:c="11"/>里</text:p>
          </table:table-cell>
          <table:table-cell office:value-type="string" table:style-name="ce142">
            <text:p>Houli</text:p>
          </table:table-cell>
          <table:table-cell office:value-type="float" office:value="1122320" table:style-name="ce135">
            <text:p>1,122,320</text:p>
          </table:table-cell>
          <table:table-cell office:value-type="float" office:value="1121582" table:style-name="ce135">
            <text:p>1,121,582</text:p>
          </table:table-cell>
          <table:table-cell office:value-type="float" office:value="3763" table:style-name="ce68">
            <text:p>3,763</text:p>
          </table:table-cell>
          <table:table-cell office:value-type="float" office:value="2064" table:style-name="ce68">
            <text:p>2,064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10</text:p>
          </table:table-cell>
          <table:table-cell office:value-type="string" table:style-name="ce146">
            <text:p>豐 <text:s text:c="11"/>原</text:p>
          </table:table-cell>
          <table:table-cell office:value-type="string" table:style-name="ce142">
            <text:p>Fengyuan</text:p>
          </table:table-cell>
          <table:table-cell office:value-type="float" office:value="3050809" table:style-name="ce135">
            <text:p>3,050,809</text:p>
          </table:table-cell>
          <table:table-cell office:value-type="float" office:value="3177934" table:style-name="ce135">
            <text:p>3,177,93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104</text:p>
          </table:table-cell>
          <table:table-cell office:value-type="string" table:style-name="ce146">
            <text:p>栗 <text:s text:c="11"/>林</text:p>
          </table:table-cell>
          <table:table-cell office:value-type="string" table:style-name="ce142">
            <text:p>Lilin</text:p>
          </table:table-cell>
          <table:table-cell office:value-type="float" office:value="26603" table:style-name="ce135">
            <text:p>26,603</text:p>
          </table:table-cell>
          <table:table-cell office:value-type="float" office:value="27976" table:style-name="ce135">
            <text:p>27,97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68">
            <text:p/>
          </table:table-cell>
          <table:table-cell office:value-type="string" table:style-name="ce68">
            <text:p/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11</text:p>
          </table:table-cell>
          <table:table-cell office:value-type="string" table:style-name="ce146">
            <text:p>潭 <text:s text:c="11"/>子</text:p>
          </table:table-cell>
          <table:table-cell office:value-type="string" table:style-name="ce142">
            <text:p>Tanzi</text:p>
          </table:table-cell>
          <table:table-cell office:value-type="float" office:value="1109679" table:style-name="ce135">
            <text:p>1,109,679</text:p>
          </table:table-cell>
          <table:table-cell office:value-type="float" office:value="1074873" table:style-name="ce135">
            <text:p>1,074,873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112</text:p>
          </table:table-cell>
          <table:table-cell office:value-type="string" table:style-name="ce146">
            <text:p>頭 <text:s text:c="4"/>家 <text:s text:c="4"/>厝</text:p>
          </table:table-cell>
          <table:table-cell office:value-type="string" table:style-name="ce142">
            <text:p>Toujiacuo</text:p>
          </table:table-cell>
          <table:table-cell office:value-type="float" office:value="28211" table:style-name="ce135">
            <text:p>28,211</text:p>
          </table:table-cell>
          <table:table-cell office:value-type="float" office:value="29854" table:style-name="ce135">
            <text:p>29,854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style-name="ro13">
          <table:table-cell office:value-type="string" table:style-name="ce69">
            <text:p>T113</text:p>
          </table:table-cell>
          <table:table-cell office:value-type="string" table:style-name="ce146">
            <text:p>松 <text:s text:c="11"/>竹</text:p>
          </table:table-cell>
          <table:table-cell office:value-type="string" table:style-name="ce142">
            <text:p>Songzhu</text:p>
          </table:table-cell>
          <table:table-cell office:value-type="float" office:value="51233" table:style-name="ce135">
            <text:p>51,233</text:p>
          </table:table-cell>
          <table:table-cell office:value-type="float" office:value="54356" table:style-name="ce135">
            <text:p>54,356</text:p>
          </table:table-cell>
          <table:table-cell office:value-type="float" office:value="0" table:style-name="ce68">
            <text:p>-</text:p>
          </table:table-cell>
          <table:table-cell office:value-type="float" office:value="0" table:style-name="ce68">
            <text:p>-</text:p>
          </table:table-cell>
          <table:table-cell table:number-columns-repeated="16377" table:style-name="ce73"/>
        </table:table-row>
        <table:table-row table:number-rows-repeated="5" table:style-name="ro14">
          <table:table-cell table:number-columns-repeated="16384"/>
        </table:table-row>
        <table:table-row table:style-name="ro8">
          <table:table-cell table:number-columns-repeated="16384" table:style-name="ce73"/>
        </table:table-row>
        <table:table-row table:number-rows-repeated="1048505" table:style-name="ro14">
          <table:table-cell table:number-columns-repeated="16384"/>
        </table:table-row>
      </table:table>
      <table:table table:name="Sheet3" table:style-name="ta1" table:print-ranges="Sheet3.A1:Sheet3.G65">
        <table:table-column table:style-name="co1" table:default-cell-style-name="ce29"/>
        <table:table-column table:style-name="co2" table:default-cell-style-name="ce31"/>
        <table:table-column table:style-name="co3" table:default-cell-style-name="ce26"/>
        <table:table-column table:style-name="co4" table:default-cell-style-name="ce29"/>
        <table:table-column table:style-name="co5" table:default-cell-style-name="ce29"/>
        <table:table-column table:style-name="co6" table:number-columns-repeated="2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12" table:default-cell-style-name="ce29"/>
        <table:table-column table:style-name="co7" table:default-cell-style-name="ce29"/>
        <table:table-column table:style-name="co13" table:default-cell-style-name="ce29"/>
        <table:table-column table:style-name="co7" table:default-cell-style-name="ce29"/>
        <table:table-column table:style-name="co14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10" table:number-columns-repeated="16" table:default-cell-style-name="ce29"/>
        <table:table-column table:style-name="co14" table:default-cell-style-name="ce29"/>
        <table:table-column table:style-name="co10" table:number-columns-repeated="16313" table:default-cell-style-name="ce29"/>
        <table:table-row table:style-name="ro1">
          <table:table-cell table:style-name="ce99"/>
          <table:table-cell table:style-name="ce147"/>
          <table:table-cell table:style-name="ce165"/>
          <table:table-cell table:number-columns-repeated="3" table:style-name="ce120"/>
          <table:table-cell table:style-name="ce100"/>
          <table:table-cell table:number-columns-repeated="16377" table:style-name="ce120"/>
        </table:table-row>
        <table:table-row table:style-name="ro2">
          <table:table-cell office:value-type="string" table:number-columns-spanned="4" table:number-rows-spanned="1" table:style-name="ce238">
            <text:p><text:span text:style-name="T4"><text:s text:c="2"/></text:span>各 站 客 貨 運 起 訖 量 <text:s/>(續<text:span text:style-name="T4">3</text:span>)</text:p>
          </table:table-cell>
          <table:covered-table-cell table:number-columns-repeated="3"/>
          <table:table-cell office:value-type="string" table:number-columns-spanned="3" table:number-rows-spanned="1" table:style-name="ce236">
            <text:p><text:s text:c="2"/>Volume of Passenger &amp; Freight Traffic <text:s/>(Cont. 3)</text:p>
          </table:table-cell>
          <table:covered-table-cell table:number-columns-repeated="2"/>
          <table:table-cell table:number-columns-repeated="44" table:style-name="ce102"/>
          <table:table-cell table:number-columns-repeated="16333" table:style-name="ce101"/>
        </table:table-row>
        <table:table-row table:style-name="ro3">
          <table:table-cell table:style-name="ce73"/>
          <table:table-cell table:style-name="ce149"/>
          <table:table-cell table:style-name="ce170"/>
          <table:table-cell table:style-name="ce171"/>
          <table:table-cell table:style-name="ce172"/>
          <table:table-cell table:number-columns-repeated="2" table:style-name="ce173"/>
          <table:table-cell table:number-columns-repeated="44" table:style-name="ce125"/>
          <table:table-cell table:number-columns-repeated="16333" table:style-name="ce73"/>
        </table:table-row>
        <table:table-row table:style-name="ro4">
          <table:table-cell office:value-type="string" table:number-columns-spanned="4" table:number-rows-spanned="1" table:style-name="ce225">
            <text:p>中 華 民 國<text:s/><text:span text:style-name="T6">107<text:s/></text:span>年</text:p>
          </table:table-cell>
          <table:covered-table-cell table:number-columns-repeated="3"/>
          <table:table-cell office:value-type="float" office:value="2018" table:number-columns-spanned="3" table:number-rows-spanned="1" table:style-name="ce226">
            <text:p>2018</text:p>
          </table:table-cell>
          <table:covered-table-cell table:number-columns-repeated="2"/>
          <table:table-cell table:number-columns-repeated="45" table:style-name="ce125"/>
          <table:table-cell table:number-columns-repeated="16332" table:style-name="ce73"/>
        </table:table-row>
        <table:table-row table:style-name="ro5">
          <table:table-cell table:number-columns-spanned="3" table:number-rows-spanned="1" table:style-name="ce231"/>
          <table:covered-table-cell table:number-columns-repeated="2"/>
          <table:table-cell office:value-type="string" table:style-name="ce126">
            <text:p>客 <text:s text:c="6"/>運</text:p>
          </table:table-cell>
          <table:table-cell office:value-type="string" table:style-name="ce127">
            <text:p>( 人 次 )</text:p>
          </table:table-cell>
          <table:table-cell office:value-type="string" table:style-name="ce126">
            <text:p>貨 <text:s text:c="6"/>運</text:p>
          </table:table-cell>
          <table:table-cell office:value-type="string" table:style-name="ce127">
            <text:p>( 公 噸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office:value-type="string" table:number-columns-spanned="3" table:number-rows-spanned="1" table:style-name="ce233">
            <text:p>站 <text:s text:c="4"/>及 <text:s text:c="4"/>線 <text:s text:c="4"/>別</text:p>
          </table:table-cell>
          <table:covered-table-cell table:number-columns-repeated="2"/>
          <table:table-cell office:value-type="string" table:style-name="ce48">
            <text:p>Passenger <text:s/>Traffic</text:p>
          </table:table-cell>
          <table:table-cell office:value-type="string" table:style-name="ce49">
            <text:p>( Passenger )</text:p>
          </table:table-cell>
          <table:table-cell office:value-type="string" table:style-name="ce50">
            <text:p>Freight <text:s text:c="4"/>Traffic</text:p>
          </table:table-cell>
          <table:table-cell office:value-type="string" table:style-name="ce49">
            <text:p>( M.T.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number-columns-repeated="2" table:style-name="ce175"/>
          <table:table-cell table:style-name="ce129"/>
          <table:table-cell office:value-type="string" table:style-name="ce130">
            <text:p>上 <text:s/>車 <text:s/>人 <text:s/>數</text:p>
          </table:table-cell>
          <table:table-cell office:value-type="string" table:style-name="ce174">
            <text:p>下 <text:s/>車 <text:s/>人 <text:s/>數</text:p>
          </table:table-cell>
          <table:table-cell office:value-type="string" table:style-name="ce130">
            <text:p>起 <text:s/>運 <text:s/>噸 <text:s/>數</text:p>
          </table:table-cell>
          <table:table-cell office:value-type="string" table:style-name="ce174">
            <text:p>到 <text:s/>達 <text:s/>噸 <text:s/>數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style-name="ce143"/>
          <table:table-cell table:style-name="ce108"/>
          <table:table-cell table:style-name="ce109"/>
          <table:table-cell table:style-name="ce110"/>
          <table:table-cell table:style-name="ce144"/>
          <table:table-cell table:style-name="ce110"/>
          <table:table-cell table:style-name="ce144"/>
          <table:table-cell table:style-name="ce102"/>
          <table:table-cell table:style-name="ce112"/>
          <table:table-cell table:number-columns-repeated="43" table:style-name="ce102"/>
          <table:table-cell table:number-columns-repeated="16332" table:style-name="ce101"/>
        </table:table-row>
        <table:table-row table:style-name="ro5">
          <table:table-cell office:value-type="string" table:number-columns-spanned="3" table:number-rows-spanned="1" table:style-name="ce244">
            <text:p>Station <text:s text:c="2"/>&amp; <text:s text:c="2"/>Line</text:p>
          </table:table-cell>
          <table:covered-table-cell table:number-columns-repeated="2"/>
          <table:table-cell office:value-type="string" table:style-name="ce176">
            <text:p>No. <text:s/>of <text:s/>Board <text:s/>Train</text:p>
          </table:table-cell>
          <table:table-cell office:value-type="string" table:style-name="ce177">
            <text:p>No. <text:s/>of <text:s/>Getting <text:s/>off <text:s/>Train</text:p>
          </table:table-cell>
          <table:table-cell office:value-type="string" table:style-name="ce176">
            <text:p>Loaded <text:s/>Tonnage</text:p>
          </table:table-cell>
          <table:table-cell office:value-type="string" table:style-name="ce177">
            <text:p>Unloaded <text:s/>Tonnage</text:p>
          </table:table-cell>
          <table:table-cell table:number-columns-repeated="45" table:style-name="ce134"/>
          <table:table-cell table:number-columns-repeated="16332" table:style-name="ce87"/>
        </table:table-row>
        <table:table-row table:style-name="ro15">
          <table:table-cell table:style-name="ce69"/>
          <table:table-cell table:style-name="ce141"/>
          <table:table-cell table:style-name="ce142"/>
          <table:table-cell table:number-columns-repeated="2" table:style-name="ce162"/>
          <table:table-cell office:value-type="string" table:style-name="ce163">
            <text:p/>
          </table:table-cell>
          <table:table-cell office:value-type="string" table:style-name="ce163">
            <text:p/>
          </table:table-cell>
          <table:table-cell table:number-columns-repeated="16377" table:style-name="ce73"/>
        </table:table-row>
        <table:table-row table:style-name="ro8">
          <table:table-cell office:value-type="string" table:style-name="ce69">
            <text:p>T114</text:p>
          </table:table-cell>
          <table:table-cell office:value-type="string" table:style-name="ce146">
            <text:p>太 <text:s text:c="11"/>原</text:p>
          </table:table-cell>
          <table:table-cell office:value-type="string" table:style-name="ce142">
            <text:p>Taiyuan</text:p>
          </table:table-cell>
          <table:table-cell office:value-type="float" office:value="1360216" table:style-name="ce135">
            <text:p>1,360,216</text:p>
          </table:table-cell>
          <table:table-cell office:value-type="float" office:value="1343104" table:style-name="ce135">
            <text:p>1,343,104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8">
          <table:table-cell office:value-type="string" table:style-name="ce69">
            <text:p>T116</text:p>
          </table:table-cell>
          <table:table-cell office:value-type="string" table:style-name="ce146">
            <text:p>精 <text:s text:c="11"/>武</text:p>
          </table:table-cell>
          <table:table-cell office:value-type="string" table:style-name="ce142">
            <text:p>Jingwu</text:p>
          </table:table-cell>
          <table:table-cell office:value-type="float" office:value="52202" table:style-name="ce135">
            <text:p>52,202</text:p>
          </table:table-cell>
          <table:table-cell office:value-type="float" office:value="55547" table:style-name="ce135">
            <text:p>55,547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8">
          <table:table-cell office:value-type="string" table:style-name="ce69">
            <text:p>T12</text:p>
          </table:table-cell>
          <table:table-cell office:value-type="string" table:style-name="ce146">
            <text:p>臺 <text:s text:c="11"/>中</text:p>
          </table:table-cell>
          <table:table-cell office:value-type="string" table:style-name="ce142">
            <text:p>Taichung</text:p>
          </table:table-cell>
          <table:table-cell office:value-type="float" office:value="9490995" table:style-name="ce135">
            <text:p>9,490,995</text:p>
          </table:table-cell>
          <table:table-cell office:value-type="float" office:value="9508821" table:style-name="ce135">
            <text:p>9,508,82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8">
          <table:table-cell office:value-type="string" table:style-name="ce69">
            <text:p>T121</text:p>
          </table:table-cell>
          <table:table-cell office:value-type="string" table:style-name="ce146">
            <text:p>大 <text:s text:c="11"/>慶</text:p>
          </table:table-cell>
          <table:table-cell office:value-type="string" table:style-name="ce142">
            <text:p>Daqing</text:p>
          </table:table-cell>
          <table:table-cell office:value-type="float" office:value="1064027" table:style-name="ce135">
            <text:p>1,064,027</text:p>
          </table:table-cell>
          <table:table-cell office:value-type="float" office:value="1040400" table:style-name="ce135">
            <text:p>1,040,40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8">
          <table:table-cell office:value-type="string" table:style-name="ce69">
            <text:p>T122</text:p>
          </table:table-cell>
          <table:table-cell office:value-type="string" table:style-name="ce146">
            <text:p>五 <text:s text:c="11"/>權</text:p>
          </table:table-cell>
          <table:table-cell office:value-type="string" table:style-name="ce142">
            <text:p>Wuquan</text:p>
          </table:table-cell>
          <table:table-cell office:value-type="float" office:value="64438" table:style-name="ce135">
            <text:p>64,438</text:p>
          </table:table-cell>
          <table:table-cell office:value-type="float" office:value="68068" table:style-name="ce135">
            <text:p>68,068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6377" table:style-name="ce73"/>
        </table:table-row>
        <table:table-row table:style-name="ro8">
          <table:table-cell office:value-type="string" table:style-name="ce69">
            <text:p>T13</text:p>
          </table:table-cell>
          <table:table-cell office:value-type="string" table:style-name="ce146">
            <text:p>烏 <text:s text:c="11"/>日</text:p>
          </table:table-cell>
          <table:table-cell office:value-type="string" table:style-name="ce142">
            <text:p>Wuri</text:p>
          </table:table-cell>
          <table:table-cell office:value-type="float" office:value="309434" table:style-name="ce135">
            <text:p>309,434</text:p>
          </table:table-cell>
          <table:table-cell office:value-type="float" office:value="327304" table:style-name="ce135">
            <text:p>327,304</text:p>
          </table:table-cell>
          <table:table-cell office:value-type="float" office:value="0" table:style-name="ce135">
            <text:p>-</text:p>
          </table:table-cell>
          <table:table-cell office:value-type="float" office:value="265" table:style-name="ce135">
            <text:p>265</text:p>
          </table:table-cell>
          <table:table-cell table:number-columns-repeated="16377" table:style-name="ce73"/>
        </table:table-row>
        <table:table-row table:style-name="ro8">
          <table:table-cell office:value-type="string" table:style-name="ce69">
            <text:p>T134</text:p>
          </table:table-cell>
          <table:table-cell office:value-type="string" table:style-name="ce146">
            <text:p>新 <text:s text:c="4"/>烏 <text:s text:c="4"/>日</text:p>
          </table:table-cell>
          <table:table-cell office:value-type="string" table:style-name="ce142">
            <text:p>Xinwuri</text:p>
          </table:table-cell>
          <table:table-cell office:value-type="float" office:value="2554822" table:style-name="ce135">
            <text:p>2,554,822</text:p>
          </table:table-cell>
          <table:table-cell office:value-type="float" office:value="2330934" table:style-name="ce135">
            <text:p>2,330,934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4">
          <table:table-cell office:value-type="string" table:style-name="ce69">
            <text:p>T14</text:p>
          </table:table-cell>
          <table:table-cell office:value-type="string" table:style-name="ce146">
            <text:p>成 <text:s text:c="11"/>功</text:p>
          </table:table-cell>
          <table:table-cell office:value-type="string" table:style-name="ce142">
            <text:p>Chenggong</text:p>
          </table:table-cell>
          <table:table-cell office:value-type="float" office:value="234429" table:style-name="ce135">
            <text:p>234,429</text:p>
          </table:table-cell>
          <table:table-cell office:value-type="float" office:value="371205" table:style-name="ce135">
            <text:p>371,205</text:p>
          </table:table-cell>
          <table:table-cell office:value-type="float" office:value="13229" table:style-name="ce135">
            <text:p>13,229</text:p>
          </table:table-cell>
          <table:table-cell office:value-type="float" office:value="20063" table:style-name="ce135">
            <text:p>20,063</text:p>
          </table:table-cell>
          <table:table-cell table:number-columns-repeated="16377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4" table:style-name="ce135"/>
          <table:table-cell table:number-columns-repeated="16377" table:style-name="ce73"/>
        </table:table-row>
        <table:table-row table:style-name="ro13">
          <table:table-cell table:style-name="ce69"/>
          <table:table-cell office:value-type="string" table:style-name="ce186">
            <text:p>集 <text:s/>集 <text:s/>線 <text:s/>合 <text:s/>計</text:p>
          </table:table-cell>
          <table:table-cell office:value-type="string" table:style-name="ce160">
            <text:p>Jiji Line</text:p>
          </table:table-cell>
          <table:table-cell office:value-type="float" office:value="543110" table:style-name="ce65">
            <text:p>543,110</text:p>
          </table:table-cell>
          <table:table-cell office:value-type="float" office:value="546774" table:style-name="ce65">
            <text:p>546,774</text:p>
          </table:table-cell>
          <table:table-cell office:value-type="float" office:value="0" table:style-name="ce65">
            <text:p>-</text:p>
          </table:table-cell>
          <table:table-cell office:value-type="float" office:value="840" table:style-name="ce65">
            <text:p>840</text:p>
          </table:table-cell>
          <table:table-cell table:number-columns-repeated="5" table:style-name="ce178"/>
          <table:table-cell table:number-columns-repeated="16372" table:style-name="ce161"/>
        </table:table-row>
        <table:table-row table:style-name="ro7">
          <table:table-cell table:style-name="ce69"/>
          <table:table-cell table:style-name="ce171"/>
          <table:table-cell table:style-name="ce142"/>
          <table:table-cell table:number-columns-repeated="2"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6377" table:style-name="ce73"/>
        </table:table-row>
        <table:table-row table:style-name="ro4">
          <table:table-cell office:value-type="string" table:style-name="ce69">
            <text:p>C01</text:p>
          </table:table-cell>
          <table:table-cell office:value-type="string" table:style-name="ce146">
            <text:p>源 <text:s text:c="11"/>泉</text:p>
          </table:table-cell>
          <table:table-cell office:value-type="string" table:style-name="ce142">
            <text:p>Yuanquan</text:p>
          </table:table-cell>
          <table:table-cell office:value-type="float" office:value="8556" table:style-name="ce135">
            <text:p>8,556</text:p>
          </table:table-cell>
          <table:table-cell office:value-type="float" office:value="9487" table:style-name="ce135">
            <text:p>9,487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4">
          <table:table-cell office:value-type="string" table:style-name="ce69">
            <text:p>C02</text:p>
          </table:table-cell>
          <table:table-cell office:value-type="string" table:style-name="ce146">
            <text:p>濁 <text:s text:c="11"/>水</text:p>
          </table:table-cell>
          <table:table-cell office:value-type="string" table:style-name="ce142">
            <text:p>Zhuoshui</text:p>
          </table:table-cell>
          <table:table-cell office:value-type="float" office:value="55938" table:style-name="ce135">
            <text:p>55,938</text:p>
          </table:table-cell>
          <table:table-cell office:value-type="float" office:value="51242" table:style-name="ce135">
            <text:p>51,242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4">
          <table:table-cell office:value-type="string" table:style-name="ce69">
            <text:p>C03</text:p>
          </table:table-cell>
          <table:table-cell office:value-type="string" table:style-name="ce146">
            <text:p>龍 <text:s text:c="11"/>泉</text:p>
          </table:table-cell>
          <table:table-cell office:value-type="string" table:style-name="ce142">
            <text:p>Longquan</text:p>
          </table:table-cell>
          <table:table-cell office:value-type="float" office:value="5680" table:style-name="ce135">
            <text:p>5,680</text:p>
          </table:table-cell>
          <table:table-cell office:value-type="float" office:value="7032" table:style-name="ce135">
            <text:p>7,032</text:p>
          </table:table-cell>
          <table:table-cell office:value-type="float" office:value="0" table:style-name="ce135">
            <text:p>-</text:p>
          </table:table-cell>
          <table:table-cell office:value-type="float" office:value="840" table:style-name="ce135">
            <text:p>840</text:p>
          </table:table-cell>
          <table:table-cell table:number-columns-repeated="16377" table:style-name="ce73"/>
        </table:table-row>
        <table:table-row table:style-name="ro4">
          <table:table-cell office:value-type="string" table:style-name="ce69">
            <text:p>C04</text:p>
          </table:table-cell>
          <table:table-cell office:value-type="string" table:style-name="ce146">
            <text:p>集 <text:s text:c="11"/>集</text:p>
          </table:table-cell>
          <table:table-cell office:value-type="string" table:style-name="ce142">
            <text:p>Jiji</text:p>
          </table:table-cell>
          <table:table-cell office:value-type="float" office:value="249050" table:style-name="ce135">
            <text:p>249,050</text:p>
          </table:table-cell>
          <table:table-cell office:value-type="float" office:value="127034" table:style-name="ce135">
            <text:p>127,034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4">
          <table:table-cell office:value-type="string" table:style-name="ce69">
            <text:p>C05</text:p>
          </table:table-cell>
          <table:table-cell office:value-type="string" table:style-name="ce146">
            <text:p>水 <text:s text:c="11"/>里</text:p>
          </table:table-cell>
          <table:table-cell office:value-type="string" table:style-name="ce142">
            <text:p>Shuili</text:p>
          </table:table-cell>
          <table:table-cell office:value-type="float" office:value="69126" table:style-name="ce135">
            <text:p>69,126</text:p>
          </table:table-cell>
          <table:table-cell office:value-type="float" office:value="72218" table:style-name="ce135">
            <text:p>72,218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4">
          <table:table-cell office:value-type="string" table:style-name="ce69">
            <text:p>C06</text:p>
          </table:table-cell>
          <table:table-cell office:value-type="string" table:style-name="ce146">
            <text:p>車 <text:s text:c="11"/>埕</text:p>
          </table:table-cell>
          <table:table-cell office:value-type="string" table:style-name="ce142">
            <text:p>Checheng</text:p>
          </table:table-cell>
          <table:table-cell office:value-type="float" office:value="154760" table:style-name="ce135">
            <text:p>154,760</text:p>
          </table:table-cell>
          <table:table-cell office:value-type="float" office:value="279761" table:style-name="ce135">
            <text:p>279,76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2"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6377" table:style-name="ce73"/>
        </table:table-row>
        <table:table-row table:style-name="ro13">
          <table:table-cell table:style-name="ce69"/>
          <table:table-cell office:value-type="string" table:style-name="ce186">
            <text:p>沙 <text:s/>崙 <text:s/>線 <text:s/>合 <text:s/>計</text:p>
          </table:table-cell>
          <table:table-cell office:value-type="string" table:style-name="ce160">
            <text:p>Shalun Line</text:p>
          </table:table-cell>
          <table:table-cell office:value-type="float" office:value="1263955" table:style-name="ce65">
            <text:p>1,263,955</text:p>
          </table:table-cell>
          <table:table-cell office:value-type="float" office:value="1156223" table:style-name="ce65">
            <text:p>1,156,223</text:p>
          </table:table-cell>
          <table:table-cell office:value-type="float" office:value="0" table:style-name="ce65">
            <text:p>-</text:p>
          </table:table-cell>
          <table:table-cell office:value-type="float" office:value="0" table:style-name="ce65">
            <text:p>-</text:p>
          </table:table-cell>
          <table:table-cell table:number-columns-repeated="45" table:style-name="ce125"/>
          <table:table-cell table:number-columns-repeated="16332" table:style-name="ce73"/>
        </table:table-row>
        <table:table-row table:style-name="ro7">
          <table:table-cell table:style-name="ce69"/>
          <table:table-cell table:style-name="ce186"/>
          <table:table-cell table:style-name="ce160"/>
          <table:table-cell table:number-columns-repeated="2" table:style-name="ce6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45" table:style-name="ce125"/>
          <table:table-cell table:number-columns-repeated="16332" table:style-name="ce73"/>
        </table:table-row>
        <table:table-row table:style-name="ro4">
          <table:table-cell office:value-type="string" table:style-name="ce69">
            <text:p>B01</text:p>
          </table:table-cell>
          <table:table-cell office:value-type="string" table:style-name="ce146">
            <text:p>長 <text:s text:c="2"/>榮 <text:s text:c="2"/>大 <text:s text:c="2"/>學</text:p>
          </table:table-cell>
          <table:table-cell office:value-type="string" table:style-name="ce164">
            <text:p>CJCU</text:p>
          </table:table-cell>
          <table:table-cell office:value-type="float" office:value="336384" table:style-name="ce135">
            <text:p>336,384</text:p>
          </table:table-cell>
          <table:table-cell office:value-type="float" office:value="330204" table:style-name="ce135">
            <text:p>330,204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45" table:style-name="ce125"/>
          <table:table-cell table:number-columns-repeated="16332" table:style-name="ce73"/>
        </table:table-row>
        <table:table-row table:style-name="ro4">
          <table:table-cell office:value-type="string" table:style-name="ce69">
            <text:p>B02</text:p>
          </table:table-cell>
          <table:table-cell office:value-type="string" table:style-name="ce146">
            <text:p>沙 <text:s text:c="11"/>崙</text:p>
          </table:table-cell>
          <table:table-cell office:value-type="string" table:style-name="ce164">
            <text:p>Shalun</text:p>
          </table:table-cell>
          <table:table-cell office:value-type="float" office:value="927571" table:style-name="ce135">
            <text:p>927,571</text:p>
          </table:table-cell>
          <table:table-cell office:value-type="float" office:value="826019" table:style-name="ce135">
            <text:p>826,019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45" table:style-name="ce125"/>
          <table:table-cell table:number-columns-repeated="16332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2"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6377" table:style-name="ce73"/>
        </table:table-row>
        <table:table-row table:style-name="ro13">
          <table:table-cell table:style-name="ce161"/>
          <table:table-cell office:value-type="string" table:style-name="ce186">
            <text:p>屏 <text:s/>東 <text:s/>線 <text:s/>合 <text:s/>計<text:s text:c="2"/></text:p>
          </table:table-cell>
          <table:table-cell office:value-type="string" table:style-name="ce160">
            <text:p>Pingtung Line</text:p>
          </table:table-cell>
          <table:table-cell office:value-type="float" office:value="8920009" table:style-name="ce162">
            <text:p>8,920,009</text:p>
          </table:table-cell>
          <table:table-cell office:value-type="float" office:value="8879757" table:style-name="ce162">
            <text:p>8,879,757</text:p>
          </table:table-cell>
          <table:table-cell office:value-type="float" office:value="6927" table:style-name="ce162">
            <text:p>6,927</text:p>
          </table:table-cell>
          <table:table-cell office:value-type="float" office:value="11447" table:style-name="ce162">
            <text:p>11,447</text:p>
          </table:table-cell>
          <table:table-cell table:number-columns-repeated="25" table:style-name="ce179"/>
          <table:table-cell table:number-columns-repeated="16352" table:style-name="ce161"/>
        </table:table-row>
        <table:table-row table:style-name="ro7">
          <table:table-cell table:style-name="ce161"/>
          <table:table-cell table:style-name="ce187"/>
          <table:table-cell table:style-name="ce180"/>
          <table:table-cell table:number-columns-repeated="2"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25" table:style-name="ce179"/>
          <table:table-cell table:number-columns-repeated="16352" table:style-name="ce161"/>
        </table:table-row>
        <table:table-row table:style-name="ro4">
          <table:table-cell office:value-type="string" table:style-name="ce69">
            <text:p>P002</text:p>
          </table:table-cell>
          <table:table-cell office:value-type="string" table:style-name="ce146">
            <text:p>民 <text:s text:c="11"/>族</text:p>
          </table:table-cell>
          <table:table-cell office:value-type="string" table:style-name="ce142">
            <text:p>Minzu</text:p>
          </table:table-cell>
          <table:table-cell office:value-type="float" office:value="34242" table:style-name="ce135">
            <text:p>34,242</text:p>
          </table:table-cell>
          <table:table-cell office:value-type="float" office:value="33396" table:style-name="ce135">
            <text:p>33,396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25" table:style-name="ce179"/>
          <table:table-cell table:number-columns-repeated="16352" table:style-name="ce161"/>
        </table:table-row>
        <table:table-row table:style-name="ro4">
          <table:table-cell office:value-type="string" table:style-name="ce69">
            <text:p>P004</text:p>
          </table:table-cell>
          <table:table-cell office:value-type="string" table:style-name="ce146">
            <text:p>科 <text:s text:c="4"/>工 <text:s text:c="4"/>館</text:p>
          </table:table-cell>
          <table:table-cell office:value-type="string" table:style-name="ce142">
            <text:p>Science and Technology Museum</text:p>
          </table:table-cell>
          <table:table-cell office:value-type="float" office:value="54322" table:style-name="ce135">
            <text:p>54,322</text:p>
          </table:table-cell>
          <table:table-cell office:value-type="float" office:value="55600" table:style-name="ce135">
            <text:p>55,60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25" table:style-name="ce179"/>
          <table:table-cell table:number-columns-repeated="16352" table:style-name="ce161"/>
        </table:table-row>
        <table:table-row table:style-name="ro4">
          <table:table-cell office:value-type="string" table:style-name="ce69">
            <text:p>P006</text:p>
          </table:table-cell>
          <table:table-cell office:value-type="string" table:style-name="ce146">
            <text:p>正 <text:s text:c="11"/>義</text:p>
          </table:table-cell>
          <table:table-cell office:value-type="string" table:style-name="ce142">
            <text:p>Zhengyi</text:p>
          </table:table-cell>
          <table:table-cell office:value-type="float" office:value="68868" table:style-name="ce135">
            <text:p>68,868</text:p>
          </table:table-cell>
          <table:table-cell office:value-type="float" office:value="63438" table:style-name="ce135">
            <text:p>63,438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25" table:style-name="ce179"/>
          <table:table-cell table:number-columns-repeated="16352" table:style-name="ce161"/>
        </table:table-row>
        <table:table-row table:style-name="ro4">
          <table:table-cell office:value-type="string" table:style-name="ce69">
            <text:p>P01</text:p>
          </table:table-cell>
          <table:table-cell office:value-type="string" table:style-name="ce146">
            <text:p>鳳 <text:s text:c="11"/>山</text:p>
          </table:table-cell>
          <table:table-cell office:value-type="string" table:style-name="ce142">
            <text:p>Fengshan</text:p>
          </table:table-cell>
          <table:table-cell office:value-type="float" office:value="1811655" table:style-name="ce135">
            <text:p>1,811,655</text:p>
          </table:table-cell>
          <table:table-cell office:value-type="float" office:value="1749069" table:style-name="ce135">
            <text:p>1,749,069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02</text:p>
          </table:table-cell>
          <table:table-cell office:value-type="string" table:style-name="ce146">
            <text:p>後 <text:s text:c="11"/>庄</text:p>
          </table:table-cell>
          <table:table-cell office:value-type="string" table:style-name="ce142">
            <text:p>Houzhuang</text:p>
          </table:table-cell>
          <table:table-cell office:value-type="float" office:value="253473" table:style-name="ce135">
            <text:p>253,473</text:p>
          </table:table-cell>
          <table:table-cell office:value-type="float" office:value="257226" table:style-name="ce135">
            <text:p>257,226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4" table:style-name="ce135"/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03</text:p>
          </table:table-cell>
          <table:table-cell office:value-type="string" table:style-name="ce146">
            <text:p>九 <text:s text:c="4"/>曲 <text:s text:c="4"/>堂</text:p>
          </table:table-cell>
          <table:table-cell office:value-type="string" table:style-name="ce142">
            <text:p>Jiuqutang</text:p>
          </table:table-cell>
          <table:table-cell office:value-type="float" office:value="418069" table:style-name="ce135">
            <text:p>418,069</text:p>
          </table:table-cell>
          <table:table-cell office:value-type="float" office:value="426245" table:style-name="ce135">
            <text:p>426,245</text:p>
          </table:table-cell>
          <table:table-cell office:value-type="float" office:value="6211" table:style-name="ce135">
            <text:p>6,211</text:p>
          </table:table-cell>
          <table:table-cell office:value-type="float" office:value="6218" table:style-name="ce135">
            <text:p>6,218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04</text:p>
          </table:table-cell>
          <table:table-cell office:value-type="string" table:style-name="ce146">
            <text:p>六 <text:s text:c="4"/>塊 <text:s text:c="4"/>厝</text:p>
          </table:table-cell>
          <table:table-cell office:value-type="string" table:style-name="ce142">
            <text:p>Liukuaicuo</text:p>
          </table:table-cell>
          <table:table-cell office:value-type="float" office:value="42817" table:style-name="ce135">
            <text:p>42,817</text:p>
          </table:table-cell>
          <table:table-cell office:value-type="float" office:value="48610" table:style-name="ce135">
            <text:p>48,61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05</text:p>
          </table:table-cell>
          <table:table-cell office:value-type="string" table:style-name="ce146">
            <text:p>屏 <text:s text:c="11"/>東</text:p>
          </table:table-cell>
          <table:table-cell office:value-type="string" table:style-name="ce142">
            <text:p>Pingtung</text:p>
          </table:table-cell>
          <table:table-cell office:value-type="float" office:value="3736004" table:style-name="ce135">
            <text:p>3,736,004</text:p>
          </table:table-cell>
          <table:table-cell office:value-type="float" office:value="3767943" table:style-name="ce135">
            <text:p>3,767,943</text:p>
          </table:table-cell>
          <table:table-cell office:value-type="float" office:value="0" table:style-name="ce135">
            <text:p>-</text:p>
          </table:table-cell>
          <table:table-cell office:value-type="float" office:value="60" table:style-name="ce135">
            <text:p>6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06</text:p>
          </table:table-cell>
          <table:table-cell office:value-type="string" table:style-name="ce146">
            <text:p>歸 <text:s text:c="11"/>來</text:p>
          </table:table-cell>
          <table:table-cell office:value-type="string" table:style-name="ce142">
            <text:p>Guilai</text:p>
          </table:table-cell>
          <table:table-cell office:value-type="float" office:value="59210" table:style-name="ce135">
            <text:p>59,210</text:p>
          </table:table-cell>
          <table:table-cell office:value-type="float" office:value="63046" table:style-name="ce135">
            <text:p>63,046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07</text:p>
          </table:table-cell>
          <table:table-cell office:value-type="string" table:style-name="ce146">
            <text:p>麟 <text:s text:c="11"/>洛</text:p>
          </table:table-cell>
          <table:table-cell office:value-type="string" table:style-name="ce142">
            <text:p>Linluo</text:p>
          </table:table-cell>
          <table:table-cell office:value-type="float" office:value="45339" table:style-name="ce135">
            <text:p>45,339</text:p>
          </table:table-cell>
          <table:table-cell office:value-type="float" office:value="50090" table:style-name="ce135">
            <text:p>50,09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4" table:style-name="ce135"/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08</text:p>
          </table:table-cell>
          <table:table-cell office:value-type="string" table:style-name="ce146">
            <text:p>西 <text:s text:c="11"/>勢</text:p>
          </table:table-cell>
          <table:table-cell office:value-type="string" table:style-name="ce142">
            <text:p>Xishi</text:p>
          </table:table-cell>
          <table:table-cell office:value-type="float" office:value="193081" table:style-name="ce135">
            <text:p>193,081</text:p>
          </table:table-cell>
          <table:table-cell office:value-type="float" office:value="183066" table:style-name="ce135">
            <text:p>183,066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09</text:p>
          </table:table-cell>
          <table:table-cell office:value-type="string" table:style-name="ce146">
            <text:p>竹 <text:s text:c="11"/>田</text:p>
          </table:table-cell>
          <table:table-cell office:value-type="string" table:style-name="ce142">
            <text:p>Zhutian</text:p>
          </table:table-cell>
          <table:table-cell office:value-type="float" office:value="110946" table:style-name="ce135">
            <text:p>110,946</text:p>
          </table:table-cell>
          <table:table-cell office:value-type="float" office:value="112651" table:style-name="ce135">
            <text:p>112,65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10</text:p>
          </table:table-cell>
          <table:table-cell office:value-type="string" table:style-name="ce146">
            <text:p>潮 <text:s text:c="11"/>州</text:p>
          </table:table-cell>
          <table:table-cell office:value-type="string" table:style-name="ce142">
            <text:p>Chaozhou</text:p>
          </table:table-cell>
          <table:table-cell office:value-type="float" office:value="1309525" table:style-name="ce135">
            <text:p>1,309,525</text:p>
          </table:table-cell>
          <table:table-cell office:value-type="float" office:value="1313590" table:style-name="ce135">
            <text:p>1,313,590</text:p>
          </table:table-cell>
          <table:table-cell office:value-type="float" office:value="0" table:style-name="ce135">
            <text:p>-</text:p>
          </table:table-cell>
          <table:table-cell office:value-type="float" office:value="2900" table:style-name="ce135">
            <text:p>2,90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11</text:p>
          </table:table-cell>
          <table:table-cell office:value-type="string" table:style-name="ce146">
            <text:p>崁 <text:s text:c="11"/>頂</text:p>
          </table:table-cell>
          <table:table-cell office:value-type="string" table:style-name="ce142">
            <text:p>Kanding</text:p>
          </table:table-cell>
          <table:table-cell office:value-type="float" office:value="43581" table:style-name="ce135">
            <text:p>43,581</text:p>
          </table:table-cell>
          <table:table-cell office:value-type="float" office:value="51962" table:style-name="ce135">
            <text:p>51,962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38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12</text:p>
          </table:table-cell>
          <table:table-cell office:value-type="string" table:style-name="ce146">
            <text:p>南 <text:s text:c="11"/>州</text:p>
          </table:table-cell>
          <table:table-cell office:value-type="string" table:style-name="ce142">
            <text:p>Nanzhou</text:p>
          </table:table-cell>
          <table:table-cell office:value-type="float" office:value="183625" table:style-name="ce135">
            <text:p>183,625</text:p>
          </table:table-cell>
          <table:table-cell office:value-type="float" office:value="166165" table:style-name="ce135">
            <text:p>166,165</text:p>
          </table:table-cell>
          <table:table-cell office:value-type="float" office:value="191" table:style-name="ce135">
            <text:p>191</text:p>
          </table:table-cell>
          <table:table-cell office:value-type="float" office:value="1040" table:style-name="ce135">
            <text:p>1,040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" table:style-name="ce69"/>
          <table:table-cell table:style-name="ce76"/>
          <table:table-cell table:number-columns-repeated="18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4" table:style-name="ce135"/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" table:style-name="ce69"/>
          <table:table-cell table:style-name="ce76"/>
          <table:table-cell table:number-columns-repeated="18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13</text:p>
          </table:table-cell>
          <table:table-cell office:value-type="string" table:style-name="ce146">
            <text:p>鎮 <text:s text:c="11"/>安</text:p>
          </table:table-cell>
          <table:table-cell office:value-type="string" table:style-name="ce142">
            <text:p>Zhen'an</text:p>
          </table:table-cell>
          <table:table-cell office:value-type="float" office:value="4169" table:style-name="ce135">
            <text:p>4,169</text:p>
          </table:table-cell>
          <table:table-cell office:value-type="float" office:value="4418" table:style-name="ce135">
            <text:p>4,418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14</text:p>
          </table:table-cell>
          <table:table-cell office:value-type="string" table:style-name="ce146">
            <text:p>林 <text:s text:c="11"/>邊</text:p>
          </table:table-cell>
          <table:table-cell office:value-type="string" table:style-name="ce142">
            <text:p>Linbian</text:p>
          </table:table-cell>
          <table:table-cell office:value-type="float" office:value="152687" table:style-name="ce135">
            <text:p>152,687</text:p>
          </table:table-cell>
          <table:table-cell office:value-type="float" office:value="137080" table:style-name="ce135">
            <text:p>137,08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15</text:p>
          </table:table-cell>
          <table:table-cell office:value-type="string" table:style-name="ce146">
            <text:p>佳 <text:s text:c="11"/>冬</text:p>
          </table:table-cell>
          <table:table-cell office:value-type="string" table:style-name="ce142">
            <text:p>Jiadong</text:p>
          </table:table-cell>
          <table:table-cell office:value-type="float" office:value="37131" table:style-name="ce135">
            <text:p>37,131</text:p>
          </table:table-cell>
          <table:table-cell office:value-type="float" office:value="34575" table:style-name="ce135">
            <text:p>34,575</text:p>
          </table:table-cell>
          <table:table-cell office:value-type="float" office:value="0" table:style-name="ce135">
            <text:p>-</text:p>
          </table:table-cell>
          <table:table-cell office:value-type="float" office:value="400" table:style-name="ce135">
            <text:p>400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16</text:p>
          </table:table-cell>
          <table:table-cell office:value-type="string" table:style-name="ce146">
            <text:p>東 <text:s text:c="11"/>海</text:p>
          </table:table-cell>
          <table:table-cell office:value-type="string" table:style-name="ce142">
            <text:p>Donghai</text:p>
          </table:table-cell>
          <table:table-cell office:value-type="float" office:value="18951" table:style-name="ce135">
            <text:p>18,951</text:p>
          </table:table-cell>
          <table:table-cell office:value-type="float" office:value="20139" table:style-name="ce135">
            <text:p>20,139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P18</text:p>
          </table:table-cell>
          <table:table-cell office:value-type="string" table:style-name="ce146">
            <text:p>枋 <text:s text:c="11"/>寮</text:p>
          </table:table-cell>
          <table:table-cell office:value-type="string" table:style-name="ce142">
            <text:p>Fangliao</text:p>
          </table:table-cell>
          <table:table-cell office:value-type="float" office:value="342314" table:style-name="ce135">
            <text:p>342,314</text:p>
          </table:table-cell>
          <table:table-cell office:value-type="float" office:value="341448" table:style-name="ce135">
            <text:p>341,448</text:p>
          </table:table-cell>
          <table:table-cell office:value-type="float" office:value="525" table:style-name="ce135">
            <text:p>525</text:p>
          </table:table-cell>
          <table:table-cell office:value-type="float" office:value="829" table:style-name="ce135">
            <text:p>829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71"/>
          <table:table-cell table:style-name="ce142"/>
          <table:table-cell office:value-type="string" table:style-name="ce135">
            <text:p/>
          </table:table-cell>
          <table:table-cell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13">
          <table:table-cell table:style-name="ce69"/>
          <table:table-cell office:value-type="string" table:style-name="ce186">
            <text:p>南 <text:s/>迴 <text:s/>線 <text:s/>合 <text:s/>計</text:p>
          </table:table-cell>
          <table:table-cell office:value-type="string" table:style-name="ce160">
            <text:p>South-link Line</text:p>
          </table:table-cell>
          <table:table-cell office:value-type="float" office:value="550175" table:style-name="ce162">
            <text:p>550,175</text:p>
          </table:table-cell>
          <table:table-cell office:value-type="float" office:value="550813" table:style-name="ce162">
            <text:p>550,813</text:p>
          </table:table-cell>
          <table:table-cell office:value-type="float" office:value="21482" table:style-name="ce162">
            <text:p>21,482</text:p>
          </table:table-cell>
          <table:table-cell office:value-type="float" office:value="24161" table:style-name="ce162">
            <text:p>24,161</text:p>
          </table:table-cell>
          <table:table-cell table:style-name="ce181"/>
          <table:table-cell table:style-name="ce179"/>
          <table:table-cell table:style-name="ce181"/>
          <table:table-cell table:style-name="ce179"/>
          <table:table-cell table:style-name="ce182"/>
          <table:table-cell table:style-name="ce179"/>
          <table:table-cell table:style-name="ce183"/>
          <table:table-cell table:style-name="ce182"/>
          <table:table-cell table:style-name="ce181"/>
          <table:table-cell table:style-name="ce179"/>
          <table:table-cell table:style-name="ce182"/>
          <table:table-cell table:style-name="ce179"/>
          <table:table-cell table:style-name="ce183"/>
          <table:table-cell table:style-name="ce179"/>
          <table:table-cell table:style-name="ce181"/>
          <table:table-cell table:number-columns-repeated="15" table:style-name="ce179"/>
          <table:table-cell table:number-columns-repeated="2" table:style-name="ce182"/>
          <table:table-cell table:number-columns-repeated="7" table:style-name="ce179"/>
          <table:table-cell table:number-columns-repeated="16338" table:style-name="ce161"/>
        </table:table-row>
        <table:table-row table:style-name="ro7">
          <table:table-cell table:style-name="ce69"/>
          <table:table-cell table:style-name="ce171"/>
          <table:table-cell table:style-name="ce142"/>
          <table:table-cell table:style-name="ce162"/>
          <table:table-cell table:style-name="ce6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style-name="ce75"/>
          <table:table-cell table:number-columns-repeated="5" table:style-name="ce69"/>
          <table:table-cell table:style-name="ce77"/>
          <table:table-cell table:number-columns-repeated="5" table:style-name="ce69"/>
          <table:table-cell table:style-name="ce77"/>
          <table:table-cell table:number-columns-repeated="40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J01</text:p>
          </table:table-cell>
          <table:table-cell office:value-type="string" table:style-name="ce146">
            <text:p>加 <text:s text:c="11"/>祿</text:p>
          </table:table-cell>
          <table:table-cell office:value-type="string" table:style-name="ce142">
            <text:p>Jialu</text:p>
          </table:table-cell>
          <table:table-cell office:value-type="float" office:value="5458" table:style-name="ce135">
            <text:p>5,458</text:p>
          </table:table-cell>
          <table:table-cell office:value-type="float" office:value="297" table:style-name="ce135">
            <text:p>297</text:p>
          </table:table-cell>
          <table:table-cell office:value-type="float" office:value="20967" table:style-name="ce135">
            <text:p>20,967</text:p>
          </table:table-cell>
          <table:table-cell office:value-type="float" office:value="23336" table:style-name="ce135">
            <text:p>23,336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J02</text:p>
          </table:table-cell>
          <table:table-cell office:value-type="string" table:style-name="ce146">
            <text:p>內 <text:s text:c="11"/>獅</text:p>
          </table:table-cell>
          <table:table-cell office:value-type="string" table:style-name="ce142">
            <text:p>Neishi</text:p>
          </table:table-cell>
          <table:table-cell office:value-type="float" office:value="94" table:style-name="ce135">
            <text:p>94</text:p>
          </table:table-cell>
          <table:table-cell office:value-type="float" office:value="189" table:style-name="ce135">
            <text:p>189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number-rows-repeated="27" table:style-name="ro14">
          <table:table-cell table:number-columns-repeated="16384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一</text:span><text:s/><text:span text:style-name="T7">至</text:span><text:s/><text:span text:style-name="T7">七</text:span><text:s/><text:span text:style-name="T7">月</text:span><text:s text:c="5"/> <text:s/></text:p>
          </table:table-cell>
          <table:table-cell office:value-type="string" table:style-name="ce114">
            <text:p>│</text:p>
          </table:table-cell>
          <table:table-cell table:number-columns-repeated="6" table:style-name="ce29"/>
          <table:table-cell table:style-name="ce116"/>
          <table:table-cell table:number-columns-repeated="2" table:style-name="ce29"/>
          <table:table-cell office:value-type="string" table:style-name="ce113">
            <text:p><text:s text:c="7"/><text:span text:style-name="T7">一</text:span><text:s/><text:span text:style-name="T7">至</text:span><text:s/><text:span text:style-name="T7">七</text:span><text:s/><text:span text:style-name="T7">月</text:span><text:s text:c="5"/> <text:s/></text:p>
          </table:table-cell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一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一</text:span><text:s text:c="4"/><text:span text:style-name="T7">月</text:span><text:s text:c="8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二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二</text:span><text:s text:c="4"/><text:span text:style-name="T7">月</text:span><text:s text:c="8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三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三</text:span><text:s text:c="4"/><text:span text:style-name="T7">月</text:span><text:s text:c="8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四</text:span><text:s text:c="4"/><text:span text:style-name="T7">月</text:span><text:s text:c="8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四</text:span><text:s text:c="4"/><text:span text:style-name="T7">月</text:span><text:s text:c="8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7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五</text:span><text:s text:c="4"/><text:span text:style-name="T7">月</text:span><text:s text:c="9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五</text:span><text:s text:c="4"/><text:span text:style-name="T7">月</text:span><text:s text:c="9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7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六</text:span><text:s text:c="4"/><text:span text:style-name="T7">月</text:span><text:s text:c="9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六</text:span><text:s text:c="4"/><text:span text:style-name="T7">月</text:span><text:s text:c="9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7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七</text:span><text:s text:c="4"/><text:span text:style-name="T7">月</text:span><text:s text:c="10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七</text:span><text:s text:c="4"/><text:span text:style-name="T7">月</text:span><text:s text:c="10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八</text:span><text:s text:c="4"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八</text:span><text:s text:c="4"/><text:span text:style-name="T7">月</text:span><text:s text:c="11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九</text:span><text:s text:c="4"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九</text:span><text:s text:c="4"/><text:span text:style-name="T7">月</text:span><text:s text:c="11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5" table:style-name="ce115"/>
          <table:table-cell table:style-name="ce29"/>
          <table:table-cell table:style-name="ce116"/>
          <table:table-cell table:number-columns-repeated="3" table:style-name="ce29"/>
          <table:table-cell table:style-name="ce115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5"/>
          <table:table-cell table:style-name="ce29"/>
          <table:table-cell table:style-name="ce118"/>
          <table:table-cell table:style-name="ce115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7"/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十</text:span><text:s text:c="4"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十</text:span><text:s text:c="4"/><text:span text:style-name="T7">月</text:span><text:s text:c="11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十</text:span><text:s/><text:span text:style-name="T7">一</text:span><text:s/><text:span text:style-name="T7">月</text:span><text:s text:c="12"/><text:s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3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string" table:style-name="ce114">
            <text:p>│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115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6">
            <text:p>#VALUE!</text:p>
          </table:table-cell>
          <table:table-cell table:number-columns-repeated="2" table:style-name="ce29"/>
          <table:table-cell office:value-type="string" table:style-name="ce113">
            <text:p><text:s text:c="7"/><text:span text:style-name="T7">十</text:span><text:s/><text:span text:style-name="T7">二</text:span><text:s/><text:span text:style-name="T7">月</text:span><text:s text:c="11"/></text:p>
          </table:table-cell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115"/>
          <table:table-cell office:value-type="float" office:value="0" table:formula="msoxl:=#VALUE!" table:style-name="ce117">
            <text:p>#VALUE!</text:p>
          </table:table-cell>
          <table:table-cell table:style-name="ce29"/>
          <table:table-cell office:value-type="float" office:value="0" table:formula="msoxl:=#VALUE!" table:style-name="ce115">
            <text:p>#VALUE!</text:p>
          </table:table-cell>
          <table:table-cell table:style-name="ce29"/>
          <table:table-cell office:value-type="float" office:value="0" table:formula="msoxl:=#VALUE!" table:style-name="ce118">
            <text:p>#VALUE!</text:p>
          </table:table-cell>
          <table:table-cell table:style-name="ce29"/>
          <table:table-cell office:value-type="float" office:value="0" table:formula="msoxl:=#VALUE!" table:style-name="ce117">
            <text:p>#VALUE!</text:p>
          </table:table-cell>
          <table:table-cell table:number-columns-repeated="16330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style-name="ce115"/>
          <table:table-cell table:number-columns-repeated="3" table:style-name="ce29"/>
          <table:table-cell table:style-name="ce115"/>
          <table:table-cell table:number-columns-repeated="16352" table:style-name="ce29"/>
        </table:table-row>
        <table:table-row table:style-name="ro14">
          <table:table-cell table:number-columns-repeated="25"/>
          <table:table-cell office:value-type="string" table:style-name="ce114">
            <text:p>本月目標<text:span text:style-name="T1"><text:s text:c="2"/></text:span>十</text:p>
          </table:table-cell>
          <table:table-cell office:value-type="string" table:style-name="ce114">
            <text:p>│</text:p>
          </table:table-cell>
          <table:table-cell office:value-type="float" office:value="10428000" table:style-name="ce115">
            <text:p>10,428,000</text:p>
          </table:table-cell>
          <table:table-cell table:style-name="ce115"/>
          <table:table-cell office:value-type="float" office:value="785953000" table:style-name="ce115">
            <text:p>785,953,000</text:p>
          </table:table-cell>
          <table:table-cell table:style-name="ce115"/>
          <table:table-cell office:value-type="float" office:value="10428000" table:style-name="ce115">
            <text:p>10,428,000</text:p>
          </table:table-cell>
          <table:table-cell table:style-name="ce29"/>
          <table:table-cell office:value-type="float" office:value="75.400000000000006" table:style-name="ce116">
            <text:p>75.4</text:p>
          </table:table-cell>
          <table:table-cell table:number-columns-repeated="2" table:style-name="ce29"/>
          <table:table-cell office:value-type="string" table:style-name="ce114">
            <text:p>本月目標<text:span text:style-name="T1"><text:s text:c="2"/></text:span>十</text:p>
          </table:table-cell>
          <table:table-cell office:value-type="float" office:value="336387" table:style-name="ce115">
            <text:p>336,387</text:p>
          </table:table-cell>
          <table:table-cell table:style-name="ce29"/>
          <table:table-cell table:style-name="ce117"/>
          <table:table-cell table:style-name="ce29"/>
          <table:table-cell table:style-name="ce118"/>
          <table:table-cell table:style-name="ce29"/>
          <table:table-cell office:value-type="float" office:value="25353323" table:style-name="ce115">
            <text:p>25,353,323</text:p>
          </table:table-cell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office:value-type="float" office:value="417120" table:style-name="ce115">
            <text:p>417,120</text:p>
          </table:table-cell>
          <table:table-cell table:style-name="ce29"/>
          <table:table-cell table:style-name="ce117"/>
          <table:table-cell table:style-name="ce29"/>
          <table:table-cell table:style-name="ce117"/>
          <table:table-cell table:number-columns-repeated="16330"/>
        </table:table-row>
        <table:table-row table:number-rows-repeated="2"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4" table:style-name="ce29"/>
          <table:table-cell table:style-name="ce118"/>
          <table:table-cell table:number-columns-repeated="16342" table:style-name="ce29"/>
        </table:table-row>
        <table:table-row table:style-name="ro14">
          <table:table-cell table:number-columns-repeated="25"/>
          <table:table-cell office:value-type="string" table:style-name="ce114">
            <text:p>與目標比較增減<text:span text:style-name="T1">(%)</text:span>月<text:span text:style-name="T1"><text:s text:c="5"/></text:span></text:p>
          </table:table-cell>
          <table:table-cell office:value-type="string" table:style-name="ce114">
            <text:p>│</text:p>
          </table:table-cell>
          <table:table-cell office:value-type="float" office:value="0" table:formula="msoxl:=#NAME?" table:style-name="ce117">
            <text:p>#NAME?</text:p>
          </table:table-cell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number-columns-repeated="2" table:style-name="ce29"/>
          <table:table-cell office:value-type="string" table:style-name="ce114">
            <text:p>與目標比較增減<text:span text:style-name="T1">(%)</text:span>月<text:span text:style-name="T1"><text:s text:c="5"/></text:span></text:p>
          </table:table-cell>
          <table:table-cell office:value-type="float" office:value="0" table:formula="msoxl:=#NAME?" table:style-name="ce117">
            <text:p>#NAME?</text:p>
          </table:table-cell>
          <table:table-cell table:number-columns-repeated="5" table:style-name="ce29"/>
          <table:table-cell office:value-type="float" office:value="0" table:formula="msoxl:=#NAME?" table:style-name="ce117">
            <text:p>#NAME?</text:p>
          </table:table-cell>
          <table:table-cell table:number-columns-repeated="5" table:style-name="ce29"/>
          <table:table-cell office:value-type="float" office:value="0" table:formula="msoxl:=#NAME?" table:style-name="ce117">
            <text:p>#NAME?</text:p>
          </table:table-cell>
          <table:table-cell table:number-columns-repeated="16334" table:style-name="ce29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6357" table:style-name="ce29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2" table:style-name="ce29"/>
          <table:table-cell table:style-name="ce118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29"/>
          <table:table-cell table:style-name="ce118"/>
          <table:table-cell table:number-columns-repeated="3"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4">
            <text:p>與上月比較增減<text:span text:style-name="T1">( % )<text:s text:c="6"/></text:span></text:p>
          </table:table-cell>
          <table:table-cell office:value-type="string" table:style-name="ce114">
            <text:p>│</text:p>
          </table:table-cell>
          <table:table-cell office:value-type="float" office:value="0" table:formula="msoxl:=#NAME?" table:style-name="ce117">
            <text:p>#NAME?</text:p>
          </table:table-cell>
          <table:table-cell table:style-name="ce117"/>
          <table:table-cell office:value-type="float" office:value="0" table:formula="msoxl:=#NAME?" table:style-name="ce117">
            <text:p>#NAME?</text:p>
          </table:table-cell>
          <table:table-cell table:style-name="ce117"/>
          <table:table-cell office:value-type="float" office:value="0" table:formula="msoxl:=#NAME?" table:style-name="ce117">
            <text:p>#NAME?</text:p>
          </table:table-cell>
          <table:table-cell table:style-name="ce117"/>
          <table:table-cell office:value-type="float" office:value="0" table:formula="msoxl:=#NAME?" table:style-name="ce117">
            <text:p>#NAME?</text:p>
          </table:table-cell>
          <table:table-cell table:number-columns-repeated="2" table:style-name="ce29"/>
          <table:table-cell office:value-type="string" table:style-name="ce114">
            <text:p>與上月比較增減<text:span text:style-name="T1">( % )<text:s text:c="6"/></text:span></text:p>
          </table:table-cell>
          <table:table-cell office:value-type="float" office:value="0" table:formula="msoxl:=#NAME?" table:style-name="ce117">
            <text:p>#NAME?</text:p>
          </table:table-cell>
          <table:table-cell table:style-name="ce29"/>
          <table:table-cell table:style-name="ce118"/>
          <table:table-cell table:style-name="ce29"/>
          <table:table-cell table:style-name="ce117"/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style-name="ce29"/>
          <table:table-cell table:style-name="ce118"/>
          <table:table-cell table:style-name="ce117"/>
          <table:table-cell table:style-name="ce118"/>
          <table:table-cell table:style-name="ce29"/>
          <table:table-cell office:value-type="float" office:value="0" table:formula="msoxl:=#NAME?" table:style-name="ce117">
            <text:p>#NAME?</text:p>
          </table:table-cell>
          <table:table-cell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6357" table:style-name="ce29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6" table:style-name="ce117"/>
          <table:table-cell table:number-columns-repeated="4" table:style-name="ce29"/>
          <table:table-cell table:style-name="ce117"/>
          <table:table-cell table:style-name="ce29"/>
          <table:table-cell table:style-name="ce118"/>
          <table:table-cell table:style-name="ce29"/>
          <table:table-cell table:style-name="ce117"/>
          <table:table-cell table:style-name="ce29"/>
          <table:table-cell table:style-name="ce117"/>
          <table:table-cell table:style-name="ce29"/>
          <table:table-cell table:style-name="ce118"/>
          <table:table-cell table:style-name="ce117"/>
          <table:table-cell table:style-name="ce118"/>
          <table:table-cell table:style-name="ce29"/>
          <table:table-cell table:style-name="ce117"/>
          <table:table-cell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4">
            <text:p>與上年同月比較增減<text:span text:style-name="T1">( % )<text:s text:c="8"/></text:span></text:p>
          </table:table-cell>
          <table:table-cell office:value-type="string" table:style-name="ce114">
            <text:p>│</text:p>
          </table:table-cell>
          <table:table-cell office:value-type="float" office:value="0" table:formula="msoxl:=#NAME?" table:style-name="ce118">
            <text:p>#NAME?</text:p>
          </table:table-cell>
          <table:table-cell table:style-name="ce117"/>
          <table:table-cell office:value-type="float" office:value="0" table:formula="msoxl:=#NAME?" table:style-name="ce118">
            <text:p>#NAME?</text:p>
          </table:table-cell>
          <table:table-cell table:style-name="ce117"/>
          <table:table-cell office:value-type="float" office:value="0" table:formula="msoxl:=#NAME?" table:style-name="ce118">
            <text:p>#NAME?</text:p>
          </table:table-cell>
          <table:table-cell table:style-name="ce117"/>
          <table:table-cell office:value-type="float" office:value="0" table:formula="msoxl:=#NAME?" table:style-name="ce117">
            <text:p>#NAME?</text:p>
          </table:table-cell>
          <table:table-cell table:number-columns-repeated="2" table:style-name="ce29"/>
          <table:table-cell office:value-type="string" table:style-name="ce114">
            <text:p>與上年同月比較增減<text:span text:style-name="T1">( % )<text:s text:c="8"/></text:span></text:p>
          </table:table-cell>
          <table:table-cell office:value-type="float" office:value="0" table:formula="msoxl:=#NAME?" table:style-name="ce118">
            <text:p>#NAME?</text:p>
          </table:table-cell>
          <table:table-cell table:style-name="ce29"/>
          <table:table-cell table:style-name="ce118"/>
          <table:table-cell table:style-name="ce29"/>
          <table:table-cell table:style-name="ce117"/>
          <table:table-cell table:style-name="ce29"/>
          <table:table-cell office:value-type="float" office:value="0" table:formula="msoxl:=#NAME?" table:style-name="ce118">
            <text:p>#NAME?</text:p>
          </table:table-cell>
          <table:table-cell table:style-name="ce29"/>
          <table:table-cell table:style-name="ce118"/>
          <table:table-cell table:style-name="ce117"/>
          <table:table-cell table:style-name="ce118"/>
          <table:table-cell table:style-name="ce29"/>
          <table:table-cell office:value-type="float" office:value="0" table:formula="msoxl:=#NAME?" table:style-name="ce118">
            <text:p>#NAME?</text:p>
          </table:table-cell>
          <table:table-cell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style-name="ce118"/>
          <table:table-cell table:number-columns-repeated="5" table:style-name="ce29"/>
          <table:table-cell table:style-name="ce117"/>
          <table:table-cell table:number-columns-repeated="16350" table:style-name="ce29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style-name="ce118"/>
          <table:table-cell table:number-columns-repeated="5" table:style-name="ce117"/>
          <table:table-cell table:number-columns-repeated="6" table:style-name="ce29"/>
          <table:table-cell table:style-name="ce118"/>
          <table:table-cell table:style-name="ce29"/>
          <table:table-cell table:style-name="ce117"/>
          <table:table-cell table:number-columns-repeated="3" table:style-name="ce29"/>
          <table:table-cell table:style-name="ce118"/>
          <table:table-cell table:style-name="ce117"/>
          <table:table-cell table:style-name="ce118"/>
          <table:table-cell table:number-columns-repeated="3" table:style-name="ce29"/>
          <table:table-cell table:style-name="ce118"/>
          <table:table-cell table:style-name="ce29"/>
          <table:table-cell table:style-name="ce118"/>
          <table:table-cell table:number-columns-repeated="16330"/>
        </table:table-row>
        <table:table-row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style-name="ce118"/>
          <table:table-cell table:number-columns-repeated="16356" table:style-name="ce29"/>
        </table:table-row>
        <table:table-row table:style-name="ro14">
          <table:table-cell table:number-columns-repeated="25"/>
          <table:table-cell office:value-type="string" table:style-name="ce114">
            <text:p>本年一至七月與上年同期比較增減<text:span text:style-name="T1">(%) <text:s text:c="3"/><text:s text:c="4"/></text:span>平<text:span text:style-name="T1"><text:s text:c="2"/></text:span></text:p>
          </table:table-cell>
          <table:table-cell office:value-type="string" table:style-name="ce114">
            <text:p>│</text:p>
          </table:table-cell>
          <table:table-cell office:value-type="float" office:value="0" table:formula="msoxl:=#NAME?" table:style-name="ce118">
            <text:p>#NAME?</text:p>
          </table:table-cell>
          <table:table-cell table:style-name="ce118"/>
          <table:table-cell office:value-type="float" office:value="0" table:formula="msoxl:=#NAME?" table:style-name="ce118">
            <text:p>#NAME?</text:p>
          </table:table-cell>
          <table:table-cell table:style-name="ce118"/>
          <table:table-cell office:value-type="float" office:value="0" table:formula="msoxl:=#NAME?" table:style-name="ce118">
            <text:p>#NAME?</text:p>
          </table:table-cell>
          <table:table-cell table:style-name="ce118"/>
          <table:table-cell office:value-type="float" office:value="0" table:formula="msoxl:=#NAME?" table:style-name="ce118">
            <text:p>#NAME?</text:p>
          </table:table-cell>
          <table:table-cell table:style-name="ce118"/>
          <table:table-cell table:style-name="ce29"/>
          <table:table-cell office:value-type="string" table:style-name="ce114">
            <text:p>本年一至七月與上年同期比較增減<text:span text:style-name="T1">(%) <text:s text:c="3"/><text:s text:c="4"/></text:span>平<text:span text:style-name="T1"><text:s text:c="2"/></text:span></text:p>
          </table:table-cell>
          <table:table-cell office:value-type="float" office:value="0" table:formula="msoxl:=#NAME?" table:style-name="ce118">
            <text:p>#NAME?</text:p>
          </table:table-cell>
          <table:table-cell table:number-columns-repeated="5" table:style-name="ce118"/>
          <table:table-cell office:value-type="float" office:value="0" table:formula="msoxl:=#NAME?" table:style-name="ce118">
            <text:p>#NAME?</text:p>
          </table:table-cell>
          <table:table-cell table:number-columns-repeated="5" table:style-name="ce118"/>
          <table:table-cell office:value-type="float" office:value="0" table:formula="msoxl:=#NAME?" table:style-name="ce118">
            <text:p>#NAME?</text:p>
          </table:table-cell>
          <table:table-cell table:number-columns-repeated="4" table:style-name="ce118"/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4">
            <text:p>上年同期比較增減<text:span text:style-name="T1">(%)</text:span>較增減<text:span text:style-name="T1">(%)</text:span></text:p>
          </table:table-cell>
          <table:table-cell office:value-type="string" table:style-name="ce114">
            <text:p>│</text:p>
          </table:table-cell>
          <table:table-cell table:number-columns-repeated="9" table:style-name="ce29"/>
          <table:table-cell office:value-type="string" table:style-name="ce114">
            <text:p>上年同期比較增減<text:span text:style-name="T1">(%)</text:span>較增減<text:span text:style-name="T1">(%)</text:span></text:p>
          </table:table-cell>
          <table:table-cell table:number-columns-repeated="16347" table:style-name="ce29"/>
        </table:table-row>
        <table:table-row table:number-rows-repeated="2" table:style-name="ro14">
          <table:table-cell table:number-columns-repeated="25"/>
          <table:table-cell table:style-name="ce29"/>
          <table:table-cell office:value-type="string" table:style-name="ce114">
            <text:p>│</text:p>
          </table:table-cell>
          <table:table-cell table:number-columns-repeated="16357" table:style-name="ce29"/>
        </table:table-row>
        <table:table-row table:style-name="ro14">
          <table:table-cell table:number-columns-repeated="25"/>
          <table:table-cell office:value-type="string" table:style-name="ce119">
            <text:p>─</text:p>
          </table:table-cell>
          <table:table-cell office:value-type="string" table:style-name="ce114">
            <text:p>┴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table:number-columns-repeated="2" table:style-name="ce29"/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office:value-type="string" table:style-name="ce119">
            <text:p>─</text:p>
          </table:table-cell>
          <table:table-cell table:number-columns-repeated="16330"/>
        </table:table-row>
        <table:table-row table:style-name="ro14">
          <table:table-cell table:number-columns-repeated="25"/>
          <table:table-cell office:value-type="string" table:style-name="ce114">
            <text:p>註<text:span text:style-name="T1">:</text:span>自八十年十月份起<text:span text:style-name="T1">,</text:span>每月<text:span text:style-name="T1">25</text:span>日為站帳結算截止日<text:span text:style-name="T1">,</text:span>故八十年十月客運收入僅以<text:span text:style-name="T1">25</text:span>天列算<text:span text:style-name="T1">,</text:span>惟人數﹑延<text:span text:style-name="T1"><text:s text:c="3"/>~I; <text:s text:c="21"/>Table 2 Vo</text:span></text:p>
          </table:table-cell>
          <table:table-cell table:number-columns-repeated="10" table:style-name="ce29"/>
          <table:table-cell office:value-type="string" table:style-name="ce114">
            <text:p>註<text:span text:style-name="T1">:</text:span>自八十年十月份起<text:span text:style-name="T1">,</text:span>每月<text:span text:style-name="T1">25</text:span>日為站帳結算截止日<text:span text:style-name="T1">,</text:span>故八十年十月客運收入僅以<text:span text:style-name="T1">25</text:span>天列算<text:span text:style-name="T1">,</text:span>惟人數﹑延<text:span text:style-name="T1"><text:s text:c="3"/>~I; <text:s text:c="21"/>Table 2 Vo</text:span></text:p>
          </table:table-cell>
          <table:table-cell table:number-columns-repeated="16347"/>
        </table:table-row>
        <table:table-row table:style-name="ro14">
          <table:table-cell table:number-columns-repeated="25"/>
          <table:table-cell office:value-type="string" table:style-name="ce113">
            <text:p><text:s text:c="3"/><text:span text:style-name="T7">人公里仍以全月份</text:span>31<text:span text:style-name="T7">天列計。帳結算截止日</text:span>,<text:span text:style-name="T7">故八十年</text:span></text:p>
          </table:table-cell>
          <table:table-cell table:number-columns-repeated="10" table:style-name="ce29"/>
          <table:table-cell office:value-type="string" table:style-name="ce113">
            <text:p><text:s text:c="3"/><text:span text:style-name="T7">人公里仍以全月份</text:span>31<text:span text:style-name="T7">天列計。帳結算截止日</text:span>,<text:span text:style-name="T7">故八十年</text:span></text:p>
          </table:table-cell>
          <table:table-cell table:number-columns-repeated="16347"/>
        </table:table-row>
        <table:table-row table:number-rows-repeated="1048446" table:style-name="ro14">
          <table:table-cell table:number-columns-repeated="16384"/>
        </table:table-row>
      </table:table>
      <table:table table:name="Sheet4" table:style-name="ta1" table:print-ranges="Sheet4.A1:Sheet4.G64">
        <table:table-column table:style-name="co1" table:default-cell-style-name="ce29"/>
        <table:table-column table:style-name="co2" table:default-cell-style-name="ce31"/>
        <table:table-column table:style-name="co3" table:default-cell-style-name="ce26"/>
        <table:table-column table:style-name="co4" table:default-cell-style-name="ce29"/>
        <table:table-column table:style-name="co5" table:default-cell-style-name="ce29"/>
        <table:table-column table:style-name="co6" table:number-columns-repeated="2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10" table:number-columns-repeated="16" table:default-cell-style-name="ce29"/>
        <table:table-column table:style-name="co14" table:default-cell-style-name="ce29"/>
        <table:table-column table:style-name="co10" table:number-columns-repeated="16353" table:default-cell-style-name="ce29"/>
        <table:table-row table:style-name="ro1">
          <table:table-cell table:style-name="ce99"/>
          <table:table-cell table:style-name="ce188"/>
          <table:table-cell table:style-name="ce165"/>
          <table:table-cell table:number-columns-repeated="3" table:style-name="ce120"/>
          <table:table-cell table:style-name="ce100"/>
          <table:table-cell table:number-columns-repeated="16377" table:style-name="ce120"/>
        </table:table-row>
        <table:table-row table:style-name="ro2">
          <table:table-cell office:value-type="string" table:number-columns-spanned="4" table:number-rows-spanned="1" table:style-name="ce238">
            <text:p><text:span text:style-name="T4"><text:s text:c="2"/></text:span>各 站 客 貨 運 起 訖 量 <text:s/>(續<text:span text:style-name="T4">4</text:span>)</text:p>
          </table:table-cell>
          <table:covered-table-cell table:number-columns-repeated="3"/>
          <table:table-cell office:value-type="string" table:number-columns-spanned="3" table:number-rows-spanned="1" table:style-name="ce236">
            <text:p><text:s text:c="2"/>Volume of Passenger &amp; Freight Traffic <text:s/>(Cont. 4)</text:p>
          </table:table-cell>
          <table:covered-table-cell table:number-columns-repeated="2"/>
          <table:table-cell table:number-columns-repeated="4" table:style-name="ce102"/>
          <table:table-cell table:number-columns-repeated="16373" table:style-name="ce101"/>
        </table:table-row>
        <table:table-row table:style-name="ro3">
          <table:table-cell table:style-name="ce73"/>
          <table:table-cell table:style-name="ce190"/>
          <table:table-cell table:style-name="ce170"/>
          <table:table-cell table:style-name="ce171"/>
          <table:table-cell table:style-name="ce172"/>
          <table:table-cell table:number-columns-repeated="2" table:style-name="ce173"/>
          <table:table-cell table:number-columns-repeated="4" table:style-name="ce125"/>
          <table:table-cell table:number-columns-repeated="16373" table:style-name="ce73"/>
        </table:table-row>
        <table:table-row table:style-name="ro4">
          <table:table-cell office:value-type="string" table:number-columns-spanned="4" table:number-rows-spanned="1" table:style-name="ce225">
            <text:p>中 華 民 國<text:s/><text:span text:style-name="T6">107<text:s/></text:span>年</text:p>
          </table:table-cell>
          <table:covered-table-cell table:number-columns-repeated="3"/>
          <table:table-cell office:value-type="float" office:value="2018" table:number-columns-spanned="3" table:number-rows-spanned="1" table:style-name="ce226">
            <text:p>2018</text:p>
          </table:table-cell>
          <table:covered-table-cell table:number-columns-repeated="2"/>
          <table:table-cell table:number-columns-repeated="5" table:style-name="ce125"/>
          <table:table-cell table:number-columns-repeated="16372" table:style-name="ce73"/>
        </table:table-row>
        <table:table-row table:style-name="ro5">
          <table:table-cell table:number-columns-spanned="3" table:number-rows-spanned="1" table:style-name="ce231"/>
          <table:covered-table-cell table:number-columns-repeated="2"/>
          <table:table-cell office:value-type="string" table:style-name="ce126">
            <text:p>客 <text:s text:c="6"/>運</text:p>
          </table:table-cell>
          <table:table-cell office:value-type="string" table:style-name="ce127">
            <text:p>( 人 次 )</text:p>
          </table:table-cell>
          <table:table-cell office:value-type="string" table:style-name="ce126">
            <text:p>貨 <text:s text:c="6"/>運</text:p>
          </table:table-cell>
          <table:table-cell office:value-type="string" table:style-name="ce127">
            <text:p>( 公 噸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office:value-type="string" table:number-columns-spanned="3" table:number-rows-spanned="1" table:style-name="ce233">
            <text:p>站 <text:s text:c="4"/>及 <text:s text:c="4"/>線 <text:s text:c="4"/>別</text:p>
          </table:table-cell>
          <table:covered-table-cell table:number-columns-repeated="2"/>
          <table:table-cell office:value-type="string" table:style-name="ce48">
            <text:p>Passenger <text:s/>Traffic</text:p>
          </table:table-cell>
          <table:table-cell office:value-type="string" table:style-name="ce49">
            <text:p>( Passenger )</text:p>
          </table:table-cell>
          <table:table-cell office:value-type="string" table:style-name="ce50">
            <text:p>Freight <text:s text:c="4"/>Traffic</text:p>
          </table:table-cell>
          <table:table-cell office:value-type="string" table:style-name="ce49">
            <text:p>( M.T.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number-columns-repeated="2" table:style-name="ce175"/>
          <table:table-cell table:style-name="ce129"/>
          <table:table-cell office:value-type="string" table:style-name="ce130">
            <text:p>上 <text:s/>車 <text:s/>人 <text:s/>數</text:p>
          </table:table-cell>
          <table:table-cell office:value-type="string" table:style-name="ce174">
            <text:p>下 <text:s/>車 <text:s/>人 <text:s/>數</text:p>
          </table:table-cell>
          <table:table-cell office:value-type="string" table:style-name="ce130">
            <text:p>起 <text:s/>運 <text:s/>噸 <text:s/>數</text:p>
          </table:table-cell>
          <table:table-cell office:value-type="string" table:style-name="ce174">
            <text:p>到 <text:s/>達 <text:s/>噸 <text:s/>數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style-name="ce191"/>
          <table:table-cell table:style-name="ce151"/>
          <table:table-cell table:style-name="ce131"/>
          <table:table-cell table:style-name="ce152"/>
          <table:table-cell table:style-name="ce192"/>
          <table:table-cell table:style-name="ce152"/>
          <table:table-cell table:style-name="ce192"/>
          <table:table-cell table:style-name="ce122"/>
          <table:table-cell table:style-name="ce154"/>
          <table:table-cell table:number-columns-repeated="43" table:style-name="ce122"/>
          <table:table-cell table:number-columns-repeated="16332" table:style-name="ce120"/>
        </table:table-row>
        <table:table-row table:style-name="ro5">
          <table:table-cell office:value-type="string" table:number-columns-spanned="3" table:number-rows-spanned="1" table:style-name="ce244">
            <text:p>Station <text:s text:c="2"/>&amp; <text:s text:c="2"/>Line</text:p>
          </table:table-cell>
          <table:covered-table-cell table:number-columns-repeated="2"/>
          <table:table-cell office:value-type="string" table:style-name="ce176">
            <text:p>No. <text:s/>of <text:s/>Board <text:s/>Train</text:p>
          </table:table-cell>
          <table:table-cell office:value-type="string" table:style-name="ce177">
            <text:p>No. <text:s/>of <text:s/>Getting <text:s/>off <text:s/>Train</text:p>
          </table:table-cell>
          <table:table-cell office:value-type="string" table:style-name="ce176">
            <text:p>Loaded <text:s/>Tonnage</text:p>
          </table:table-cell>
          <table:table-cell office:value-type="string" table:style-name="ce177">
            <text:p>Unloaded <text:s/>Tonnage</text:p>
          </table:table-cell>
          <table:table-cell table:number-columns-repeated="45" table:style-name="ce134"/>
          <table:table-cell table:number-columns-repeated="16332" table:style-name="ce87"/>
        </table:table-row>
        <table:table-row table:style-name="ro15">
          <table:table-cell table:style-name="ce69"/>
          <table:table-cell table:style-name="ce141"/>
          <table:table-cell table:style-name="ce142"/>
          <table:table-cell table:number-columns-repeated="2" table:style-name="ce162"/>
          <table:table-cell office:value-type="string" table:style-name="ce163">
            <text:p/>
          </table:table-cell>
          <table:table-cell office:value-type="string" table:style-name="ce163">
            <text:p/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J03</text:p>
          </table:table-cell>
          <table:table-cell office:value-type="string" table:style-name="ce146">
            <text:p>枋 <text:s text:c="11"/>山</text:p>
          </table:table-cell>
          <table:table-cell office:value-type="string" table:style-name="ce142">
            <text:p>Fangshan</text:p>
          </table:table-cell>
          <table:table-cell office:value-type="float" office:value="301" table:style-name="ce135">
            <text:p>301</text:p>
          </table:table-cell>
          <table:table-cell office:value-type="float" office:value="605" table:style-name="ce135">
            <text:p>605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J08</text:p>
          </table:table-cell>
          <table:table-cell office:value-type="string" table:style-name="ce146">
            <text:p>大 <text:s text:c="11"/>武</text:p>
          </table:table-cell>
          <table:table-cell office:value-type="string" table:style-name="ce142">
            <text:p>Dawu</text:p>
          </table:table-cell>
          <table:table-cell office:value-type="float" office:value="84095" table:style-name="ce135">
            <text:p>84,095</text:p>
          </table:table-cell>
          <table:table-cell office:value-type="float" office:value="83998" table:style-name="ce135">
            <text:p>83,998</text:p>
          </table:table-cell>
          <table:table-cell office:value-type="float" office:value="0" table:style-name="ce135">
            <text:p>-</text:p>
          </table:table-cell>
          <table:table-cell office:value-type="float" office:value="290" table:style-name="ce135">
            <text:p>29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J10</text:p>
          </table:table-cell>
          <table:table-cell office:value-type="string" table:style-name="ce146">
            <text:p>瀧 <text:s text:c="11"/>溪</text:p>
          </table:table-cell>
          <table:table-cell office:value-type="string" table:style-name="ce142">
            <text:p>Longxi</text:p>
          </table:table-cell>
          <table:table-cell office:value-type="float" office:value="9557" table:style-name="ce135">
            <text:p>9,557</text:p>
          </table:table-cell>
          <table:table-cell office:value-type="float" office:value="13781" table:style-name="ce135">
            <text:p>13,78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J12</text:p>
          </table:table-cell>
          <table:table-cell office:value-type="string" table:style-name="ce146">
            <text:p>金 <text:s text:c="11"/>崙</text:p>
          </table:table-cell>
          <table:table-cell office:value-type="string" table:style-name="ce142">
            <text:p>Jinlun</text:p>
          </table:table-cell>
          <table:table-cell office:value-type="float" office:value="147117" table:style-name="ce135">
            <text:p>147,117</text:p>
          </table:table-cell>
          <table:table-cell office:value-type="float" office:value="143715" table:style-name="ce135">
            <text:p>143,715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style-name="ce69"/>
          <table:table-cell table:style-name="ce75"/>
          <table:table-cell table:number-columns-repeated="13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J14</text:p>
          </table:table-cell>
          <table:table-cell office:value-type="string" table:style-name="ce146">
            <text:p>太 <text:s text:c="4"/>麻 <text:s text:c="4"/>里</text:p>
          </table:table-cell>
          <table:table-cell office:value-type="string" table:style-name="ce142">
            <text:p>Taimali</text:p>
          </table:table-cell>
          <table:table-cell office:value-type="float" office:value="67526" table:style-name="ce135">
            <text:p>67,526</text:p>
          </table:table-cell>
          <table:table-cell office:value-type="float" office:value="69532" table:style-name="ce135">
            <text:p>69,532</text:p>
          </table:table-cell>
          <table:table-cell office:value-type="float" office:value="0" table:style-name="ce135">
            <text:p>-</text:p>
          </table:table-cell>
          <table:table-cell office:value-type="float" office:value="105" table:style-name="ce135">
            <text:p>105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style-name="ce69"/>
          <table:table-cell table:style-name="ce75"/>
          <table:table-cell table:number-columns-repeated="13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style-name="ce69"/>
          <table:table-cell table:style-name="ce75"/>
          <table:table-cell table:number-columns-repeated="13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J16</text:p>
          </table:table-cell>
          <table:table-cell office:value-type="string" table:style-name="ce146">
            <text:p>知 <text:s text:c="11"/>本</text:p>
          </table:table-cell>
          <table:table-cell office:value-type="string" table:style-name="ce142">
            <text:p>Zhiben</text:p>
          </table:table-cell>
          <table:table-cell office:value-type="float" office:value="232492" table:style-name="ce135">
            <text:p>232,492</text:p>
          </table:table-cell>
          <table:table-cell office:value-type="float" office:value="233404" table:style-name="ce135">
            <text:p>233,404</text:p>
          </table:table-cell>
          <table:table-cell office:value-type="float" office:value="515" table:style-name="ce135">
            <text:p>515</text:p>
          </table:table-cell>
          <table:table-cell office:value-type="float" office:value="430" table:style-name="ce135">
            <text:p>430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style-name="ce69"/>
          <table:table-cell table:style-name="ce75"/>
          <table:table-cell table:number-columns-repeated="13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J17</text:p>
          </table:table-cell>
          <table:table-cell office:value-type="string" table:style-name="ce146">
            <text:p>康 <text:s text:c="11"/>樂</text:p>
          </table:table-cell>
          <table:table-cell office:value-type="string" table:style-name="ce142">
            <text:p>Kangle</text:p>
          </table:table-cell>
          <table:table-cell office:value-type="float" office:value="3535" table:style-name="ce135">
            <text:p>3,535</text:p>
          </table:table-cell>
          <table:table-cell office:value-type="float" office:value="5292" table:style-name="ce135">
            <text:p>5,292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41"/>
          <table:table-cell table:style-name="ce142"/>
          <table:table-cell table:number-columns-repeated="2" table:style-name="ce162"/>
          <table:table-cell table:number-columns-repeated="2" table:style-name="ce163"/>
          <table:table-cell table:number-columns-repeated="13" table:style-name="ce69"/>
          <table:table-cell table:number-columns-repeated="16364" table:style-name="ce73"/>
        </table:table-row>
        <table:table-row table:style-name="ro16">
          <table:table-cell table:style-name="ce69"/>
          <table:table-cell office:value-type="string" table:style-name="ce186">
            <text:p>臺 <text:s/>東 <text:s/>線 <text:s/>合 <text:s/>計</text:p>
          </table:table-cell>
          <table:table-cell office:value-type="string" table:style-name="ce160">
            <text:p>Taitung Line</text:p>
          </table:table-cell>
          <table:table-cell office:value-type="float" office:value="4069214" table:style-name="ce65">
            <text:p>4,069,214</text:p>
          </table:table-cell>
          <table:table-cell office:value-type="float" office:value="4056113" table:style-name="ce65">
            <text:p>4,056,113</text:p>
          </table:table-cell>
          <table:table-cell office:value-type="float" office:value="91955" table:style-name="ce65">
            <text:p>91,955</text:p>
          </table:table-cell>
          <table:table-cell office:value-type="float" office:value="2484726" table:style-name="ce65">
            <text:p>2,484,726</text:p>
          </table:table-cell>
          <table:table-cell table:style-name="ce181"/>
          <table:table-cell table:style-name="ce179"/>
          <table:table-cell table:style-name="ce181"/>
          <table:table-cell table:style-name="ce179"/>
          <table:table-cell table:style-name="ce182"/>
          <table:table-cell table:style-name="ce179"/>
          <table:table-cell table:style-name="ce183"/>
          <table:table-cell table:style-name="ce182"/>
          <table:table-cell table:style-name="ce181"/>
          <table:table-cell table:style-name="ce179"/>
          <table:table-cell table:style-name="ce182"/>
          <table:table-cell table:style-name="ce179"/>
          <table:table-cell table:style-name="ce183"/>
          <table:table-cell table:style-name="ce179"/>
          <table:table-cell table:style-name="ce181"/>
          <table:table-cell table:number-columns-repeated="15" table:style-name="ce161"/>
          <table:table-cell table:number-columns-repeated="2" table:style-name="ce193"/>
          <table:table-cell table:number-columns-repeated="16345" table:style-name="ce161"/>
        </table:table-row>
        <table:table-row table:style-name="ro7">
          <table:table-cell table:style-name="ce69"/>
          <table:table-cell table:style-name="ce171"/>
          <table:table-cell table:style-name="ce142"/>
          <table:table-cell table:number-columns-repeated="2"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M01</text:p>
          </table:table-cell>
          <table:table-cell office:value-type="string" table:style-name="ce146">
            <text:p>花 <text:s text:c="4"/>蓮 <text:s text:c="4"/>港</text:p>
          </table:table-cell>
          <table:table-cell office:value-type="string" table:style-name="ce142">
            <text:p>Hualien Port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office:value-type="float" office:value="2970" table:style-name="ce135">
            <text:p>2,970</text:p>
          </table:table-cell>
          <table:table-cell office:value-type="float" office:value="2447594" table:style-name="ce135">
            <text:p>2,447,594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M06</text:p>
          </table:table-cell>
          <table:table-cell office:value-type="string" table:style-name="ce146">
            <text:p>吉 <text:s text:c="11"/>安</text:p>
          </table:table-cell>
          <table:table-cell office:value-type="string" table:style-name="ce142">
            <text:p>Ji'an</text:p>
          </table:table-cell>
          <table:table-cell office:value-type="float" office:value="147438" table:style-name="ce135">
            <text:p>147,438</text:p>
          </table:table-cell>
          <table:table-cell office:value-type="float" office:value="141010" table:style-name="ce135">
            <text:p>141,010</text:p>
          </table:table-cell>
          <table:table-cell office:value-type="float" office:value="1725" table:style-name="ce135">
            <text:p>1,725</text:p>
          </table:table-cell>
          <table:table-cell office:value-type="float" office:value="1470" table:style-name="ce135">
            <text:p>1,470</text:p>
          </table:table-cell>
          <table:table-cell table:style-name="ce84"/>
          <table:table-cell table:style-name="ce83"/>
          <table:table-cell table:style-name="ce84"/>
          <table:table-cell table:style-name="ce83"/>
          <table:table-cell table:style-name="ce85"/>
          <table:table-cell table:style-name="ce83"/>
          <table:table-cell table:style-name="ce86"/>
          <table:table-cell table:style-name="ce85"/>
          <table:table-cell table:style-name="ce84"/>
          <table:table-cell table:style-name="ce83"/>
          <table:table-cell table:style-name="ce85"/>
          <table:table-cell table:style-name="ce83"/>
          <table:table-cell table:style-name="ce86"/>
          <table:table-cell table:style-name="ce83"/>
          <table:table-cell table:style-name="ce84"/>
          <table:table-cell table:number-columns-repeated="15" table:style-name="ce83"/>
          <table:table-cell table:number-columns-repeated="2" table:style-name="ce85"/>
          <table:table-cell table:number-columns-repeated="21" table:style-name="ce83"/>
          <table:table-cell table:number-columns-repeated="16324" table:style-name="ce87"/>
        </table:table-row>
        <table:table-row table:style-name="ro4">
          <table:table-cell office:value-type="string" table:style-name="ce69">
            <text:p>M08</text:p>
          </table:table-cell>
          <table:table-cell office:value-type="string" table:style-name="ce146">
            <text:p>志 <text:s text:c="11"/>學</text:p>
          </table:table-cell>
          <table:table-cell office:value-type="string" table:style-name="ce142">
            <text:p>Zhixue</text:p>
          </table:table-cell>
          <table:table-cell office:value-type="float" office:value="117914" table:style-name="ce135">
            <text:p>117,914</text:p>
          </table:table-cell>
          <table:table-cell office:value-type="float" office:value="112919" table:style-name="ce135">
            <text:p>112,919</text:p>
          </table:table-cell>
          <table:table-cell office:value-type="float" office:value="2550" table:style-name="ce135">
            <text:p>2,550</text:p>
          </table:table-cell>
          <table:table-cell office:value-type="float" office:value="140" table:style-name="ce135">
            <text:p>140</text:p>
          </table:table-cell>
          <table:table-cell table:style-name="ce75"/>
          <table:table-cell table:style-name="ce69"/>
          <table:table-cell table:style-name="ce75"/>
          <table:table-cell table:number-columns-repeated="3" table:style-name="ce69"/>
          <table:table-cell table:style-name="ce77"/>
          <table:table-cell table:style-name="ce69"/>
          <table:table-cell table:style-name="ce75"/>
          <table:table-cell table:number-columns-repeated="3" table:style-name="ce69"/>
          <table:table-cell table:style-name="ce77"/>
          <table:table-cell table:style-name="ce69"/>
          <table:table-cell table:style-name="ce75"/>
          <table:table-cell table:number-columns-repeated="38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M09</text:p>
          </table:table-cell>
          <table:table-cell office:value-type="string" table:style-name="ce146">
            <text:p>平 <text:s text:c="11"/>和</text:p>
          </table:table-cell>
          <table:table-cell office:value-type="string" table:style-name="ce142">
            <text:p>Pinghe</text:p>
          </table:table-cell>
          <table:table-cell office:value-type="float" office:value="5426" table:style-name="ce135">
            <text:p>5,426</text:p>
          </table:table-cell>
          <table:table-cell office:value-type="float" office:value="6282" table:style-name="ce135">
            <text:p>6,282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73"/>
        </table:table-row>
        <table:table-row table:style-name="ro4">
          <table:table-cell office:value-type="string" table:style-name="ce69">
            <text:p>M10</text:p>
          </table:table-cell>
          <table:table-cell office:value-type="string" table:style-name="ce146">
            <text:p>壽 <text:s text:c="11"/>豐</text:p>
          </table:table-cell>
          <table:table-cell office:value-type="string" table:style-name="ce142">
            <text:p>Shoufeng</text:p>
          </table:table-cell>
          <table:table-cell office:value-type="float" office:value="109488" table:style-name="ce135">
            <text:p>109,488</text:p>
          </table:table-cell>
          <table:table-cell office:value-type="float" office:value="107295" table:style-name="ce135">
            <text:p>107,295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161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161"/>
        </table:table-row>
        <table:table-row table:style-name="ro4">
          <table:table-cell office:value-type="string" table:style-name="ce69">
            <text:p>M11</text:p>
          </table:table-cell>
          <table:table-cell office:value-type="string" table:style-name="ce146">
            <text:p>豐 <text:s text:c="11"/>田</text:p>
          </table:table-cell>
          <table:table-cell office:value-type="string" table:style-name="ce142">
            <text:p>Fengtian</text:p>
          </table:table-cell>
          <table:table-cell office:value-type="float" office:value="24999" table:style-name="ce135">
            <text:p>24,999</text:p>
          </table:table-cell>
          <table:table-cell office:value-type="float" office:value="24131" table:style-name="ce135">
            <text:p>24,13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13</text:p>
          </table:table-cell>
          <table:table-cell office:value-type="string" table:style-name="ce146">
            <text:p>林 <text:s text:c="2"/>榮 <text:s text:c="2"/>新 <text:s text:c="2"/>光</text:p>
          </table:table-cell>
          <table:table-cell office:value-type="string" table:style-name="ce142">
            <text:p>Linrong Shin Kong</text:p>
          </table:table-cell>
          <table:table-cell office:value-type="float" office:value="5986" table:style-name="ce135">
            <text:p>5,986</text:p>
          </table:table-cell>
          <table:table-cell office:value-type="float" office:value="6009" table:style-name="ce135">
            <text:p>6,009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14</text:p>
          </table:table-cell>
          <table:table-cell office:value-type="string" table:style-name="ce146">
            <text:p>南 <text:s text:c="11"/>平</text:p>
          </table:table-cell>
          <table:table-cell office:value-type="string" table:style-name="ce142">
            <text:p>Nanping</text:p>
          </table:table-cell>
          <table:table-cell office:value-type="float" office:value="6756" table:style-name="ce135">
            <text:p>6,756</text:p>
          </table:table-cell>
          <table:table-cell office:value-type="float" office:value="7949" table:style-name="ce135">
            <text:p>7,949</text:p>
          </table:table-cell>
          <table:table-cell office:value-type="float" office:value="0" table:style-name="ce135">
            <text:p>-</text:p>
          </table:table-cell>
          <table:table-cell office:value-type="float" office:value="1990" table:style-name="ce135">
            <text:p>1,990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15</text:p>
          </table:table-cell>
          <table:table-cell office:value-type="string" table:style-name="ce146">
            <text:p>鳳 <text:s text:c="11"/>林</text:p>
          </table:table-cell>
          <table:table-cell office:value-type="string" table:style-name="ce142">
            <text:p>Fenglin</text:p>
          </table:table-cell>
          <table:table-cell office:value-type="float" office:value="132261" table:style-name="ce135">
            <text:p>132,261</text:p>
          </table:table-cell>
          <table:table-cell office:value-type="float" office:value="128273" table:style-name="ce135">
            <text:p>128,273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16</text:p>
          </table:table-cell>
          <table:table-cell office:value-type="string" table:style-name="ce146">
            <text:p>萬 <text:s text:c="11"/>榮</text:p>
          </table:table-cell>
          <table:table-cell office:value-type="string" table:style-name="ce142">
            <text:p>Wanrong</text:p>
          </table:table-cell>
          <table:table-cell office:value-type="float" office:value="15817" table:style-name="ce135">
            <text:p>15,817</text:p>
          </table:table-cell>
          <table:table-cell office:value-type="float" office:value="19782" table:style-name="ce135">
            <text:p>19,782</text:p>
          </table:table-cell>
          <table:table-cell office:value-type="float" office:value="730" table:style-name="ce135">
            <text:p>730</text:p>
          </table:table-cell>
          <table:table-cell office:value-type="float" office:value="2893" table:style-name="ce135">
            <text:p>2,893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4" table:style-name="ce135"/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17</text:p>
          </table:table-cell>
          <table:table-cell office:value-type="string" table:style-name="ce146">
            <text:p>光 <text:s text:c="11"/>復</text:p>
          </table:table-cell>
          <table:table-cell office:value-type="string" table:style-name="ce142">
            <text:p>Guangfu</text:p>
          </table:table-cell>
          <table:table-cell office:value-type="float" office:value="167633" table:style-name="ce135">
            <text:p>167,633</text:p>
          </table:table-cell>
          <table:table-cell office:value-type="float" office:value="167678" table:style-name="ce135">
            <text:p>167,678</text:p>
          </table:table-cell>
          <table:table-cell office:value-type="float" office:value="5730" table:style-name="ce135">
            <text:p>5,730</text:p>
          </table:table-cell>
          <table:table-cell office:value-type="float" office:value="9565" table:style-name="ce135">
            <text:p>9,565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19</text:p>
          </table:table-cell>
          <table:table-cell office:value-type="string" table:style-name="ce146">
            <text:p>大 <text:s text:c="11"/>富</text:p>
          </table:table-cell>
          <table:table-cell office:value-type="string" table:style-name="ce142">
            <text:p>Dafu</text:p>
          </table:table-cell>
          <table:table-cell office:value-type="float" office:value="2512" table:style-name="ce135">
            <text:p>2,512</text:p>
          </table:table-cell>
          <table:table-cell office:value-type="float" office:value="2327" table:style-name="ce135">
            <text:p>2,327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20</text:p>
          </table:table-cell>
          <table:table-cell office:value-type="string" table:style-name="ce146">
            <text:p>富 <text:s text:c="11"/>源</text:p>
          </table:table-cell>
          <table:table-cell office:value-type="string" table:style-name="ce142">
            <text:p>Fuyuan</text:p>
          </table:table-cell>
          <table:table-cell office:value-type="float" office:value="16489" table:style-name="ce135">
            <text:p>16,489</text:p>
          </table:table-cell>
          <table:table-cell office:value-type="float" office:value="14261" table:style-name="ce135">
            <text:p>14,26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22</text:p>
          </table:table-cell>
          <table:table-cell office:value-type="string" table:style-name="ce146">
            <text:p>瑞 <text:s text:c="11"/>穗</text:p>
          </table:table-cell>
          <table:table-cell office:value-type="string" table:style-name="ce142">
            <text:p>Ruisui</text:p>
          </table:table-cell>
          <table:table-cell office:value-type="float" office:value="232049" table:style-name="ce135">
            <text:p>232,049</text:p>
          </table:table-cell>
          <table:table-cell office:value-type="float" office:value="234228" table:style-name="ce135">
            <text:p>234,228</text:p>
          </table:table-cell>
          <table:table-cell office:value-type="float" office:value="7578" table:style-name="ce135">
            <text:p>7,578</text:p>
          </table:table-cell>
          <table:table-cell office:value-type="float" office:value="2613" table:style-name="ce135">
            <text:p>2,613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24</text:p>
          </table:table-cell>
          <table:table-cell office:value-type="string" table:style-name="ce146">
            <text:p>三 <text:s text:c="11"/>民</text:p>
          </table:table-cell>
          <table:table-cell office:value-type="string" table:style-name="ce142">
            <text:p>Sanmin</text:p>
          </table:table-cell>
          <table:table-cell office:value-type="float" office:value="3502" table:style-name="ce135">
            <text:p>3,502</text:p>
          </table:table-cell>
          <table:table-cell office:value-type="float" office:value="3105" table:style-name="ce135">
            <text:p>3,105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4" table:style-name="ce135"/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26</text:p>
          </table:table-cell>
          <table:table-cell office:value-type="string" table:style-name="ce146">
            <text:p>玉 <text:s text:c="11"/>里</text:p>
          </table:table-cell>
          <table:table-cell office:value-type="string" table:style-name="ce142">
            <text:p>Yuli</text:p>
          </table:table-cell>
          <table:table-cell office:value-type="float" office:value="502589" table:style-name="ce135">
            <text:p>502,589</text:p>
          </table:table-cell>
          <table:table-cell office:value-type="float" office:value="501165" table:style-name="ce135">
            <text:p>501,165</text:p>
          </table:table-cell>
          <table:table-cell office:value-type="float" office:value="6330" table:style-name="ce135">
            <text:p>6,330</text:p>
          </table:table-cell>
          <table:table-cell office:value-type="float" office:value="8103" table:style-name="ce135">
            <text:p>8,103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29</text:p>
          </table:table-cell>
          <table:table-cell office:value-type="string" table:style-name="ce146">
            <text:p>東 <text:s text:c="11"/>里</text:p>
          </table:table-cell>
          <table:table-cell office:value-type="string" table:style-name="ce142">
            <text:p>Dongli</text:p>
          </table:table-cell>
          <table:table-cell office:value-type="float" office:value="6631" table:style-name="ce135">
            <text:p>6,631</text:p>
          </table:table-cell>
          <table:table-cell office:value-type="float" office:value="6450" table:style-name="ce135">
            <text:p>6,45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31</text:p>
          </table:table-cell>
          <table:table-cell office:value-type="string" table:style-name="ce146">
            <text:p>東 <text:s text:c="11"/>竹</text:p>
          </table:table-cell>
          <table:table-cell office:value-type="string" table:style-name="ce142">
            <text:p>Dongzhu</text:p>
          </table:table-cell>
          <table:table-cell office:value-type="float" office:value="5105" table:style-name="ce135">
            <text:p>5,105</text:p>
          </table:table-cell>
          <table:table-cell office:value-type="float" office:value="5541" table:style-name="ce135">
            <text:p>5,54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33</text:p>
          </table:table-cell>
          <table:table-cell office:value-type="string" table:style-name="ce146">
            <text:p>富 <text:s text:c="11"/>里</text:p>
          </table:table-cell>
          <table:table-cell office:value-type="string" table:style-name="ce142">
            <text:p>Fuli</text:p>
          </table:table-cell>
          <table:table-cell office:value-type="float" office:value="71105" table:style-name="ce135">
            <text:p>71,105</text:p>
          </table:table-cell>
          <table:table-cell office:value-type="float" office:value="73258" table:style-name="ce135">
            <text:p>73,258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36</text:p>
          </table:table-cell>
          <table:table-cell office:value-type="string" table:style-name="ce146">
            <text:p>池 <text:s text:c="11"/>上</text:p>
          </table:table-cell>
          <table:table-cell office:value-type="string" table:style-name="ce142">
            <text:p>Chishang</text:p>
          </table:table-cell>
          <table:table-cell office:value-type="float" office:value="190543" table:style-name="ce135">
            <text:p>190,543</text:p>
          </table:table-cell>
          <table:table-cell office:value-type="float" office:value="198803" table:style-name="ce135">
            <text:p>198,803</text:p>
          </table:table-cell>
          <table:table-cell office:value-type="float" office:value="150" table:style-name="ce135">
            <text:p>150</text:p>
          </table:table-cell>
          <table:table-cell office:value-type="float" office:value="1050" table:style-name="ce135">
            <text:p>1,050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4" table:style-name="ce135"/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37</text:p>
          </table:table-cell>
          <table:table-cell office:value-type="string" table:style-name="ce146">
            <text:p>海 <text:s text:c="11"/>端</text:p>
          </table:table-cell>
          <table:table-cell office:value-type="string" table:style-name="ce142">
            <text:p>Haiduan</text:p>
          </table:table-cell>
          <table:table-cell office:value-type="float" office:value="2508" table:style-name="ce135">
            <text:p>2,508</text:p>
          </table:table-cell>
          <table:table-cell office:value-type="float" office:value="3679" table:style-name="ce135">
            <text:p>3,679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39</text:p>
          </table:table-cell>
          <table:table-cell office:value-type="string" table:style-name="ce146">
            <text:p>關 <text:s text:c="11"/>山</text:p>
          </table:table-cell>
          <table:table-cell office:value-type="string" table:style-name="ce142">
            <text:p>Guanshan</text:p>
          </table:table-cell>
          <table:table-cell office:value-type="float" office:value="228564" table:style-name="ce135">
            <text:p>228,564</text:p>
          </table:table-cell>
          <table:table-cell office:value-type="float" office:value="218817" table:style-name="ce135">
            <text:p>218,817</text:p>
          </table:table-cell>
          <table:table-cell office:value-type="float" office:value="17960" table:style-name="ce135">
            <text:p>17,960</text:p>
          </table:table-cell>
          <table:table-cell office:value-type="float" office:value="175" table:style-name="ce135">
            <text:p>175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41</text:p>
          </table:table-cell>
          <table:table-cell office:value-type="string" table:style-name="ce146">
            <text:p>瑞 <text:s text:c="11"/>和</text:p>
          </table:table-cell>
          <table:table-cell office:value-type="string" table:style-name="ce142">
            <text:p>Ruihe</text:p>
          </table:table-cell>
          <table:table-cell office:value-type="float" office:value="2990" table:style-name="ce135">
            <text:p>2,990</text:p>
          </table:table-cell>
          <table:table-cell office:value-type="float" office:value="2710" table:style-name="ce135">
            <text:p>2,71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6377" table:style-name="ce161"/>
        </table:table-row>
        <table:table-row table:style-name="ro4">
          <table:table-cell office:value-type="string" table:style-name="ce69">
            <text:p>M42</text:p>
          </table:table-cell>
          <table:table-cell office:value-type="string" table:style-name="ce146">
            <text:p>瑞 <text:s text:c="11"/>源</text:p>
          </table:table-cell>
          <table:table-cell office:value-type="string" table:style-name="ce142">
            <text:p>Ruiyuan</text:p>
          </table:table-cell>
          <table:table-cell office:value-type="float" office:value="14903" table:style-name="ce135">
            <text:p>14,903</text:p>
          </table:table-cell>
          <table:table-cell office:value-type="float" office:value="15103" table:style-name="ce135">
            <text:p>15,103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43</text:p>
          </table:table-cell>
          <table:table-cell office:value-type="string" table:style-name="ce146">
            <text:p>鹿 <text:s text:c="11"/>野</text:p>
          </table:table-cell>
          <table:table-cell office:value-type="string" table:style-name="ce142">
            <text:p>Luye</text:p>
          </table:table-cell>
          <table:table-cell office:value-type="float" office:value="86210" table:style-name="ce135">
            <text:p>86,210</text:p>
          </table:table-cell>
          <table:table-cell office:value-type="float" office:value="78563" table:style-name="ce135">
            <text:p>78,563</text:p>
          </table:table-cell>
          <table:table-cell office:value-type="float" office:value="34200" table:style-name="ce135">
            <text:p>34,200</text:p>
          </table:table-cell>
          <table:table-cell office:value-type="float" office:value="350" table:style-name="ce135">
            <text:p>350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table:number-columns-repeated="4" table:style-name="ce135"/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45</text:p>
          </table:table-cell>
          <table:table-cell office:value-type="string" table:style-name="ce146">
            <text:p>山 <text:s text:c="11"/>里</text:p>
          </table:table-cell>
          <table:table-cell office:value-type="string" table:style-name="ce142">
            <text:p>Shanli</text:p>
          </table:table-cell>
          <table:table-cell office:value-type="float" office:value="1890" table:style-name="ce135">
            <text:p>1,890</text:p>
          </table:table-cell>
          <table:table-cell office:value-type="float" office:value="3183" table:style-name="ce135">
            <text:p>3,183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M47</text:p>
          </table:table-cell>
          <table:table-cell office:value-type="string" table:style-name="ce146">
            <text:p>臺 <text:s text:c="11"/>東</text:p>
          </table:table-cell>
          <table:table-cell office:value-type="string" table:style-name="ce142">
            <text:p>Taitung</text:p>
          </table:table-cell>
          <table:table-cell office:value-type="float" office:value="1967906" table:style-name="ce135">
            <text:p>1,967,906</text:p>
          </table:table-cell>
          <table:table-cell office:value-type="float" office:value="1973592" table:style-name="ce135">
            <text:p>1,973,592</text:p>
          </table:table-cell>
          <table:table-cell office:value-type="float" office:value="12032" table:style-name="ce135">
            <text:p>12,032</text:p>
          </table:table-cell>
          <table:table-cell office:value-type="float" office:value="8783" table:style-name="ce135">
            <text:p>8,783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7">
          <table:table-cell table:style-name="ce69"/>
          <table:table-cell table:style-name="ce171"/>
          <table:table-cell table:style-name="ce142"/>
          <table:table-cell table:number-columns-repeated="2" table:style-name="ce16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16">
          <table:table-cell table:style-name="ce69"/>
          <table:table-cell office:value-type="string" table:style-name="ce186">
            <text:p>北 <text:s/>迴 <text:s/>線 <text:s/>合 <text:s/>計</text:p>
          </table:table-cell>
          <table:table-cell office:value-type="string" table:style-name="ce160">
            <text:p>North-link Line</text:p>
          </table:table-cell>
          <table:table-cell office:value-type="float" office:value="6805601" table:style-name="ce65">
            <text:p>6,805,601</text:p>
          </table:table-cell>
          <table:table-cell office:value-type="float" office:value="6242631" table:style-name="ce65">
            <text:p>6,242,631</text:p>
          </table:table-cell>
          <table:table-cell office:value-type="float" office:value="6787413" table:style-name="ce65">
            <text:p>6,787,413</text:p>
          </table:table-cell>
          <table:table-cell office:value-type="float" office:value="2368590" table:style-name="ce65">
            <text:p>2,368,590</text:p>
          </table:table-cell>
          <table:table-cell table:number-columns-repeated="3" table:style-name="ce179"/>
          <table:table-cell table:number-columns-repeated="16374" table:style-name="ce161"/>
        </table:table-row>
        <table:table-row table:style-name="ro7">
          <table:table-cell table:style-name="ce69"/>
          <table:table-cell table:style-name="ce171"/>
          <table:table-cell table:style-name="ce142"/>
          <table:table-cell table:style-name="ce162"/>
          <table:table-cell table:style-name="ce6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I02</text:p>
          </table:table-cell>
          <table:table-cell office:value-type="string" table:style-name="ce146">
            <text:p>永 <text:s text:c="11"/>樂</text:p>
          </table:table-cell>
          <table:table-cell office:value-type="string" table:style-name="ce142">
            <text:p>Yongle</text:p>
          </table:table-cell>
          <table:table-cell office:value-type="float" office:value="5291" table:style-name="ce135">
            <text:p>5,291</text:p>
          </table:table-cell>
          <table:table-cell office:value-type="float" office:value="4116" table:style-name="ce135">
            <text:p>4,116</text:p>
          </table:table-cell>
          <table:table-cell office:value-type="float" office:value="0" table:style-name="ce135">
            <text:p>-</text:p>
          </table:table-cell>
          <table:table-cell office:value-type="float" office:value="1149225" table:style-name="ce135">
            <text:p>1,149,225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I03</text:p>
          </table:table-cell>
          <table:table-cell office:value-type="string" table:style-name="ce146">
            <text:p>東 <text:s text:c="11"/>澳</text:p>
          </table:table-cell>
          <table:table-cell office:value-type="string" table:style-name="ce142">
            <text:p>Dong'ao</text:p>
          </table:table-cell>
          <table:table-cell office:value-type="float" office:value="84264" table:style-name="ce135">
            <text:p>84,264</text:p>
          </table:table-cell>
          <table:table-cell office:value-type="float" office:value="92615" table:style-name="ce135">
            <text:p>92,615</text:p>
          </table:table-cell>
          <table:table-cell office:value-type="float" office:value="557725" table:style-name="ce135">
            <text:p>557,725</text:p>
          </table:table-cell>
          <table:table-cell office:value-type="float" office:value="694775" table:style-name="ce135">
            <text:p>694,775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I04</text:p>
          </table:table-cell>
          <table:table-cell office:value-type="string" table:style-name="ce146">
            <text:p>南 <text:s text:c="11"/>澳</text:p>
          </table:table-cell>
          <table:table-cell office:value-type="string" table:style-name="ce142">
            <text:p>Nan'ao</text:p>
          </table:table-cell>
          <table:table-cell office:value-type="float" office:value="346665" table:style-name="ce135">
            <text:p>346,665</text:p>
          </table:table-cell>
          <table:table-cell office:value-type="float" office:value="350291" table:style-name="ce135">
            <text:p>350,291</text:p>
          </table:table-cell>
          <table:table-cell office:value-type="float" office:value="4235" table:style-name="ce135">
            <text:p>4,235</text:p>
          </table:table-cell>
          <table:table-cell office:value-type="float" office:value="9080" table:style-name="ce135">
            <text:p>9,080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I05</text:p>
          </table:table-cell>
          <table:table-cell office:value-type="string" table:style-name="ce146">
            <text:p>武 <text:s text:c="11"/>塔</text:p>
          </table:table-cell>
          <table:table-cell office:value-type="string" table:style-name="ce142">
            <text:p>Wuta</text:p>
          </table:table-cell>
          <table:table-cell office:value-type="float" office:value="10096" table:style-name="ce135">
            <text:p>10,096</text:p>
          </table:table-cell>
          <table:table-cell office:value-type="float" office:value="11491" table:style-name="ce135">
            <text:p>11,49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I07</text:p>
          </table:table-cell>
          <table:table-cell office:value-type="string" table:style-name="ce146">
            <text:p>漢 <text:s text:c="11"/>本</text:p>
          </table:table-cell>
          <table:table-cell office:value-type="string" table:style-name="ce142">
            <text:p>Hanben</text:p>
          </table:table-cell>
          <table:table-cell office:value-type="float" office:value="6098" table:style-name="ce135">
            <text:p>6,098</text:p>
          </table:table-cell>
          <table:table-cell office:value-type="float" office:value="6572" table:style-name="ce135">
            <text:p>6,572</text:p>
          </table:table-cell>
          <table:table-cell office:value-type="float" office:value="659039" table:style-name="ce135">
            <text:p>659,039</text:p>
          </table:table-cell>
          <table:table-cell office:value-type="float" office:value="4658" table:style-name="ce135">
            <text:p>4,658</text:p>
          </table:table-cell>
          <table:table-cell table:number-columns-repeated="16377" table:style-name="ce161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I08</text:p>
          </table:table-cell>
          <table:table-cell office:value-type="string" table:style-name="ce146">
            <text:p>和 <text:s text:c="11"/>平</text:p>
          </table:table-cell>
          <table:table-cell office:value-type="string" table:style-name="ce142">
            <text:p>Heping</text:p>
          </table:table-cell>
          <table:table-cell office:value-type="float" office:value="261159" table:style-name="ce135">
            <text:p>261,159</text:p>
          </table:table-cell>
          <table:table-cell office:value-type="float" office:value="266715" table:style-name="ce135">
            <text:p>266,715</text:p>
          </table:table-cell>
          <table:table-cell office:value-type="float" office:value="1155543" table:style-name="ce135">
            <text:p>1,155,543</text:p>
          </table:table-cell>
          <table:table-cell office:value-type="float" office:value="268305" table:style-name="ce135">
            <text:p>268,305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69">
            <text:p>I09</text:p>
          </table:table-cell>
          <table:table-cell office:value-type="string" table:style-name="ce146">
            <text:p>和 <text:s text:c="11"/>仁</text:p>
          </table:table-cell>
          <table:table-cell office:value-type="string" table:style-name="ce142">
            <text:p>Heren</text:p>
          </table:table-cell>
          <table:table-cell office:value-type="float" office:value="22819" table:style-name="ce135">
            <text:p>22,819</text:p>
          </table:table-cell>
          <table:table-cell office:value-type="float" office:value="28166" table:style-name="ce135">
            <text:p>28,166</text:p>
          </table:table-cell>
          <table:table-cell office:value-type="float" office:value="2657183" table:style-name="ce135">
            <text:p>2,657,183</text:p>
          </table:table-cell>
          <table:table-cell office:value-type="float" office:value="450" table:style-name="ce135">
            <text:p>450</text:p>
          </table:table-cell>
          <table:table-cell table:number-columns-repeated="13" table:style-name="ce69"/>
          <table:table-cell table:number-columns-repeated="16364" table:style-name="ce73"/>
        </table:table-row>
        <table:table-row table:number-rows-repeated="13" table:style-name="ro14">
          <table:table-cell table:number-columns-repeated="16384"/>
        </table:table-row>
        <table:table-row table:number-rows-repeated="31" table:style-name="ro14">
          <table:table-cell table:style-name="ce145"/>
          <table:table-cell table:number-columns-repeated="16383"/>
        </table:table-row>
        <table:table-row table:number-rows-repeated="1048468" table:style-name="ro14">
          <table:table-cell table:number-columns-repeated="16384"/>
        </table:table-row>
      </table:table>
      <table:table table:name="Sheet5" table:style-name="ta1" table:print-ranges="Sheet5.A1:Sheet5.G64">
        <table:table-column table:style-name="co1" table:default-cell-style-name="ce29"/>
        <table:table-column table:style-name="co2" table:default-cell-style-name="ce31"/>
        <table:table-column table:style-name="co3" table:default-cell-style-name="ce26"/>
        <table:table-column table:style-name="co4" table:default-cell-style-name="ce29"/>
        <table:table-column table:style-name="co5" table:default-cell-style-name="ce29"/>
        <table:table-column table:style-name="co6" table:number-columns-repeated="2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12" table:default-cell-style-name="ce29"/>
        <table:table-column table:style-name="co7" table:default-cell-style-name="ce29"/>
        <table:table-column table:style-name="co13" table:default-cell-style-name="ce29"/>
        <table:table-column table:style-name="co7" table:default-cell-style-name="ce29"/>
        <table:table-column table:style-name="co14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7" table:default-cell-style-name="ce29"/>
        <table:table-column table:style-name="co8" table:default-cell-style-name="ce29"/>
        <table:table-column table:style-name="co10" table:number-columns-repeated="16" table:default-cell-style-name="ce29"/>
        <table:table-column table:style-name="co14" table:default-cell-style-name="ce29"/>
        <table:table-column table:style-name="co10" table:number-columns-repeated="16313" table:default-cell-style-name="ce29"/>
        <table:table-row table:style-name="ro1">
          <table:table-cell table:style-name="ce99"/>
          <table:table-cell table:style-name="ce188"/>
          <table:table-cell table:style-name="ce165"/>
          <table:table-cell table:number-columns-repeated="3" table:style-name="ce120"/>
          <table:table-cell table:style-name="ce100"/>
          <table:table-cell table:number-columns-repeated="16377" table:style-name="ce120"/>
        </table:table-row>
        <table:table-row table:style-name="ro2">
          <table:table-cell office:value-type="string" table:number-columns-spanned="4" table:number-rows-spanned="1" table:style-name="ce238">
            <text:p><text:span text:style-name="T4"><text:s text:c="2"/></text:span>各 站 客 貨 運 起 訖 量 <text:s/>(續完)</text:p>
          </table:table-cell>
          <table:covered-table-cell table:number-columns-repeated="3"/>
          <table:table-cell office:value-type="string" table:number-columns-spanned="3" table:number-rows-spanned="1" table:style-name="ce236">
            <text:p><text:s text:c="2"/>Volume of Passenger &amp; Freight Traffic <text:s/>(Cont. 5)</text:p>
          </table:table-cell>
          <table:covered-table-cell table:number-columns-repeated="2"/>
          <table:table-cell table:number-columns-repeated="44" table:style-name="ce102"/>
          <table:table-cell table:number-columns-repeated="16333" table:style-name="ce101"/>
        </table:table-row>
        <table:table-row table:style-name="ro3">
          <table:table-cell table:style-name="ce72"/>
          <table:table-cell table:style-name="ce189"/>
          <table:table-cell table:style-name="ce166"/>
          <table:table-cell table:style-name="ce167"/>
          <table:table-cell table:style-name="ce168"/>
          <table:table-cell table:number-columns-repeated="2" table:style-name="ce169"/>
          <table:table-cell table:number-columns-repeated="44" table:style-name="ce155"/>
          <table:table-cell table:number-columns-repeated="16333" table:style-name="ce72"/>
        </table:table-row>
        <table:table-row table:style-name="ro4">
          <table:table-cell office:value-type="string" table:number-columns-spanned="4" table:number-rows-spanned="1" table:style-name="ce225">
            <text:p>中 華 民 國<text:s/><text:span text:style-name="T6">107</text:span><text:s/>年</text:p>
          </table:table-cell>
          <table:covered-table-cell table:number-columns-repeated="3"/>
          <table:table-cell office:value-type="float" office:value="2018" table:number-columns-spanned="3" table:number-rows-spanned="1" table:style-name="ce226">
            <text:p>2018</text:p>
          </table:table-cell>
          <table:covered-table-cell table:number-columns-repeated="2"/>
          <table:table-cell table:number-columns-repeated="45" table:style-name="ce125"/>
          <table:table-cell table:number-columns-repeated="16332" table:style-name="ce73"/>
        </table:table-row>
        <table:table-row table:style-name="ro5">
          <table:table-cell table:number-columns-spanned="3" table:number-rows-spanned="1" table:style-name="ce231"/>
          <table:covered-table-cell table:number-columns-repeated="2"/>
          <table:table-cell office:value-type="string" table:style-name="ce126">
            <text:p>客 <text:s text:c="6"/>運</text:p>
          </table:table-cell>
          <table:table-cell office:value-type="string" table:style-name="ce127">
            <text:p>( 人 次 )</text:p>
          </table:table-cell>
          <table:table-cell office:value-type="string" table:style-name="ce126">
            <text:p>貨 <text:s text:c="6"/>運</text:p>
          </table:table-cell>
          <table:table-cell office:value-type="string" table:style-name="ce127">
            <text:p>( 公 噸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office:value-type="string" table:number-columns-spanned="3" table:number-rows-spanned="1" table:style-name="ce232">
            <text:p>站 <text:s text:c="4"/>及 <text:s text:c="4"/>線 <text:s text:c="4"/>別</text:p>
          </table:table-cell>
          <table:covered-table-cell table:number-columns-repeated="2"/>
          <table:table-cell office:value-type="string" table:style-name="ce48">
            <text:p>Passenger <text:s/>Traffic</text:p>
          </table:table-cell>
          <table:table-cell office:value-type="string" table:style-name="ce49">
            <text:p>( Passenger )</text:p>
          </table:table-cell>
          <table:table-cell office:value-type="string" table:style-name="ce50">
            <text:p>Freight <text:s text:c="4"/>Traffic</text:p>
          </table:table-cell>
          <table:table-cell office:value-type="string" table:style-name="ce49">
            <text:p>( M.T. )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number-columns-repeated="2" table:style-name="ce128"/>
          <table:table-cell table:style-name="ce129"/>
          <table:table-cell office:value-type="string" table:style-name="ce130">
            <text:p>上 <text:s/>車 <text:s/>人 <text:s/>數</text:p>
          </table:table-cell>
          <table:table-cell office:value-type="string" table:style-name="ce174">
            <text:p>下 <text:s/>車 <text:s/>人 <text:s/>數</text:p>
          </table:table-cell>
          <table:table-cell office:value-type="string" table:style-name="ce130">
            <text:p>起 <text:s/>運 <text:s/>噸 <text:s/>數</text:p>
          </table:table-cell>
          <table:table-cell office:value-type="string" table:style-name="ce174">
            <text:p>到 <text:s/>達 <text:s/>噸 <text:s/>數</text:p>
          </table:table-cell>
          <table:table-cell table:number-columns-repeated="45" table:style-name="ce122"/>
          <table:table-cell table:number-columns-repeated="16332" table:style-name="ce120"/>
        </table:table-row>
        <table:table-row table:style-name="ro5">
          <table:table-cell table:style-name="ce150"/>
          <table:table-cell table:style-name="ce151"/>
          <table:table-cell table:style-name="ce131"/>
          <table:table-cell table:style-name="ce152"/>
          <table:table-cell table:style-name="ce192"/>
          <table:table-cell table:style-name="ce152"/>
          <table:table-cell table:style-name="ce192"/>
          <table:table-cell table:style-name="ce122"/>
          <table:table-cell table:style-name="ce154"/>
          <table:table-cell table:number-columns-repeated="43" table:style-name="ce122"/>
          <table:table-cell table:number-columns-repeated="16332" table:style-name="ce120"/>
        </table:table-row>
        <table:table-row table:style-name="ro5">
          <table:table-cell office:value-type="string" table:number-columns-spanned="3" table:number-rows-spanned="1" table:style-name="ce234">
            <text:p>Station <text:s text:c="2"/>&amp; <text:s text:c="2"/>Line</text:p>
          </table:table-cell>
          <table:covered-table-cell table:number-columns-repeated="2"/>
          <table:table-cell office:value-type="string" table:style-name="ce176">
            <text:p>No. <text:s/>of <text:s/>Board <text:s/>Train</text:p>
          </table:table-cell>
          <table:table-cell office:value-type="string" table:style-name="ce177">
            <text:p>No. <text:s/>of <text:s/>Getting <text:s/>off <text:s/>Train</text:p>
          </table:table-cell>
          <table:table-cell office:value-type="string" table:style-name="ce176">
            <text:p>Loaded <text:s/>Tonnage</text:p>
          </table:table-cell>
          <table:table-cell office:value-type="string" table:style-name="ce177">
            <text:p>Unloaded <text:s/>Tonnage</text:p>
          </table:table-cell>
          <table:table-cell table:number-columns-repeated="45" table:style-name="ce134"/>
          <table:table-cell table:number-columns-repeated="16332" table:style-name="ce87"/>
        </table:table-row>
        <table:table-row table:style-name="ro9">
          <table:table-cell table:number-columns-spanned="3" table:number-rows-spanned="1" table:style-name="ce242"/>
          <table:covered-table-cell table:number-columns-repeated="2"/>
          <table:table-cell table:number-columns-repeated="2" table:style-name="ce156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45" table:style-name="ce125"/>
          <table:table-cell table:number-columns-repeated="16332" table:style-name="ce73"/>
        </table:table-row>
        <table:table-row table:style-name="ro4">
          <table:table-cell office:value-type="string" table:style-name="ce69">
            <text:p>I10</text:p>
          </table:table-cell>
          <table:table-cell office:value-type="string" table:style-name="ce146">
            <text:p>崇 <text:s text:c="11"/>德</text:p>
          </table:table-cell>
          <table:table-cell office:value-type="string" table:style-name="ce142">
            <text:p>Chongde</text:p>
          </table:table-cell>
          <table:table-cell office:value-type="float" office:value="14813" table:style-name="ce135">
            <text:p>14,813</text:p>
          </table:table-cell>
          <table:table-cell office:value-type="float" office:value="15695" table:style-name="ce135">
            <text:p>15,695</text:p>
          </table:table-cell>
          <table:table-cell office:value-type="float" office:value="11240" table:style-name="ce135">
            <text:p>11,240</text:p>
          </table:table-cell>
          <table:table-cell office:value-type="float" office:value="13310" table:style-name="ce135">
            <text:p>13,310</text:p>
          </table:table-cell>
          <table:table-cell table:number-columns-repeated="13" table:style-name="ce83"/>
          <table:table-cell table:number-columns-repeated="16364" table:style-name="ce87"/>
        </table:table-row>
        <table:table-row table:style-name="ro4">
          <table:table-cell office:value-type="string" table:style-name="ce82">
            <text:p>I11</text:p>
          </table:table-cell>
          <table:table-cell office:value-type="string" table:style-name="ce98">
            <text:p>新 <text:s text:c="11"/>城</text:p>
          </table:table-cell>
          <table:table-cell office:value-type="string" table:style-name="ce81">
            <text:p>Xincheng</text:p>
          </table:table-cell>
          <table:table-cell office:value-type="float" office:value="827592" table:style-name="ce135">
            <text:p>827,592</text:p>
          </table:table-cell>
          <table:table-cell office:value-type="float" office:value="513973" table:style-name="ce135">
            <text:p>513,973</text:p>
          </table:table-cell>
          <table:table-cell office:value-type="float" office:value="1599324" table:style-name="ce135">
            <text:p>1,599,324</text:p>
          </table:table-cell>
          <table:table-cell office:value-type="float" office:value="3249" table:style-name="ce135">
            <text:p>3,249</text:p>
          </table:table-cell>
          <table:table-cell table:number-columns-repeated="13" table:style-name="ce69"/>
          <table:table-cell table:number-columns-repeated="16364" table:style-name="ce73"/>
        </table:table-row>
        <table:table-row table:style-name="ro4">
          <table:table-cell office:value-type="string" table:style-name="ce82">
            <text:p>I12</text:p>
          </table:table-cell>
          <table:table-cell office:value-type="string" table:style-name="ce98">
            <text:p>景 <text:s text:c="11"/>美</text:p>
          </table:table-cell>
          <table:table-cell office:value-type="string" table:style-name="ce81">
            <text:p>Jingmei</text:p>
          </table:table-cell>
          <table:table-cell office:value-type="float" office:value="5386" table:style-name="ce135">
            <text:p>5,386</text:p>
          </table:table-cell>
          <table:table-cell office:value-type="float" office:value="7574" table:style-name="ce135">
            <text:p>7,574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13" table:style-name="ce83"/>
          <table:table-cell table:number-columns-repeated="16364" table:style-name="ce87"/>
        </table:table-row>
        <table:table-row table:style-name="ro4">
          <table:table-cell office:value-type="string" table:style-name="ce82">
            <text:p>I13</text:p>
          </table:table-cell>
          <table:table-cell office:value-type="string" table:style-name="ce98">
            <text:p>北 <text:s text:c="11"/>埔</text:p>
          </table:table-cell>
          <table:table-cell office:value-type="string" table:style-name="ce81">
            <text:p>Beipu</text:p>
          </table:table-cell>
          <table:table-cell office:value-type="float" office:value="60606" table:style-name="ce135">
            <text:p>60,606</text:p>
          </table:table-cell>
          <table:table-cell office:value-type="float" office:value="59005" table:style-name="ce135">
            <text:p>59,005</text:p>
          </table:table-cell>
          <table:table-cell office:value-type="float" office:value="21011" table:style-name="ce135">
            <text:p>21,011</text:p>
          </table:table-cell>
          <table:table-cell office:value-type="float" office:value="52752" table:style-name="ce135">
            <text:p>52,752</text:p>
          </table:table-cell>
          <table:table-cell table:number-columns-repeated="13" table:style-name="ce83"/>
          <table:table-cell table:number-columns-repeated="16364" table:style-name="ce87"/>
        </table:table-row>
        <table:table-row table:style-name="ro4">
          <table:table-cell office:value-type="string" table:style-name="ce82">
            <text:p>I14</text:p>
          </table:table-cell>
          <table:table-cell office:value-type="string" table:style-name="ce98">
            <text:p>花 <text:s text:c="11"/>蓮</text:p>
          </table:table-cell>
          <table:table-cell office:value-type="string" table:style-name="ce81">
            <text:p>Hualien</text:p>
          </table:table-cell>
          <table:table-cell office:value-type="float" office:value="5160812" table:style-name="ce135">
            <text:p>5,160,812</text:p>
          </table:table-cell>
          <table:table-cell office:value-type="float" office:value="4886418" table:style-name="ce135">
            <text:p>4,886,418</text:p>
          </table:table-cell>
          <table:table-cell office:value-type="float" office:value="122113" table:style-name="ce135">
            <text:p>122,113</text:p>
          </table:table-cell>
          <table:table-cell office:value-type="float" office:value="172786" table:style-name="ce135">
            <text:p>172,786</text:p>
          </table:table-cell>
          <table:table-cell table:number-columns-repeated="13" table:style-name="ce83"/>
          <table:table-cell table:number-columns-repeated="16364" table:style-name="ce87"/>
        </table:table-row>
        <table:table-row table:style-name="ro9">
          <table:table-cell table:style-name="ce159"/>
          <table:table-cell table:style-name="ce171"/>
          <table:table-cell table:style-name="ce142"/>
          <table:table-cell table:style-name="ce162"/>
          <table:table-cell table:style-name="ce6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table:style-name="ce159"/>
          <table:table-cell office:value-type="string" table:style-name="ce186">
            <text:p>宜 <text:s/>蘭 <text:s/>線 <text:s/>合 <text:s/>計</text:p>
          </table:table-cell>
          <table:table-cell office:value-type="string" table:style-name="ce160">
            <text:p>Yilan Line</text:p>
          </table:table-cell>
          <table:table-cell office:value-type="float" office:value="9932543" table:style-name="ce65">
            <text:p>9,932,543</text:p>
          </table:table-cell>
          <table:table-cell office:value-type="float" office:value="10787549" table:style-name="ce65">
            <text:p>10,787,549</text:p>
          </table:table-cell>
          <table:table-cell office:value-type="float" office:value="54209" table:style-name="ce65">
            <text:p>54,209</text:p>
          </table:table-cell>
          <table:table-cell office:value-type="float" office:value="809537" table:style-name="ce65">
            <text:p>809,537</text:p>
          </table:table-cell>
          <table:table-cell table:style-name="ce179"/>
          <table:table-cell table:number-columns-repeated="16376" table:style-name="ce161"/>
        </table:table-row>
        <table:table-row table:style-name="ro9">
          <table:table-cell table:style-name="ce159"/>
          <table:table-cell table:style-name="ce171"/>
          <table:table-cell table:style-name="ce142"/>
          <table:table-cell table:style-name="ce162"/>
          <table:table-cell table:style-name="ce6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01</text:p>
          </table:table-cell>
          <table:table-cell office:value-type="string" table:style-name="ce146">
            <text:p>暖 <text:s text:c="11"/>暖</text:p>
          </table:table-cell>
          <table:table-cell office:value-type="string" table:style-name="ce142">
            <text:p>Nuannuan</text:p>
          </table:table-cell>
          <table:table-cell office:value-type="float" office:value="139790" table:style-name="ce135">
            <text:p>139,790</text:p>
          </table:table-cell>
          <table:table-cell office:value-type="float" office:value="143290" table:style-name="ce135">
            <text:p>143,29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02</text:p>
          </table:table-cell>
          <table:table-cell office:value-type="string" table:style-name="ce146">
            <text:p>四 <text:s text:c="4"/>腳 <text:s text:c="4"/>亭</text:p>
          </table:table-cell>
          <table:table-cell office:value-type="string" table:style-name="ce142">
            <text:p>Sijiaoting</text:p>
          </table:table-cell>
          <table:table-cell office:value-type="float" office:value="219030" table:style-name="ce135">
            <text:p>219,030</text:p>
          </table:table-cell>
          <table:table-cell office:value-type="float" office:value="212425" table:style-name="ce135">
            <text:p>212,425</text:p>
          </table:table-cell>
          <table:table-cell office:value-type="float" office:value="0" table:style-name="ce135">
            <text:p>-</text:p>
          </table:table-cell>
          <table:table-cell office:value-type="float" office:value="105" table:style-name="ce135">
            <text:p>105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03</text:p>
          </table:table-cell>
          <table:table-cell office:value-type="string" table:style-name="ce146">
            <text:p>瑞 <text:s text:c="11"/>芳</text:p>
          </table:table-cell>
          <table:table-cell office:value-type="string" table:style-name="ce142">
            <text:p>Ruifang</text:p>
          </table:table-cell>
          <table:table-cell office:value-type="float" office:value="2191404" table:style-name="ce135">
            <text:p>2,191,404</text:p>
          </table:table-cell>
          <table:table-cell office:value-type="float" office:value="2418035" table:style-name="ce135">
            <text:p>2,418,035</text:p>
          </table:table-cell>
          <table:table-cell office:value-type="float" office:value="3278" table:style-name="ce135">
            <text:p>3,278</text:p>
          </table:table-cell>
          <table:table-cell office:value-type="float" office:value="102040" table:style-name="ce135">
            <text:p>102,04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04</text:p>
          </table:table-cell>
          <table:table-cell office:value-type="string" table:style-name="ce146">
            <text:p>猴 <text:s text:c="11"/>硐</text:p>
          </table:table-cell>
          <table:table-cell office:value-type="string" table:style-name="ce142">
            <text:p>Houtong</text:p>
          </table:table-cell>
          <table:table-cell office:value-type="float" office:value="290095" table:style-name="ce135">
            <text:p>290,095</text:p>
          </table:table-cell>
          <table:table-cell office:value-type="float" office:value="281119" table:style-name="ce135">
            <text:p>281,119</text:p>
          </table:table-cell>
          <table:table-cell office:value-type="float" office:value="0" table:style-name="ce135">
            <text:p>-</text:p>
          </table:table-cell>
          <table:table-cell office:value-type="float" office:value="5550" table:style-name="ce135">
            <text:p>5,55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05</text:p>
          </table:table-cell>
          <table:table-cell office:value-type="string" table:style-name="ce146">
            <text:p>三 <text:s text:c="4"/>貂 <text:s text:c="4"/>嶺</text:p>
          </table:table-cell>
          <table:table-cell office:value-type="string" table:style-name="ce142">
            <text:p>Sandiaoling</text:p>
          </table:table-cell>
          <table:table-cell office:value-type="float" office:value="31520" table:style-name="ce135">
            <text:p>31,520</text:p>
          </table:table-cell>
          <table:table-cell office:value-type="float" office:value="44794" table:style-name="ce135">
            <text:p>44,794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9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06</text:p>
          </table:table-cell>
          <table:table-cell office:value-type="string" table:style-name="ce146">
            <text:p>牡 <text:s text:c="11"/>丹</text:p>
          </table:table-cell>
          <table:table-cell office:value-type="string" table:style-name="ce142">
            <text:p>Mudan</text:p>
          </table:table-cell>
          <table:table-cell office:value-type="float" office:value="44118" table:style-name="ce135">
            <text:p>44,118</text:p>
          </table:table-cell>
          <table:table-cell office:value-type="float" office:value="51277" table:style-name="ce135">
            <text:p>51,277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07</text:p>
          </table:table-cell>
          <table:table-cell office:value-type="string" table:style-name="ce146">
            <text:p>雙 <text:s text:c="11"/>溪</text:p>
          </table:table-cell>
          <table:table-cell office:value-type="string" table:style-name="ce142">
            <text:p>Shuangxi</text:p>
          </table:table-cell>
          <table:table-cell office:value-type="float" office:value="299946" table:style-name="ce135">
            <text:p>299,946</text:p>
          </table:table-cell>
          <table:table-cell office:value-type="float" office:value="300831" table:style-name="ce135">
            <text:p>300,831</text:p>
          </table:table-cell>
          <table:table-cell office:value-type="float" office:value="0" table:style-name="ce135">
            <text:p>-</text:p>
          </table:table-cell>
          <table:table-cell office:value-type="float" office:value="2585" table:style-name="ce135">
            <text:p>2,585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38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08</text:p>
          </table:table-cell>
          <table:table-cell office:value-type="string" table:style-name="ce146">
            <text:p>貢 <text:s text:c="11"/>寮</text:p>
          </table:table-cell>
          <table:table-cell office:value-type="string" table:style-name="ce142">
            <text:p>Gongliao</text:p>
          </table:table-cell>
          <table:table-cell office:value-type="float" office:value="68307" table:style-name="ce135">
            <text:p>68,307</text:p>
          </table:table-cell>
          <table:table-cell office:value-type="float" office:value="79900" table:style-name="ce135">
            <text:p>79,90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38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09</text:p>
          </table:table-cell>
          <table:table-cell office:value-type="string" table:style-name="ce146">
            <text:p>福 <text:s text:c="11"/>隆</text:p>
          </table:table-cell>
          <table:table-cell office:value-type="string" table:style-name="ce142">
            <text:p>Fulong</text:p>
          </table:table-cell>
          <table:table-cell office:value-type="float" office:value="377919" table:style-name="ce135">
            <text:p>377,919</text:p>
          </table:table-cell>
          <table:table-cell office:value-type="float" office:value="413801" table:style-name="ce135">
            <text:p>413,80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" table:style-name="ce69"/>
          <table:table-cell table:style-name="ce76"/>
          <table:table-cell table:number-columns-repeated="18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10</text:p>
          </table:table-cell>
          <table:table-cell office:value-type="string" table:style-name="ce146">
            <text:p>石 <text:s text:c="11"/>城</text:p>
          </table:table-cell>
          <table:table-cell office:value-type="string" table:style-name="ce142">
            <text:p>Shicheng</text:p>
          </table:table-cell>
          <table:table-cell office:value-type="float" office:value="11015" table:style-name="ce135">
            <text:p>11,015</text:p>
          </table:table-cell>
          <table:table-cell office:value-type="float" office:value="11108" table:style-name="ce135">
            <text:p>11,108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11</text:p>
          </table:table-cell>
          <table:table-cell office:value-type="string" table:style-name="ce146">
            <text:p>大 <text:s text:c="11"/>里</text:p>
          </table:table-cell>
          <table:table-cell office:value-type="string" table:style-name="ce142">
            <text:p>Dali</text:p>
          </table:table-cell>
          <table:table-cell office:value-type="float" office:value="92002" table:style-name="ce135">
            <text:p>92,002</text:p>
          </table:table-cell>
          <table:table-cell office:value-type="float" office:value="58891" table:style-name="ce135">
            <text:p>58,89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12</text:p>
          </table:table-cell>
          <table:table-cell office:value-type="string" table:style-name="ce146">
            <text:p>大 <text:s text:c="11"/>溪</text:p>
          </table:table-cell>
          <table:table-cell office:value-type="string" table:style-name="ce142">
            <text:p>Daxi</text:p>
          </table:table-cell>
          <table:table-cell office:value-type="float" office:value="77401" table:style-name="ce135">
            <text:p>77,401</text:p>
          </table:table-cell>
          <table:table-cell office:value-type="float" office:value="82068" table:style-name="ce135">
            <text:p>82,068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13</text:p>
          </table:table-cell>
          <table:table-cell office:value-type="string" table:style-name="ce146">
            <text:p>龜 <text:s text:c="11"/>山</text:p>
          </table:table-cell>
          <table:table-cell office:value-type="string" table:style-name="ce142">
            <text:p>Guishan</text:p>
          </table:table-cell>
          <table:table-cell office:value-type="float" office:value="36292" table:style-name="ce135">
            <text:p>36,292</text:p>
          </table:table-cell>
          <table:table-cell office:value-type="float" office:value="35599" table:style-name="ce135">
            <text:p>35,599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14</text:p>
          </table:table-cell>
          <table:table-cell office:value-type="string" table:style-name="ce146">
            <text:p>外 <text:s text:c="11"/>澳</text:p>
          </table:table-cell>
          <table:table-cell office:value-type="string" table:style-name="ce194">
            <text:p>Wai'ao</text:p>
          </table:table-cell>
          <table:table-cell office:value-type="float" office:value="38532" table:style-name="ce135">
            <text:p>38,532</text:p>
          </table:table-cell>
          <table:table-cell office:value-type="float" office:value="42330" table:style-name="ce135">
            <text:p>42,33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15</text:p>
          </table:table-cell>
          <table:table-cell office:value-type="string" table:style-name="ce146">
            <text:p>頭 <text:s text:c="11"/>城</text:p>
          </table:table-cell>
          <table:table-cell office:value-type="string" table:style-name="ce142">
            <text:p>Toucheng</text:p>
          </table:table-cell>
          <table:table-cell office:value-type="float" office:value="485734" table:style-name="ce135">
            <text:p>485,734</text:p>
          </table:table-cell>
          <table:table-cell office:value-type="float" office:value="477829" table:style-name="ce135">
            <text:p>477,829</text:p>
          </table:table-cell>
          <table:table-cell office:value-type="float" office:value="0" table:style-name="ce135">
            <text:p>-</text:p>
          </table:table-cell>
          <table:table-cell office:value-type="float" office:value="4130" table:style-name="ce135">
            <text:p>4,130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16</text:p>
          </table:table-cell>
          <table:table-cell office:value-type="string" table:style-name="ce146">
            <text:p>頂 <text:s text:c="11"/>埔</text:p>
          </table:table-cell>
          <table:table-cell office:value-type="string" table:style-name="ce142">
            <text:p>Dingpu</text:p>
          </table:table-cell>
          <table:table-cell office:value-type="float" office:value="42666" table:style-name="ce135">
            <text:p>42,666</text:p>
          </table:table-cell>
          <table:table-cell office:value-type="float" office:value="49520" table:style-name="ce135">
            <text:p>49,52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195"/>
          <table:table-cell table:style-name="ce161"/>
          <table:table-cell table:style-name="ce195"/>
          <table:table-cell table:style-name="ce161"/>
          <table:table-cell table:style-name="ce193"/>
          <table:table-cell table:style-name="ce161"/>
          <table:table-cell table:style-name="ce196"/>
          <table:table-cell table:style-name="ce193"/>
          <table:table-cell table:style-name="ce195"/>
          <table:table-cell table:style-name="ce161"/>
          <table:table-cell table:style-name="ce193"/>
          <table:table-cell table:style-name="ce161"/>
          <table:table-cell table:style-name="ce196"/>
          <table:table-cell table:style-name="ce161"/>
          <table:table-cell table:style-name="ce195"/>
          <table:table-cell table:number-columns-repeated="15" table:style-name="ce161"/>
          <table:table-cell table:number-columns-repeated="2" table:style-name="ce193"/>
          <table:table-cell table:number-columns-repeated="16345" table:style-name="ce161"/>
        </table:table-row>
        <table:table-row table:style-name="ro4">
          <table:table-cell office:value-type="string" table:style-name="ce69">
            <text:p>E17</text:p>
          </table:table-cell>
          <table:table-cell office:value-type="string" table:style-name="ce146">
            <text:p>礁 <text:s text:c="11"/>溪</text:p>
          </table:table-cell>
          <table:table-cell office:value-type="string" table:style-name="ce142">
            <text:p>Jiaoxi</text:p>
          </table:table-cell>
          <table:table-cell office:value-type="float" office:value="618520" table:style-name="ce135">
            <text:p>618,520</text:p>
          </table:table-cell>
          <table:table-cell office:value-type="float" office:value="636121" table:style-name="ce135">
            <text:p>636,12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number-columns-repeated="5" table:style-name="ce69"/>
          <table:table-cell table:style-name="ce77"/>
          <table:table-cell table:number-columns-repeated="5" table:style-name="ce69"/>
          <table:table-cell table:style-name="ce77"/>
          <table:table-cell table:number-columns-repeated="40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18</text:p>
          </table:table-cell>
          <table:table-cell office:value-type="string" table:style-name="ce146">
            <text:p>四 <text:s text:c="11"/>城</text:p>
          </table:table-cell>
          <table:table-cell office:value-type="string" table:style-name="ce142">
            <text:p>Sicheng</text:p>
          </table:table-cell>
          <table:table-cell office:value-type="float" office:value="42049" table:style-name="ce135">
            <text:p>42,049</text:p>
          </table:table-cell>
          <table:table-cell office:value-type="float" office:value="48642" table:style-name="ce135">
            <text:p>48,642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19</text:p>
          </table:table-cell>
          <table:table-cell office:value-type="string" table:style-name="ce146">
            <text:p>宜 <text:s text:c="11"/>蘭</text:p>
          </table:table-cell>
          <table:table-cell office:value-type="string" table:style-name="ce142">
            <text:p>Yilan</text:p>
          </table:table-cell>
          <table:table-cell office:value-type="float" office:value="1774439" table:style-name="ce135">
            <text:p>1,774,439</text:p>
          </table:table-cell>
          <table:table-cell office:value-type="float" office:value="1743009" table:style-name="ce135">
            <text:p>1,743,009</text:p>
          </table:table-cell>
          <table:table-cell office:value-type="float" office:value="17322" table:style-name="ce135">
            <text:p>17,322</text:p>
          </table:table-cell>
          <table:table-cell office:value-type="float" office:value="11497" table:style-name="ce135">
            <text:p>11,497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20</text:p>
          </table:table-cell>
          <table:table-cell office:value-type="string" table:style-name="ce146">
            <text:p>二 <text:s text:c="11"/>結</text:p>
          </table:table-cell>
          <table:table-cell office:value-type="string" table:style-name="ce142">
            <text:p>Erjie</text:p>
          </table:table-cell>
          <table:table-cell office:value-type="float" office:value="52583" table:style-name="ce135">
            <text:p>52,583</text:p>
          </table:table-cell>
          <table:table-cell office:value-type="float" office:value="55050" table:style-name="ce135">
            <text:p>55,050</text:p>
          </table:table-cell>
          <table:table-cell office:value-type="float" office:value="13530" table:style-name="ce135">
            <text:p>13,530</text:p>
          </table:table-cell>
          <table:table-cell office:value-type="float" office:value="6770" table:style-name="ce135">
            <text:p>6,77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21</text:p>
          </table:table-cell>
          <table:table-cell office:value-type="string" table:style-name="ce146">
            <text:p>中 <text:s text:c="11"/>里</text:p>
          </table:table-cell>
          <table:table-cell office:value-type="string" table:style-name="ce142">
            <text:p>Zhongli</text:p>
          </table:table-cell>
          <table:table-cell office:value-type="float" office:value="16054" table:style-name="ce135">
            <text:p>16,054</text:p>
          </table:table-cell>
          <table:table-cell office:value-type="float" office:value="19152" table:style-name="ce135">
            <text:p>19,152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22</text:p>
          </table:table-cell>
          <table:table-cell office:value-type="string" table:style-name="ce146">
            <text:p>羅 <text:s text:c="11"/>東</text:p>
          </table:table-cell>
          <table:table-cell office:value-type="string" table:style-name="ce142">
            <text:p>Luodong</text:p>
          </table:table-cell>
          <table:table-cell office:value-type="float" office:value="2128485" table:style-name="ce135">
            <text:p>2,128,485</text:p>
          </table:table-cell>
          <table:table-cell office:value-type="float" office:value="2122509" table:style-name="ce135">
            <text:p>2,122,509</text:p>
          </table:table-cell>
          <table:table-cell office:value-type="float" office:value="25" table:style-name="ce135">
            <text:p>25</text:p>
          </table:table-cell>
          <table:table-cell office:value-type="float" office:value="700" table:style-name="ce135">
            <text:p>70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23</text:p>
          </table:table-cell>
          <table:table-cell office:value-type="string" table:style-name="ce146">
            <text:p>冬 <text:s text:c="11"/>山</text:p>
          </table:table-cell>
          <table:table-cell office:value-type="string" table:style-name="ce142">
            <text:p>Dongshan</text:p>
          </table:table-cell>
          <table:table-cell office:value-type="float" office:value="256033" table:style-name="ce135">
            <text:p>256,033</text:p>
          </table:table-cell>
          <table:table-cell office:value-type="float" office:value="264033" table:style-name="ce135">
            <text:p>264,033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24</text:p>
          </table:table-cell>
          <table:table-cell office:value-type="string" table:style-name="ce146">
            <text:p>新 <text:s text:c="11"/>馬</text:p>
          </table:table-cell>
          <table:table-cell office:value-type="string" table:style-name="ce142">
            <text:p>Xinma</text:p>
          </table:table-cell>
          <table:table-cell office:value-type="float" office:value="8331" table:style-name="ce135">
            <text:p>8,331</text:p>
          </table:table-cell>
          <table:table-cell office:value-type="float" office:value="11209" table:style-name="ce135">
            <text:p>11,209</text:p>
          </table:table-cell>
          <table:table-cell office:value-type="float" office:value="14280" table:style-name="ce135">
            <text:p>14,280</text:p>
          </table:table-cell>
          <table:table-cell office:value-type="float" office:value="609380" table:style-name="ce135">
            <text:p>609,380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25</text:p>
          </table:table-cell>
          <table:table-cell office:value-type="string" table:style-name="ce146">
            <text:p>蘇 <text:s text:c="4"/>澳 <text:s text:c="4"/>新</text:p>
          </table:table-cell>
          <table:table-cell office:value-type="string" table:style-name="ce142">
            <text:p>Su'aoxin</text:p>
          </table:table-cell>
          <table:table-cell office:value-type="float" office:value="370942" table:style-name="ce135">
            <text:p>370,942</text:p>
          </table:table-cell>
          <table:table-cell office:value-type="float" office:value="961304" table:style-name="ce135">
            <text:p>961,304</text:p>
          </table:table-cell>
          <table:table-cell office:value-type="float" office:value="4418" table:style-name="ce135">
            <text:p>4,418</text:p>
          </table:table-cell>
          <table:table-cell office:value-type="float" office:value="65443" table:style-name="ce135">
            <text:p>65,443</text:p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7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number-columns-repeated="53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E26</text:p>
          </table:table-cell>
          <table:table-cell office:value-type="string" table:style-name="ce146">
            <text:p>蘇 <text:s text:c="11"/>澳</text:p>
          </table:table-cell>
          <table:table-cell office:value-type="string" table:style-name="ce142">
            <text:p>Su'ao</text:p>
          </table:table-cell>
          <table:table-cell office:value-type="float" office:value="219336" table:style-name="ce135">
            <text:p>219,336</text:p>
          </table:table-cell>
          <table:table-cell office:value-type="float" office:value="223703" table:style-name="ce135">
            <text:p>223,703</text:p>
          </table:table-cell>
          <table:table-cell office:value-type="float" office:value="1356" table:style-name="ce135">
            <text:p>1,356</text:p>
          </table:table-cell>
          <table:table-cell office:value-type="float" office:value="1337" table:style-name="ce135">
            <text:p>1,337</text:p>
          </table:table-cell>
          <table:table-cell table:style-name="ce195"/>
          <table:table-cell table:style-name="ce161"/>
          <table:table-cell table:style-name="ce195"/>
          <table:table-cell table:style-name="ce161"/>
          <table:table-cell table:style-name="ce193"/>
          <table:table-cell table:style-name="ce161"/>
          <table:table-cell table:style-name="ce196"/>
          <table:table-cell table:style-name="ce193"/>
          <table:table-cell table:style-name="ce195"/>
          <table:table-cell table:style-name="ce161"/>
          <table:table-cell table:style-name="ce193"/>
          <table:table-cell table:style-name="ce161"/>
          <table:table-cell table:style-name="ce196"/>
          <table:table-cell table:style-name="ce161"/>
          <table:table-cell table:style-name="ce195"/>
          <table:table-cell table:style-name="ce161"/>
          <table:table-cell table:style-name="ce195"/>
          <table:table-cell table:number-columns-repeated="13" table:style-name="ce161"/>
          <table:table-cell table:number-columns-repeated="2" table:style-name="ce193"/>
          <table:table-cell table:number-columns-repeated="16345" table:style-name="ce161"/>
        </table:table-row>
        <table:table-row table:style-name="ro7">
          <table:table-cell table:style-name="ce159"/>
          <table:table-cell table:style-name="ce171"/>
          <table:table-cell table:style-name="ce142"/>
          <table:table-cell table:style-name="ce162"/>
          <table:table-cell table:style-name="ce6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table:style-name="ce159"/>
          <table:table-cell office:value-type="string" table:style-name="ce186">
            <text:p>平 <text:s/>溪 <text:s/>線 <text:s/>合 <text:s/>計</text:p>
          </table:table-cell>
          <table:table-cell office:value-type="string" table:style-name="ce160">
            <text:p>Pingxi Line</text:p>
          </table:table-cell>
          <table:table-cell office:value-type="float" office:value="1024501" table:style-name="ce65">
            <text:p>1,024,501</text:p>
          </table:table-cell>
          <table:table-cell office:value-type="float" office:value="1022160" table:style-name="ce65">
            <text:p>1,022,160</text:p>
          </table:table-cell>
          <table:table-cell office:value-type="float" office:value="0" table:style-name="ce65">
            <text:p>-</text:p>
          </table:table-cell>
          <table:table-cell office:value-type="float" office:value="0" table:style-name="ce65">
            <text:p>-</text:p>
          </table:table-cell>
          <table:table-cell table:style-name="ce181"/>
          <table:table-cell table:style-name="ce179"/>
          <table:table-cell table:style-name="ce181"/>
          <table:table-cell table:style-name="ce179"/>
          <table:table-cell table:style-name="ce182"/>
          <table:table-cell table:style-name="ce179"/>
          <table:table-cell table:style-name="ce183"/>
          <table:table-cell table:style-name="ce182"/>
          <table:table-cell table:style-name="ce181"/>
          <table:table-cell table:style-name="ce179"/>
          <table:table-cell table:style-name="ce182"/>
          <table:table-cell table:style-name="ce179"/>
          <table:table-cell table:style-name="ce183"/>
          <table:table-cell table:style-name="ce179"/>
          <table:table-cell table:style-name="ce181"/>
          <table:table-cell table:number-columns-repeated="15" table:style-name="ce161"/>
          <table:table-cell table:number-columns-repeated="2" table:style-name="ce193"/>
          <table:table-cell table:number-columns-repeated="16345" table:style-name="ce161"/>
        </table:table-row>
        <table:table-row table:style-name="ro7">
          <table:table-cell table:style-name="ce159"/>
          <table:table-cell table:style-name="ce171"/>
          <table:table-cell table:style-name="ce142"/>
          <table:table-cell table:style-name="ce197"/>
          <table:table-cell table:style-name="ce6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N01</text:p>
          </table:table-cell>
          <table:table-cell office:value-type="string" table:style-name="ce146">
            <text:p>大 <text:s text:c="11"/>華</text:p>
          </table:table-cell>
          <table:table-cell office:value-type="string" table:style-name="ce142">
            <text:p>Dahua</text:p>
          </table:table-cell>
          <table:table-cell office:value-type="float" office:value="6468" table:style-name="ce135">
            <text:p>6,468</text:p>
          </table:table-cell>
          <table:table-cell office:value-type="float" office:value="3610" table:style-name="ce135">
            <text:p>3,61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N02</text:p>
          </table:table-cell>
          <table:table-cell office:value-type="string" table:style-name="ce146">
            <text:p>十 <text:s text:c="11"/>分</text:p>
          </table:table-cell>
          <table:table-cell office:value-type="string" table:style-name="ce142">
            <text:p>Shifen</text:p>
          </table:table-cell>
          <table:table-cell office:value-type="float" office:value="527665" table:style-name="ce135">
            <text:p>527,665</text:p>
          </table:table-cell>
          <table:table-cell office:value-type="float" office:value="542381" table:style-name="ce135">
            <text:p>542,381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N021</text:p>
          </table:table-cell>
          <table:table-cell office:value-type="string" table:style-name="ce146">
            <text:p>望 <text:s text:c="11"/>古</text:p>
          </table:table-cell>
          <table:table-cell office:value-type="string" table:style-name="ce142">
            <text:p>Wanggu</text:p>
          </table:table-cell>
          <table:table-cell office:value-type="float" office:value="7100" table:style-name="ce135">
            <text:p>7,100</text:p>
          </table:table-cell>
          <table:table-cell office:value-type="float" office:value="9954" table:style-name="ce135">
            <text:p>9,954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N03</text:p>
          </table:table-cell>
          <table:table-cell office:value-type="string" table:style-name="ce146">
            <text:p>嶺 <text:s text:c="11"/>腳</text:p>
          </table:table-cell>
          <table:table-cell office:value-type="string" table:style-name="ce142">
            <text:p>Lingjiao</text:p>
          </table:table-cell>
          <table:table-cell office:value-type="float" office:value="13695" table:style-name="ce135">
            <text:p>13,695</text:p>
          </table:table-cell>
          <table:table-cell office:value-type="float" office:value="11176" table:style-name="ce135">
            <text:p>11,176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N04</text:p>
          </table:table-cell>
          <table:table-cell office:value-type="string" table:style-name="ce146">
            <text:p>平 <text:s text:c="11"/>溪</text:p>
          </table:table-cell>
          <table:table-cell office:value-type="string" table:style-name="ce142">
            <text:p>Pingxi</text:p>
          </table:table-cell>
          <table:table-cell office:value-type="float" office:value="140091" table:style-name="ce135">
            <text:p>140,091</text:p>
          </table:table-cell>
          <table:table-cell office:value-type="float" office:value="149149" table:style-name="ce135">
            <text:p>149,149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195"/>
          <table:table-cell table:style-name="ce161"/>
          <table:table-cell table:style-name="ce195"/>
          <table:table-cell table:style-name="ce161"/>
          <table:table-cell table:style-name="ce193"/>
          <table:table-cell table:style-name="ce161"/>
          <table:table-cell table:style-name="ce196"/>
          <table:table-cell table:style-name="ce193"/>
          <table:table-cell table:style-name="ce195"/>
          <table:table-cell table:style-name="ce161"/>
          <table:table-cell table:style-name="ce193"/>
          <table:table-cell table:style-name="ce161"/>
          <table:table-cell table:style-name="ce196"/>
          <table:table-cell table:style-name="ce161"/>
          <table:table-cell table:style-name="ce195"/>
          <table:table-cell table:number-columns-repeated="15" table:style-name="ce161"/>
          <table:table-cell table:number-columns-repeated="2" table:style-name="ce193"/>
          <table:table-cell table:number-columns-repeated="16345" table:style-name="ce161"/>
        </table:table-row>
        <table:table-row table:style-name="ro9">
          <table:table-cell table:style-name="ce69"/>
          <table:table-cell table:style-name="ce146"/>
          <table:table-cell table:style-name="ce142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195"/>
          <table:table-cell table:style-name="ce161"/>
          <table:table-cell table:style-name="ce195"/>
          <table:table-cell table:style-name="ce161"/>
          <table:table-cell table:style-name="ce193"/>
          <table:table-cell table:style-name="ce161"/>
          <table:table-cell table:style-name="ce196"/>
          <table:table-cell table:style-name="ce193"/>
          <table:table-cell table:style-name="ce195"/>
          <table:table-cell table:style-name="ce161"/>
          <table:table-cell table:style-name="ce193"/>
          <table:table-cell table:style-name="ce161"/>
          <table:table-cell table:style-name="ce196"/>
          <table:table-cell table:style-name="ce161"/>
          <table:table-cell table:style-name="ce195"/>
          <table:table-cell table:number-columns-repeated="15" table:style-name="ce161"/>
          <table:table-cell table:number-columns-repeated="2" table:style-name="ce193"/>
          <table:table-cell table:number-columns-repeated="16345" table:style-name="ce161"/>
        </table:table-row>
        <table:table-row table:style-name="ro13">
          <table:table-cell office:value-type="string" table:style-name="ce69">
            <text:p>N05</text:p>
          </table:table-cell>
          <table:table-cell office:value-type="string" table:style-name="ce146">
            <text:p>菁 <text:s text:c="11"/>桐</text:p>
          </table:table-cell>
          <table:table-cell office:value-type="string" table:style-name="ce142">
            <text:p>Jingtong</text:p>
          </table:table-cell>
          <table:table-cell office:value-type="float" office:value="329482" table:style-name="ce135">
            <text:p>329,482</text:p>
          </table:table-cell>
          <table:table-cell office:value-type="float" office:value="305890" table:style-name="ce135">
            <text:p>305,890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9">
          <table:table-cell table:style-name="ce159"/>
          <table:table-cell table:style-name="ce171"/>
          <table:table-cell table:style-name="ce142"/>
          <table:table-cell table:style-name="ce162"/>
          <table:table-cell table:style-name="ce6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style-name="ce75"/>
          <table:table-cell table:style-name="ce69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76"/>
          <table:table-cell table:style-name="ce75"/>
          <table:table-cell table:style-name="ce69"/>
          <table:table-cell table:style-name="ce76"/>
          <table:table-cell table:style-name="ce69"/>
          <table:table-cell table:style-name="ce77"/>
          <table:table-cell table:style-name="ce69"/>
          <table:table-cell table:style-name="ce75"/>
          <table:table-cell table:number-columns-repeated="15" table:style-name="ce69"/>
          <table:table-cell table:number-columns-repeated="2" table:style-name="ce76"/>
          <table:table-cell table:number-columns-repeated="21" table:style-name="ce69"/>
          <table:table-cell table:number-columns-repeated="16324" table:style-name="ce73"/>
        </table:table-row>
        <table:table-row table:style-name="ro13">
          <table:table-cell table:style-name="ce159"/>
          <table:table-cell office:value-type="string" table:style-name="ce186">
            <text:p>深 <text:s/>澳 <text:s/>線 <text:s/>合 <text:s/>計</text:p>
          </table:table-cell>
          <table:table-cell office:value-type="string" table:style-name="ce160">
            <text:p>Shen'ao Line</text:p>
          </table:table-cell>
          <table:table-cell office:value-type="float" office:value="281919" table:style-name="ce65">
            <text:p>281,919</text:p>
          </table:table-cell>
          <table:table-cell office:value-type="float" office:value="304330" table:style-name="ce65">
            <text:p>304,330</text:p>
          </table:table-cell>
          <table:table-cell office:value-type="float" office:value="0" table:style-name="ce65">
            <text:p>-</text:p>
          </table:table-cell>
          <table:table-cell office:value-type="float" office:value="0" table:style-name="ce65">
            <text:p>-</text:p>
          </table:table-cell>
          <table:table-cell table:style-name="ce198"/>
          <table:table-cell table:style-name="ce199"/>
          <table:table-cell table:style-name="ce198"/>
          <table:table-cell table:style-name="ce199"/>
          <table:table-cell table:style-name="ce200"/>
          <table:table-cell table:style-name="ce199"/>
          <table:table-cell table:style-name="ce201"/>
          <table:table-cell table:style-name="ce200"/>
          <table:table-cell table:style-name="ce198"/>
          <table:table-cell table:style-name="ce199"/>
          <table:table-cell table:style-name="ce200"/>
          <table:table-cell table:style-name="ce199"/>
          <table:table-cell table:style-name="ce201"/>
          <table:table-cell table:style-name="ce199"/>
          <table:table-cell table:style-name="ce198"/>
          <table:table-cell table:number-columns-repeated="15" table:style-name="ce199"/>
          <table:table-cell table:number-columns-repeated="2" table:style-name="ce200"/>
          <table:table-cell table:number-columns-repeated="13" table:style-name="ce199"/>
          <table:table-cell table:number-columns-repeated="23" table:style-name="ce202"/>
          <table:table-cell table:number-columns-repeated="16309" table:style-name="ce203"/>
        </table:table-row>
        <table:table-row table:style-name="ro17">
          <table:table-cell table:style-name="ce159"/>
          <table:table-cell table:style-name="ce171"/>
          <table:table-cell table:style-name="ce142"/>
          <table:table-cell table:style-name="ce204"/>
          <table:table-cell table:style-name="ce205"/>
          <table:table-cell office:value-type="string" table:style-name="ce135">
            <text:p/>
          </table:table-cell>
          <table:table-cell office:value-type="string" table:style-name="ce135">
            <text:p/>
          </table:table-cell>
          <table:table-cell table:style-name="ce75"/>
          <table:table-cell table:style-name="ce69"/>
          <table:table-cell table:style-name="ce75"/>
          <table:table-cell table:number-columns-repeated="3" table:style-name="ce69"/>
          <table:table-cell table:style-name="ce77"/>
          <table:table-cell table:style-name="ce69"/>
          <table:table-cell table:style-name="ce75"/>
          <table:table-cell table:number-columns-repeated="3" table:style-name="ce69"/>
          <table:table-cell table:style-name="ce77"/>
          <table:table-cell table:style-name="ce69"/>
          <table:table-cell table:style-name="ce75"/>
          <table:table-cell table:number-columns-repeated="38" table:style-name="ce69"/>
          <table:table-cell table:number-columns-repeated="16324" table:style-name="ce73"/>
        </table:table-row>
        <table:table-row table:style-name="ro4">
          <table:table-cell office:value-type="string" table:style-name="ce69">
            <text:p>R01</text:p>
          </table:table-cell>
          <table:table-cell office:value-type="string" table:style-name="ce146">
            <text:p>海 <text:s text:c="4"/>科 <text:s text:c="4"/>館</text:p>
          </table:table-cell>
          <table:table-cell office:value-type="string" table:style-name="ce142">
            <text:p>Haikeguan</text:p>
          </table:table-cell>
          <table:table-cell office:value-type="float" office:value="234266" table:style-name="ce135">
            <text:p>234,266</text:p>
          </table:table-cell>
          <table:table-cell office:value-type="float" office:value="238973" table:style-name="ce135">
            <text:p>238,973</text:p>
          </table:table-cell>
          <table:table-cell office:value-type="float" office:value="0" table:style-name="ce135">
            <text:p>-</text:p>
          </table:table-cell>
          <table:table-cell office:value-type="float" office:value="0" table:style-name="ce135">
            <text:p>-</text:p>
          </table:table-cell>
          <table:table-cell table:style-name="ce75"/>
          <table:table-cell table:style-name="ce69"/>
          <table:table-cell table:style-name="ce75"/>
          <table:table-cell table:number-columns-repeated="3" table:style-name="ce69"/>
          <table:table-cell table:style-name="ce77"/>
          <table:table-cell table:style-name="ce69"/>
          <table:table-cell table:style-name="ce75"/>
          <table:table-cell table:number-columns-repeated="3" table:style-name="ce69"/>
          <table:table-cell table:style-name="ce77"/>
          <table:table-cell table:style-name="ce69"/>
          <table:table-cell table:style-name="ce75"/>
          <table:table-cell table:number-columns-repeated="38" table:style-name="ce69"/>
          <table:table-cell table:number-columns-repeated="16324" table:style-name="ce73"/>
        </table:table-row>
        <table:table-row table:style-name="ro4">
          <table:table-cell office:value-type="string" table:style-name="ce206">
            <text:p>R014</text:p>
          </table:table-cell>
          <table:table-cell office:value-type="string" table:style-name="ce209">
            <text:p>八 <text:s text:c="4"/>斗 <text:s text:c="4"/>子</text:p>
          </table:table-cell>
          <table:table-cell office:value-type="string" table:style-name="ce212">
            <text:p>Badouzi</text:p>
            <text:p/>
          </table:table-cell>
          <table:table-cell office:value-type="float" office:value="47653" table:style-name="ce207">
            <text:p>47,653</text:p>
          </table:table-cell>
          <table:table-cell office:value-type="float" office:value="65357" table:style-name="ce208">
            <text:p>65,357</text:p>
          </table:table-cell>
          <table:table-cell office:value-type="float" office:value="0" table:style-name="ce208">
            <text:p>-</text:p>
          </table:table-cell>
          <table:table-cell office:value-type="float" office:value="0" table:style-name="ce208">
            <text:p>-</text:p>
          </table:table-cell>
          <table:table-cell table:style-name="ce75"/>
          <table:table-cell table:style-name="ce69"/>
          <table:table-cell table:style-name="ce75"/>
          <table:table-cell table:number-columns-repeated="3" table:style-name="ce69"/>
          <table:table-cell table:style-name="ce77"/>
          <table:table-cell table:style-name="ce69"/>
          <table:table-cell table:style-name="ce75"/>
          <table:table-cell table:number-columns-repeated="3" table:style-name="ce69"/>
          <table:table-cell table:style-name="ce77"/>
          <table:table-cell table:style-name="ce69"/>
          <table:table-cell table:style-name="ce75"/>
          <table:table-cell table:number-columns-repeated="38" table:style-name="ce69"/>
          <table:table-cell table:number-columns-repeated="16324" table:style-name="ce73"/>
        </table:table-row>
        <table:table-row table:number-rows-repeated="1048512" table:style-name="ro14">
          <table:table-cell table:number-columns-repeated="16384"/>
        </table:table-row>
      </table:table>
      <table:named-expressions>
        <table:named-range table:name="\l" table:cell-range-address="Sheet_0.$AB$8" table:base-cell-address="Sheet_0.$A$1"/>
        <table:named-range table:name="\r" table:cell-range-address="Sheet_0.$AB$2" table:base-cell-address="Sheet_0.$A$1"/>
        <table:named-range table:name="\s" table:cell-range-address="Sheet_0.$AB$5" table:base-cell-address="Sheet_0.$A$1"/>
        <table:named-range table:name="\t" table:cell-range-address="Sheet_0.$AB$4" table:base-cell-address="Sheet_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ourier" svg:font-family="Courier"/>
    <style:font-face style:name="新細明體" svg:font-family="新細明體"/>
    <style:font-face style:name="Times New Roman" svg:font-family="&quot;Times New Roman&quot;"/>
    <style:font-face style:name="華康楷書體W5" svg:font-family="華康楷書體W5"/>
    <style:font-face style:name="Arial" svg:font-family="Arial"/>
    <style:font-face style:name="華康隸書體W5" svg:font-family="華康隸書體W5"/>
    <style:font-face style:name="標楷體" svg:font-family="標楷體"/>
    <style:font-face style:name="華康粗黑體" svg:font-family="華康粗黑體"/>
    <style:font-face style:name="華康粗黑體(P)" svg:font-family="華康粗黑體(P)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7P0">
      <number:number number:decimal-places="2" number:min-integer-digits="1" number:grouping="true"/>
    </number:number-style>
    <number:number-style style:name="N7">
      <number:text>-</number:text>
      <number:number number:decimal-places="2" number:min-integer-digits="1" number:grouping="true"/>
      <style:map style:condition="value()&gt;=0" style:apply-style-name="N7P0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1" number:min-integer-digits="1" number:grouping="true"/>
    </number:number-style>
    <number:number-style style:name="N48">
      <number:text>-</number:text>
      <number:number number:decimal-places="1" number:min-integer-digits="1" number:grouping="true"/>
      <style:map style:condition="value()&gt;=0" style:apply-style-name="N48P0"/>
    </number:number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-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_34920_4_32__21508__31449__23458__36008__36939__36215__35350__37327_a_990120" style:display-name="一般_表4 各站客貨運起訖量a_990120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</office:styles>
  <office:automatic-styles>
    <style:page-layout style:name="pm1">
      <style:page-layout-properties fo:margin-top="0.511811023622047in" fo:margin-bottom="0.511811023622047in" fo:margin-left="0.62992125984252in" fo:margin-right="0.6299212598425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台灣鐵路管理局</meta:initial-creator>
    <dc:creator>許家綸</dc:creator>
    <meta:creation-date>1992-10-10T03:12:35Z</meta:creation-date>
    <dc:date>2019-04-19T08:41:50Z</dc:date>
    <meta:print-date>2019-04-19T08:41:35Z</meta:print-date>
  </office:meta>
</office:document-meta>
</file>